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7.46mm"/>
    </style:style>
    <style:style style:name="co2" style:family="table-column">
      <style:table-column-properties fo:break-before="auto" style:column-width="79.08mm"/>
    </style:style>
    <style:style style:name="co3" style:family="table-column">
      <style:table-column-properties fo:break-before="auto" style:column-width="46.64mm"/>
    </style:style>
    <style:style style:name="co4" style:family="table-column">
      <style:table-column-properties fo:break-before="auto" style:column-width="35.65mm"/>
    </style:style>
    <style:style style:name="co5" style:family="table-column">
      <style:table-column-properties fo:break-before="auto" style:column-width="27.15mm"/>
    </style:style>
    <style:style style:name="co6" style:family="table-column">
      <style:table-column-properties fo:break-before="auto" style:column-width="27.64mm"/>
    </style:style>
    <style:style style:name="co7" style:family="table-column">
      <style:table-column-properties fo:break-before="auto" style:column-width="27.41mm"/>
    </style:style>
    <style:style style:name="co8" style:family="table-column">
      <style:table-column-properties fo:break-before="auto" style:column-width="81.19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33.41mm"/>
    </style:style>
    <style:style style:name="co11" style:family="table-column">
      <style:table-column-properties fo:break-before="auto" style:column-width="35.51mm"/>
    </style:style>
    <style:style style:name="co12" style:family="table-column">
      <style:table-column-properties fo:break-before="auto" style:column-width="26mm"/>
    </style:style>
    <style:style style:name="co13" style:family="table-column">
      <style:table-column-properties fo:break-before="auto" style:column-width="27.13mm"/>
    </style:style>
    <style:style style:name="co14" style:family="table-column">
      <style:table-column-properties fo:break-before="auto" style:column-width="24.8mm"/>
    </style:style>
    <style:style style:name="co15" style:family="table-column">
      <style:table-column-properties fo:break-before="auto" style:column-width="30.8mm"/>
    </style:style>
    <style:style style:name="co16" style:family="table-column">
      <style:table-column-properties fo:break-before="auto" style:column-width="24.24mm"/>
    </style:style>
    <style:style style:name="co17" style:family="table-column">
      <style:table-column-properties fo:break-before="auto" style:column-width="29.95mm"/>
    </style:style>
    <style:style style:name="co18" style:family="table-column">
      <style:table-column-properties fo:break-before="auto" style:column-width="25.75mm"/>
    </style:style>
    <style:style style:name="co19" style:family="table-column">
      <style:table-column-properties fo:break-before="auto" style:column-width="28.59mm"/>
    </style:style>
    <style:style style:name="co20" style:family="table-column">
      <style:table-column-properties fo:break-before="auto" style:column-width="26.41mm"/>
    </style:style>
    <style:style style:name="co21" style:family="table-column">
      <style:table-column-properties fo:break-before="auto" style:column-width="14.89mm"/>
    </style:style>
    <style:style style:name="co22" style:family="table-column">
      <style:table-column-properties fo:break-before="auto" style:column-width="31.41mm"/>
    </style:style>
    <style:style style:name="co23" style:family="table-column">
      <style:table-column-properties fo:break-before="page" style:column-width="22.58mm"/>
    </style:style>
    <style:style style:name="co24" style:family="table-column">
      <style:table-column-properties fo:break-before="auto" style:column-width="27.85mm"/>
    </style:style>
    <style:style style:name="co25" style:family="table-column">
      <style:table-column-properties fo:break-before="auto" style:column-width="26.95mm"/>
    </style:style>
    <style:style style:name="co26" style:family="table-column">
      <style:table-column-properties fo:break-before="auto" style:column-width="26.23mm"/>
    </style:style>
    <style:style style:name="co27" style:family="table-column">
      <style:table-column-properties fo:break-before="auto" style:column-width="29.76mm"/>
    </style:style>
    <style:style style:name="co28" style:family="table-column">
      <style:table-column-properties fo:break-before="auto" style:column-width="26.76mm"/>
    </style:style>
    <style:style style:name="co29" style:family="table-column">
      <style:table-column-properties fo:break-before="auto" style:column-width="87mm"/>
    </style:style>
    <style:style style:name="co30" style:family="table-column">
      <style:table-column-properties fo:break-before="auto" style:column-width="41.89mm"/>
    </style:style>
    <style:style style:name="co31" style:family="table-column">
      <style:table-column-properties fo:break-before="auto" style:column-width="30.83mm"/>
    </style:style>
    <style:style style:name="co32" style:family="table-column">
      <style:table-column-properties fo:break-before="auto" style:column-width="38.1mm"/>
    </style:style>
    <style:style style:name="co33" style:family="table-column">
      <style:table-column-properties fo:break-before="auto" style:column-width="89.2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18.19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4.52mm" fo:break-before="page" style:use-optimal-row-height="true"/>
    </style:style>
    <style:style style:name="ro7" style:family="table-row">
      <style:table-row-properties style:row-height="8.4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5" style:family="table-cell" style:parent-style-name="Default" style:data-style-name="N37">
      <style:table-cell-properties fo:border="0.06pt solid #000000"/>
    </style:style>
    <style:style style:name="ce116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117" style:family="table-cell" style:parent-style-name="Default">
      <style:table-cell-properties fo:border="0.06pt solid #000000"/>
    </style:style>
    <style:style style:name="ce118" style:family="table-cell" style:parent-style-name="Default">
      <style:table-cell-properties fo:border="0.06pt solid #000000"/>
      <style:text-properties fo:font-style="normal" style:font-style-asian="normal" style:font-style-complex="normal"/>
    </style:style>
    <style:style style:name="ce119" style:family="table-cell" style:parent-style-name="Default">
      <style:table-cell-properties fo:background-color="transparent" fo:border="0.06pt solid #000000"/>
    </style:style>
    <style:style style:name="ce120" style:family="table-cell" style:parent-style-name="Default">
      <style:table-cell-properties fo:border="0.06pt solid #000000"/>
      <style:text-properties style:font-name="Liberation Sans" style:font-name-asian="Lucida Sans Unicode" style:font-name-complex="Mangal"/>
    </style:style>
    <style:style style:name="ce121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ff"/>
    </style:style>
    <style:style style:name="ce122" style:family="table-cell" style:parent-style-name="Default">
      <style:table-cell-properties style:text-align-source="fix" style:repeat-content="false"/>
      <style:paragraph-properties fo:text-align="end" fo:margin-left="0mm"/>
      <style:text-properties fo:color="#ff0000"/>
    </style:style>
    <style:style style:name="ce12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24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</style:style>
    <style:style style:name="ce125" style:family="table-cell" style:parent-style-name="Default" style:data-style-name="N108">
      <style:table-cell-properties fo:border="0.06pt solid #000000"/>
    </style:style>
    <style:style style:name="ce126" style:family="table-cell" style:parent-style-name="Default" style:data-style-name="N108">
      <style:text-properties fo:color="#0000ff"/>
    </style:style>
    <style:style style:name="ce127" style:family="table-cell" style:parent-style-name="Default" style:data-style-name="N108">
      <style:text-properties fo:color="#ff0000"/>
    </style:style>
    <style:style style:name="ce128" style:family="table-cell" style:parent-style-name="Default" style:data-style-name="N108"/>
    <style:style style:name="ce129" style:family="table-cell" style:parent-style-name="Default" style:data-style-name="N108">
      <style:table-cell-properties style:text-align-source="fix" style:repeat-content="false" fo:border="0.06pt solid #000000" style:vertical-align="top"/>
      <style:paragraph-properties fo:text-align="center" fo:margin-left="0mm"/>
    </style:style>
    <style:style style:name="ce130" style:family="table-cell" style:parent-style-name="Default" style:data-style-name="N108">
      <style:table-cell-properties fo:border="0.06pt solid #000000"/>
      <style:text-properties fo:font-style="normal" style:font-style-asian="normal" style:font-style-complex="normal"/>
    </style:style>
    <style:style style:name="ce131" style:family="table-cell" style:parent-style-name="Default" style:data-style-name="N108">
      <style:table-cell-properties fo:border="0.06pt solid #000000"/>
      <style:text-properties fo:color="#000000"/>
    </style:style>
    <style:style style:name="ce132" style:family="table-cell" style:parent-style-name="Default" style:data-style-name="N108">
      <style:table-cell-properties fo:background-color="transparent" fo:border="0.06pt solid #000000"/>
    </style:style>
    <style:style style:name="ce133" style:family="table-cell" style:parent-style-name="Default" style:data-style-name="N108">
      <style:table-cell-properties fo:border="0.06pt solid #000000"/>
      <style:text-properties fo:font-weight="normal" style:font-weight-asian="normal" style:font-weight-complex="normal"/>
    </style:style>
    <style:style style:name="ce134" style:family="table-cell" style:parent-style-name="Default" style:data-style-name="N108">
      <style:table-cell-properties fo:border="0.06pt solid #000000"/>
      <style:text-properties fo:color="#0000ff"/>
    </style:style>
    <style:style style:name="ce135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mm"/>
    </style:style>
    <style:style style:name="ce136" style:family="table-cell" style:parent-style-name="Default" style:data-style-name="N108">
      <style:table-cell-properties fo:border-bottom="0.06pt solid #000000" fo:border-left="0.06pt solid #000000" fo:border-right="none" fo:border-top="0.06pt solid #000000"/>
      <style:text-properties fo:color="#008000"/>
    </style:style>
    <style:style style:name="ce137" style:family="table-cell" style:parent-style-name="Default" style:data-style-name="N108">
      <style:table-cell-properties style:text-align-source="fix" style:repeat-content="false" fo:wrap-option="wrap" fo:border="0.06pt solid #000000" style:vertical-align="top"/>
      <style:paragraph-properties fo:text-align="center" fo:margin-left="0mm"/>
    </style:style>
    <style:style style:name="ce138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</style:style>
    <style:style style:name="ce139" style:family="table-cell" style:parent-style-name="Default" style:data-style-name="N108">
      <style:table-cell-properties fo:background-color="transparent" fo:border="0.06pt solid #000000"/>
      <style:text-properties fo:color="#000000"/>
    </style:style>
    <style:style style:name="ce140" style:family="table-cell" style:parent-style-name="Default" style:data-style-name="N108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141" style:family="table-cell" style:parent-style-name="Default" style:data-style-name="N108">
      <style:table-cell-properties fo:background-color="#ffff00" fo:border="0.06pt solid #000000"/>
    </style:style>
    <style:style style:name="ce142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end" fo:margin-left="0mm"/>
      <style:text-properties fo:color="#000000"/>
    </style:style>
    <style:style style:name="ce143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center"/>
      <style:text-properties fo:color="#0000ff"/>
    </style:style>
    <style:style style:name="ce144" style:family="table-cell" style:parent-style-name="Default" style:data-style-name="N108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8000"/>
    </style:style>
    <style:style style:name="ce145" style:family="table-cell" style:parent-style-name="Default" style:data-style-name="N108">
      <style:table-cell-properties fo:background-color="transparent" fo:border="0.06pt solid #000000"/>
      <style:text-properties fo:color="#ff0000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normal" style:font-style-asian="normal" style:font-style-complex="normal"/>
    </style:style>
    <style:style style:name="ce16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/>
    </style:style>
    <style:style style:name="ce169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70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mm"/>
      <style:text-properties fo:color="#ff3333"/>
    </style:style>
    <style:style style:name="ce1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3333"/>
    </style:style>
    <style:style style:name="ce172" style:family="table-cell" style:parent-style-name="Default" style:data-style-name="N10108">
      <style:table-cell-properties style:text-align-source="fix" style:repeat-content="false" fo:border="0.06pt solid #000000"/>
      <style:paragraph-properties fo:text-align="center" fo:margin-left="0mm"/>
    </style:style>
    <style:style style:name="ce17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</style:style>
    <style:style style:name="ce17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75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77" style:family="table-cell" style:parent-style-name="Default" style:data-style-name="N108">
      <style:table-cell-properties style:text-align-source="fix" style:repeat-content="false" fo:border="0.06pt solid #000000"/>
      <style:paragraph-properties fo:text-align="start" fo:margin-left="0mm"/>
    </style:style>
    <style:style style:name="ce178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</style:style>
    <style:style style:name="ce179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mm"/>
    </style:style>
    <style:style style:name="ce180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181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ce181e"/>
    </style:style>
    <style:style style:name="ce18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185" style:family="table-cell" style:parent-style-name="Default" style:data-style-name="N108">
      <style:table-cell-properties style:text-align-source="fix" style:repeat-content="false"/>
      <style:paragraph-properties fo:text-align="start" fo:margin-left="0mm"/>
    </style:style>
    <style:style style:name="ce187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188" style:family="table-cell" style:parent-style-name="Default" style:data-style-name="N37"/>
    <style:style style:name="ce189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Default" style:data-style-name="N108">
      <style:text-properties fo:color="#ce181e"/>
    </style:style>
    <style:style style:name="ce192" style:family="table-cell" style:parent-style-name="Default" style:data-style-name="N37">
      <style:table-cell-properties style:text-align-source="fix" style:repeat-content="false"/>
      <style:paragraph-properties fo:text-align="end" fo:margin-left="0mm"/>
    </style:style>
    <style:style style:name="ce193" style:family="table-cell" style:parent-style-name="Default" style:data-style-name="N108">
      <style:table-cell-properties fo:border="0.06pt solid #000000"/>
      <style:text-properties fo:font-weight="bold" style:font-weight-asian="bold" style:font-weight-complex="bold"/>
    </style:style>
    <style:style style:name="ce194" style:family="table-cell" style:parent-style-name="Default" style:data-style-name="N108">
      <style:table-cell-properties fo:border="0.06pt solid #000000"/>
      <style:text-properties fo:color="#ff0000"/>
    </style:style>
    <style:style style:name="ce195" style:family="table-cell" style:parent-style-name="Default" style:data-style-name="N11"/>
    <style:style style:name="ce196" style:family="table-cell" style:parent-style-name="Default" style:data-style-name="N108">
      <style:table-cell-properties fo:border="none"/>
    </style:style>
    <style:style style:name="ce197" style:family="table-cell" style:parent-style-name="Default" style:data-style-name="N108">
      <style:table-cell-properties style:text-align-source="fix" style:repeat-content="false" fo:border="none"/>
      <style:paragraph-properties fo:text-align="center" fo:margin-left="0mm"/>
    </style:style>
    <style:style style:name="ce198" style:family="table-cell" style:parent-style-name="Default" style:data-style-name="N108">
      <style:table-cell-properties fo:border="0.06pt solid #000000"/>
      <style:text-properties fo:color="#ff3333"/>
    </style:style>
    <style:style style:name="ce204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05" style:family="table-cell" style:parent-style-name="Default">
      <style:table-cell-properties fo:border="none"/>
    </style:style>
    <style:style style:name="ce206" style:family="table-cell" style:parent-style-name="Default">
      <style:text-properties fo:font-weight="bold" style:font-weight-asian="bold" style:font-weight-complex="bold"/>
    </style:style>
    <style:style style:name="ce207" style:family="table-cell" style:parent-style-name="Default" style:data-style-name="N11">
      <style:table-cell-properties style:text-align-source="fix" style:repeat-content="false"/>
      <style:paragraph-properties fo:text-align="start" fo:margin-left="0mm"/>
    </style:style>
    <style:style style:name="ce20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0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10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13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mm"/>
    </style:style>
    <style:style style:name="ce2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21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17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75" style:family="table-cell" style:parent-style-name="Default">
      <style:table-cell-properties style:vertical-align="middle"/>
    </style:style>
    <style:style style:name="ce220" style:family="table-cell" style:parent-style-name="Default">
      <style:table-cell-properties fo:wrap-option="wrap" fo:border="0.06pt solid #000000" style:vertical-align="middle"/>
    </style:style>
    <style:style style:name="ce77" style:family="table-cell" style:parent-style-name="Default">
      <style:table-cell-properties fo:border="0.06pt solid #000000" style:vertical-align="middle"/>
    </style:style>
    <style:style style:name="ce223" style:family="table-cell" style:parent-style-name="Default">
      <style:table-cell-properties fo:border="none" style:vertical-align="middle"/>
    </style:style>
    <style:style style:name="ce2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25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226" style:family="table-cell" style:parent-style-name="Default" style:data-style-name="N37">
      <style:table-cell-properties style:vertical-align="middle"/>
    </style:style>
    <style:style style:name="ce82" style:family="table-cell" style:parent-style-name="Default" style:data-style-name="N108">
      <style:table-cell-properties style:vertical-align="middle"/>
    </style:style>
    <style:style style:name="ce227" style:family="table-cell" style:parent-style-name="Default" style:data-style-name="N108">
      <style:table-cell-properties style:vertical-align="middle"/>
    </style:style>
    <style:style style:name="ce229" style:family="table-cell" style:parent-style-name="Default" style:data-style-name="N108">
      <style:table-cell-properties fo:border="0.06pt solid #000000" style:vertical-align="middle"/>
    </style:style>
    <style:style style:name="ce232" style:family="table-cell" style:parent-style-name="Default" style:data-style-name="N108">
      <style:table-cell-properties fo:border="0.06pt solid #000000" style:vertical-align="middle"/>
      <style:text-properties fo:font-style="normal" style:font-style-asian="normal" style:font-style-complex="normal"/>
    </style:style>
    <style:style style:name="ce233" style:family="table-cell" style:parent-style-name="Default" style:data-style-name="N108">
      <style:table-cell-properties fo:border="none" style:vertical-align="middle"/>
    </style:style>
    <style:style style:name="ce235" style:family="table-cell" style:parent-style-name="Default" style:data-style-name="N108">
      <style:table-cell-properties fo:border="0.06pt solid #000000" style:vertical-align="middle"/>
      <style:text-properties fo:color="#0000ff"/>
    </style:style>
    <style:style style:name="ce2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3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244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246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end" fo:margin-left="0mm"/>
    </style:style>
    <style:style style:name="ce247" style:family="table-cell" style:parent-style-name="Default" style:data-style-name="N108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mm"/>
    </style:style>
    <style:style style:name="ce248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end" fo:margin-left="0mm"/>
      <style:text-properties fo:color="#0000ff"/>
    </style:style>
    <style:style style:name="ce259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end" fo:margin-left="0mm"/>
      <style:text-properties fo:color="#0000ff"/>
    </style:style>
    <style:style style:name="ce260" style:family="table-cell" style:parent-style-name="Default" style:data-style-name="N108">
      <style:table-cell-properties fo:border="0.06pt solid #000000" style:vertical-align="middle"/>
      <style:text-properties fo:color="#ff0000"/>
    </style:style>
    <style:style style:name="ce261" style:family="table-cell" style:parent-style-name="Default" style:data-style-name="N108">
      <style:table-cell-properties fo:border="none" style:vertical-align="middle"/>
      <style:text-properties fo:color="#ff0000"/>
    </style:style>
    <style:style style:name="ce262" style:family="table-cell" style:parent-style-name="Default" style:data-style-name="N11">
      <style:table-cell-properties style:vertical-align="middle"/>
    </style:style>
    <style:style style:name="ce2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ff"/>
    </style:style>
    <style:style style:name="ce264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ff"/>
    </style:style>
    <style:style style:name="ce265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center" fo:margin-left="0mm"/>
    </style:style>
    <style:style style:name="ce266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67" style:family="table-cell" style:parent-style-name="Default">
      <style:table-cell-properties fo:wrap-option="wrap" fo:border="none" style:vertical-align="middle"/>
    </style:style>
    <style:style style:name="ce268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="none" style:vertical-align="middle"/>
      <style:text-properties fo:color="#0000ff"/>
    </style:style>
    <style:style style:name="ce270" style:family="table-cell" style:parent-style-name="Default" style:data-style-name="N108">
      <style:table-cell-properties fo:border="none" style:vertical-align="middle"/>
      <style:text-properties fo:font-weight="bold" style:font-weight-asian="bold" style:font-weight-complex="bold"/>
    </style:style>
    <style:style style:name="ce271" style:family="table-cell" style:parent-style-name="Default">
      <style:text-properties fo:color="#ce181e"/>
    </style:style>
    <style:style style:name="ce27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73" style:family="table-cell" style:parent-style-name="Default" style:data-style-name="N108">
      <style:text-properties fo:color="#000000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74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275" style:family="table-cell" style:parent-style-name="Default" style:data-style-name="N108">
      <style:table-cell-properties fo:border="0.06pt solid #000000"/>
      <style:text-properties fo:font-style="italic" style:font-style-asian="italic" style:font-style-complex="italic"/>
    </style:style>
    <style:style style:name="ce276" style:family="table-cell" style:parent-style-name="Default" style:data-style-name="N108">
      <style:table-cell-properties fo:background-color="transparent" fo:border="none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Frais engagé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28"/>
        <table:table-column table:style-name="co5" table:default-cell-style-name="ce128"/>
        <table:table-column table:style-name="co6" table:default-cell-style-name="ce128"/>
        <table:table-column table:style-name="co7" table:default-cell-style-name="ce165"/>
        <table:table-column table:style-name="co8" table:default-cell-style-name="ce174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number-columns-repeated="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Budget construction</text:p>
          </table:table-cell>
          <table:covered-table-cell table:number-columns-repeated="3"/>
          <table:table-cell table:number-columns-repeated="11"/>
        </table:table-row>
        <table:table-row table:style-name="ro1">
          <table:table-cell table:style-name="ce1"/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2">
          <table:table-cell table:number-columns-repeated="2"/>
          <table:table-cell table:style-name="ce124" office:value-type="string" calcext:value-type="string">
            <text:p>Emis par</text:p>
          </table:table-cell>
          <table:table-cell table:style-name="ce129" office:value-type="string" calcext:value-type="string">
            <text:p>Réglé</text:p>
          </table:table-cell>
          <table:table-cell table:style-name="ce137" office:value-type="string" calcext:value-type="string">
            <text:p>Fonds propres et prêts (accueil, bienvenue)</text:p>
          </table:table-cell>
          <table:table-cell table:style-name="ce137" office:value-type="string" calcext:value-type="string">
            <text:p>Déblocage prêt Modulimmo</text:p>
          </table:table-cell>
          <table:table-cell table:style-name="ce124" office:value-type="string" calcext:value-type="string">
            <text:p>Déblocage PTZ</text:p>
          </table:table-cell>
          <table:table-cell table:style-name="ce175" office:value-type="string" calcext:value-type="string">
            <text:p>Reporté dans feuille lot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4-10-08" calcext:value-type="date">
            <text:p>08/10/14</text:p>
          </table:table-cell>
          <table:table-cell table:style-name="ce117" office:value-type="string" calcext:value-type="string">
            <text:p>Frais de notaire (avance)</text:p>
          </table:table-cell>
          <table:table-cell table:style-name="ce117" office:value-type="string" calcext:value-type="string">
            <text:p>M.Mulot-Vergne</text:p>
          </table:table-cell>
          <table:table-cell table:style-name="ce125" office:value-type="currency" office:currency="EUR" office:value="2525" calcext:value-type="currency">
            <text:p>2 525,00 €</text:p>
          </table:table-cell>
          <table:table-cell table:style-name="Default"/>
          <table:table-cell table:style-name="ce125" office:value-type="currency" office:currency="EUR" office:value="2525" calcext:value-type="currency">
            <text:p>2 525,00 €</text:p>
          </table:table-cell>
          <table:table-cell table:style-name="ce166"/>
          <table:table-cell table:style-name="ce44" office:value-type="string" calcext:value-type="string">
            <text:p>terrain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4-12-20" calcext:value-type="date">
            <text:p>20/12/14</text:p>
          </table:table-cell>
          <table:table-cell table:style-name="ce117" office:value-type="string" calcext:value-type="string">
            <text:p>Architecte (permis de construire)</text:p>
          </table:table-cell>
          <table:table-cell table:style-name="ce117" office:value-type="string" calcext:value-type="string">
            <text:p>D.Vignaux (voir M.Godard)</text:p>
          </table:table-cell>
          <table:table-cell table:style-name="ce125" office:value-type="currency" office:currency="EUR" office:value="0" calcext:value-type="currency">
            <text:p>0,00 €</text:p>
          </table:table-cell>
          <table:table-cell table:style-name="ce125" table:number-columns-repeated="2"/>
          <table:table-cell table:style-name="ce166"/>
          <table:table-cell table:style-name="ce44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1-03" calcext:value-type="date">
            <text:p>03/01/15</text:p>
          </table:table-cell>
          <table:table-cell table:style-name="ce117" office:value-type="string" calcext:value-type="string">
            <text:p>Repas (4 personnes) </text:p>
          </table:table-cell>
          <table:table-cell table:style-name="ce117"/>
          <table:table-cell table:number-columns-repeated="2" table:style-name="ce125" office:value-type="currency" office:currency="EUR" office:value="70.9" calcext:value-type="currency">
            <text:p>70,9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1-04" calcext:value-type="date">
            <text:p>04/01/15</text:p>
          </table:table-cell>
          <table:table-cell table:style-name="ce117" office:value-type="string" calcext:value-type="string">
            <text:p>Repas (4 personnes)</text:p>
          </table:table-cell>
          <table:table-cell table:style-name="ce117"/>
          <table:table-cell table:number-columns-repeated="2" table:style-name="ce125" office:value-type="currency" office:currency="EUR" office:value="102" calcext:value-type="currency">
            <text:p>102,0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1-04" calcext:value-type="date">
            <text:p>04/01/15</text:p>
          </table:table-cell>
          <table:table-cell table:style-name="ce118" office:value-type="string" calcext:value-type="string">
            <text:p>Accompagnement auto-construction (chiffrage)</text:p>
          </table:table-cell>
          <table:table-cell table:style-name="ce118" office:value-type="string" calcext:value-type="string">
            <text:p>C.Hamani</text:p>
          </table:table-cell>
          <table:table-cell table:number-columns-repeated="2" table:style-name="ce130" office:value-type="currency" office:currency="EUR" office:value="500" calcext:value-type="currency">
            <text:p>500,00 €</text:p>
          </table:table-cell>
          <table:table-cell table:style-name="ce130"/>
          <table:table-cell table:style-name="ce167"/>
          <table:table-cell table:style-name="ce44" office:value-type="string" calcext:value-type="string">
            <text:p>accompagnement</text:p>
          </table:table-cell>
          <table:table-cell office:value-type="string" calcext:value-type="string">
            <text:p>pas de facture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5-01-20" calcext:value-type="date">
            <text:p>20/01/15</text:p>
          </table:table-cell>
          <table:table-cell table:style-name="ce117" office:value-type="string" calcext:value-type="string">
            <text:p>Etude thermique (Bbio)</text:p>
          </table:table-cell>
          <table:table-cell table:style-name="ce117" office:value-type="string" calcext:value-type="string">
            <text:p>Delta T°C Conseils</text:p>
          </table:table-cell>
          <table:table-cell table:number-columns-repeated="2" table:style-name="ce125" office:value-type="currency" office:currency="EUR" office:value="300" calcext:value-type="currency">
            <text:p>300,0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2-14" calcext:value-type="date">
            <text:p>14/02/15</text:p>
          </table:table-cell>
          <table:table-cell table:style-name="ce117" office:value-type="string" calcext:value-type="string">
            <text:p>Accompagnement auto-construction</text:p>
          </table:table-cell>
          <table:table-cell table:style-name="ce117" office:value-type="string" calcext:value-type="string">
            <text:p>C.Hamani</text:p>
          </table:table-cell>
          <table:table-cell table:style-name="ce125" office:value-type="currency" office:currency="EUR" office:value="385" calcext:value-type="currency">
            <text:p>385,00 €</text:p>
          </table:table-cell>
          <table:table-cell table:style-name="ce117"/>
          <table:table-cell table:style-name="ce132" office:value-type="currency" office:currency="EUR" office:value="385" calcext:value-type="currency">
            <text:p>385,00 €</text:p>
          </table:table-cell>
          <table:table-cell table:style-name="ce166"/>
          <table:table-cell table:style-name="ce44" office:value-type="string" calcext:value-type="string">
            <text:p>accompagnement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3-21" calcext:value-type="date">
            <text:p>21/03/15</text:p>
          </table:table-cell>
          <table:table-cell table:style-name="ce117" office:value-type="string" calcext:value-type="string">
            <text:p>Accompagnement auto-construction</text:p>
          </table:table-cell>
          <table:table-cell table:style-name="ce117" office:value-type="string" calcext:value-type="string">
            <text:p>C.Hamani</text:p>
          </table:table-cell>
          <table:table-cell table:style-name="ce125" office:value-type="currency" office:currency="EUR" office:value="304" calcext:value-type="currency">
            <text:p>304,00 €</text:p>
          </table:table-cell>
          <table:table-cell table:style-name="ce117"/>
          <table:table-cell table:style-name="ce132" office:value-type="currency" office:currency="EUR" office:value="304" calcext:value-type="currency">
            <text:p>304,00 €</text:p>
          </table:table-cell>
          <table:table-cell table:style-name="ce166"/>
          <table:table-cell table:style-name="ce44" office:value-type="string" calcext:value-type="string">
            <text:p>accompagnement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4-06" calcext:value-type="date">
            <text:p>06/04/15</text:p>
          </table:table-cell>
          <table:table-cell table:style-name="ce117" office:value-type="string" calcext:value-type="string">
            <text:p>Accompagnement auto-construction (Mathieu seul)</text:p>
          </table:table-cell>
          <table:table-cell table:style-name="ce117"/>
          <table:table-cell table:style-name="ce125"/>
          <table:table-cell table:style-name="ce117"/>
          <table:table-cell table:style-name="ce132"/>
          <table:table-cell table:style-name="ce166"/>
          <table:table-cell table:style-name="ce44" office:value-type="string" calcext:value-type="string">
            <text:p>accompagnement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4-17" calcext:value-type="date">
            <text:p>17/04/15</text:p>
          </table:table-cell>
          <table:table-cell table:style-name="ce117" office:value-type="string" calcext:value-type="string">
            <text:p>Accompagnement auto-construction</text:p>
          </table:table-cell>
          <table:table-cell table:style-name="ce117" office:value-type="string" calcext:value-type="string">
            <text:p>C.Hamani</text:p>
          </table:table-cell>
          <table:table-cell table:style-name="ce125" office:value-type="currency" office:currency="EUR" office:value="266" calcext:value-type="currency">
            <text:p>266,00 €</text:p>
          </table:table-cell>
          <table:table-cell table:style-name="ce117"/>
          <table:table-cell table:style-name="ce132" office:value-type="currency" office:currency="EUR" office:value="266" calcext:value-type="currency">
            <text:p>266,00 €</text:p>
          </table:table-cell>
          <table:table-cell table:style-name="ce166"/>
          <table:table-cell table:style-name="ce44" office:value-type="string" calcext:value-type="string">
            <text:p>accompagnement</text:p>
          </table:table-cell>
          <table:table-cell table:number-columns-repeated="7"/>
        </table:table-row>
        <table:table-row table:style-name="ro1">
          <table:table-cell table:style-name="ce116" office:value-type="date" office:date-value="2015-05-06" calcext:value-type="date">
            <text:p>06/05/15</text:p>
          </table:table-cell>
          <table:table-cell table:style-name="ce117" office:value-type="string" calcext:value-type="string">
            <text:p>Achat terrain</text:p>
          </table:table-cell>
          <table:table-cell table:style-name="ce117" office:value-type="string" calcext:value-type="string">
            <text:p>M.Mulot-Vergne</text:p>
          </table:table-cell>
          <table:table-cell table:style-name="ce125" office:value-type="currency" office:currency="EUR" office:value="49500" calcext:value-type="currency">
            <text:p>49 500,00 €</text:p>
          </table:table-cell>
          <table:table-cell table:style-name="ce138"/>
          <table:table-cell table:style-name="ce125" table:formula="of:=49500-36000" office:value-type="currency" office:currency="EUR" office:value="13500" calcext:value-type="currency">
            <text:p>13 500,00 €</text:p>
          </table:table-cell>
          <table:table-cell table:style-name="ce135" office:value-type="currency" office:currency="EUR" office:value="36000" calcext:value-type="currency">
            <text:p>36 000,00 €</text:p>
          </table:table-cell>
          <table:table-cell table:style-name="ce177" office:value-type="string" calcext:value-type="string">
            <text:p>terrain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5-06" calcext:value-type="date">
            <text:p>06/05/15</text:p>
          </table:table-cell>
          <table:table-cell table:style-name="ce117" office:value-type="string" calcext:value-type="string">
            <text:p>Frais d'agence</text:p>
          </table:table-cell>
          <table:table-cell table:style-name="ce117" office:value-type="string" calcext:value-type="string">
            <text:p>MC.Joubert</text:p>
          </table:table-cell>
          <table:table-cell table:style-name="ce125" office:value-type="currency" office:currency="EUR" office:value="4500" calcext:value-type="currency">
            <text:p>4 500,00 €</text:p>
          </table:table-cell>
          <table:table-cell table:style-name="ce125"/>
          <table:table-cell table:style-name="ce125" office:value-type="currency" office:currency="EUR" office:value="4500" calcext:value-type="currency">
            <text:p>4 500,00 €</text:p>
          </table:table-cell>
          <table:table-cell table:style-name="ce166"/>
          <table:table-cell table:style-name="ce44" office:value-type="string" calcext:value-type="string">
            <text:p>terrain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5-06" calcext:value-type="date">
            <text:p>06/05/15</text:p>
          </table:table-cell>
          <table:table-cell table:style-name="ce117" office:value-type="string" calcext:value-type="string">
            <text:p>Frais notaire (reste)</text:p>
          </table:table-cell>
          <table:table-cell table:style-name="ce117" office:value-type="string" calcext:value-type="string">
            <text:p>M.Mulot-Vergne</text:p>
          </table:table-cell>
          <table:table-cell table:style-name="ce125" table:formula="of:=5000-[.D5]" office:value-type="currency" office:currency="EUR" office:value="2475" calcext:value-type="currency">
            <text:p>2 475,00 €</text:p>
          </table:table-cell>
          <table:table-cell table:style-name="ce125"/>
          <table:table-cell table:style-name="ce125" office:value-type="currency" office:currency="EUR" office:value="2475" calcext:value-type="currency">
            <text:p>2 475,00 €</text:p>
          </table:table-cell>
          <table:table-cell table:style-name="ce166"/>
          <table:table-cell table:style-name="ce44" office:value-type="string" calcext:value-type="string">
            <text:p>terrain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5-07" calcext:value-type="date">
            <text:p>07/05/15</text:p>
          </table:table-cell>
          <table:table-cell table:style-name="ce117" office:value-type="string" calcext:value-type="string">
            <text:p>Commission Prêt Modulimmo</text:p>
          </table:table-cell>
          <table:table-cell table:style-name="ce125"/>
          <table:table-cell table:style-name="ce125" table:formula="of:=600" office:value-type="currency" office:currency="EUR" office:value="600" calcext:value-type="currency">
            <text:p>600,00 €</text:p>
          </table:table-cell>
          <table:table-cell table:style-name="ce125"/>
          <table:table-cell table:style-name="ce125" table:formula="of:=[.D18]" office:value-type="currency" office:currency="EUR" office:value="600" calcext:value-type="currency">
            <text:p>600,00 €</text:p>
          </table:table-cell>
          <table:table-cell table:style-name="ce166"/>
          <table:table-cell table:style-name="ce44" office:value-type="string" calcext:value-type="string">
            <text:p>rbst prêt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5-15" calcext:value-type="date">
            <text:p>15/05/15</text:p>
          </table:table-cell>
          <table:table-cell table:style-name="ce117" office:value-type="string" calcext:value-type="string">
            <text:p>Clôture étang</text:p>
          </table:table-cell>
          <table:table-cell table:style-name="ce117" office:value-type="string" calcext:value-type="string">
            <text:p>Bricoman</text:p>
          </table:table-cell>
          <table:table-cell table:style-name="ce125" table:formula="of:=110+137.5+25.9" office:value-type="currency" office:currency="EUR" office:value="273.4" calcext:value-type="currency">
            <text:p>273,40 €</text:p>
          </table:table-cell>
          <table:table-cell table:style-name="ce125" table:formula="of:=[.D19]" office:value-type="currency" office:currency="EUR" office:value="273.4" calcext:value-type="currency">
            <text:p>273,4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5-19" calcext:value-type="date">
            <text:p>19/05/15</text:p>
          </table:table-cell>
          <table:table-cell table:style-name="ce117" office:value-type="string" calcext:value-type="string">
            <text:p>Souscription part sociale prêts</text:p>
          </table:table-cell>
          <table:table-cell table:style-name="ce117"/>
          <table:table-cell table:style-name="ce125" table:formula="of:=249+51" office:value-type="currency" office:currency="EUR" office:value="300" calcext:value-type="currency">
            <text:p>300,00 €</text:p>
          </table:table-cell>
          <table:table-cell table:style-name="ce125"/>
          <table:table-cell table:style-name="ce125" table:formula="of:=[.D20]" office:value-type="currency" office:currency="EUR" office:value="300" calcext:value-type="currency">
            <text:p>300,00 €</text:p>
          </table:table-cell>
          <table:table-cell table:style-name="ce166"/>
          <table:table-cell table:style-name="ce44" office:value-type="string" calcext:value-type="string">
            <text:p>rbst prêt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5-19" calcext:value-type="date">
            <text:p>19/05/15</text:p>
          </table:table-cell>
          <table:table-cell table:style-name="ce117" office:value-type="string" calcext:value-type="string">
            <text:p>Crédit Logement prêts</text:p>
          </table:table-cell>
          <table:table-cell table:style-name="ce117"/>
          <table:table-cell table:style-name="ce125" table:formula="of:=1726.64+523.2" office:value-type="currency" office:currency="EUR" office:value="2249.84" calcext:value-type="currency">
            <text:p>2 249,84 €</text:p>
          </table:table-cell>
          <table:table-cell table:style-name="ce125"/>
          <table:table-cell table:style-name="ce125" table:formula="of:=[.D21]" office:value-type="currency" office:currency="EUR" office:value="2249.84" calcext:value-type="currency">
            <text:p>2 249,84 €</text:p>
          </table:table-cell>
          <table:table-cell table:style-name="ce166"/>
          <table:table-cell table:style-name="ce44" office:value-type="string" calcext:value-type="string">
            <text:p>rbst prêt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6-06" calcext:value-type="date">
            <text:p>06/06/15</text:p>
          </table:table-cell>
          <table:table-cell table:style-name="ce117" office:value-type="string" calcext:value-type="string">
            <text:p>Plancher abri provisoire (OSB)</text:p>
          </table:table-cell>
          <table:table-cell table:style-name="ce117" office:value-type="string" calcext:value-type="string">
            <text:p>Le bon coin</text:p>
          </table:table-cell>
          <table:table-cell table:number-columns-repeated="2" table:style-name="ce125" office:value-type="currency" office:currency="EUR" office:value="130" calcext:value-type="currency">
            <text:p>130,0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6-08" calcext:value-type="date">
            <text:p>08/06/15</text:p>
          </table:table-cell>
          <table:table-cell table:style-name="ce117" office:value-type="string" calcext:value-type="string">
            <text:p>Outillage (télémètre)</text:p>
          </table:table-cell>
          <table:table-cell table:style-name="ce117" office:value-type="string" calcext:value-type="string">
            <text:p>Leroy Merlin</text:p>
          </table:table-cell>
          <table:table-cell table:number-columns-repeated="2" table:style-name="ce125" office:value-type="currency" office:currency="EUR" office:value="149.99" calcext:value-type="currency">
            <text:p>149,99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6-12" calcext:value-type="date">
            <text:p>12/06/15</text:p>
          </table:table-cell>
          <table:table-cell table:style-name="ce117" office:value-type="string" calcext:value-type="string">
            <text:p>Accompagnement auto-construction</text:p>
          </table:table-cell>
          <table:table-cell table:style-name="ce117" office:value-type="string" calcext:value-type="string">
            <text:p>C.Hamani</text:p>
          </table:table-cell>
          <table:table-cell table:style-name="ce125" office:value-type="currency" office:currency="EUR" office:value="665" calcext:value-type="currency">
            <text:p>665,00 €</text:p>
          </table:table-cell>
          <table:table-cell table:style-name="ce125"/>
          <table:table-cell table:style-name="ce132" table:formula="of:=[.D24]" office:value-type="currency" office:currency="EUR" office:value="665" calcext:value-type="currency">
            <text:p>665,00 €</text:p>
          </table:table-cell>
          <table:table-cell table:style-name="ce166"/>
          <table:table-cell table:style-name="ce44" office:value-type="string" calcext:value-type="string">
            <text:p>accompagnement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6-13" calcext:value-type="date">
            <text:p>13/06/15</text:p>
          </table:table-cell>
          <table:table-cell table:style-name="ce117" office:value-type="string" calcext:value-type="string">
            <text:p>Repas (3 personnes)</text:p>
          </table:table-cell>
          <table:table-cell table:style-name="ce117"/>
          <table:table-cell table:number-columns-repeated="2" table:style-name="ce125" office:value-type="currency" office:currency="EUR" office:value="65.8" calcext:value-type="currency">
            <text:p>65,8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6-15" calcext:value-type="date">
            <text:p>15/06/15</text:p>
          </table:table-cell>
          <table:table-cell table:style-name="ce117" office:value-type="string" calcext:value-type="string">
            <text:p>Accompagnement auto-construction</text:p>
          </table:table-cell>
          <table:table-cell table:style-name="ce117" office:value-type="string" calcext:value-type="string">
            <text:p>C.Hamani</text:p>
          </table:table-cell>
          <table:table-cell table:style-name="ce125" office:value-type="currency" office:currency="EUR" office:value="570" calcext:value-type="currency">
            <text:p>570,00 €</text:p>
          </table:table-cell>
          <table:table-cell table:style-name="ce125"/>
          <table:table-cell table:style-name="ce132" table:formula="of:=[.D26]" office:value-type="currency" office:currency="EUR" office:value="570" calcext:value-type="currency">
            <text:p>570,00 €</text:p>
          </table:table-cell>
          <table:table-cell table:style-name="ce166"/>
          <table:table-cell table:style-name="ce44" office:value-type="string" calcext:value-type="string">
            <text:p>accompagnement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6-19" calcext:value-type="date">
            <text:p>19/06/15</text:p>
          </table:table-cell>
          <table:table-cell table:style-name="ce117" office:value-type="string" calcext:value-type="string">
            <text:p>Accompagnement auto-construction</text:p>
          </table:table-cell>
          <table:table-cell table:style-name="ce117" office:value-type="string" calcext:value-type="string">
            <text:p>C.Hamani</text:p>
          </table:table-cell>
          <table:table-cell table:style-name="ce125" office:value-type="currency" office:currency="EUR" office:value="85.8" calcext:value-type="currency">
            <text:p>85,80 €</text:p>
          </table:table-cell>
          <table:table-cell table:style-name="ce125" table:formula="of:=[.D27]-[.F27]" office:value-type="currency" office:currency="EUR" office:value="0.299999999999997" calcext:value-type="currency">
            <text:p>0,30 €</text:p>
          </table:table-cell>
          <table:table-cell table:style-name="ce145" office:value-type="currency" office:currency="EUR" office:value="85.5" calcext:value-type="currency">
            <text:p>85,50 €</text:p>
          </table:table-cell>
          <table:table-cell table:style-name="ce166"/>
          <table:table-cell table:style-name="ce44" office:value-type="string" calcext:value-type="string">
            <text:p>accompagnement</text:p>
          </table:table-cell>
          <table:table-cell office:value-type="string" calcext:value-type="string">
            <text:p>Manque 0,30 €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5-06-20" calcext:value-type="date">
            <text:p>20/06/15</text:p>
          </table:table-cell>
          <table:table-cell table:style-name="ce117" office:value-type="string" calcext:value-type="string">
            <text:p>Gaines viabilisation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180.6" calcext:value-type="currency">
            <text:p>180,60 €</text:p>
          </table:table-cell>
          <table:table-cell table:style-name="ce125"/>
          <table:table-cell table:style-name="ce132" office:value-type="currency" office:currency="EUR" office:value="180.6" calcext:value-type="currency">
            <text:p>180,60 €</text:p>
          </table:table-cell>
          <table:table-cell table:style-name="ce166"/>
          <table:table-cell table:style-name="ce44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6-20" calcext:value-type="date">
            <text:p>20/06/15</text:p>
          </table:table-cell>
          <table:table-cell table:style-name="ce117" office:value-type="string" calcext:value-type="string">
            <text:p>Cordeau, pince à décoffrer, traceur de chantier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47.1" calcext:value-type="currency">
            <text:p>47,10 €</text:p>
          </table:table-cell>
          <table:table-cell table:style-name="ce125" table:formula="of:=[.D29]" office:value-type="currency" office:currency="EUR" office:value="47.1" calcext:value-type="currency">
            <text:p>47,1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6-22" calcext:value-type="date">
            <text:p>22/06/15</text:p>
          </table:table-cell>
          <table:table-cell table:style-name="ce117" office:value-type="string" calcext:value-type="string">
            <text:p>Acompte terrassement</text:p>
          </table:table-cell>
          <table:table-cell table:style-name="ce117" office:value-type="string" calcext:value-type="string">
            <text:p>D.Fouquet</text:p>
          </table:table-cell>
          <table:table-cell table:style-name="ce125" office:value-type="currency" office:currency="EUR" office:value="1100" calcext:value-type="currency">
            <text:p>1 100,00 €</text:p>
          </table:table-cell>
          <table:table-cell table:style-name="ce125"/>
          <table:table-cell table:style-name="ce132" office:value-type="currency" office:currency="EUR" office:value="1100" calcext:value-type="currency">
            <text:p>1 100,00 €</text:p>
          </table:table-cell>
          <table:table-cell table:style-name="ce166"/>
          <table:table-cell table:style-name="ce44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6-22" calcext:value-type="date">
            <text:p>22/06/15</text:p>
          </table:table-cell>
          <table:table-cell table:style-name="ce117" office:value-type="string" calcext:value-type="string">
            <text:p>Ciment, treillis dalle, rond béton</text:p>
          </table:table-cell>
          <table:table-cell table:style-name="ce117" office:value-type="string" calcext:value-type="string">
            <text:p>Bricoman</text:p>
          </table:table-cell>
          <table:table-cell table:number-columns-repeated="2" table:style-name="ce125" office:value-type="currency" office:currency="EUR" office:value="77.52" calcext:value-type="currency">
            <text:p>77,52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6-22" calcext:value-type="date">
            <text:p>22/06/15</text:p>
          </table:table-cell>
          <table:table-cell table:style-name="ce117" office:value-type="string" calcext:value-type="string">
            <text:p>Seau, pelle, coupe-boulon</text:p>
          </table:table-cell>
          <table:table-cell table:style-name="ce117" office:value-type="string" calcext:value-type="string">
            <text:p>Bricoman</text:p>
          </table:table-cell>
          <table:table-cell table:number-columns-repeated="2" table:style-name="ce125" office:value-type="currency" office:currency="EUR" office:value="32.85" calcext:value-type="currency">
            <text:p>32,85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6-23" calcext:value-type="date">
            <text:p>23/06/15</text:p>
          </table:table-cell>
          <table:table-cell table:style-name="ce117" office:value-type="string" calcext:value-type="string">
            <text:p>Acompte bois</text:p>
          </table:table-cell>
          <table:table-cell table:style-name="ce117" office:value-type="string" calcext:value-type="string">
            <text:p>Scierie de la Couarde</text:p>
          </table:table-cell>
          <table:table-cell table:style-name="ce125" office:value-type="currency" office:currency="EUR" office:value="1880" calcext:value-type="currency">
            <text:p>1 880,00 €</text:p>
          </table:table-cell>
          <table:table-cell table:style-name="ce139"/>
          <table:table-cell table:style-name="ce132" table:formula="of:=[.D33]" office:value-type="currency" office:currency="EUR" office:value="1880" calcext:value-type="currency">
            <text:p>1 880,00 €</text:p>
          </table:table-cell>
          <table:table-cell table:style-name="ce166"/>
          <table:table-cell table:style-name="ce44" office:value-type="string" calcext:value-type="string">
            <text:p>boi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6-24" calcext:value-type="date">
            <text:p>24/06/15</text:p>
          </table:table-cell>
          <table:table-cell table:style-name="ce117" office:value-type="string" calcext:value-type="string">
            <text:p>Pouzzolane (fondations)</text:p>
          </table:table-cell>
          <table:table-cell table:style-name="ce117" office:value-type="string" calcext:value-type="string">
            <text:p>Pouzzolanes des dômes</text:p>
          </table:table-cell>
          <table:table-cell table:style-name="ce125" office:value-type="currency" office:currency="EUR" office:value="4323.6" calcext:value-type="currency">
            <text:p>4 323,60 €</text:p>
          </table:table-cell>
          <table:table-cell table:style-name="ce125"/>
          <table:table-cell table:style-name="ce125" office:value-type="currency" office:currency="EUR" office:value="4323.6" calcext:value-type="currency">
            <text:p>4 323,60 €</text:p>
          </table:table-cell>
          <table:table-cell table:style-name="ce166"/>
          <table:table-cell table:style-name="ce44" office:value-type="string" calcext:value-type="string">
            <text:p>fondation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6-25" calcext:value-type="date">
            <text:p>25/06/15</text:p>
          </table:table-cell>
          <table:table-cell table:style-name="ce117" office:value-type="string" calcext:value-type="string">
            <text:p>Remboursement ciment</text:p>
          </table:table-cell>
          <table:table-cell table:style-name="ce117" office:value-type="string" calcext:value-type="string">
            <text:p>Bricoman</text:p>
          </table:table-cell>
          <table:table-cell table:style-name="ce125" table:formula="of:=-46.8" office:value-type="currency" office:currency="EUR" office:value="-46.8" calcext:value-type="currency">
            <text:p>-46,80 €</text:p>
          </table:table-cell>
          <table:table-cell table:style-name="ce125" table:formula="of:=[.D35]" office:value-type="currency" office:currency="EUR" office:value="-46.8" calcext:value-type="currency">
            <text:p>-46,8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6-25" calcext:value-type="date">
            <text:p>25/06/15</text:p>
          </table:table-cell>
          <table:table-cell table:style-name="ce117" office:value-type="string" calcext:value-type="string">
            <text:p>Drainage</text:p>
          </table:table-cell>
          <table:table-cell table:style-name="ce117" office:value-type="string" calcext:value-type="string">
            <text:p>PUM Plastiques</text:p>
          </table:table-cell>
          <table:table-cell table:style-name="ce125" office:value-type="currency" office:currency="EUR" office:value="433.2" calcext:value-type="currency">
            <text:p>433,20 €</text:p>
          </table:table-cell>
          <table:table-cell table:style-name="ce132"/>
          <table:table-cell table:style-name="ce132" table:formula="of:=[.D36]" office:value-type="currency" office:currency="EUR" office:value="433.2" calcext:value-type="currency">
            <text:p>433,20 €</text:p>
          </table:table-cell>
          <table:table-cell table:style-name="ce166"/>
          <table:table-cell table:style-name="ce44" office:value-type="string" calcext:value-type="string">
            <text:p>drainage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6-25" calcext:value-type="date">
            <text:p>25/06/15</text:p>
          </table:table-cell>
          <table:table-cell table:style-name="ce117" office:value-type="string" calcext:value-type="string">
            <text:p>Géotextile (drainage), brouette</text:p>
          </table:table-cell>
          <table:table-cell table:style-name="ce117" office:value-type="string" calcext:value-type="string">
            <text:p>Bricoman</text:p>
          </table:table-cell>
          <table:table-cell table:style-name="ce125" table:formula="of:=168.75+99" office:value-type="currency" office:currency="EUR" office:value="267.75" calcext:value-type="currency">
            <text:p>267,75 €</text:p>
          </table:table-cell>
          <table:table-cell table:style-name="ce132" office:value-type="currency" office:currency="EUR" office:value="99" calcext:value-type="currency">
            <text:p>99,00 €</text:p>
          </table:table-cell>
          <table:table-cell table:style-name="ce132" office:value-type="currency" office:currency="EUR" office:value="168.75" calcext:value-type="currency">
            <text:p>168,75 €</text:p>
          </table:table-cell>
          <table:table-cell table:style-name="ce166"/>
          <table:table-cell table:style-name="ce44" office:value-type="string" calcext:value-type="string">
            <text:p>drainage</text:p>
          </table:table-cell>
          <table:table-cell office:value-type="string" calcext:value-type="string">
            <text:p>Chèque 220,95 €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5-06-26" calcext:value-type="date">
            <text:p>26/06/15</text:p>
          </table:table-cell>
          <table:table-cell table:style-name="ce117" office:value-type="string" calcext:value-type="string">
            <text:p>Remboursement gaines bleues</text:p>
          </table:table-cell>
          <table:table-cell table:style-name="ce117" office:value-type="string" calcext:value-type="string">
            <text:p>Bricoman</text:p>
          </table:table-cell>
          <table:table-cell table:style-name="ce131" table:formula="of:=-2*14.55" office:value-type="currency" office:currency="EUR" office:value="-29.1" calcext:value-type="currency">
            <text:p>-29,10 €</text:p>
          </table:table-cell>
          <table:table-cell table:style-name="ce125" table:formula="of:=[.D38]" office:value-type="currency" office:currency="EUR" office:value="-29.1" calcext:value-type="currency">
            <text:p>-29,1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6-26" calcext:value-type="date">
            <text:p>26/06/15</text:p>
          </table:table-cell>
          <table:table-cell table:style-name="ce117" office:value-type="string" calcext:value-type="string">
            <text:p>Géotextile (fondations), réhausses regards drainage</text:p>
          </table:table-cell>
          <table:table-cell table:style-name="ce117" office:value-type="string" calcext:value-type="string">
            <text:p>PUM Plastiques</text:p>
          </table:table-cell>
          <table:table-cell table:style-name="ce125" office:value-type="currency" office:currency="EUR" office:value="669.77" calcext:value-type="currency">
            <text:p>669,77 €</text:p>
          </table:table-cell>
          <table:table-cell table:style-name="ce125"/>
          <table:table-cell table:style-name="ce132" table:formula="of:=[.D39]" office:value-type="currency" office:currency="EUR" office:value="669.77" calcext:value-type="currency">
            <text:p>669,77 €</text:p>
          </table:table-cell>
          <table:table-cell table:style-name="ce166"/>
          <table:table-cell table:style-name="ce44" office:value-type="string" calcext:value-type="string">
            <text:p>drainage + fondation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6-26" calcext:value-type="date">
            <text:p>26/06/15</text:p>
          </table:table-cell>
          <table:table-cell table:style-name="ce117" office:value-type="string" calcext:value-type="string">
            <text:p>Masse, râteaux, pioche, bêche, balayette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72" calcext:value-type="currency">
            <text:p>72,00 €</text:p>
          </table:table-cell>
          <table:table-cell table:style-name="ce125" table:formula="of:=[.D40]" office:value-type="currency" office:currency="EUR" office:value="72" calcext:value-type="currency">
            <text:p>72,0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fondation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7-01" calcext:value-type="date">
            <text:p>01/07/15</text:p>
          </table:table-cell>
          <table:table-cell table:style-name="ce117" office:value-type="string" calcext:value-type="string">
            <text:p>Règle de maçon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18.45" calcext:value-type="currency">
            <text:p>18,45 €</text:p>
          </table:table-cell>
          <table:table-cell table:style-name="ce125" table:formula="of:=[.D41]" office:value-type="currency" office:currency="EUR" office:value="18.45" calcext:value-type="currency">
            <text:p>18,45 €</text:p>
          </table:table-cell>
          <table:table-cell table:style-name="ce132"/>
          <table:table-cell table:style-name="ce166"/>
          <table:table-cell table:style-name="ce44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7-02" calcext:value-type="date">
            <text:p>02/07/15</text:p>
          </table:table-cell>
          <table:table-cell table:style-name="ce117" office:value-type="string" calcext:value-type="string">
            <text:p>Pouzzolane (fondations)</text:p>
          </table:table-cell>
          <table:table-cell table:style-name="ce117" office:value-type="string" calcext:value-type="string">
            <text:p>Pouzzolanes des dômes</text:p>
          </table:table-cell>
          <table:table-cell table:style-name="ce125" office:value-type="currency" office:currency="EUR" office:value="1494.84" calcext:value-type="currency">
            <text:p>1 494,84 €</text:p>
          </table:table-cell>
          <table:table-cell table:style-name="ce125"/>
          <table:table-cell table:style-name="ce132" table:formula="of:=[.D42]" office:value-type="currency" office:currency="EUR" office:value="1494.84" calcext:value-type="currency">
            <text:p>1 494,84 €</text:p>
          </table:table-cell>
          <table:table-cell table:style-name="ce166"/>
          <table:table-cell table:style-name="ce44" office:value-type="string" calcext:value-type="string">
            <text:p>fondation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7-02" calcext:value-type="date">
            <text:p>02/07/15</text:p>
          </table:table-cell>
          <table:table-cell table:style-name="ce117" office:value-type="string" calcext:value-type="string">
            <text:p>Location plaque vibrante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30" calcext:value-type="currency">
            <text:p>30,00 €</text:p>
          </table:table-cell>
          <table:table-cell table:style-name="ce140" table:formula="of:=[.D43]" office:value-type="currency" office:currency="EUR" office:value="30" calcext:value-type="currency">
            <text:p>30,00 €</text:p>
          </table:table-cell>
          <table:table-cell table:style-name="ce132"/>
          <table:table-cell table:style-name="ce166"/>
          <table:table-cell table:style-name="ce44" office:value-type="string" calcext:value-type="string">
            <text:p>fondation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7-02" calcext:value-type="date">
            <text:p>02/07/15</text:p>
          </table:table-cell>
          <table:table-cell table:style-name="ce117" office:value-type="string" calcext:value-type="string">
            <text:p>masse, pioche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54.4" calcext:value-type="currency">
            <text:p>54,40 €</text:p>
          </table:table-cell>
          <table:table-cell table:style-name="ce125" table:formula="of:=[.D44]" office:value-type="currency" office:currency="EUR" office:value="54.4" calcext:value-type="currency">
            <text:p>54,40 €</text:p>
          </table:table-cell>
          <table:table-cell table:style-name="ce132"/>
          <table:table-cell table:style-name="ce166"/>
          <table:table-cell table:style-name="ce44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7-03" calcext:value-type="date">
            <text:p>03/07/15</text:p>
          </table:table-cell>
          <table:table-cell table:style-name="ce117" office:value-type="string" calcext:value-type="string">
            <text:p>Rbst masse, pioche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-37.25" calcext:value-type="currency">
            <text:p>-37,25 €</text:p>
          </table:table-cell>
          <table:table-cell table:style-name="ce125" table:formula="of:=[.D45]" office:value-type="currency" office:currency="EUR" office:value="-37.25" calcext:value-type="currency">
            <text:p>-37,25 €</text:p>
          </table:table-cell>
          <table:table-cell table:style-name="ce132"/>
          <table:table-cell table:style-name="ce166"/>
          <table:table-cell table:style-name="ce44" office:value-type="string" calcext:value-type="string">
            <text:p>fondation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7-03" calcext:value-type="date">
            <text:p>03/07/15</text:p>
          </table:table-cell>
          <table:table-cell table:style-name="ce117" office:value-type="string" calcext:value-type="string">
            <text:p>Quincaillerie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348.32" calcext:value-type="currency">
            <text:p>348,32 €</text:p>
          </table:table-cell>
          <table:table-cell table:style-name="ce125"/>
          <table:table-cell table:style-name="ce132" table:formula="of:=[.D46]" office:value-type="currency" office:currency="EUR" office:value="348.32" calcext:value-type="currency">
            <text:p>348,32 €</text:p>
          </table:table-cell>
          <table:table-cell table:style-name="ce166"/>
          <table:table-cell table:style-name="ce44" office:value-type="string" calcext:value-type="string">
            <text:p>boi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7-04" calcext:value-type="date">
            <text:p>04/07/15</text:p>
          </table:table-cell>
          <table:table-cell table:style-name="ce117" office:value-type="string" calcext:value-type="string">
            <text:p>Accompagnement</text:p>
          </table:table-cell>
          <table:table-cell table:style-name="ce117" office:value-type="string" calcext:value-type="string">
            <text:p>M.Godard</text:p>
          </table:table-cell>
          <table:table-cell table:style-name="ce125" office:value-type="currency" office:currency="EUR" office:value="1499.72" calcext:value-type="currency">
            <text:p>1 499,72 €</text:p>
          </table:table-cell>
          <table:table-cell table:style-name="ce125"/>
          <table:table-cell table:style-name="ce132" office:value-type="currency" office:currency="EUR" office:value="1499.72" calcext:value-type="currency">
            <text:p>1 499,72 €</text:p>
          </table:table-cell>
          <table:table-cell table:style-name="ce166"/>
          <table:table-cell table:style-name="ce44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7-04" calcext:value-type="date">
            <text:p>04/07/15</text:p>
          </table:table-cell>
          <table:table-cell table:style-name="ce117" office:value-type="string" calcext:value-type="string">
            <text:p>Gaines, coudes, manchons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161.85" calcext:value-type="currency">
            <text:p>161,85 €</text:p>
          </table:table-cell>
          <table:table-cell table:style-name="ce125"/>
          <table:table-cell table:style-name="ce132" table:formula="of:=[.D48]" office:value-type="currency" office:currency="EUR" office:value="161.85" calcext:value-type="currency">
            <text:p>161,85 €</text:p>
          </table:table-cell>
          <table:table-cell table:style-name="ce166"/>
          <table:table-cell table:style-name="ce44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7-06" calcext:value-type="date">
            <text:p>06/07/15</text:p>
          </table:table-cell>
          <table:table-cell table:style-name="ce117" office:value-type="string" calcext:value-type="string">
            <text:p>Bois</text:p>
          </table:table-cell>
          <table:table-cell table:style-name="ce117" office:value-type="string" calcext:value-type="string">
            <text:p>Scierie de la Couarde</text:p>
          </table:table-cell>
          <table:table-cell table:style-name="ce125" office:value-type="currency" office:currency="EUR" office:value="4427.44" calcext:value-type="currency">
            <text:p>4 427,44 €</text:p>
          </table:table-cell>
          <table:table-cell table:style-name="ce125"/>
          <table:table-cell table:style-name="ce132" table:formula="of:=[.D49]" office:value-type="currency" office:currency="EUR" office:value="4427.44" calcext:value-type="currency">
            <text:p>4 427,44 €</text:p>
          </table:table-cell>
          <table:table-cell table:style-name="ce166"/>
          <table:table-cell table:style-name="ce44" office:value-type="string" calcext:value-type="string">
            <text:p>boi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7-06" calcext:value-type="date">
            <text:p>06/07/15</text:p>
          </table:table-cell>
          <table:table-cell table:style-name="ce117" office:value-type="string" calcext:value-type="string">
            <text:p>Outillage bois (d'occasion) – Rbst JY</text:p>
          </table:table-cell>
          <table:table-cell table:style-name="ce117" office:value-type="string" calcext:value-type="string">
            <text:p>Roux Jean-Yves</text:p>
          </table:table-cell>
          <table:table-cell table:style-name="ce125" office:value-type="currency" office:currency="EUR" office:value="620" calcext:value-type="currency">
            <text:p>620,00 €</text:p>
          </table:table-cell>
          <table:table-cell table:style-name="ce125" table:formula="of:=[.D50]" office:value-type="currency" office:currency="EUR" office:value="620" calcext:value-type="currency">
            <text:p>620,00 €</text:p>
          </table:table-cell>
          <table:table-cell table:style-name="ce132"/>
          <table:table-cell table:style-name="ce166"/>
          <table:table-cell table:style-name="ce44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7-07" calcext:value-type="date">
            <text:p>07/07/15</text:p>
          </table:table-cell>
          <table:table-cell table:style-name="ce117" office:value-type="string" calcext:value-type="string">
            <text:p>Tréteaux, équerres, forets, gants…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66.96" calcext:value-type="currency">
            <text:p>66,96 €</text:p>
          </table:table-cell>
          <table:table-cell table:style-name="ce125" table:formula="of:=[.D51]" office:value-type="currency" office:currency="EUR" office:value="66.96" calcext:value-type="currency">
            <text:p>66,96 €</text:p>
          </table:table-cell>
          <table:table-cell table:style-name="ce132"/>
          <table:table-cell table:style-name="ce166"/>
          <table:table-cell table:style-name="ce44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7-08" calcext:value-type="date">
            <text:p>08/07/15</text:p>
          </table:table-cell>
          <table:table-cell table:style-name="ce117" office:value-type="string" calcext:value-type="string">
            <text:p>Panneaux OSB 4</text:p>
          </table:table-cell>
          <table:table-cell table:style-name="ce117" office:value-type="string" calcext:value-type="string">
            <text:p>Panofrance</text:p>
          </table:table-cell>
          <table:table-cell table:style-name="ce125" office:value-type="currency" office:currency="EUR" office:value="434.59" calcext:value-type="currency">
            <text:p>434,59 €</text:p>
          </table:table-cell>
          <table:table-cell table:style-name="ce125"/>
          <table:table-cell table:style-name="ce132" table:formula="of:=[.D52]" office:value-type="currency" office:currency="EUR" office:value="434.59" calcext:value-type="currency">
            <text:p>434,59 €</text:p>
          </table:table-cell>
          <table:table-cell table:style-name="ce166"/>
          <table:table-cell table:style-name="ce44" office:value-type="string" calcext:value-type="string">
            <text:p>boi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7-08" calcext:value-type="date">
            <text:p>08/07/15</text:p>
          </table:table-cell>
          <table:table-cell table:style-name="ce117" office:value-type="string" calcext:value-type="string">
            <text:p>Seaux, gants…</text:p>
          </table:table-cell>
          <table:table-cell table:style-name="ce117" office:value-type="string" calcext:value-type="string">
            <text:p>Maison Point Vert</text:p>
          </table:table-cell>
          <table:table-cell table:style-name="ce125" office:value-type="currency" office:currency="EUR" office:value="73.51" calcext:value-type="currency">
            <text:p>73,51 €</text:p>
          </table:table-cell>
          <table:table-cell table:style-name="ce125" table:formula="of:=[.D53]" office:value-type="currency" office:currency="EUR" office:value="73.51" calcext:value-type="currency">
            <text:p>73,51 €</text:p>
          </table:table-cell>
          <table:table-cell table:style-name="ce132"/>
          <table:table-cell table:style-name="ce166"/>
          <table:table-cell table:style-name="ce44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7-09" calcext:value-type="date">
            <text:p>09/07/15</text:p>
          </table:table-cell>
          <table:table-cell table:style-name="ce117" office:value-type="string" calcext:value-type="string">
            <text:p>Décamètre, mèche, lame, traceur de chantier, adhésif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59.3" calcext:value-type="currency">
            <text:p>59,30 €</text:p>
          </table:table-cell>
          <table:table-cell table:style-name="ce125" table:formula="of:=[.D54]" office:value-type="currency" office:currency="EUR" office:value="59.3" calcext:value-type="currency">
            <text:p>59,30 €</text:p>
          </table:table-cell>
          <table:table-cell table:style-name="ce132"/>
          <table:table-cell table:style-name="ce166"/>
          <table:table-cell table:style-name="ce44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7-10" calcext:value-type="date">
            <text:p>10/07/15</text:p>
          </table:table-cell>
          <table:table-cell table:style-name="ce117" office:value-type="string" calcext:value-type="string">
            <text:p>Tuyau, câble de terre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202.65" calcext:value-type="currency">
            <text:p>202,65 €</text:p>
          </table:table-cell>
          <table:table-cell table:style-name="ce125"/>
          <table:table-cell table:style-name="ce132" table:formula="of:=[.D55]" office:value-type="currency" office:currency="EUR" office:value="202.65" calcext:value-type="currency">
            <text:p>202,65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10" calcext:value-type="date">
            <text:p>10/07/15</text:p>
          </table:table-cell>
          <table:table-cell table:style-name="ce117" office:value-type="string" calcext:value-type="string">
            <text:p>Tés évac eaux usées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8.6" calcext:value-type="currency">
            <text:p>8,60 €</text:p>
          </table:table-cell>
          <table:table-cell table:style-name="ce125"/>
          <table:table-cell table:style-name="ce132" table:formula="of:=[.D56]" office:value-type="currency" office:currency="EUR" office:value="8.6" calcext:value-type="currency">
            <text:p>8,6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10" calcext:value-type="date">
            <text:p>10/07/15</text:p>
          </table:table-cell>
          <table:table-cell table:style-name="ce117" office:value-type="string" calcext:value-type="string">
            <text:p>Rbst lame scie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-4.95" calcext:value-type="currency">
            <text:p>-4,95 €</text:p>
          </table:table-cell>
          <table:table-cell table:style-name="ce125" table:formula="of:=[.D57]" office:value-type="currency" office:currency="EUR" office:value="-4.95" calcext:value-type="currency">
            <text:p>-4,95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13" calcext:value-type="date">
            <text:p>13/07/15</text:p>
          </table:table-cell>
          <table:table-cell table:style-name="ce117" office:value-type="string" calcext:value-type="string">
            <text:p>Rbst coude, manchons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-8.7" calcext:value-type="currency">
            <text:p>-8,70 €</text:p>
          </table:table-cell>
          <table:table-cell table:style-name="ce125" table:formula="of:=[.D58]" office:value-type="currency" office:currency="EUR" office:value="-8.7" calcext:value-type="currency">
            <text:p>-8,70 €</text:p>
          </table:table-cell>
          <table:table-cell table:style-name="ce132"/>
          <table:table-cell table:style-name="ce166"/>
          <table:table-cell table:style-name="ce44"/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5-07-11" calcext:value-type="date">
            <text:p>11/07/15</text:p>
          </table:table-cell>
          <table:table-cell table:style-name="ce117" office:value-type="string" calcext:value-type="string">
            <text:p>Accompagnement auto-construction (1297 €)</text:p>
          </table:table-cell>
          <table:table-cell table:style-name="ce117" office:value-type="string" calcext:value-type="string">
            <text:p>C.Hamani</text:p>
          </table:table-cell>
          <table:table-cell table:style-name="ce132"/>
          <table:table-cell table:style-name="ce125"/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14" calcext:value-type="date">
            <text:p>14/07/15</text:p>
          </table:table-cell>
          <table:table-cell table:style-name="ce117" office:value-type="string" calcext:value-type="string">
            <text:p>Location plaque vibrante</text:p>
          </table:table-cell>
          <table:table-cell table:style-name="ce117" office:value-type="string" calcext:value-type="string">
            <text:p>Bricoman</text:p>
          </table:table-cell>
          <table:table-cell table:style-name="ce132" office:value-type="currency" office:currency="EUR" office:value="40.5" calcext:value-type="currency">
            <text:p>40,50 €</text:p>
          </table:table-cell>
          <table:table-cell table:style-name="ce125"/>
          <table:table-cell table:style-name="ce132" office:value-type="currency" office:currency="EUR" office:value="40.5" calcext:value-type="currency">
            <text:p>40,5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14" calcext:value-type="date">
            <text:p>14/07/15</text:p>
          </table:table-cell>
          <table:table-cell table:style-name="ce117" office:value-type="string" calcext:value-type="string">
            <text:p>Tréteaux, coffret 4 modules, va-et-vient</text:p>
          </table:table-cell>
          <table:table-cell table:style-name="ce117" office:value-type="string" calcext:value-type="string">
            <text:p>Bricoman</text:p>
          </table:table-cell>
          <table:table-cell table:style-name="ce132" office:value-type="currency" office:currency="EUR" office:value="74.99" calcext:value-type="currency">
            <text:p>74,99 €</text:p>
          </table:table-cell>
          <table:table-cell table:style-name="ce125" table:formula="of:=[.D61]" office:value-type="currency" office:currency="EUR" office:value="74.99" calcext:value-type="currency">
            <text:p>74,99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15" calcext:value-type="date">
            <text:p>15/07/15</text:p>
          </table:table-cell>
          <table:table-cell table:style-name="ce117" office:value-type="string" calcext:value-type="string">
            <text:p>Tube évacuation</text:p>
          </table:table-cell>
          <table:table-cell table:style-name="ce117" office:value-type="string" calcext:value-type="string">
            <text:p>Bricoman</text:p>
          </table:table-cell>
          <table:table-cell table:style-name="ce132" office:value-type="currency" office:currency="EUR" office:value="9.9" calcext:value-type="currency">
            <text:p>9,90 €</text:p>
          </table:table-cell>
          <table:table-cell table:style-name="ce125" table:formula="of:=[.D62]" office:value-type="currency" office:currency="EUR" office:value="9.9" calcext:value-type="currency">
            <text:p>9,9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16" calcext:value-type="date">
            <text:p>16/07/15</text:p>
          </table:table-cell>
          <table:table-cell table:style-name="ce117" office:value-type="string" calcext:value-type="string">
            <text:p>Sangles et boucles</text:p>
          </table:table-cell>
          <table:table-cell table:style-name="ce117" office:value-type="string" calcext:value-type="string">
            <text:p>Cordstrap</text:p>
          </table:table-cell>
          <table:table-cell table:style-name="ce125" office:value-type="currency" office:currency="EUR" office:value="249.6" calcext:value-type="currency">
            <text:p>249,60 €</text:p>
          </table:table-cell>
          <table:table-cell table:style-name="ce125"/>
          <table:table-cell table:style-name="ce132" office:value-type="currency" office:currency="EUR" office:value="249.6" calcext:value-type="currency">
            <text:p>249,6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16" calcext:value-type="date">
            <text:p>16/07/15</text:p>
          </table:table-cell>
          <table:table-cell table:style-name="ce117" office:value-type="string" calcext:value-type="string">
            <text:p>Frais de notaire (remboursement)</text:p>
          </table:table-cell>
          <table:table-cell table:style-name="ce117" office:value-type="string" calcext:value-type="string">
            <text:p>A.Mulot-Vergne</text:p>
          </table:table-cell>
          <table:table-cell table:style-name="ce125" office:value-type="currency" office:currency="EUR" office:value="-247.04" calcext:value-type="currency">
            <text:p>-247,04 €</text:p>
          </table:table-cell>
          <table:table-cell table:style-name="ce125" table:formula="of:=[.D64]" office:value-type="currency" office:currency="EUR" office:value="-247.04" calcext:value-type="currency">
            <text:p>-247,04 €</text:p>
          </table:table-cell>
          <table:table-cell table:style-name="ce132"/>
          <table:table-cell table:style-name="ce166"/>
          <table:table-cell table:style-name="ce44" office:value-type="string" calcext:value-type="string">
            <text:p>terrain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7-17" calcext:value-type="date">
            <text:p>17/07/15</text:p>
          </table:table-cell>
          <table:table-cell table:style-name="ce117" office:value-type="string" calcext:value-type="string">
            <text:p>Règle maçon, moulure, lunettes, boulon, gants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68.7" calcext:value-type="currency">
            <text:p>68,70 €</text:p>
          </table:table-cell>
          <table:table-cell table:style-name="ce125" table:formula="of:=[.D65]" office:value-type="currency" office:currency="EUR" office:value="68.7" calcext:value-type="currency">
            <text:p>68,7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17" calcext:value-type="date">
            <text:p>17/07/15</text:p>
          </table:table-cell>
          <table:table-cell table:style-name="ce117"/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12.3" calcext:value-type="currency">
            <text:p>12,30 €</text:p>
          </table:table-cell>
          <table:table-cell table:style-name="ce125" table:formula="of:=[.D66]" office:value-type="currency" office:currency="EUR" office:value="12.3" calcext:value-type="currency">
            <text:p>12,3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17" calcext:value-type="date">
            <text:p>17/07/15</text:p>
          </table:table-cell>
          <table:table-cell table:style-name="ce117"/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27" calcext:value-type="currency">
            <text:p>27,00 €</text:p>
          </table:table-cell>
          <table:table-cell table:style-name="ce125" table:formula="of:=[.D67]" office:value-type="currency" office:currency="EUR" office:value="27" calcext:value-type="currency">
            <text:p>27,0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17" calcext:value-type="date">
            <text:p>17/07/15</text:p>
          </table:table-cell>
          <table:table-cell table:style-name="ce117" office:value-type="string" calcext:value-type="string">
            <text:p>Panneaux OSB 3</text:p>
          </table:table-cell>
          <table:table-cell table:style-name="ce117" office:value-type="string" calcext:value-type="string">
            <text:p>Panofrance</text:p>
          </table:table-cell>
          <table:table-cell table:style-name="ce125" office:value-type="currency" office:currency="EUR" office:value="582.07" calcext:value-type="currency">
            <text:p>582,07 €</text:p>
          </table:table-cell>
          <table:table-cell table:style-name="ce125"/>
          <table:table-cell table:style-name="ce132" office:value-type="currency" office:currency="EUR" office:value="582.07" calcext:value-type="currency">
            <text:p>582,07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20" calcext:value-type="date">
            <text:p>20/07/15</text:p>
          </table:table-cell>
          <table:table-cell table:style-name="ce117"/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17" calcext:value-type="currency">
            <text:p>17,00 €</text:p>
          </table:table-cell>
          <table:table-cell table:style-name="ce125" table:formula="of:=[.D69]" office:value-type="currency" office:currency="EUR" office:value="17" calcext:value-type="currency">
            <text:p>17,0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20" calcext:value-type="date">
            <text:p>20/07/15</text:p>
          </table:table-cell>
          <table:table-cell table:style-name="ce117"/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25.5" calcext:value-type="currency">
            <text:p>25,50 €</text:p>
          </table:table-cell>
          <table:table-cell table:style-name="ce125" table:formula="of:=[.D70]" office:value-type="currency" office:currency="EUR" office:value="25.5" calcext:value-type="currency">
            <text:p>25,5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17" calcext:value-type="date">
            <text:p>17/07/15</text:p>
          </table:table-cell>
          <table:table-cell table:style-name="ce117" office:value-type="string" calcext:value-type="string">
            <text:p>Rbst moulure, boulon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-13.3" calcext:value-type="currency">
            <text:p>-13,30 €</text:p>
          </table:table-cell>
          <table:table-cell table:style-name="ce125" table:formula="of:=[.D71]" office:value-type="currency" office:currency="EUR" office:value="-13.3" calcext:value-type="currency">
            <text:p>-13,3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20" calcext:value-type="date">
            <text:p>20/07/15</text:p>
          </table:table-cell>
          <table:table-cell table:style-name="ce117" office:value-type="string" calcext:value-type="string">
            <text:p>Bande d'arase (3 rouleaux)</text:p>
          </table:table-cell>
          <table:table-cell table:style-name="ce117" office:value-type="string" calcext:value-type="string">
            <text:p>PUM Plastiques</text:p>
          </table:table-cell>
          <table:table-cell table:style-name="ce125" office:value-type="currency" office:currency="EUR" office:value="63.86" calcext:value-type="currency">
            <text:p>63,86 €</text:p>
          </table:table-cell>
          <table:table-cell table:style-name="ce125"/>
          <table:table-cell table:style-name="ce132" office:value-type="currency" office:currency="EUR" office:value="63.86" calcext:value-type="currency">
            <text:p>63,86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21" calcext:value-type="date">
            <text:p>21/07/15</text:p>
          </table:table-cell>
          <table:table-cell table:style-name="ce117" office:value-type="string" calcext:value-type="string">
            <text:p>Piquet de terre, câble de terre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63.35" calcext:value-type="currency">
            <text:p>63,35 €</text:p>
          </table:table-cell>
          <table:table-cell table:style-name="ce125"/>
          <table:table-cell table:style-name="ce132" office:value-type="currency" office:currency="EUR" office:value="63.35" calcext:value-type="currency">
            <text:p>63,35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21" calcext:value-type="date">
            <text:p>21/07/15</text:p>
          </table:table-cell>
          <table:table-cell table:style-name="ce117" office:value-type="string" calcext:value-type="string">
            <text:p>Manitou pouzzolane</text:p>
          </table:table-cell>
          <table:table-cell table:style-name="ce117" office:value-type="string" calcext:value-type="string">
            <text:p>A.Pioger</text:p>
          </table:table-cell>
          <table:table-cell table:style-name="ce125" office:value-type="currency" office:currency="EUR" office:value="150" calcext:value-type="currency">
            <text:p>150,00 €</text:p>
          </table:table-cell>
          <table:table-cell table:style-name="ce125" table:formula="of:=[.D74]" office:value-type="currency" office:currency="EUR" office:value="150" calcext:value-type="currency">
            <text:p>150,0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21" calcext:value-type="date">
            <text:p>21/07/15</text:p>
          </table:table-cell>
          <table:table-cell table:style-name="ce117" office:value-type="string" calcext:value-type="string">
            <text:p>Vi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13.45" calcext:value-type="currency">
            <text:p>13,45 €</text:p>
          </table:table-cell>
          <table:table-cell table:style-name="ce125" table:formula="of:=[.D75]" office:value-type="currency" office:currency="EUR" office:value="13.45" calcext:value-type="currency">
            <text:p>13,45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23" calcext:value-type="date">
            <text:p>23/07/15</text:p>
          </table:table-cell>
          <table:table-cell table:style-name="ce117" office:value-type="string" calcext:value-type="string">
            <text:p>Colle à bois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26.25" calcext:value-type="currency">
            <text:p>26,25 €</text:p>
          </table:table-cell>
          <table:table-cell table:style-name="ce125" table:formula="of:=[.D76]" office:value-type="currency" office:currency="EUR" office:value="26.25" calcext:value-type="currency">
            <text:p>26,25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24" calcext:value-type="date">
            <text:p>24/07/15</text:p>
          </table:table-cell>
          <table:table-cell table:style-name="ce117" office:value-type="string" calcext:value-type="string">
            <text:p>Liège en vrac</text:p>
          </table:table-cell>
          <table:table-cell table:style-name="ce117" office:value-type="string" calcext:value-type="string">
            <text:p>Compagnie portugaise des lièges</text:p>
          </table:table-cell>
          <table:table-cell table:style-name="ce125" office:value-type="currency" office:currency="EUR" office:value="1224" calcext:value-type="currency">
            <text:p>1 224,00 €</text:p>
          </table:table-cell>
          <table:table-cell table:style-name="ce125"/>
          <table:table-cell table:style-name="ce132" office:value-type="currency" office:currency="EUR" office:value="1224" calcext:value-type="currency">
            <text:p>1 224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24" calcext:value-type="date">
            <text:p>24/07/15</text:p>
          </table:table-cell>
          <table:table-cell table:style-name="ce117" office:value-type="string" calcext:value-type="string">
            <text:p>Terrassement</text:p>
          </table:table-cell>
          <table:table-cell table:style-name="ce117" office:value-type="string" calcext:value-type="string">
            <text:p>D.Fouquet</text:p>
          </table:table-cell>
          <table:table-cell table:style-name="ce125" office:value-type="currency" office:currency="EUR" office:value="2196.4" calcext:value-type="currency">
            <text:p>2 196,40 €</text:p>
          </table:table-cell>
          <table:table-cell table:style-name="ce125"/>
          <table:table-cell table:style-name="ce132" office:value-type="currency" office:currency="EUR" office:value="2196.4" calcext:value-type="currency">
            <text:p>2 196,4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24" calcext:value-type="date">
            <text:p>24/07/15</text:p>
          </table:table-cell>
          <table:table-cell table:style-name="ce117" office:value-type="string" calcext:value-type="string">
            <text:p>Charpente</text:p>
          </table:table-cell>
          <table:table-cell table:style-name="ce117" office:value-type="string" calcext:value-type="string">
            <text:p>Le Mans Charpentes</text:p>
          </table:table-cell>
          <table:table-cell table:style-name="ce125" office:value-type="currency" office:currency="EUR" office:value="4782.36" calcext:value-type="currency">
            <text:p>4 782,36 €</text:p>
          </table:table-cell>
          <table:table-cell table:style-name="ce125"/>
          <table:table-cell table:style-name="ce132" table:formula="of:=[.D79]" office:value-type="currency" office:currency="EUR" office:value="4782.36" calcext:value-type="currency">
            <text:p>4 782,36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24" calcext:value-type="date">
            <text:p>24/07/15</text:p>
          </table:table-cell>
          <table:table-cell table:style-name="ce117" office:value-type="string" calcext:value-type="string">
            <text:p>Changement courroie scie à onglets</text:p>
          </table:table-cell>
          <table:table-cell table:style-name="ce117" office:value-type="string" calcext:value-type="string">
            <text:p>Letessier</text:p>
          </table:table-cell>
          <table:table-cell table:style-name="ce125" office:value-type="currency" office:currency="EUR" office:value="50.5" calcext:value-type="currency">
            <text:p>50,50 €</text:p>
          </table:table-cell>
          <table:table-cell table:style-name="ce125" table:formula="of:=[.D80]" office:value-type="currency" office:currency="EUR" office:value="50.5" calcext:value-type="currency">
            <text:p>50,5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27" calcext:value-type="date">
            <text:p>27/07/15</text:p>
          </table:table-cell>
          <table:table-cell table:style-name="ce117" office:value-type="string" calcext:value-type="string">
            <text:p>Bâche serre</text:p>
          </table:table-cell>
          <table:table-cell table:style-name="ce117" office:value-type="string" calcext:value-type="string">
            <text:p>D.Fihey</text:p>
          </table:table-cell>
          <table:table-cell table:style-name="ce132" office:value-type="currency" office:currency="EUR" office:value="290" calcext:value-type="currency">
            <text:p>290,00 €</text:p>
          </table:table-cell>
          <table:table-cell table:style-name="ce125" table:formula="of:=[.D81]" office:value-type="currency" office:currency="EUR" office:value="290" calcext:value-type="currency">
            <text:p>290,0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29" calcext:value-type="date">
            <text:p>29/07/15</text:p>
          </table:table-cell>
          <table:table-cell table:style-name="ce117" office:value-type="string" calcext:value-type="string">
            <text:p>Panneaux OSB ossature</text:p>
          </table:table-cell>
          <table:table-cell table:style-name="ce117" office:value-type="string" calcext:value-type="string">
            <text:p>Panofrance</text:p>
          </table:table-cell>
          <table:table-cell table:style-name="ce132" office:value-type="currency" office:currency="EUR" office:value="272.06" calcext:value-type="currency">
            <text:p>272,06 €</text:p>
          </table:table-cell>
          <table:table-cell table:style-name="ce125"/>
          <table:table-cell table:style-name="ce132" table:formula="of:=[.D82]" office:value-type="currency" office:currency="EUR" office:value="272.06" calcext:value-type="currency">
            <text:p>272,06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30" calcext:value-type="date">
            <text:p>30/07/15</text:p>
          </table:table-cell>
          <table:table-cell table:style-name="ce117" office:value-type="string" calcext:value-type="string">
            <text:p>Défraiement Olivier </text:p>
          </table:table-cell>
          <table:table-cell table:style-name="ce117" office:value-type="string" calcext:value-type="string">
            <text:p>O.Dagonet</text:p>
          </table:table-cell>
          <table:table-cell table:style-name="ce125" office:value-type="currency" office:currency="EUR" office:value="150" calcext:value-type="currency">
            <text:p>150,00 €</text:p>
          </table:table-cell>
          <table:table-cell table:style-name="ce125" table:formula="of:=[.D83]" office:value-type="currency" office:currency="EUR" office:value="150" calcext:value-type="currency">
            <text:p>150,0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30" calcext:value-type="date">
            <text:p>30/07/15</text:p>
          </table:table-cell>
          <table:table-cell table:style-name="ce117" office:value-type="string" calcext:value-type="string">
            <text:p>Vis, pointe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109.94" calcext:value-type="currency">
            <text:p>109,94 €</text:p>
          </table:table-cell>
          <table:table-cell table:style-name="ce125"/>
          <table:table-cell table:style-name="ce132" table:formula="of:=[.D84]" office:value-type="currency" office:currency="EUR" office:value="109.94" calcext:value-type="currency">
            <text:p>109,94 €</text:p>
          </table:table-cell>
          <table:table-cell table:style-name="ce166"/>
          <table:table-cell table:style-name="ce44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5-07-30" calcext:value-type="date">
            <text:p>30/07/15</text:p>
          </table:table-cell>
          <table:table-cell table:style-name="ce117" office:value-type="string" calcext:value-type="string">
            <text:p>Pointes, vi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65.86" calcext:value-type="currency">
            <text:p>65,86 €</text:p>
          </table:table-cell>
          <table:table-cell table:style-name="ce125"/>
          <table:table-cell table:style-name="ce132" table:formula="of:=[.D85]" office:value-type="currency" office:currency="EUR" office:value="65.86" calcext:value-type="currency">
            <text:p>65,86 €</text:p>
          </table:table-cell>
          <table:table-cell table:style-name="ce166"/>
          <table:table-cell table:style-name="ce44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5-08-03" calcext:value-type="date">
            <text:p>03/08/15</text:p>
          </table:table-cell>
          <table:table-cell table:style-name="ce117" office:value-type="string" calcext:value-type="string">
            <text:p>Lame scie radiale</text:p>
          </table:table-cell>
          <table:table-cell table:style-name="ce117" office:value-type="string" calcext:value-type="string">
            <text:p>Brico Dépôt</text:p>
          </table:table-cell>
          <table:table-cell table:style-name="ce125" office:value-type="currency" office:currency="EUR" office:value="36.85" calcext:value-type="currency">
            <text:p>36,85 €</text:p>
          </table:table-cell>
          <table:table-cell table:style-name="ce125" table:formula="of:=[.D86]" office:value-type="currency" office:currency="EUR" office:value="36.85" calcext:value-type="currency">
            <text:p>36,85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8-03" calcext:value-type="date">
            <text:p>03/08/15</text:p>
          </table:table-cell>
          <table:table-cell table:style-name="ce117"/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17.2" calcext:value-type="currency">
            <text:p>17,20 €</text:p>
          </table:table-cell>
          <table:table-cell table:style-name="ce125" table:formula="of:=[.D87]" office:value-type="currency" office:currency="EUR" office:value="17.2" calcext:value-type="currency">
            <text:p>17,2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8-03" calcext:value-type="date">
            <text:p>03/08/15</text:p>
          </table:table-cell>
          <table:table-cell table:style-name="ce117" office:value-type="string" calcext:value-type="string">
            <text:p>Menuiseries (acompte 50%)</text:p>
          </table:table-cell>
          <table:table-cell table:style-name="ce117" office:value-type="string" calcext:value-type="string">
            <text:p>JL.Thiebaud</text:p>
          </table:table-cell>
          <table:table-cell table:style-name="ce125" office:value-type="currency" office:currency="EUR" office:value="8607.92" calcext:value-type="currency">
            <text:p>8 607,92 €</text:p>
          </table:table-cell>
          <table:table-cell table:style-name="ce125"/>
          <table:table-cell table:style-name="ce132" table:formula="of:=[.D88]" office:value-type="currency" office:currency="EUR" office:value="8607.92" calcext:value-type="currency">
            <text:p>8 607,92 €</text:p>
          </table:table-cell>
          <table:table-cell table:style-name="ce168"/>
          <table:table-cell table:style-name="ce44"/>
          <table:table-cell office:value-type="string" calcext:value-type="string">
            <text:p>Débloqué 2 fois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5-08-03" calcext:value-type="date">
            <text:p>03/08/15</text:p>
          </table:table-cell>
          <table:table-cell table:style-name="ce117" office:value-type="string" calcext:value-type="string">
            <text:p>Paille</text:p>
          </table:table-cell>
          <table:table-cell table:style-name="ce117" office:value-type="string" calcext:value-type="string">
            <text:p>T.Roger</text:p>
          </table:table-cell>
          <table:table-cell table:style-name="ce125" office:value-type="currency" office:currency="EUR" office:value="2464" calcext:value-type="currency">
            <text:p>2 464,00 €</text:p>
          </table:table-cell>
          <table:table-cell table:style-name="ce125"/>
          <table:table-cell table:style-name="ce132" table:formula="of:=[.D89]" office:value-type="currency" office:currency="EUR" office:value="2464" calcext:value-type="currency">
            <text:p>2 464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8-04" calcext:value-type="date">
            <text:p>04/08/15</text:p>
          </table:table-cell>
          <table:table-cell table:style-name="ce117" office:value-type="string" calcext:value-type="string">
            <text:p>Visseuse, vis, pointe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622.91" calcext:value-type="currency">
            <text:p>622,91 €</text:p>
          </table:table-cell>
          <table:table-cell table:style-name="ce125" table:formula="of:=[.D90]" office:value-type="currency" office:currency="EUR" office:value="622.91" calcext:value-type="currency">
            <text:p>622,91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8-05" calcext:value-type="date">
            <text:p>05/08/15</text:p>
          </table:table-cell>
          <table:table-cell table:style-name="ce117" office:value-type="string" calcext:value-type="string">
            <text:p>Bois supplémentaire (5 * 4 m en 220*45 )</text:p>
          </table:table-cell>
          <table:table-cell table:style-name="ce117" office:value-type="string" calcext:value-type="string">
            <text:p>Scierie de Nuillé</text:p>
          </table:table-cell>
          <table:table-cell table:style-name="ce125" office:value-type="currency" office:currency="EUR" office:value="80" calcext:value-type="currency">
            <text:p>80,00 €</text:p>
          </table:table-cell>
          <table:table-cell table:style-name="ce125" table:formula="of:=[.D91]" office:value-type="currency" office:currency="EUR" office:value="80" calcext:value-type="currency">
            <text:p>80,0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8-06" calcext:value-type="date">
            <text:p>06/08/15</text:p>
          </table:table-cell>
          <table:table-cell table:style-name="ce117" office:value-type="string" calcext:value-type="string">
            <text:p>Bande d'arase (1 rouleau)</text:p>
          </table:table-cell>
          <table:table-cell table:style-name="ce117" office:value-type="string" calcext:value-type="string">
            <text:p>PUM Plastiques</text:p>
          </table:table-cell>
          <table:table-cell table:style-name="ce125" office:value-type="currency" office:currency="EUR" office:value="27.29" calcext:value-type="currency">
            <text:p>27,29 €</text:p>
          </table:table-cell>
          <table:table-cell table:style-name="ce125" table:formula="of:=[.D92]" office:value-type="currency" office:currency="EUR" office:value="27.29" calcext:value-type="currency">
            <text:p>27,29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8-07" calcext:value-type="date">
            <text:p>07/08/15</text:p>
          </table:table-cell>
          <table:table-cell table:style-name="ce117" office:value-type="string" calcext:value-type="string">
            <text:p>Vi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72.47" calcext:value-type="currency">
            <text:p>72,47 €</text:p>
          </table:table-cell>
          <table:table-cell table:style-name="ce125"/>
          <table:table-cell table:style-name="ce132" table:formula="of:=[.D93]" office:value-type="currency" office:currency="EUR" office:value="72.47" calcext:value-type="currency">
            <text:p>72,47 €</text:p>
          </table:table-cell>
          <table:table-cell table:style-name="ce166"/>
          <table:table-cell table:style-name="ce44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5-08-07" calcext:value-type="date">
            <text:p>07/08/15</text:p>
          </table:table-cell>
          <table:table-cell table:style-name="ce117" office:value-type="string" calcext:value-type="string">
            <text:p>Bâches murs</text:p>
          </table:table-cell>
          <table:table-cell table:style-name="ce117" office:value-type="string" calcext:value-type="string">
            <text:p>D.Fihey</text:p>
          </table:table-cell>
          <table:table-cell table:style-name="ce125" office:value-type="currency" office:currency="EUR" office:value="150" calcext:value-type="currency">
            <text:p>150,00 €</text:p>
          </table:table-cell>
          <table:table-cell table:style-name="ce125" table:formula="of:=[.D94]" office:value-type="currency" office:currency="EUR" office:value="150" calcext:value-type="currency">
            <text:p>150,0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8-07" calcext:value-type="date">
            <text:p>07/08/15</text:p>
          </table:table-cell>
          <table:table-cell table:style-name="ce117" office:value-type="string" calcext:value-type="string">
            <text:p>Transport bois</text:p>
          </table:table-cell>
          <table:table-cell table:style-name="ce117" office:value-type="string" calcext:value-type="string">
            <text:p>J.Brulon</text:p>
          </table:table-cell>
          <table:table-cell table:style-name="ce125" office:value-type="currency" office:currency="EUR" office:value="252" calcext:value-type="currency">
            <text:p>252,00 €</text:p>
          </table:table-cell>
          <table:table-cell table:style-name="ce125"/>
          <table:table-cell table:style-name="ce132" table:formula="of:=[.D95]" office:value-type="currency" office:currency="EUR" office:value="252" calcext:value-type="currency">
            <text:p>252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8-10" calcext:value-type="date">
            <text:p>10/08/15</text:p>
          </table:table-cell>
          <table:table-cell table:style-name="ce117" office:value-type="string" calcext:value-type="string">
            <text:p>Déchargement paille avec tracteur</text:p>
          </table:table-cell>
          <table:table-cell table:style-name="ce117" office:value-type="string" calcext:value-type="string">
            <text:p>P.Cabaret</text:p>
          </table:table-cell>
          <table:table-cell table:style-name="ce125" office:value-type="currency" office:currency="EUR" office:value="100" calcext:value-type="currency">
            <text:p>100,00 €</text:p>
          </table:table-cell>
          <table:table-cell table:style-name="ce125" table:formula="of:=[.D96]" office:value-type="currency" office:currency="EUR" office:value="100" calcext:value-type="currency">
            <text:p>100,0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8-12" calcext:value-type="date">
            <text:p>12/08/15</text:p>
          </table:table-cell>
          <table:table-cell table:style-name="ce117" office:value-type="string" calcext:value-type="string">
            <text:p>Portes (acompte 50%)</text:p>
          </table:table-cell>
          <table:table-cell table:style-name="ce117" office:value-type="string" calcext:value-type="string">
            <text:p>P.Monnot</text:p>
          </table:table-cell>
          <table:table-cell table:style-name="ce125" office:value-type="currency" office:currency="EUR" office:value="3630" calcext:value-type="currency">
            <text:p>3 630,00 €</text:p>
          </table:table-cell>
          <table:table-cell table:style-name="ce125"/>
          <table:table-cell table:style-name="ce132" table:formula="of:=[.D97]" office:value-type="currency" office:currency="EUR" office:value="3630" calcext:value-type="currency">
            <text:p>3 630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8-13" calcext:value-type="date">
            <text:p>13/08/15</text:p>
          </table:table-cell>
          <table:table-cell table:style-name="ce117" office:value-type="string" calcext:value-type="string">
            <text:p>Remboursement pouzzolane</text:p>
          </table:table-cell>
          <table:table-cell table:style-name="ce117" office:value-type="string" calcext:value-type="string">
            <text:p>Pouzzolanes des dômes</text:p>
          </table:table-cell>
          <table:table-cell table:style-name="ce125" office:value-type="currency" office:currency="EUR" office:value="-195.99" calcext:value-type="currency">
            <text:p>-195,99 €</text:p>
          </table:table-cell>
          <table:table-cell table:style-name="ce125" table:formula="of:=[.D98]" office:value-type="currency" office:currency="EUR" office:value="-195.99" calcext:value-type="currency">
            <text:p>-195,99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8-13" calcext:value-type="date">
            <text:p>13/08/15</text:p>
          </table:table-cell>
          <table:table-cell table:style-name="ce117" office:value-type="string" calcext:value-type="string">
            <text:p>Accompagnement</text:p>
          </table:table-cell>
          <table:table-cell table:style-name="ce117" office:value-type="string" calcext:value-type="string">
            <text:p>M.Godard</text:p>
          </table:table-cell>
          <table:table-cell table:style-name="ce125" office:value-type="currency" office:currency="EUR" office:value="1299.75" calcext:value-type="currency">
            <text:p>1 299,75 €</text:p>
          </table:table-cell>
          <table:table-cell table:style-name="ce125"/>
          <table:table-cell table:style-name="ce132" table:formula="of:=[.D99]" office:value-type="currency" office:currency="EUR" office:value="1299.75" calcext:value-type="currency">
            <text:p>1 299,75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8-13" calcext:value-type="date">
            <text:p>13/08/15</text:p>
          </table:table-cell>
          <table:table-cell table:style-name="ce117" office:value-type="string" calcext:value-type="string">
            <text:p>Tendeur feuillard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149.42" calcext:value-type="currency">
            <text:p>149,42 €</text:p>
          </table:table-cell>
          <table:table-cell table:style-name="ce125"/>
          <table:table-cell table:style-name="ce132" table:formula="of:=[.D100]" office:value-type="currency" office:currency="EUR" office:value="149.42" calcext:value-type="currency">
            <text:p>149,42 €</text:p>
          </table:table-cell>
          <table:table-cell table:style-name="ce166"/>
          <table:table-cell table:style-name="ce44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5-08-18" calcext:value-type="date">
            <text:p>18/08/15</text:p>
          </table:table-cell>
          <table:table-cell table:style-name="ce117" office:value-type="string" calcext:value-type="string">
            <text:p>Vis</text:p>
          </table:table-cell>
          <table:table-cell table:style-name="ce117" office:value-type="string" calcext:value-type="string">
            <text:p>Foussier</text:p>
          </table:table-cell>
          <table:table-cell table:style-name="ce133" office:value-type="currency" office:currency="EUR" office:value="50.57" calcext:value-type="currency">
            <text:p>50,57 €</text:p>
          </table:table-cell>
          <table:table-cell table:style-name="ce125" table:formula="of:=[.D101]" office:value-type="currency" office:currency="EUR" office:value="50.57" calcext:value-type="currency">
            <text:p>50,57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8-18" calcext:value-type="date">
            <text:p>18/08/15</text:p>
          </table:table-cell>
          <table:table-cell table:style-name="ce117" office:value-type="string" calcext:value-type="string">
            <text:p>Scotch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23.5" calcext:value-type="currency">
            <text:p>23,50 €</text:p>
          </table:table-cell>
          <table:table-cell table:style-name="ce125" table:formula="of:=[.D102]" office:value-type="currency" office:currency="EUR" office:value="23.5" calcext:value-type="currency">
            <text:p>23,5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8-28" calcext:value-type="date">
            <text:p>28/08/15</text:p>
          </table:table-cell>
          <table:table-cell table:style-name="ce117" office:value-type="string" calcext:value-type="string">
            <text:p>Aide sur chantier (3 semaines)</text:p>
          </table:table-cell>
          <table:table-cell table:style-name="ce117" office:value-type="string" calcext:value-type="string">
            <text:p>S.Ruel</text:p>
          </table:table-cell>
          <table:table-cell table:style-name="ce125" office:value-type="currency" office:currency="EUR" office:value="800" calcext:value-type="currency">
            <text:p>800,00 €</text:p>
          </table:table-cell>
          <table:table-cell table:style-name="ce125" table:formula="of:=[.D103]" office:value-type="currency" office:currency="EUR" office:value="800" calcext:value-type="currency">
            <text:p>800,0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9-01" calcext:value-type="date">
            <text:p>01/09/15</text:p>
          </table:table-cell>
          <table:table-cell table:style-name="ce117" office:value-type="string" calcext:value-type="string">
            <text:p>Vi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96.84" calcext:value-type="currency">
            <text:p>96,84 €</text:p>
          </table:table-cell>
          <table:table-cell table:style-name="ce125"/>
          <table:table-cell table:style-name="ce132" table:formula="of:=[.D104]" office:value-type="currency" office:currency="EUR" office:value="96.84" calcext:value-type="currency">
            <text:p>96,84 €</text:p>
          </table:table-cell>
          <table:table-cell table:style-name="ce166"/>
          <table:table-cell table:style-name="ce44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5-09-01" calcext:value-type="date">
            <text:p>01/09/15</text:p>
          </table:table-cell>
          <table:table-cell table:style-name="ce117" office:value-type="string" calcext:value-type="string">
            <text:p>Vis, pointe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65.86" calcext:value-type="currency">
            <text:p>65,86 €</text:p>
          </table:table-cell>
          <table:table-cell table:style-name="ce125"/>
          <table:table-cell table:style-name="ce132" table:formula="of:=[.D105]" office:value-type="currency" office:currency="EUR" office:value="65.86" calcext:value-type="currency">
            <text:p>65,86 €</text:p>
          </table:table-cell>
          <table:table-cell table:style-name="ce166"/>
          <table:table-cell table:style-name="ce44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5-09-01" calcext:value-type="date">
            <text:p>01/09/15</text:p>
          </table:table-cell>
          <table:table-cell table:style-name="ce117" office:value-type="string" calcext:value-type="string">
            <text:p>Dalles et panneaux OSB (toiture)</text:p>
          </table:table-cell>
          <table:table-cell table:style-name="ce117" office:value-type="string" calcext:value-type="string">
            <text:p>Panofrance</text:p>
          </table:table-cell>
          <table:table-cell table:style-name="ce125" office:value-type="currency" office:currency="EUR" office:value="2804.94" calcext:value-type="currency">
            <text:p>2 804,94 €</text:p>
          </table:table-cell>
          <table:table-cell table:style-name="ce125"/>
          <table:table-cell table:style-name="ce132" table:formula="of:=[.D106]" office:value-type="currency" office:currency="EUR" office:value="2804.94" calcext:value-type="currency">
            <text:p>2 804,94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8-28" calcext:value-type="date">
            <text:p>28/08/15</text:p>
          </table:table-cell>
          <table:table-cell table:style-name="ce117" office:value-type="string" calcext:value-type="string">
            <text:p>Aide sur chantier (5 semaines)</text:p>
          </table:table-cell>
          <table:table-cell table:style-name="ce117" office:value-type="string" calcext:value-type="string">
            <text:p>M.Godard</text:p>
          </table:table-cell>
          <table:table-cell table:style-name="ce125" office:value-type="currency" office:currency="EUR" office:value="799.85" calcext:value-type="currency">
            <text:p>799,85 €</text:p>
          </table:table-cell>
          <table:table-cell table:style-name="ce125"/>
          <table:table-cell table:style-name="ce132" table:formula="of:=[.D107]" office:value-type="currency" office:currency="EUR" office:value="799.85" calcext:value-type="currency">
            <text:p>799,85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9-08" calcext:value-type="date">
            <text:p>08/09/15</text:p>
          </table:table-cell>
          <table:table-cell table:style-name="ce117" office:value-type="string" calcext:value-type="string">
            <text:p>Laine de bois</text:p>
          </table:table-cell>
          <table:table-cell table:style-name="ce117" office:value-type="string" calcext:value-type="string">
            <text:p>Nature Habitat Matériaux</text:p>
          </table:table-cell>
          <table:table-cell table:style-name="ce125" office:value-type="currency" office:currency="EUR" office:value="1510.54" calcext:value-type="currency">
            <text:p>1 510,54 €</text:p>
          </table:table-cell>
          <table:table-cell table:style-name="ce125"/>
          <table:table-cell table:style-name="ce132" table:formula="of:=[.D108]" office:value-type="currency" office:currency="EUR" office:value="1510.54" calcext:value-type="currency">
            <text:p>1 510,54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9-08" calcext:value-type="date">
            <text:p>08/09/15</text:p>
          </table:table-cell>
          <table:table-cell table:style-name="ce117" office:value-type="string" calcext:value-type="string">
            <text:p>Ficelle pour bottes de paille</text:p>
          </table:table-cell>
          <table:table-cell table:style-name="ce117" office:value-type="string" calcext:value-type="string">
            <text:p>Espace Emeraude</text:p>
          </table:table-cell>
          <table:table-cell table:style-name="ce125" office:value-type="currency" office:currency="EUR" office:value="29.9" calcext:value-type="currency">
            <text:p>29,90 €</text:p>
          </table:table-cell>
          <table:table-cell table:style-name="ce125" table:formula="of:=[.D109]" office:value-type="currency" office:currency="EUR" office:value="29.9" calcext:value-type="currency">
            <text:p>29,9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9-09" calcext:value-type="date">
            <text:p>09/09/15</text:p>
          </table:table-cell>
          <table:table-cell table:style-name="ce117" office:value-type="string" calcext:value-type="string">
            <text:p>Location plaque vibrante (remboursement)</text:p>
          </table:table-cell>
          <table:table-cell table:style-name="ce117" office:value-type="string" calcext:value-type="string">
            <text:p>C.Hamani</text:p>
          </table:table-cell>
          <table:table-cell table:style-name="ce125" office:value-type="currency" office:currency="EUR" office:value="30" calcext:value-type="currency">
            <text:p>30,00 €</text:p>
          </table:table-cell>
          <table:table-cell table:style-name="ce125" table:formula="of:=[.D110]" office:value-type="currency" office:currency="EUR" office:value="30" calcext:value-type="currency">
            <text:p>30,0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9-09" calcext:value-type="date">
            <text:p>09/09/15</text:p>
          </table:table-cell>
          <table:table-cell table:style-name="ce117" office:value-type="string" calcext:value-type="string">
            <text:p>Bombe chantier, manche râteau Christian</text:p>
          </table:table-cell>
          <table:table-cell table:style-name="ce117" office:value-type="string" calcext:value-type="string">
            <text:p>M.Godard</text:p>
          </table:table-cell>
          <table:table-cell table:style-name="ce125" office:value-type="currency" office:currency="EUR" office:value="14.2" calcext:value-type="currency">
            <text:p>14,20 €</text:p>
          </table:table-cell>
          <table:table-cell table:style-name="ce125" table:formula="of:=[.D111]" office:value-type="currency" office:currency="EUR" office:value="14.2" calcext:value-type="currency">
            <text:p>14,2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9-10" calcext:value-type="date">
            <text:p>10/09/15</text:p>
          </table:table-cell>
          <table:table-cell table:number-columns-repeated="2" table:style-name="ce117" office:value-type="string" calcext:value-type="string">
            <text:p>Véolia</text:p>
          </table:table-cell>
          <table:table-cell table:style-name="ce132" office:value-type="currency" office:currency="EUR" office:value="2218.5" calcext:value-type="currency">
            <text:p>2 218,50 €</text:p>
          </table:table-cell>
          <table:table-cell table:style-name="ce125"/>
          <table:table-cell table:style-name="ce132" office:value-type="currency" office:currency="EUR" office:value="2218.5" calcext:value-type="currency">
            <text:p>2 218,50 €</text:p>
          </table:table-cell>
          <table:table-cell table:style-name="ce166"/>
          <table:table-cell table:style-name="ce44"/>
          <table:table-cell table:number-columns-repeated="2"/>
          <table:table-cell table:style-name="ce189"/>
          <table:table-cell table:number-columns-repeated="4"/>
        </table:table-row>
        <table:table-row table:style-name="ro1">
          <table:table-cell table:style-name="ce115" office:value-type="date" office:date-value="2015-09-10" calcext:value-type="date">
            <text:p>10/09/15</text:p>
          </table:table-cell>
          <table:table-cell table:number-columns-repeated="2" table:style-name="ce117" office:value-type="string" calcext:value-type="string">
            <text:p>Véolia</text:p>
          </table:table-cell>
          <table:table-cell table:style-name="ce132" office:value-type="currency" office:currency="EUR" office:value="623.84" calcext:value-type="currency">
            <text:p>623,84 €</text:p>
          </table:table-cell>
          <table:table-cell table:style-name="ce125"/>
          <table:table-cell table:style-name="ce132" office:value-type="currency" office:currency="EUR" office:value="623.84" calcext:value-type="currency">
            <text:p>623,84 €</text:p>
          </table:table-cell>
          <table:table-cell table:style-name="ce166"/>
          <table:table-cell table:style-name="ce44"/>
          <table:table-cell table:number-columns-repeated="2"/>
          <table:table-cell table:style-name="ce189"/>
          <table:table-cell table:number-columns-repeated="4"/>
        </table:table-row>
        <table:table-row table:style-name="ro1">
          <table:table-cell table:style-name="ce115" office:value-type="date" office:date-value="2015-09-15" calcext:value-type="date">
            <text:p>15/09/15</text:p>
          </table:table-cell>
          <table:table-cell table:style-name="ce117" office:value-type="string" calcext:value-type="string">
            <text:p>Accompagnement paille</text:p>
          </table:table-cell>
          <table:table-cell table:style-name="ce117" office:value-type="string" calcext:value-type="string">
            <text:p>B.Duffau</text:p>
          </table:table-cell>
          <table:table-cell table:style-name="ce125" table:formula="of:=1008+462" office:value-type="currency" office:currency="EUR" office:value="1470" calcext:value-type="currency">
            <text:p>1 470,00 €</text:p>
          </table:table-cell>
          <table:table-cell table:style-name="ce125"/>
          <table:table-cell table:style-name="ce132" table:formula="of:=[.D114]" office:value-type="currency" office:currency="EUR" office:value="1470" calcext:value-type="currency">
            <text:p>1 470,00 €</text:p>
          </table:table-cell>
          <table:table-cell table:style-name="ce166"/>
          <table:table-cell table:style-name="ce44"/>
          <table:table-cell table:number-columns-repeated="2"/>
          <table:table-cell table:style-name="ce189"/>
          <table:table-cell table:number-columns-repeated="4"/>
        </table:table-row>
        <table:table-row table:style-name="ro1">
          <table:table-cell table:style-name="ce115" office:value-type="date" office:date-value="2015-09-15" calcext:value-type="date">
            <text:p>15/09/15</text:p>
          </table:table-cell>
          <table:table-cell table:style-name="ce117" office:value-type="string" calcext:value-type="string">
            <text:p>Transport paille (10 août)</text:p>
          </table:table-cell>
          <table:table-cell table:style-name="ce117" office:value-type="string" calcext:value-type="string">
            <text:p>T.Riaud</text:p>
          </table:table-cell>
          <table:table-cell table:style-name="ce125" office:value-type="currency" office:currency="EUR" office:value="420" calcext:value-type="currency">
            <text:p>420,00 €</text:p>
          </table:table-cell>
          <table:table-cell table:style-name="ce125"/>
          <table:table-cell table:style-name="ce132" table:formula="of:=[.D115]" office:value-type="currency" office:currency="EUR" office:value="420" calcext:value-type="currency">
            <text:p>420,00 €</text:p>
          </table:table-cell>
          <table:table-cell table:style-name="ce166"/>
          <table:table-cell table:style-name="ce44"/>
          <table:table-cell table:number-columns-repeated="2"/>
          <table:table-cell table:style-name="ce189"/>
          <table:table-cell table:number-columns-repeated="4"/>
        </table:table-row>
        <table:table-row table:style-name="ro1">
          <table:table-cell table:style-name="ce115" office:value-type="date" office:date-value="2015-09-22" calcext:value-type="date">
            <text:p>22/09/15</text:p>
          </table:table-cell>
          <table:table-cell table:style-name="ce117" office:value-type="string" calcext:value-type="string">
            <text:p>Vi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237.2" calcext:value-type="currency">
            <text:p>237,20 €</text:p>
          </table:table-cell>
          <table:table-cell table:style-name="ce125"/>
          <table:table-cell table:style-name="ce132" table:formula="of:=[.D116]" office:value-type="currency" office:currency="EUR" office:value="237.2" calcext:value-type="currency">
            <text:p>237,20 €</text:p>
          </table:table-cell>
          <table:table-cell table:style-name="ce166"/>
          <table:table-cell table:style-name="ce44"/>
          <table:table-cell table:number-columns-repeated="2"/>
          <table:table-cell table:style-name="ce189"/>
          <table:table-cell table:number-columns-repeated="4"/>
        </table:table-row>
        <table:table-row table:style-name="ro1">
          <table:table-cell table:style-name="ce115" office:value-type="date" office:date-value="2015-09-22" calcext:value-type="date">
            <text:p>22/09/15</text:p>
          </table:table-cell>
          <table:table-cell table:style-name="ce117" office:value-type="string" calcext:value-type="string">
            <text:p>Panneaux OSB, pare-pluie</text:p>
          </table:table-cell>
          <table:table-cell table:style-name="ce117" office:value-type="string" calcext:value-type="string">
            <text:p>Panofrance</text:p>
          </table:table-cell>
          <table:table-cell table:style-name="ce125" office:value-type="currency" office:currency="EUR" office:value="619.12" calcext:value-type="currency">
            <text:p>619,12 €</text:p>
          </table:table-cell>
          <table:table-cell table:style-name="ce125"/>
          <table:table-cell table:style-name="ce132" table:formula="of:=[.D117]" office:value-type="currency" office:currency="EUR" office:value="619.12" calcext:value-type="currency">
            <text:p>619,12 €</text:p>
          </table:table-cell>
          <table:table-cell table:style-name="ce166"/>
          <table:table-cell table:style-name="ce44"/>
          <table:table-cell table:number-columns-repeated="2"/>
          <table:table-cell table:style-name="ce189"/>
          <table:table-cell table:number-columns-repeated="4"/>
        </table:table-row>
        <table:table-row table:style-name="ro1">
          <table:table-cell table:style-name="ce115" office:value-type="date" office:date-value="2015-09-29" calcext:value-type="date">
            <text:p>29/09/15</text:p>
          </table:table-cell>
          <table:table-cell table:style-name="ce117" office:value-type="string" calcext:value-type="string">
            <text:p>Scotch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24.9" calcext:value-type="currency">
            <text:p>24,90 €</text:p>
          </table:table-cell>
          <table:table-cell table:style-name="ce125" table:formula="of:=[.D118]" office:value-type="currency" office:currency="EUR" office:value="24.9" calcext:value-type="currency">
            <text:p>24,90 €</text:p>
          </table:table-cell>
          <table:table-cell table:style-name="ce132"/>
          <table:table-cell table:style-name="ce166"/>
          <table:table-cell table:style-name="ce44"/>
          <table:table-cell table:number-columns-repeated="2"/>
          <table:table-cell table:style-name="ce189"/>
          <table:table-cell table:number-columns-repeated="4"/>
        </table:table-row>
        <table:table-row table:style-name="ro1">
          <table:table-cell table:style-name="ce115" office:value-type="date" office:date-value="2015-10-21" calcext:value-type="date">
            <text:p>21/10/15</text:p>
          </table:table-cell>
          <table:table-cell table:style-name="ce117" office:value-type="string" calcext:value-type="string">
            <text:p>Etriers échelles de toiture, pointes</text:p>
          </table:table-cell>
          <table:table-cell table:style-name="ce117" office:value-type="string" calcext:value-type="string">
            <text:p>Foussier</text:p>
          </table:table-cell>
          <table:table-cell table:style-name="ce125" table:formula="of:=1.28+126.72" office:value-type="currency" office:currency="EUR" office:value="128" calcext:value-type="currency">
            <text:p>128,00 €</text:p>
          </table:table-cell>
          <table:table-cell table:style-name="ce125" table:formula="of:=[.D119]" office:value-type="currency" office:currency="EUR" office:value="128" calcext:value-type="currency">
            <text:p>128,00 €</text:p>
          </table:table-cell>
          <table:table-cell table:style-name="ce132"/>
          <table:table-cell table:style-name="ce166"/>
          <table:table-cell table:style-name="ce178"/>
          <table:table-cell table:number-columns-repeated="2"/>
          <table:table-cell table:style-name="ce189"/>
          <table:table-cell table:number-columns-repeated="4"/>
        </table:table-row>
        <table:table-row table:style-name="ro1">
          <table:table-cell table:style-name="ce115" office:value-type="date" office:date-value="2015-10-24" calcext:value-type="date">
            <text:p>24/10/15</text:p>
          </table:table-cell>
          <table:table-cell table:style-name="ce117" office:value-type="string" calcext:value-type="string">
            <text:p>Tasseaux (sur pare-pluie) : 34x3,5m et 65x3m</text:p>
          </table:table-cell>
          <table:table-cell table:style-name="ce117" office:value-type="string" calcext:value-type="string">
            <text:p>Scierie de Nuillé</text:p>
          </table:table-cell>
          <table:table-cell table:style-name="ce125" office:value-type="currency" office:currency="EUR" office:value="261.2" calcext:value-type="currency">
            <text:p>261,20 €</text:p>
          </table:table-cell>
          <table:table-cell table:style-name="ce125" table:formula="of:=[.D120]" office:value-type="currency" office:currency="EUR" office:value="261.2" calcext:value-type="currency">
            <text:p>261,20 €</text:p>
          </table:table-cell>
          <table:table-cell table:style-name="ce132"/>
          <table:table-cell table:style-name="ce166"/>
          <table:table-cell table:style-name="ce44"/>
          <table:table-cell table:number-columns-repeated="2"/>
          <table:table-cell table:style-name="ce189"/>
          <table:table-cell table:number-columns-repeated="4"/>
        </table:table-row>
        <table:table-row table:style-name="ro1">
          <table:table-cell table:style-name="ce115" office:value-type="date" office:date-value="2015-10-27" calcext:value-type="date">
            <text:p>27/10/15</text:p>
          </table:table-cell>
          <table:table-cell table:style-name="ce117" office:value-type="string" calcext:value-type="string">
            <text:p>Panneaux OSB 3, pare-pluie</text:p>
          </table:table-cell>
          <table:table-cell table:style-name="ce117" office:value-type="string" calcext:value-type="string">
            <text:p>Panofrance</text:p>
          </table:table-cell>
          <table:table-cell table:style-name="ce125" office:value-type="currency" office:currency="EUR" office:value="586.97" calcext:value-type="currency">
            <text:p>586,97 €</text:p>
          </table:table-cell>
          <table:table-cell table:style-name="ce125"/>
          <table:table-cell table:style-name="ce132" table:formula="of:=[.D121]" office:value-type="currency" office:currency="EUR" office:value="586.97" calcext:value-type="currency">
            <text:p>586,97 €</text:p>
          </table:table-cell>
          <table:table-cell table:style-name="ce166"/>
          <table:table-cell table:style-name="ce44"/>
          <table:table-cell table:number-columns-repeated="2"/>
          <table:table-cell table:style-name="ce189"/>
          <table:table-cell table:number-columns-repeated="4"/>
        </table:table-row>
        <table:table-row table:style-name="ro1">
          <table:table-cell table:style-name="ce115" office:value-type="date" office:date-value="2015-10-30" calcext:value-type="date">
            <text:p>30/10/15</text:p>
          </table:table-cell>
          <table:table-cell table:style-name="ce117" office:value-type="string" calcext:value-type="string">
            <text:p>Panneaux OSB 3</text:p>
          </table:table-cell>
          <table:table-cell table:style-name="ce117" office:value-type="string" calcext:value-type="string">
            <text:p>Panofrance</text:p>
          </table:table-cell>
          <table:table-cell table:style-name="ce125" office:value-type="currency" office:currency="EUR" office:value="193.14" calcext:value-type="currency">
            <text:p>193,14 €</text:p>
          </table:table-cell>
          <table:table-cell table:style-name="ce125"/>
          <table:table-cell table:style-name="ce132" table:formula="of:=[.D122]" office:value-type="currency" office:currency="EUR" office:value="193.14" calcext:value-type="currency">
            <text:p>193,14 €</text:p>
          </table:table-cell>
          <table:table-cell table:style-name="ce166"/>
          <table:table-cell table:style-name="ce44"/>
          <table:table-cell office:value-type="string" calcext:value-type="string">
            <text:p>débloqué le 08/09/16</text:p>
          </table:table-cell>
          <table:table-cell/>
          <table:table-cell table:style-name="ce189"/>
          <table:table-cell table:number-columns-repeated="4"/>
        </table:table-row>
        <table:table-row table:style-name="ro1">
          <table:table-cell table:style-name="ce115" office:value-type="date" office:date-value="2015-10-31" calcext:value-type="date">
            <text:p>31/10/15</text:p>
          </table:table-cell>
          <table:table-cell table:style-name="ce117" office:value-type="string" calcext:value-type="string">
            <text:p>Vis</text:p>
          </table:table-cell>
          <table:table-cell table:style-name="ce117" office:value-type="string" calcext:value-type="string">
            <text:p>Leroy Merlin</text:p>
          </table:table-cell>
          <table:table-cell table:style-name="ce132" office:value-type="currency" office:currency="EUR" office:value="171.2" calcext:value-type="currency">
            <text:p>171,20 €</text:p>
          </table:table-cell>
          <table:table-cell table:style-name="ce125" table:formula="of:=[.D123]" office:value-type="currency" office:currency="EUR" office:value="171.2" calcext:value-type="currency">
            <text:p>171,20 €</text:p>
          </table:table-cell>
          <table:table-cell table:style-name="ce132"/>
          <table:table-cell table:style-name="ce166"/>
          <table:table-cell table:style-name="ce179" office:value-type="string" calcext:value-type="string">
            <text:p>Facture ??</text:p>
          </table:table-cell>
          <table:table-cell table:number-columns-repeated="2"/>
          <table:table-cell table:style-name="ce189"/>
          <table:table-cell table:number-columns-repeated="4"/>
        </table:table-row>
        <table:table-row table:style-name="ro1">
          <table:table-cell table:style-name="ce115" office:value-type="date" office:date-value="2015-11-02" calcext:value-type="date">
            <text:p>02/11/15</text:p>
          </table:table-cell>
          <table:table-cell table:style-name="ce119"/>
          <table:table-cell table:style-name="ce117" office:value-type="string" calcext:value-type="string">
            <text:p>Bricoman</text:p>
          </table:table-cell>
          <table:table-cell table:style-name="ce132" office:value-type="currency" office:currency="EUR" office:value="25.2" calcext:value-type="currency">
            <text:p>25,20 €</text:p>
          </table:table-cell>
          <table:table-cell table:style-name="ce125" table:formula="of:=[.D124]" office:value-type="currency" office:currency="EUR" office:value="25.2" calcext:value-type="currency">
            <text:p>25,20 €</text:p>
          </table:table-cell>
          <table:table-cell table:style-name="ce132"/>
          <table:table-cell table:style-name="ce166"/>
          <table:table-cell table:style-name="ce179" office:value-type="string" calcext:value-type="string">
            <text:p>Facture ??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11-03" calcext:value-type="date">
            <text:p>03/11/15</text:p>
          </table:table-cell>
          <table:table-cell table:style-name="ce119"/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85.7" calcext:value-type="currency">
            <text:p>85,70 €</text:p>
          </table:table-cell>
          <table:table-cell table:style-name="ce125" table:formula="of:=[.D125]" office:value-type="currency" office:currency="EUR" office:value="85.7" calcext:value-type="currency">
            <text:p>85,70 €</text:p>
          </table:table-cell>
          <table:table-cell table:style-name="ce132"/>
          <table:table-cell table:style-name="ce166"/>
          <table:table-cell table:style-name="ce179" office:value-type="string" calcext:value-type="string">
            <text:p>Facture ??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11-09" calcext:value-type="date">
            <text:p>09/11/15</text:p>
          </table:table-cell>
          <table:table-cell table:style-name="ce119" office:value-type="string" calcext:value-type="string">
            <text:p>Remboursement chaussures de sécu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-19.95" calcext:value-type="currency">
            <text:p>-19,95 €</text:p>
          </table:table-cell>
          <table:table-cell table:style-name="ce125" table:formula="of:=[.D126]" office:value-type="currency" office:currency="EUR" office:value="-19.95" calcext:value-type="currency">
            <text:p>-19,95 €</text:p>
          </table:table-cell>
          <table:table-cell table:style-name="ce132"/>
          <table:table-cell table:style-name="ce166"/>
          <table:table-cell table:style-name="ce178"/>
          <table:table-cell table:number-columns-repeated="7"/>
        </table:table-row>
        <table:table-row table:style-name="ro1">
          <table:table-cell table:style-name="ce115" office:value-type="date" office:date-value="2015-11-16" calcext:value-type="date">
            <text:p>16/11/15</text:p>
          </table:table-cell>
          <table:table-cell table:style-name="ce117" office:value-type="string" calcext:value-type="string">
            <text:p>Menuiseries (solde)</text:p>
          </table:table-cell>
          <table:table-cell table:style-name="ce117" office:value-type="string" calcext:value-type="string">
            <text:p>JL.Thiebaud</text:p>
          </table:table-cell>
          <table:table-cell table:style-name="ce125" office:value-type="currency" office:currency="EUR" office:value="9100.02" calcext:value-type="currency">
            <text:p>9 100,02 €</text:p>
          </table:table-cell>
          <table:table-cell table:style-name="ce125" table:formula="of:=[.D127]-[.F127]" office:value-type="currency" office:currency="EUR" office:value="492.1" calcext:value-type="currency">
            <text:p>492,10 €</text:p>
          </table:table-cell>
          <table:table-cell table:style-name="ce132" office:value-type="currency" office:currency="EUR" office:value="8607.92" calcext:value-type="currency">
            <text:p>8 607,92 €</text:p>
          </table:table-cell>
          <table:table-cell table:style-name="ce166"/>
          <table:table-cell table:style-name="ce44"/>
          <table:table-cell table:style-name="ce187" office:value-type="string" calcext:value-type="string">
            <text:p>débloqué le 03/08/15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5-11-17" calcext:value-type="date">
            <text:p>17/11/15</text:p>
          </table:table-cell>
          <table:table-cell table:style-name="ce117" office:value-type="string" calcext:value-type="string">
            <text:p>Lève plaque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169" calcext:value-type="currency">
            <text:p>169,00 €</text:p>
          </table:table-cell>
          <table:table-cell table:style-name="ce125" table:formula="of:=[.D128]" office:value-type="currency" office:currency="EUR" office:value="169" calcext:value-type="currency">
            <text:p>169,0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11-17" calcext:value-type="date">
            <text:p>17/11/15</text:p>
          </table:table-cell>
          <table:table-cell table:style-name="ce117" office:value-type="string" calcext:value-type="string">
            <text:p>Manchon à butée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2.1" calcext:value-type="currency">
            <text:p>2,10 €</text:p>
          </table:table-cell>
          <table:table-cell table:style-name="ce125" table:formula="of:=[.D129]" office:value-type="currency" office:currency="EUR" office:value="2.1" calcext:value-type="currency">
            <text:p>2,1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11-23" calcext:value-type="date">
            <text:p>23/11/15</text:p>
          </table:table-cell>
          <table:table-cell table:style-name="ce119" office:value-type="string" calcext:value-type="string">
            <text:p>Laine de bois et pare-pluie semi-rigide (solde)</text:p>
          </table:table-cell>
          <table:table-cell table:style-name="ce117" office:value-type="string" calcext:value-type="string">
            <text:p>Nature Habitat Matériaux</text:p>
          </table:table-cell>
          <table:table-cell table:style-name="ce125" office:value-type="currency" office:currency="EUR" office:value="102.16" calcext:value-type="currency">
            <text:p>102,16 €</text:p>
          </table:table-cell>
          <table:table-cell table:style-name="ce125" table:formula="of:=[.D130]" office:value-type="currency" office:currency="EUR" office:value="102.16" calcext:value-type="currency">
            <text:p>102,16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12-15" calcext:value-type="date">
            <text:p>15/12/15</text:p>
          </table:table-cell>
          <table:table-cell table:style-name="ce119" office:value-type="string" calcext:value-type="string">
            <text:p>Remboursement transport paille non livrée</text:p>
          </table:table-cell>
          <table:table-cell table:style-name="ce117" office:value-type="string" calcext:value-type="string">
            <text:p>T.Riaud</text:p>
          </table:table-cell>
          <table:table-cell table:style-name="ce125" office:value-type="currency" office:currency="EUR" office:value="-39.36" calcext:value-type="currency">
            <text:p>-39,36 €</text:p>
          </table:table-cell>
          <table:table-cell table:style-name="ce125" table:formula="of:=[.D131]" office:value-type="currency" office:currency="EUR" office:value="-39.36" calcext:value-type="currency">
            <text:p>-39,36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12-15" calcext:value-type="date">
            <text:p>15/12/15</text:p>
          </table:table-cell>
          <table:table-cell table:style-name="ce117" office:value-type="string" calcext:value-type="string">
            <text:p>Compribande</text:p>
          </table:table-cell>
          <table:table-cell table:style-name="ce117" office:value-type="string" calcext:value-type="string">
            <text:p>F.Ripouteau </text:p>
          </table:table-cell>
          <table:table-cell table:style-name="ce125" office:value-type="currency" office:currency="EUR" office:value="250" calcext:value-type="currency">
            <text:p>250,00 €</text:p>
          </table:table-cell>
          <table:table-cell table:style-name="ce125" table:formula="of:=[.D132]" office:value-type="currency" office:currency="EUR" office:value="250" calcext:value-type="currency">
            <text:p>250,0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12-15" calcext:value-type="date">
            <text:p>15/12/15</text:p>
          </table:table-cell>
          <table:table-cell table:style-name="ce117" office:value-type="string" calcext:value-type="string">
            <text:p>Chaussures de sécu, veste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101.4" calcext:value-type="currency">
            <text:p>101,40 €</text:p>
          </table:table-cell>
          <table:table-cell table:style-name="ce125" table:formula="of:=[.D133]" office:value-type="currency" office:currency="EUR" office:value="101.4" calcext:value-type="currency">
            <text:p>101,4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12-15" calcext:value-type="date">
            <text:p>15/12/15</text:p>
          </table:table-cell>
          <table:table-cell table:style-name="ce117" office:value-type="string" calcext:value-type="string">
            <text:p>Compribande, Vi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139" calcext:value-type="currency">
            <text:p>139,00 €</text:p>
          </table:table-cell>
          <table:table-cell table:style-name="ce125" table:formula="of:=[.D134]" office:value-type="currency" office:currency="EUR" office:value="139" calcext:value-type="currency">
            <text:p>139,0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12-16" calcext:value-type="date">
            <text:p>16/12/15</text:p>
          </table:table-cell>
          <table:table-cell table:style-name="ce117" office:value-type="string" calcext:value-type="string">
            <text:p>Remboursement compribande ; achat silicone, vi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5.35" calcext:value-type="currency">
            <text:p>5,35 €</text:p>
          </table:table-cell>
          <table:table-cell table:style-name="ce125" table:formula="of:=[.D135]" office:value-type="currency" office:currency="EUR" office:value="5.35" calcext:value-type="currency">
            <text:p>5,35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12-16" calcext:value-type="date">
            <text:p>16/12/15</text:p>
          </table:table-cell>
          <table:table-cell table:style-name="ce117" office:value-type="string" calcext:value-type="string">
            <text:p>Compribande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140.59" calcext:value-type="currency">
            <text:p>140,59 €</text:p>
          </table:table-cell>
          <table:table-cell table:style-name="ce125"/>
          <table:table-cell table:style-name="ce132" table:formula="of:=[.D136]" office:value-type="currency" office:currency="EUR" office:value="140.59" calcext:value-type="currency">
            <text:p>140,59 €</text:p>
          </table:table-cell>
          <table:table-cell table:style-name="ce166"/>
          <table:table-cell table:style-name="ce44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5-12-17" calcext:value-type="date">
            <text:p>17/12/15</text:p>
          </table:table-cell>
          <table:table-cell table:style-name="ce117" office:value-type="string" calcext:value-type="string">
            <text:p>Remboursement silicone ; achat Fix All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26.94" calcext:value-type="currency">
            <text:p>26,94 €</text:p>
          </table:table-cell>
          <table:table-cell table:style-name="ce125" table:formula="of:=[.D137]" office:value-type="currency" office:currency="EUR" office:value="26.94" calcext:value-type="currency">
            <text:p>26,94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12-18" calcext:value-type="date">
            <text:p>18/12/15</text:p>
          </table:table-cell>
          <table:table-cell table:style-name="ce117" office:value-type="string" calcext:value-type="string">
            <text:p>Rbst vis ; achat vis, mèche à bois, serre-joint…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141.46" calcext:value-type="currency">
            <text:p>141,46 €</text:p>
          </table:table-cell>
          <table:table-cell table:style-name="ce125"/>
          <table:table-cell table:style-name="ce132" table:formula="of:=[.D138]" office:value-type="currency" office:currency="EUR" office:value="141.46" calcext:value-type="currency">
            <text:p>141,46 €</text:p>
          </table:table-cell>
          <table:table-cell table:style-name="ce166"/>
          <table:table-cell table:style-name="ce44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5-12-18" calcext:value-type="date">
            <text:p>18/12/15</text:p>
          </table:table-cell>
          <table:table-cell table:style-name="ce117" office:value-type="string" calcext:value-type="string">
            <text:p>Foret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10.85" calcext:value-type="currency">
            <text:p>10,85 €</text:p>
          </table:table-cell>
          <table:table-cell table:style-name="ce125" table:formula="of:=[.D139]" office:value-type="currency" office:currency="EUR" office:value="10.85" calcext:value-type="currency">
            <text:p>10,85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12-18" calcext:value-type="date">
            <text:p>18/12/15</text:p>
          </table:table-cell>
          <table:table-cell table:style-name="ce117" office:value-type="string" calcext:value-type="string">
            <text:p>Mêche à bois</text:p>
          </table:table-cell>
          <table:table-cell table:style-name="ce117" office:value-type="string" calcext:value-type="string">
            <text:p>Bricoman</text:p>
          </table:table-cell>
          <table:table-cell table:style-name="ce132" office:value-type="currency" office:currency="EUR" office:value="9.3" calcext:value-type="currency">
            <text:p>9,30 €</text:p>
          </table:table-cell>
          <table:table-cell table:style-name="ce125" table:formula="of:=[.D140]" office:value-type="currency" office:currency="EUR" office:value="9.3" calcext:value-type="currency">
            <text:p>9,3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1-05" calcext:value-type="date">
            <text:p>05/01/16</text:p>
          </table:table-cell>
          <table:table-cell table:style-name="ce117" office:value-type="string" calcext:value-type="string">
            <text:p>Remboursement paille non livrée</text:p>
          </table:table-cell>
          <table:table-cell table:style-name="ce117" office:value-type="string" calcext:value-type="string">
            <text:p>T.Roger</text:p>
          </table:table-cell>
          <table:table-cell table:style-name="ce125" office:value-type="currency" office:currency="EUR" office:value="-232.32" calcext:value-type="currency">
            <text:p>-232,32 €</text:p>
          </table:table-cell>
          <table:table-cell table:style-name="ce125" table:formula="of:=[.D141]" office:value-type="currency" office:currency="EUR" office:value="-232.32" calcext:value-type="currency">
            <text:p>-232,32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1-05" calcext:value-type="date">
            <text:p>05/01/16</text:p>
          </table:table-cell>
          <table:table-cell table:style-name="ce117" office:value-type="string" calcext:value-type="string">
            <text:p>Vis menuiseries, mètre, scotch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222.41" calcext:value-type="currency">
            <text:p>222,41 €</text:p>
          </table:table-cell>
          <table:table-cell table:style-name="ce125"/>
          <table:table-cell table:style-name="ce132" table:formula="of:=[.D142]" office:value-type="currency" office:currency="EUR" office:value="222.41" calcext:value-type="currency">
            <text:p>222,41 €</text:p>
          </table:table-cell>
          <table:table-cell table:style-name="ce166"/>
          <table:table-cell table:style-name="ce44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6-01-05" calcext:value-type="date">
            <text:p>05/01/16</text:p>
          </table:table-cell>
          <table:table-cell table:style-name="ce117" office:value-type="string" calcext:value-type="string">
            <text:p>Compribande 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159.29" calcext:value-type="currency">
            <text:p>159,29 €</text:p>
          </table:table-cell>
          <table:table-cell table:style-name="ce125"/>
          <table:table-cell table:style-name="ce132" table:formula="of:=[.D143]" office:value-type="currency" office:currency="EUR" office:value="159.29" calcext:value-type="currency">
            <text:p>159,29 €</text:p>
          </table:table-cell>
          <table:table-cell table:style-name="ce166"/>
          <table:table-cell table:style-name="ce44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6-01-13" calcext:value-type="date">
            <text:p>13/01/16</text:p>
          </table:table-cell>
          <table:table-cell table:style-name="ce117" office:value-type="string" calcext:value-type="string">
            <text:p>Pose des menuiseries</text:p>
          </table:table-cell>
          <table:table-cell table:style-name="ce117" office:value-type="string" calcext:value-type="string">
            <text:p>Eco-logis Bois</text:p>
          </table:table-cell>
          <table:table-cell table:style-name="ce125" office:value-type="currency" office:currency="EUR" office:value="1470" calcext:value-type="currency">
            <text:p>1 470,00 €</text:p>
          </table:table-cell>
          <table:table-cell table:style-name="ce125"/>
          <table:table-cell table:style-name="ce132" table:formula="of:=[.D144]" office:value-type="currency" office:currency="EUR" office:value="1470" calcext:value-type="currency">
            <text:p>1 470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1-14" calcext:value-type="date">
            <text:p>14/01/16</text:p>
          </table:table-cell>
          <table:table-cell table:style-name="ce117" office:value-type="string" calcext:value-type="string">
            <text:p>Bétonnière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85" calcext:value-type="currency">
            <text:p>185,00 €</text:p>
          </table:table-cell>
          <table:table-cell table:style-name="ce125" table:formula="of:=[.D145]" office:value-type="currency" office:currency="EUR" office:value="185" calcext:value-type="currency">
            <text:p>185,0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1-16" calcext:value-type="date">
            <text:p>16/01/16</text:p>
          </table:table-cell>
          <table:table-cell table:style-name="ce117" office:value-type="string" calcext:value-type="string">
            <text:p>Liège en plaques</text:p>
          </table:table-cell>
          <table:table-cell table:style-name="ce117" office:value-type="string" calcext:value-type="string">
            <text:p>Compagnie portugaise des lièges</text:p>
          </table:table-cell>
          <table:table-cell table:style-name="ce125" office:value-type="currency" office:currency="EUR" office:value="5556.18" calcext:value-type="currency">
            <text:p>5 556,18 €</text:p>
          </table:table-cell>
          <table:table-cell table:style-name="ce125"/>
          <table:table-cell table:style-name="ce132" table:formula="of:=[.D146]" office:value-type="currency" office:currency="EUR" office:value="5556.18" calcext:value-type="currency">
            <text:p>5 556,18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2-13" calcext:value-type="date">
            <text:p>13/02/16</text:p>
          </table:table-cell>
          <table:table-cell table:style-name="ce117" office:value-type="string" calcext:value-type="string">
            <text:p>Aspirateur à eau, gants, scotch, seaux, sangles…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262.32" calcext:value-type="currency">
            <text:p>262,32 €</text:p>
          </table:table-cell>
          <table:table-cell table:style-name="ce125" table:formula="of:=[.D147]" office:value-type="currency" office:currency="EUR" office:value="262.32" calcext:value-type="currency">
            <text:p>262,32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2-16" calcext:value-type="date">
            <text:p>16/02/16</text:p>
          </table:table-cell>
          <table:table-cell table:style-name="ce117" office:value-type="string" calcext:value-type="string">
            <text:p>Larmiers ossature Sud</text:p>
          </table:table-cell>
          <table:table-cell table:style-name="ce117" office:value-type="string" calcext:value-type="string">
            <text:p>Sarthe Pliage</text:p>
          </table:table-cell>
          <table:table-cell table:style-name="ce125" office:value-type="currency" office:currency="EUR" office:value="60" calcext:value-type="currency">
            <text:p>60,00 €</text:p>
          </table:table-cell>
          <table:table-cell table:style-name="ce125" table:formula="of:=[.D148]" office:value-type="currency" office:currency="EUR" office:value="60" calcext:value-type="currency">
            <text:p>60,0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2-26" calcext:value-type="date">
            <text:p>26/02/16</text:p>
          </table:table-cell>
          <table:table-cell table:style-name="ce117" office:value-type="string" calcext:value-type="string">
            <text:p>Bâche serre, bâches tissées (sol intérieur maison)</text:p>
          </table:table-cell>
          <table:table-cell table:style-name="ce117" office:value-type="string" calcext:value-type="string">
            <text:p>D.Fihey</text:p>
          </table:table-cell>
          <table:table-cell table:style-name="ce125" office:value-type="currency" office:currency="EUR" office:value="500" calcext:value-type="currency">
            <text:p>500,00 €</text:p>
          </table:table-cell>
          <table:table-cell table:style-name="ce125" table:formula="of:=[.D149]" office:value-type="currency" office:currency="EUR" office:value="500" calcext:value-type="currency">
            <text:p>500,0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4-06" calcext:value-type="date">
            <text:p>06/04/16</text:p>
          </table:table-cell>
          <table:table-cell table:style-name="ce117" office:value-type="string" calcext:value-type="string">
            <text:p>Acompte 40 % portes (2 sur les 3) </text:p>
          </table:table-cell>
          <table:table-cell table:style-name="ce117" office:value-type="string" calcext:value-type="string">
            <text:p>P.Monnot</text:p>
          </table:table-cell>
          <table:table-cell table:style-name="ce125" office:value-type="currency" office:currency="EUR" office:value="1936" calcext:value-type="currency">
            <text:p>1 936,00 €</text:p>
          </table:table-cell>
          <table:table-cell table:style-name="ce125"/>
          <table:table-cell table:style-name="ce132" table:formula="of:=[.D150]" office:value-type="currency" office:currency="EUR" office:value="1936" calcext:value-type="currency">
            <text:p>1 936,00 €</text:p>
          </table:table-cell>
          <table:table-cell table:style-name="ce166"/>
          <table:table-cell table:style-name="ce44"/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6-04-08" calcext:value-type="date">
            <text:p>08/04/16</text:p>
          </table:table-cell>
          <table:table-cell table:style-name="ce117" office:value-type="string" calcext:value-type="string">
            <text:p>Scie circulaire, équerres, vi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439.34" calcext:value-type="currency">
            <text:p>439,34 €</text:p>
          </table:table-cell>
          <table:table-cell table:style-name="ce125" table:formula="of:=[.D151]" office:value-type="currency" office:currency="EUR" office:value="439.34" calcext:value-type="currency">
            <text:p>439,34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4-14" calcext:value-type="date">
            <text:p>14/04/16</text:p>
          </table:table-cell>
          <table:table-cell table:style-name="ce117" office:value-type="string" calcext:value-type="string">
            <text:p>Solde 10 % portes (2 sur les 3) : en espèces</text:p>
          </table:table-cell>
          <table:table-cell table:style-name="ce117" office:value-type="string" calcext:value-type="string">
            <text:p>P.Monnot</text:p>
          </table:table-cell>
          <table:table-cell table:style-name="ce125" office:value-type="currency" office:currency="EUR" office:value="484" calcext:value-type="currency">
            <text:p>484,00 €</text:p>
          </table:table-cell>
          <table:table-cell table:style-name="ce125"/>
          <table:table-cell table:style-name="ce132" table:formula="of:=[.D152]" office:value-type="currency" office:currency="EUR" office:value="484" calcext:value-type="currency">
            <text:p>484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4-15" calcext:value-type="date">
            <text:p>15/04/16</text:p>
          </table:table-cell>
          <table:table-cell table:style-name="ce117" office:value-type="string" calcext:value-type="string">
            <text:p>Dalles et panneaux OSB, pare-pluie</text:p>
          </table:table-cell>
          <table:table-cell table:style-name="ce117" office:value-type="string" calcext:value-type="string">
            <text:p>Panofrance</text:p>
          </table:table-cell>
          <table:table-cell table:style-name="ce125" office:value-type="currency" office:currency="EUR" office:value="852.66" calcext:value-type="currency">
            <text:p>852,66 €</text:p>
          </table:table-cell>
          <table:table-cell table:style-name="ce125"/>
          <table:table-cell table:style-name="ce132" table:formula="of:=[.D153]" office:value-type="currency" office:currency="EUR" office:value="852.66" calcext:value-type="currency">
            <text:p>852,66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4-15" calcext:value-type="date">
            <text:p>15/04/16</text:p>
          </table:table-cell>
          <table:table-cell table:style-name="ce117" office:value-type="string" calcext:value-type="string">
            <text:p>Branchement provisoire (193,70 € prévus)</text:p>
          </table:table-cell>
          <table:table-cell table:style-name="ce117" office:value-type="string" calcext:value-type="string">
            <text:p>ERDF / Enercoop</text:p>
          </table:table-cell>
          <table:table-cell table:style-name="ce125" office:value-type="currency" office:currency="EUR" office:value="202.44" calcext:value-type="currency">
            <text:p>202,44 €</text:p>
          </table:table-cell>
          <table:table-cell table:style-name="ce125" table:formula="of:=[.D154]" office:value-type="currency" office:currency="EUR" office:value="202.44" calcext:value-type="currency">
            <text:p>202,44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4-20" calcext:value-type="date">
            <text:p>20/04/16</text:p>
          </table:table-cell>
          <table:table-cell table:style-name="ce117" office:value-type="string" calcext:value-type="string">
            <text:p>Tasseaux (sur pare-pluie) : 26x3,5m </text:p>
          </table:table-cell>
          <table:table-cell table:style-name="ce117" office:value-type="string" calcext:value-type="string">
            <text:p>Scierie de Nuillé</text:p>
          </table:table-cell>
          <table:table-cell table:style-name="ce125" office:value-type="currency" office:currency="EUR" office:value="73" calcext:value-type="currency">
            <text:p>73,00 €</text:p>
          </table:table-cell>
          <table:table-cell table:style-name="ce125" table:formula="of:=[.D155]" office:value-type="currency" office:currency="EUR" office:value="73" calcext:value-type="currency">
            <text:p>73,0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5-02" calcext:value-type="date">
            <text:p>02/05/16</text:p>
          </table:table-cell>
          <table:table-cell table:style-name="ce117" office:value-type="string" calcext:value-type="string">
            <text:p>Pointes, vi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61.56" calcext:value-type="currency">
            <text:p>61,56 €</text:p>
          </table:table-cell>
          <table:table-cell table:style-name="ce125"/>
          <table:table-cell table:style-name="ce132" table:formula="of:=[.D156]" office:value-type="currency" office:currency="EUR" office:value="61.56" calcext:value-type="currency">
            <text:p>61,56 €</text:p>
          </table:table-cell>
          <table:table-cell table:style-name="ce166"/>
          <table:table-cell table:style-name="ce44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6-05-03" calcext:value-type="date">
            <text:p>03/05/16</text:p>
          </table:table-cell>
          <table:table-cell table:style-name="ce117" office:value-type="string" calcext:value-type="string">
            <text:p>Charges salaire B.Duffau</text:p>
          </table:table-cell>
          <table:table-cell table:style-name="ce117" office:value-type="string" calcext:value-type="string">
            <text:p>Urssaf</text:p>
          </table:table-cell>
          <table:table-cell table:style-name="ce125" office:value-type="currency" office:currency="EUR" office:value="1297" calcext:value-type="currency">
            <text:p>1 297,00 €</text:p>
          </table:table-cell>
          <table:table-cell table:style-name="ce125"/>
          <table:table-cell table:style-name="ce132" table:formula="of:=[.D157]" office:value-type="currency" office:currency="EUR" office:value="1297" calcext:value-type="currency">
            <text:p>1 297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5-09" calcext:value-type="date">
            <text:p>09/05/16</text:p>
          </table:table-cell>
          <table:table-cell table:style-name="ce117" office:value-type="string" calcext:value-type="string">
            <text:p>Vi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63.29" calcext:value-type="currency">
            <text:p>63,29 €</text:p>
          </table:table-cell>
          <table:table-cell table:style-name="ce125"/>
          <table:table-cell table:style-name="ce132" table:formula="of:=[.D158]" office:value-type="currency" office:currency="EUR" office:value="63.29" calcext:value-type="currency">
            <text:p>63,29 €</text:p>
          </table:table-cell>
          <table:table-cell table:style-name="ce166"/>
          <table:table-cell table:style-name="ce44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6-05-24" calcext:value-type="date">
            <text:p>24/05/16</text:p>
          </table:table-cell>
          <table:table-cell table:style-name="ce117" office:value-type="string" calcext:value-type="string">
            <text:p>Taxe d’aménagement (1ère moitié)</text:p>
          </table:table-cell>
          <table:table-cell table:style-name="ce117" office:value-type="string" calcext:value-type="string">
            <text:p>Trésor public</text:p>
          </table:table-cell>
          <table:table-cell table:style-name="ce125" office:value-type="currency" office:currency="EUR" office:value="1465" calcext:value-type="currency">
            <text:p>1 465,00 €</text:p>
          </table:table-cell>
          <table:table-cell table:style-name="ce125"/>
          <table:table-cell table:style-name="ce132" table:formula="of:=[.D159]" office:value-type="currency" office:currency="EUR" office:value="1465" calcext:value-type="currency">
            <text:p>1 465,00 €</text:p>
          </table:table-cell>
          <table:table-cell table:style-name="ce166"/>
          <table:table-cell table:style-name="ce44"/>
          <table:table-cell office:value-type="string" calcext:value-type="string">
            <text:p>débloqué le 19/10/16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6-05-24" calcext:value-type="date">
            <text:p>24/05/16</text:p>
          </table:table-cell>
          <table:table-cell table:style-name="ce117" office:value-type="string" calcext:value-type="string">
            <text:p>Redevance d’archéologie préventive (1ère moitié)</text:p>
          </table:table-cell>
          <table:table-cell table:style-name="ce117" office:value-type="string" calcext:value-type="string">
            <text:p>Trésor public</text:p>
          </table:table-cell>
          <table:table-cell table:style-name="ce125" office:value-type="currency" office:currency="EUR" office:value="265" calcext:value-type="currency">
            <text:p>265,00 €</text:p>
          </table:table-cell>
          <table:table-cell table:style-name="ce132" table:formula="of:=[.D160]" office:value-type="currency" office:currency="EUR" office:value="265" calcext:value-type="currency">
            <text:p>265,00 €</text:p>
          </table:table-cell>
          <table:table-cell table:style-name="ce132"/>
          <table:table-cell table:style-name="ce166"/>
          <table:table-cell table:style-name="ce179" office:value-type="string" calcext:value-type="string">
            <text:p>à débloquer si besoin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6-05-26" calcext:value-type="date">
            <text:p>26/05/16</text:p>
          </table:table-cell>
          <table:table-cell table:style-name="ce117" office:value-type="string" calcext:value-type="string">
            <text:p>EPDM, toiture végétalisée</text:p>
          </table:table-cell>
          <table:table-cell table:style-name="ce117" office:value-type="string" calcext:value-type="string">
            <text:p>Matériaux naturels</text:p>
          </table:table-cell>
          <table:table-cell table:style-name="ce125" office:value-type="currency" office:currency="EUR" office:value="6592.44" calcext:value-type="currency">
            <text:p>6 592,44 €</text:p>
          </table:table-cell>
          <table:table-cell table:style-name="ce125"/>
          <table:table-cell table:style-name="ce132" table:formula="of:=[.D161]" office:value-type="currency" office:currency="EUR" office:value="6592.44" calcext:value-type="currency">
            <text:p>6 592,44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6-04" calcext:value-type="date">
            <text:p>04/06/16</text:p>
          </table:table-cell>
          <table:table-cell table:style-name="ce117" office:value-type="string" calcext:value-type="string">
            <text:p>Gouttières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264.83" calcext:value-type="currency">
            <text:p>264,83 €</text:p>
          </table:table-cell>
          <table:table-cell table:style-name="ce125"/>
          <table:table-cell table:style-name="ce132" table:formula="of:=[.D162]" office:value-type="currency" office:currency="EUR" office:value="264.83" calcext:value-type="currency">
            <text:p>264,83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6-24" calcext:value-type="date">
            <text:p>24/06/16</text:p>
          </table:table-cell>
          <table:table-cell table:style-name="ce117" office:value-type="string" calcext:value-type="string">
            <text:p>Géotextile toiture (sous EPDM)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201" calcext:value-type="currency">
            <text:p>201,00 €</text:p>
          </table:table-cell>
          <table:table-cell table:style-name="ce125"/>
          <table:table-cell table:style-name="ce132" office:value-type="currency" office:currency="EUR" office:value="201" calcext:value-type="currency">
            <text:p>201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6-25" calcext:value-type="date">
            <text:p>25/06/16</text:p>
          </table:table-cell>
          <table:table-cell table:style-name="ce117" office:value-type="string" calcext:value-type="string">
            <text:p>Pinceaux (pour coller EPDM)</text:p>
          </table:table-cell>
          <table:table-cell table:style-name="ce117" office:value-type="string" calcext:value-type="string">
            <text:p>BricoMarché</text:p>
          </table:table-cell>
          <table:table-cell table:style-name="ce125" office:value-type="currency" office:currency="EUR" office:value="39.4" calcext:value-type="currency">
            <text:p>39,40 €</text:p>
          </table:table-cell>
          <table:table-cell table:style-name="ce125" table:formula="of:=[.D164]" office:value-type="currency" office:currency="EUR" office:value="39.4" calcext:value-type="currency">
            <text:p>39,4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6-30" calcext:value-type="date">
            <text:p>30/06/16</text:p>
          </table:table-cell>
          <table:table-cell table:style-name="ce117" office:value-type="string" calcext:value-type="string">
            <text:p>Porte (grande, salle de musique) : acompte 40 %</text:p>
          </table:table-cell>
          <table:table-cell table:style-name="ce117" office:value-type="string" calcext:value-type="string">
            <text:p>P.Monnot</text:p>
          </table:table-cell>
          <table:table-cell table:style-name="ce125" office:value-type="currency" office:currency="EUR" office:value="968" calcext:value-type="currency">
            <text:p>968,00 €</text:p>
          </table:table-cell>
          <table:table-cell table:style-name="ce125"/>
          <table:table-cell table:style-name="ce132" office:value-type="currency" office:currency="EUR" office:value="968" calcext:value-type="currency">
            <text:p>968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6-30" calcext:value-type="date">
            <text:p>30/06/16</text:p>
          </table:table-cell>
          <table:table-cell table:style-name="ce117" office:value-type="string" calcext:value-type="string">
            <text:p>Toiture : bande adhésive</text:p>
          </table:table-cell>
          <table:table-cell table:style-name="ce117" office:value-type="string" calcext:value-type="string">
            <text:p>Matériaux naturels</text:p>
          </table:table-cell>
          <table:table-cell table:style-name="ce125" office:value-type="currency" office:currency="EUR" office:value="44.48" calcext:value-type="currency">
            <text:p>44,48 €</text:p>
          </table:table-cell>
          <table:table-cell table:style-name="ce125"/>
          <table:table-cell table:style-name="ce132" office:value-type="currency" office:currency="EUR" office:value="44.48" calcext:value-type="currency">
            <text:p>44,48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7-01" calcext:value-type="date">
            <text:p>01/07/16</text:p>
          </table:table-cell>
          <table:table-cell table:style-name="ce117" office:value-type="string" calcext:value-type="string">
            <text:p>Chaux (enduits)</text:p>
          </table:table-cell>
          <table:table-cell table:style-name="ce117" office:value-type="string" calcext:value-type="string">
            <text:p>Nature Habitat Matériaux</text:p>
          </table:table-cell>
          <table:table-cell table:style-name="ce125" office:value-type="currency" office:currency="EUR" office:value="96" calcext:value-type="currency">
            <text:p>96,00 €</text:p>
          </table:table-cell>
          <table:table-cell table:style-name="ce125"/>
          <table:table-cell table:style-name="ce132" table:formula="of:=[.D167]" office:value-type="currency" office:currency="EUR" office:value="96" calcext:value-type="currency">
            <text:p>96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7-01" calcext:value-type="date">
            <text:p>01/07/16</text:p>
          </table:table-cell>
          <table:table-cell table:style-name="ce117" office:value-type="string" calcext:value-type="string">
            <text:p>Poubelles, gants, lunettes (enduits)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87.95" calcext:value-type="currency">
            <text:p>87,95 €</text:p>
          </table:table-cell>
          <table:table-cell table:style-name="ce125" table:formula="of:=[.D168]" office:value-type="currency" office:currency="EUR" office:value="87.95" calcext:value-type="currency">
            <text:p>87,95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7-02" calcext:value-type="date">
            <text:p>02/07/16</text:p>
          </table:table-cell>
          <table:table-cell table:style-name="ce117" office:value-type="string" calcext:value-type="string">
            <text:p>Bétonnière thermique</text:p>
          </table:table-cell>
          <table:table-cell table:style-name="ce117" office:value-type="string" calcext:value-type="string">
            <text:p>M.Beaufils</text:p>
          </table:table-cell>
          <table:table-cell table:style-name="ce125" office:value-type="currency" office:currency="EUR" office:value="100" calcext:value-type="currency">
            <text:p>100,00 €</text:p>
          </table:table-cell>
          <table:table-cell table:style-name="ce125" table:formula="of:=[.D169]" office:value-type="currency" office:currency="EUR" office:value="100" calcext:value-type="currency">
            <text:p>100,0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7-07" calcext:value-type="date">
            <text:p>07/07/16</text:p>
          </table:table-cell>
          <table:table-cell table:style-name="ce117" office:value-type="string" calcext:value-type="string">
            <text:p>Portes (solde)</text:p>
          </table:table-cell>
          <table:table-cell table:style-name="ce117" office:value-type="string" calcext:value-type="string">
            <text:p>P.Monnot</text:p>
          </table:table-cell>
          <table:table-cell table:style-name="ce125" office:value-type="currency" office:currency="EUR" office:value="242" calcext:value-type="currency">
            <text:p>242,00 €</text:p>
          </table:table-cell>
          <table:table-cell table:style-name="ce125"/>
          <table:table-cell table:style-name="ce132" table:formula="of:=[.D170]" office:value-type="currency" office:currency="EUR" office:value="242" calcext:value-type="currency">
            <text:p>242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7-13" calcext:value-type="date">
            <text:p>13/07/16</text:p>
          </table:table-cell>
          <table:table-cell table:style-name="ce117" office:value-type="string" calcext:value-type="string">
            <text:p>Electricité salle de musique 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144.35" calcext:value-type="currency">
            <text:p>144,35 €</text:p>
          </table:table-cell>
          <table:table-cell table:style-name="ce125"/>
          <table:table-cell table:style-name="ce132" table:formula="of:=[.D171]" office:value-type="currency" office:currency="EUR" office:value="144.35" calcext:value-type="currency">
            <text:p>144,35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7-15" calcext:value-type="date">
            <text:p>15/07/16</text:p>
          </table:table-cell>
          <table:table-cell table:style-name="ce117" office:value-type="string" calcext:value-type="string">
            <text:p>Toile de verre (support d’enduit)</text:p>
          </table:table-cell>
          <table:table-cell table:style-name="ce117" office:value-type="string" calcext:value-type="string">
            <text:p>Réseau pro</text:p>
          </table:table-cell>
          <table:table-cell table:style-name="ce125" office:value-type="currency" office:currency="EUR" office:value="118.8" calcext:value-type="currency">
            <text:p>118,80 €</text:p>
          </table:table-cell>
          <table:table-cell table:style-name="ce125"/>
          <table:table-cell table:style-name="ce132" table:formula="of:=[.D172]" office:value-type="currency" office:currency="EUR" office:value="118.8" calcext:value-type="currency">
            <text:p>118,8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7-15" calcext:value-type="date">
            <text:p>15/07/16</text:p>
          </table:table-cell>
          <table:table-cell table:style-name="ce117" office:value-type="string" calcext:value-type="string">
            <text:p>Lame de scie radiale</text:p>
          </table:table-cell>
          <table:table-cell table:style-name="ce117" office:value-type="string" calcext:value-type="string">
            <text:p>Brico dépôt</text:p>
          </table:table-cell>
          <table:table-cell table:style-name="ce125" office:value-type="currency" office:currency="EUR" office:value="38.1" calcext:value-type="currency">
            <text:p>38,10 €</text:p>
          </table:table-cell>
          <table:table-cell table:style-name="ce125"/>
          <table:table-cell table:style-name="ce132" table:formula="of:=[.D173]" office:value-type="currency" office:currency="EUR" office:value="38.1" calcext:value-type="currency">
            <text:p>38,1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7-20" calcext:value-type="date">
            <text:p>20/07/16</text:p>
          </table:table-cell>
          <table:table-cell table:style-name="ce117" office:value-type="string" calcext:value-type="string">
            <text:p>Scotch tramé (enduit) Contega</text:p>
          </table:table-cell>
          <table:table-cell table:style-name="ce117" office:value-type="string" calcext:value-type="string">
            <text:p>Nature Habitat Matériaux</text:p>
          </table:table-cell>
          <table:table-cell table:style-name="ce125" office:value-type="currency" office:currency="EUR" office:value="355.68" calcext:value-type="currency">
            <text:p>355,68 €</text:p>
          </table:table-cell>
          <table:table-cell table:style-name="ce125"/>
          <table:table-cell table:style-name="ce132" table:formula="of:=[.D174]" office:value-type="currency" office:currency="EUR" office:value="355.68" calcext:value-type="currency">
            <text:p>355,68 €</text:p>
          </table:table-cell>
          <table:table-cell table:style-name="ce135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7-22" calcext:value-type="date">
            <text:p>22/07/16</text:p>
          </table:table-cell>
          <table:table-cell table:style-name="ce117" office:value-type="string" calcext:value-type="string">
            <text:p>Electricité salle de musique 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70.66" calcext:value-type="currency">
            <text:p>70,66 €</text:p>
          </table:table-cell>
          <table:table-cell table:style-name="ce125" table:formula="of:=[.D175]-[.F175]" office:value-type="currency" office:currency="EUR" office:value="4.56" calcext:value-type="currency">
            <text:p>4,56 €</text:p>
          </table:table-cell>
          <table:table-cell table:style-name="ce132" office:value-type="currency" office:currency="EUR" office:value="66.1" calcext:value-type="currency">
            <text:p>66,1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7-25" calcext:value-type="date">
            <text:p>25/07/16</text:p>
          </table:table-cell>
          <table:table-cell table:style-name="ce117" office:value-type="string" calcext:value-type="string">
            <text:p>Electricité salle de musique, rabot 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169.2" calcext:value-type="currency">
            <text:p>169,20 €</text:p>
          </table:table-cell>
          <table:table-cell table:style-name="ce125" office:value-type="currency" office:currency="EUR" office:value="80" calcext:value-type="currency">
            <text:p>80,00 €</text:p>
          </table:table-cell>
          <table:table-cell table:style-name="ce125" table:formula="of:=[.D176]-[.E176]" office:value-type="currency" office:currency="EUR" office:value="89.2" calcext:value-type="currency">
            <text:p>89,2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7-27" calcext:value-type="date">
            <text:p>27/07/16</text:p>
          </table:table-cell>
          <table:table-cell table:style-name="ce117" office:value-type="string" calcext:value-type="string">
            <text:p>Vis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52" calcext:value-type="currency">
            <text:p>52,00 €</text:p>
          </table:table-cell>
          <table:table-cell table:style-name="ce125"/>
          <table:table-cell table:style-name="ce125" table:formula="of:=[.D177]" office:value-type="currency" office:currency="EUR" office:value="52" calcext:value-type="currency">
            <text:p>52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7-29" calcext:value-type="date">
            <text:p>29/07/16</text:p>
          </table:table-cell>
          <table:table-cell table:style-name="ce117" office:value-type="string" calcext:value-type="string">
            <text:p>Scotch d’étanchéité Tescon</text:p>
          </table:table-cell>
          <table:table-cell table:style-name="ce117" office:value-type="string" calcext:value-type="string">
            <text:p>Nature Habitat Matériaux</text:p>
          </table:table-cell>
          <table:table-cell table:style-name="ce125" office:value-type="currency" office:currency="EUR" office:value="24.07" calcext:value-type="currency">
            <text:p>24,07 €</text:p>
          </table:table-cell>
          <table:table-cell table:style-name="ce125"/>
          <table:table-cell table:style-name="ce125" table:formula="of:=[.D178]" office:value-type="currency" office:currency="EUR" office:value="24.07" calcext:value-type="currency">
            <text:p>24,07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7-29" calcext:value-type="date">
            <text:p>29/07/16</text:p>
          </table:table-cell>
          <table:table-cell table:style-name="ce117" office:value-type="string" calcext:value-type="string">
            <text:p>Salaire (enduits)</text:p>
          </table:table-cell>
          <table:table-cell table:style-name="ce117" office:value-type="string" calcext:value-type="string">
            <text:p>B.Duffau</text:p>
          </table:table-cell>
          <table:table-cell table:style-name="ce125" office:value-type="currency" office:currency="EUR" office:value="2160.45" calcext:value-type="currency">
            <text:p>2 160,45 €</text:p>
          </table:table-cell>
          <table:table-cell table:style-name="ce125"/>
          <table:table-cell table:style-name="ce125" table:formula="of:=[.D179]" office:value-type="currency" office:currency="EUR" office:value="2160.45" calcext:value-type="currency">
            <text:p>2 160,45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8-02" calcext:value-type="date">
            <text:p>02/08/16</text:p>
          </table:table-cell>
          <table:table-cell table:style-name="ce117" office:value-type="string" calcext:value-type="string">
            <text:p>Câbles raccordement électrique</text:p>
          </table:table-cell>
          <table:table-cell table:style-name="ce117" office:value-type="string" calcext:value-type="string">
            <text:p>Socolec</text:p>
          </table:table-cell>
          <table:table-cell table:style-name="ce125" office:value-type="currency" office:currency="EUR" office:value="1208.17" calcext:value-type="currency">
            <text:p>1 208,17 €</text:p>
          </table:table-cell>
          <table:table-cell table:style-name="ce125"/>
          <table:table-cell table:style-name="ce125" table:formula="of:=[.D180]" office:value-type="currency" office:currency="EUR" office:value="1208.17" calcext:value-type="currency">
            <text:p>1 208,17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8-02" calcext:value-type="date">
            <text:p>02/08/16</text:p>
          </table:table-cell>
          <table:table-cell table:style-name="ce117" office:value-type="string" calcext:value-type="string">
            <text:p>Poste de relevage, matériel raccordement</text:p>
          </table:table-cell>
          <table:table-cell table:style-name="ce117" office:value-type="string" calcext:value-type="string">
            <text:p>PUM Plastiques</text:p>
          </table:table-cell>
          <table:table-cell table:style-name="ce125" office:value-type="currency" office:currency="EUR" office:value="1966.31" calcext:value-type="currency">
            <text:p>1 966,31 €</text:p>
          </table:table-cell>
          <table:table-cell table:style-name="ce125"/>
          <table:table-cell table:style-name="ce125" table:formula="of:=[.D181]" office:value-type="currency" office:currency="EUR" office:value="1966.31" calcext:value-type="currency">
            <text:p>1 966,31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8-03" calcext:value-type="date">
            <text:p>03/08/16</text:p>
          </table:table-cell>
          <table:table-cell table:style-name="ce117" office:value-type="string" calcext:value-type="string">
            <text:p>Accompagnement toiture (mise en place pouzzolane)</text:p>
          </table:table-cell>
          <table:table-cell table:style-name="ce117" office:value-type="string" calcext:value-type="string">
            <text:p>E.Sabin</text:p>
          </table:table-cell>
          <table:table-cell table:style-name="ce125" office:value-type="currency" office:currency="EUR" office:value="200" calcext:value-type="currency">
            <text:p>200,00 €</text:p>
          </table:table-cell>
          <table:table-cell table:style-name="ce125" table:formula="of:=[.D182]" office:value-type="currency" office:currency="EUR" office:value="200" calcext:value-type="currency">
            <text:p>200,0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8-04" calcext:value-type="date">
            <text:p>04/08/16</text:p>
          </table:table-cell>
          <table:table-cell table:style-name="ce117" office:value-type="string" calcext:value-type="string">
            <text:p>Câbles raccordement électrique</text:p>
          </table:table-cell>
          <table:table-cell table:style-name="ce117" office:value-type="string" calcext:value-type="string">
            <text:p>Socolec</text:p>
          </table:table-cell>
          <table:table-cell table:style-name="ce125" office:value-type="currency" office:currency="EUR" office:value="157.04" calcext:value-type="currency">
            <text:p>157,04 €</text:p>
          </table:table-cell>
          <table:table-cell table:style-name="ce125"/>
          <table:table-cell table:style-name="ce125" table:formula="of:=[.D183]" office:value-type="currency" office:currency="EUR" office:value="157.04" calcext:value-type="currency">
            <text:p>157,04 €</text:p>
          </table:table-cell>
          <table:table-cell table:style-name="ce135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8-04" calcext:value-type="date">
            <text:p>04/08/16</text:p>
          </table:table-cell>
          <table:table-cell table:style-name="ce117" office:value-type="string" calcext:value-type="string">
            <text:p>Décompression fosse</text:p>
          </table:table-cell>
          <table:table-cell table:style-name="ce117" office:value-type="string" calcext:value-type="string">
            <text:p>PUM Plastiques</text:p>
          </table:table-cell>
          <table:table-cell table:style-name="ce125" office:value-type="currency" office:currency="EUR" office:value="65.75" calcext:value-type="currency">
            <text:p>65,75 €</text:p>
          </table:table-cell>
          <table:table-cell table:style-name="ce125"/>
          <table:table-cell table:style-name="ce125" table:formula="of:=[.D184]" office:value-type="currency" office:currency="EUR" office:value="65.75" calcext:value-type="currency">
            <text:p>65,75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8-04" calcext:value-type="date">
            <text:p>04/08/16</text:p>
          </table:table-cell>
          <table:table-cell table:style-name="ce117" office:value-type="string" calcext:value-type="string">
            <text:p>Grillage avertisseur</text:p>
          </table:table-cell>
          <table:table-cell table:style-name="ce117" office:value-type="string" calcext:value-type="string">
            <text:p>BricoMarché</text:p>
          </table:table-cell>
          <table:table-cell table:style-name="ce125" office:value-type="currency" office:currency="EUR" office:value="20.7" calcext:value-type="currency">
            <text:p>20,70 €</text:p>
          </table:table-cell>
          <table:table-cell table:style-name="ce125" table:formula="of:=[.D185]" office:value-type="currency" office:currency="EUR" office:value="20.7" calcext:value-type="currency">
            <text:p>20,7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8-04" calcext:value-type="date">
            <text:p>04/08/16</text:p>
          </table:table-cell>
          <table:table-cell table:style-name="ce117" office:value-type="string" calcext:value-type="string">
            <text:p>Ficelle jute (tire-fil)</text:p>
          </table:table-cell>
          <table:table-cell table:style-name="ce117" office:value-type="string" calcext:value-type="string">
            <text:p>BricoMarché</text:p>
          </table:table-cell>
          <table:table-cell table:style-name="ce125" office:value-type="currency" office:currency="EUR" office:value="8.35" calcext:value-type="currency">
            <text:p>8,35 €</text:p>
          </table:table-cell>
          <table:table-cell table:style-name="ce125" table:formula="of:=[.D186]" office:value-type="currency" office:currency="EUR" office:value="8.35" calcext:value-type="currency">
            <text:p>8,35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8-06" calcext:value-type="date">
            <text:p>06/08/16</text:p>
          </table:table-cell>
          <table:table-cell table:style-name="ce117" office:value-type="string" calcext:value-type="string">
            <text:p>Tablettes bois (appuis de fenêtres), tasseaux (100 €)</text:p>
          </table:table-cell>
          <table:table-cell table:style-name="ce117" office:value-type="string" calcext:value-type="string">
            <text:p>Scierie de Nuillé</text:p>
          </table:table-cell>
          <table:table-cell table:style-name="ce125" office:value-type="currency" office:currency="EUR" office:value="510" calcext:value-type="currency">
            <text:p>510,00 €</text:p>
          </table:table-cell>
          <table:table-cell table:style-name="ce125" table:formula="of:=[.D187]" office:value-type="currency" office:currency="EUR" office:value="510" calcext:value-type="currency">
            <text:p>510,0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8-11" calcext:value-type="date">
            <text:p>11/08/16</text:p>
          </table:table-cell>
          <table:table-cell table:style-name="ce117" office:value-type="string" calcext:value-type="string">
            <text:p>Larmiers alu</text:p>
          </table:table-cell>
          <table:table-cell table:style-name="ce117" office:value-type="string" calcext:value-type="string">
            <text:p>Sarthe Pliage</text:p>
          </table:table-cell>
          <table:table-cell table:style-name="ce125" office:value-type="currency" office:currency="EUR" office:value="611.47" calcext:value-type="currency">
            <text:p>611,47 €</text:p>
          </table:table-cell>
          <table:table-cell table:style-name="ce125"/>
          <table:table-cell table:style-name="ce125" table:formula="of:=[.D188]" office:value-type="currency" office:currency="EUR" office:value="611.47" calcext:value-type="currency">
            <text:p>611,47 €</text:p>
          </table:table-cell>
          <table:table-cell table:style-name="ce135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8-14" calcext:value-type="date">
            <text:p>14/08/16</text:p>
          </table:table-cell>
          <table:table-cell table:style-name="ce117" office:value-type="string" calcext:value-type="string">
            <text:p>Compost (pour toiture végétale)</text:p>
          </table:table-cell>
          <table:table-cell table:style-name="ce117" office:value-type="string" calcext:value-type="string">
            <text:p>AMG Matériaux</text:p>
          </table:table-cell>
          <table:table-cell table:style-name="ce125" office:value-type="currency" office:currency="EUR" office:value="173.28" calcext:value-type="currency">
            <text:p>173,28 €</text:p>
          </table:table-cell>
          <table:table-cell table:style-name="ce125"/>
          <table:table-cell table:style-name="ce125" table:formula="of:=[.D189]" office:value-type="currency" office:currency="EUR" office:value="173.28" calcext:value-type="currency">
            <text:p>173,28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8-23" calcext:value-type="date">
            <text:p>23/08/16</text:p>
          </table:table-cell>
          <table:table-cell table:style-name="ce117" office:value-type="string" calcext:value-type="string">
            <text:p>Plaques OSB4 (sas)</text:p>
          </table:table-cell>
          <table:table-cell table:style-name="ce117" office:value-type="string" calcext:value-type="string">
            <text:p>Panofrance</text:p>
          </table:table-cell>
          <table:table-cell table:style-name="ce125" office:value-type="currency" office:currency="EUR" office:value="61.87" calcext:value-type="currency">
            <text:p>61,87 €</text:p>
          </table:table-cell>
          <table:table-cell table:style-name="ce125"/>
          <table:table-cell table:style-name="ce125" table:formula="of:=[.D190]" office:value-type="currency" office:currency="EUR" office:value="61.87" calcext:value-type="currency">
            <text:p>61,87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9-02" calcext:value-type="date">
            <text:p>02/09/16</text:p>
          </table:table-cell>
          <table:table-cell table:style-name="ce117" office:value-type="string" calcext:value-type="string">
            <text:p>Tranchée technique, toiture végétale</text:p>
          </table:table-cell>
          <table:table-cell table:style-name="ce117" office:value-type="string" calcext:value-type="string">
            <text:p>Fouquet</text:p>
          </table:table-cell>
          <table:table-cell table:style-name="ce125" office:value-type="currency" office:currency="EUR" office:value="1197.9" calcext:value-type="currency">
            <text:p>1 197,90 €</text:p>
          </table:table-cell>
          <table:table-cell table:style-name="ce125"/>
          <table:table-cell table:style-name="ce125" table:formula="of:=[.D191]" office:value-type="currency" office:currency="EUR" office:value="1197.9" calcext:value-type="currency">
            <text:p>1 197,9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10-04" calcext:value-type="date">
            <text:p>04/10/16</text:p>
          </table:table-cell>
          <table:table-cell table:style-name="ce117" office:value-type="string" calcext:value-type="string">
            <text:p>Vi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84.67" calcext:value-type="currency">
            <text:p>84,67 €</text:p>
          </table:table-cell>
          <table:table-cell table:style-name="ce125"/>
          <table:table-cell table:style-name="ce125" table:formula="of:=[.D192]" office:value-type="currency" office:currency="EUR" office:value="84.67" calcext:value-type="currency">
            <text:p>84,67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10-12" calcext:value-type="date">
            <text:p>12/10/16</text:p>
          </table:table-cell>
          <table:table-cell table:style-name="ce117" office:value-type="string" calcext:value-type="string">
            <text:p>Vi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31.39" calcext:value-type="currency">
            <text:p>31,39 €</text:p>
          </table:table-cell>
          <table:table-cell table:style-name="ce125"/>
          <table:table-cell table:style-name="ce125" table:formula="of:=[.D193]" office:value-type="currency" office:currency="EUR" office:value="31.39" calcext:value-type="currency">
            <text:p>31,39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10-13" calcext:value-type="date">
            <text:p>13/10/16</text:p>
          </table:table-cell>
          <table:table-cell table:style-name="ce117" office:value-type="string" calcext:value-type="string">
            <text:p>Porte d’entrée du sas</text:p>
          </table:table-cell>
          <table:table-cell table:style-name="ce117" office:value-type="string" calcext:value-type="string">
            <text:p>Mastock</text:p>
          </table:table-cell>
          <table:table-cell table:style-name="ce125" office:value-type="currency" office:currency="EUR" office:value="1005" calcext:value-type="currency">
            <text:p>1 005,00 €</text:p>
          </table:table-cell>
          <table:table-cell table:style-name="ce125"/>
          <table:table-cell table:style-name="ce125" table:formula="of:=[.D194]" office:value-type="currency" office:currency="EUR" office:value="1005" calcext:value-type="currency">
            <text:p>1 005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11-04" calcext:value-type="date">
            <text:p>04/11/16</text:p>
          </table:table-cell>
          <table:table-cell table:style-name="ce117" office:value-type="string" calcext:value-type="string">
            <text:p>Charges salaire B.Duffau</text:p>
          </table:table-cell>
          <table:table-cell table:style-name="ce117" office:value-type="string" calcext:value-type="string">
            <text:p>Urssaf</text:p>
          </table:table-cell>
          <table:table-cell table:style-name="ce125" office:value-type="currency" office:currency="EUR" office:value="1919" calcext:value-type="currency">
            <text:p>1 919,00 €</text:p>
          </table:table-cell>
          <table:table-cell table:style-name="ce125"/>
          <table:table-cell table:style-name="ce125" table:formula="of:=[.D195]" office:value-type="currency" office:currency="EUR" office:value="1919" calcext:value-type="currency">
            <text:p>1 919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11-21" calcext:value-type="date">
            <text:p>21/11/16</text:p>
          </table:table-cell>
          <table:table-cell table:style-name="ce117" office:value-type="string" calcext:value-type="string">
            <text:p>Equerres porte salle de musique (non utilisées)</text:p>
          </table:table-cell>
          <table:table-cell table:style-name="ce117" office:value-type="string" calcext:value-type="string">
            <text:p>Quincaillerie Pignet</text:p>
          </table:table-cell>
          <table:table-cell table:style-name="ce125" office:value-type="currency" office:currency="EUR" office:value="14.72" calcext:value-type="currency">
            <text:p>14,72 €</text:p>
          </table:table-cell>
          <table:table-cell table:style-name="ce125" table:formula="of:=[.D196]" office:value-type="currency" office:currency="EUR" office:value="14.72" calcext:value-type="currency">
            <text:p>14,72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11-21" calcext:value-type="date">
            <text:p>21/11/17</text:p>
          </table:table-cell>
          <table:table-cell table:style-name="ce117" office:value-type="string" calcext:value-type="string">
            <text:p>1 paquet de plaques de liège expansé</text:p>
          </table:table-cell>
          <table:table-cell table:style-name="ce117" office:value-type="string" calcext:value-type="string">
            <text:p>Compagnie portugaise des lièges</text:p>
          </table:table-cell>
          <table:table-cell table:style-name="ce125" office:value-type="currency" office:currency="EUR" office:value="40.68" calcext:value-type="currency">
            <text:p>40,68 €</text:p>
          </table:table-cell>
          <table:table-cell table:style-name="ce125" table:formula="of:=[.D197]" office:value-type="currency" office:currency="EUR" office:value="40.68" calcext:value-type="currency">
            <text:p>40,68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12-09" calcext:value-type="date">
            <text:p>09/12/16</text:p>
          </table:table-cell>
          <table:table-cell table:style-name="ce117"/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48.78" calcext:value-type="currency">
            <text:p>48,78 €</text:p>
          </table:table-cell>
          <table:table-cell table:style-name="ce125" table:formula="of:=[.D198]" office:value-type="currency" office:currency="EUR" office:value="48.78" calcext:value-type="currency">
            <text:p>48,78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12-09" calcext:value-type="date">
            <text:p>09/12/16</text:p>
          </table:table-cell>
          <table:table-cell table:style-name="ce117"/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9.9" calcext:value-type="currency">
            <text:p>9,90 €</text:p>
          </table:table-cell>
          <table:table-cell table:style-name="ce125" table:formula="of:=[.D199]" office:value-type="currency" office:currency="EUR" office:value="9.9" calcext:value-type="currency">
            <text:p>9,9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12-17" calcext:value-type="date">
            <text:p>17/12/16</text:p>
          </table:table-cell>
          <table:table-cell table:style-name="ce117" office:value-type="string" calcext:value-type="string">
            <text:p>Câble RJ45, ampoules halogènes, scotch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32.4" calcext:value-type="currency">
            <text:p>32,40 €</text:p>
          </table:table-cell>
          <table:table-cell table:style-name="ce125" table:formula="of:=[.D200]" office:value-type="currency" office:currency="EUR" office:value="32.4" calcext:value-type="currency">
            <text:p>32,4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12-19" calcext:value-type="date">
            <text:p>19/12/16</text:p>
          </table:table-cell>
          <table:table-cell table:style-name="ce117"/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3.35" calcext:value-type="currency">
            <text:p>3,35 €</text:p>
          </table:table-cell>
          <table:table-cell table:style-name="ce125" table:formula="of:=[.D201]" office:value-type="currency" office:currency="EUR" office:value="3.35" calcext:value-type="currency">
            <text:p>3,35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12-19" calcext:value-type="date">
            <text:p>19/12/16</text:p>
          </table:table-cell>
          <table:table-cell table:style-name="ce117" office:value-type="string" calcext:value-type="string">
            <text:p>Location plaque vibrante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30" calcext:value-type="currency">
            <text:p>30,00 €</text:p>
          </table:table-cell>
          <table:table-cell table:style-name="ce125" table:formula="of:=[.D202]" office:value-type="currency" office:currency="EUR" office:value="30" calcext:value-type="currency">
            <text:p>30,0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12-20" calcext:value-type="date">
            <text:p>20/12/16</text:p>
          </table:table-cell>
          <table:table-cell table:style-name="ce117" office:value-type="string" calcext:value-type="string">
            <text:p>Dame, …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53.75" calcext:value-type="currency">
            <text:p>53,75 €</text:p>
          </table:table-cell>
          <table:table-cell table:style-name="ce125" table:formula="of:=[.D203]" office:value-type="currency" office:currency="EUR" office:value="53.75" calcext:value-type="currency">
            <text:p>53,75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12-21" calcext:value-type="date">
            <text:p>21/12/16</text:p>
          </table:table-cell>
          <table:table-cell table:style-name="ce117" office:value-type="string" calcext:value-type="string">
            <text:p>2 rouleaux grillage anti-rongeurs (salle de musique)</text:p>
          </table:table-cell>
          <table:table-cell table:style-name="ce117" office:value-type="string" calcext:value-type="string">
            <text:p>Castorama</text:p>
          </table:table-cell>
          <table:table-cell table:style-name="ce125" office:value-type="currency" office:currency="EUR" office:value="45.98" calcext:value-type="currency">
            <text:p>45,98 €</text:p>
          </table:table-cell>
          <table:table-cell table:style-name="ce125"/>
          <table:table-cell table:style-name="ce125" table:formula="of:=[.D204]" office:value-type="currency" office:currency="EUR" office:value="45.98" calcext:value-type="currency">
            <text:p>45,98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12-22" calcext:value-type="date">
            <text:p>22/12/16</text:p>
          </table:table-cell>
          <table:table-cell table:style-name="ce117" office:value-type="string" calcext:value-type="string">
            <text:p>Huile dure (0,75 L)</text:p>
          </table:table-cell>
          <table:table-cell table:style-name="ce117" office:value-type="string" calcext:value-type="string">
            <text:p>Nature Habitat Matériaux</text:p>
          </table:table-cell>
          <table:table-cell table:style-name="ce125" office:value-type="currency" office:currency="EUR" office:value="20.05" calcext:value-type="currency">
            <text:p>20,05 €</text:p>
          </table:table-cell>
          <table:table-cell table:style-name="ce125"/>
          <table:table-cell table:style-name="ce125" table:formula="of:=[.D205]" office:value-type="currency" office:currency="EUR" office:value="20.05" calcext:value-type="currency">
            <text:p>20,05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12-26" calcext:value-type="date">
            <text:p>26/12/16</text:p>
          </table:table-cell>
          <table:table-cell table:style-name="ce117" office:value-type="string" calcext:value-type="string">
            <text:p>Règle niveau 2 mètres</text:p>
          </table:table-cell>
          <table:table-cell table:style-name="ce117" office:value-type="string" calcext:value-type="string">
            <text:p>Brico dépôt</text:p>
          </table:table-cell>
          <table:table-cell table:style-name="ce125" office:value-type="currency" office:currency="EUR" office:value="16.95" calcext:value-type="currency">
            <text:p>16,95 €</text:p>
          </table:table-cell>
          <table:table-cell table:style-name="ce125" table:formula="of:=[.D206]" office:value-type="currency" office:currency="EUR" office:value="16.95" calcext:value-type="currency">
            <text:p>16,95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12-30" calcext:value-type="date">
            <text:p>30/12/16</text:p>
          </table:table-cell>
          <table:table-cell office:value-type="string" calcext:value-type="string">
            <text:p>Vis, bombe traçante, agraphes</text:p>
          </table:table-cell>
          <table:table-cell table:style-name="ce117" office:value-type="string" calcext:value-type="string">
            <text:p>Castorama</text:p>
          </table:table-cell>
          <table:table-cell table:style-name="ce125" office:value-type="currency" office:currency="EUR" office:value="45.49" calcext:value-type="currency">
            <text:p>45,49 €</text:p>
          </table:table-cell>
          <table:table-cell table:style-name="ce125" table:formula="of:=[.D207]" office:value-type="currency" office:currency="EUR" office:value="45.49" calcext:value-type="currency">
            <text:p>45,49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12-30" calcext:value-type="date">
            <text:p>30/12/16</text:p>
          </table:table-cell>
          <table:table-cell table:style-name="ce117" office:value-type="string" calcext:value-type="string">
            <text:p>7 rouleaux grillage anti-rongeurs (maison)</text:p>
          </table:table-cell>
          <table:table-cell table:style-name="ce117" office:value-type="string" calcext:value-type="string">
            <text:p>Castorama</text:p>
          </table:table-cell>
          <table:table-cell table:style-name="ce125" office:value-type="currency" office:currency="EUR" office:value="160.93" calcext:value-type="currency">
            <text:p>160,93 €</text:p>
          </table:table-cell>
          <table:table-cell table:style-name="ce125"/>
          <table:table-cell table:style-name="ce125" table:formula="of:=[.D208]" office:value-type="currency" office:currency="EUR" office:value="160.93" calcext:value-type="currency">
            <text:p>160,93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12-30" calcext:value-type="date">
            <text:p>30/12/16</text:p>
          </table:table-cell>
          <table:table-cell table:style-name="ce117" office:value-type="string" calcext:value-type="string">
            <text:p>Crapaudine (pour grille anti-rongeur, tube évac eaux usées)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3.65" calcext:value-type="currency">
            <text:p>3,65 €</text:p>
          </table:table-cell>
          <table:table-cell table:style-name="ce125" table:formula="of:=[.D209]" office:value-type="currency" office:currency="EUR" office:value="3.65" calcext:value-type="currency">
            <text:p>3,65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1-31" calcext:value-type="date">
            <text:p>31/01/17</text:p>
          </table:table-cell>
          <table:table-cell table:style-name="ce117" office:value-type="string" calcext:value-type="string">
            <text:p>Kraft isolation sol</text:p>
          </table:table-cell>
          <table:table-cell table:style-name="ce117" office:value-type="string" calcext:value-type="string">
            <text:p>Nature Habitat Matériaux</text:p>
          </table:table-cell>
          <table:table-cell table:style-name="ce125" office:value-type="currency" office:currency="EUR" office:value="236.87" calcext:value-type="currency">
            <text:p>236,87 €</text:p>
          </table:table-cell>
          <table:table-cell table:style-name="ce125"/>
          <table:table-cell table:style-name="ce125" table:formula="of:=[.D210]" office:value-type="currency" office:currency="EUR" office:value="236.87" calcext:value-type="currency">
            <text:p>236,87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2-15" calcext:value-type="date">
            <text:p>15/02/17</text:p>
          </table:table-cell>
          <table:table-cell table:style-name="ce117" office:value-type="string" calcext:value-type="string">
            <text:p>Panneaux OSB 3 (cloison et sol salle musique)</text:p>
          </table:table-cell>
          <table:table-cell table:style-name="ce117" office:value-type="string" calcext:value-type="string">
            <text:p>Panofrance</text:p>
          </table:table-cell>
          <table:table-cell table:style-name="ce125" office:value-type="currency" office:currency="EUR" office:value="104.93" calcext:value-type="currency">
            <text:p>104,93 €</text:p>
          </table:table-cell>
          <table:table-cell table:style-name="ce141" table:formula="of:=[.D211]" office:value-type="currency" office:currency="EUR" office:value="104.93" calcext:value-type="currency">
            <text:p>104,93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2-15" calcext:value-type="date">
            <text:p>15/02/17</text:p>
          </table:table-cell>
          <table:table-cell table:style-name="ce117" office:value-type="string" calcext:value-type="string">
            <text:p>Vis</text:p>
          </table:table-cell>
          <table:table-cell table:style-name="ce117" office:value-type="string" calcext:value-type="string">
            <text:p>Foussier</text:p>
          </table:table-cell>
          <table:table-cell table:style-name="ce125" table:formula="of:=189.07-127.58" office:value-type="currency" office:currency="EUR" office:value="61.49" calcext:value-type="currency">
            <text:p>61,49 €</text:p>
          </table:table-cell>
          <table:table-cell table:style-name="ce141" table:formula="of:=[.D212]" office:value-type="currency" office:currency="EUR" office:value="61.49" calcext:value-type="currency">
            <text:p>61,49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3-22" calcext:value-type="date">
            <text:p>22/03/17</text:p>
          </table:table-cell>
          <table:table-cell table:style-name="ce117" office:value-type="string" calcext:value-type="string">
            <text:p>Acompte 70 % VMC Maison</text:p>
          </table:table-cell>
          <table:table-cell table:style-name="ce117" office:value-type="string" calcext:value-type="string">
            <text:p>Hapco</text:p>
          </table:table-cell>
          <table:table-cell table:style-name="ce125" office:value-type="currency" office:currency="EUR" office:value="3451.69" calcext:value-type="currency">
            <text:p>3 451,69 €</text:p>
          </table:table-cell>
          <table:table-cell table:style-name="ce125"/>
          <table:table-cell table:style-name="ce125" table:formula="of:=[.D213]" office:value-type="currency" office:currency="EUR" office:value="3451.69" calcext:value-type="currency">
            <text:p>3 451,69 €</text:p>
          </table:table-cell>
          <table:table-cell table:style-name="ce135"/>
          <table:table-cell table:style-name="ce44"/>
          <table:table-cell table:style-name="ce128" table:number-columns-repeated="3"/>
          <table:table-cell table:number-columns-repeated="4"/>
        </table:table-row>
        <table:table-row table:style-name="ro1">
          <table:table-cell table:style-name="ce115" office:value-type="date" office:date-value="2017-03-22" calcext:value-type="date">
            <text:p>22/03/17</text:p>
          </table:table-cell>
          <table:table-cell table:style-name="ce117" office:value-type="string" calcext:value-type="string">
            <text:p>Acompte 70 % VMC Salle de musique</text:p>
          </table:table-cell>
          <table:table-cell table:style-name="ce117" office:value-type="string" calcext:value-type="string">
            <text:p>Hapco</text:p>
          </table:table-cell>
          <table:table-cell table:style-name="ce125" office:value-type="currency" office:currency="EUR" office:value="635.74" calcext:value-type="currency">
            <text:p>635,74 €</text:p>
          </table:table-cell>
          <table:table-cell table:style-name="ce125"/>
          <table:table-cell table:style-name="ce125" table:formula="of:=[.D214]" office:value-type="currency" office:currency="EUR" office:value="635.74" calcext:value-type="currency">
            <text:p>635,74 €</text:p>
          </table:table-cell>
          <table:table-cell table:style-name="ce135"/>
          <table:table-cell table:style-name="ce44"/>
          <table:table-cell table:style-name="ce128" table:number-columns-repeated="3"/>
          <table:table-cell table:number-columns-repeated="4"/>
        </table:table-row>
        <table:table-row table:style-name="ro1">
          <table:table-cell table:style-name="ce115" office:value-type="date" office:date-value="2017-04-01" calcext:value-type="date">
            <text:p>01/04/17</text:p>
          </table:table-cell>
          <table:table-cell table:style-name="ce117" office:value-type="string" calcext:value-type="string">
            <text:p>Canisse (9 de 1,5*5m)</text:p>
          </table:table-cell>
          <table:table-cell table:style-name="ce117" office:value-type="string" calcext:value-type="string">
            <text:p>Gifi</text:p>
          </table:table-cell>
          <table:table-cell table:style-name="ce125" table:formula="of:=166-4" office:value-type="currency" office:currency="EUR" office:value="162" calcext:value-type="currency">
            <text:p>162,00 €</text:p>
          </table:table-cell>
          <table:table-cell table:style-name="ce125" table:formula="of:=[.D215]" office:value-type="currency" office:currency="EUR" office:value="162" calcext:value-type="currency">
            <text:p>162,00 €</text:p>
          </table:table-cell>
          <table:table-cell table:style-name="ce125"/>
          <table:table-cell table:style-name="ce135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4-01" calcext:value-type="date">
            <text:p>01/04/17</text:p>
          </table:table-cell>
          <table:table-cell table:style-name="ce117" office:value-type="string" calcext:value-type="string">
            <text:p>Canisse (4 de 2*5m)</text:p>
          </table:table-cell>
          <table:table-cell table:style-name="ce117" office:value-type="string" calcext:value-type="string">
            <text:p>Pôle vert</text:p>
          </table:table-cell>
          <table:table-cell table:style-name="ce125" office:value-type="currency" office:currency="EUR" office:value="59.6" calcext:value-type="currency">
            <text:p>59,60 €</text:p>
          </table:table-cell>
          <table:table-cell table:style-name="ce125" table:formula="of:=[.D216]" office:value-type="currency" office:currency="EUR" office:value="59.6" calcext:value-type="currency">
            <text:p>59,6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4-12" calcext:value-type="date">
            <text:p>12/04/17</text:p>
          </table:table-cell>
          <table:table-cell table:style-name="ce117" office:value-type="string" calcext:value-type="string">
            <text:p>Ouate de cellulose (5 de 14 kg) : isolation sol salle de musique</text:p>
          </table:table-cell>
          <table:table-cell table:style-name="ce117" office:value-type="string" calcext:value-type="string">
            <text:p>Bricoman</text:p>
          </table:table-cell>
          <table:table-cell table:style-name="ce125" table:formula="of:=5*14.5" office:value-type="currency" office:currency="EUR" office:value="72.5" calcext:value-type="currency">
            <text:p>72,50 €</text:p>
          </table:table-cell>
          <table:table-cell table:style-name="ce125"/>
          <table:table-cell table:style-name="ce125" table:formula="of:=[.D217]" office:value-type="currency" office:currency="EUR" office:value="72.5" calcext:value-type="currency">
            <text:p>72,5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4-12" calcext:value-type="date">
            <text:p>12/04/17</text:p>
          </table:table-cell>
          <table:table-cell table:style-name="ce117" office:value-type="string" calcext:value-type="string">
            <text:p>Canisse (4 de 2*5m), masques anti-poussière, sécateur</text:p>
          </table:table-cell>
          <table:table-cell table:style-name="ce117" office:value-type="string" calcext:value-type="string">
            <text:p>Pôle vert</text:p>
          </table:table-cell>
          <table:table-cell table:style-name="ce125" office:value-type="currency" office:currency="EUR" office:value="85.05" calcext:value-type="currency">
            <text:p>85,05 €</text:p>
          </table:table-cell>
          <table:table-cell table:style-name="ce125" table:formula="of:=[.D218]" office:value-type="currency" office:currency="EUR" office:value="85.05" calcext:value-type="currency">
            <text:p>85,05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4-13" calcext:value-type="date">
            <text:p>13/04/17</text:p>
          </table:table-cell>
          <table:table-cell table:style-name="ce117" office:value-type="string" calcext:value-type="string">
            <text:p>Tire-lame parquet, mètre</text:p>
          </table:table-cell>
          <table:table-cell table:style-name="ce117" office:value-type="string" calcext:value-type="string">
            <text:p>BricoMarché</text:p>
          </table:table-cell>
          <table:table-cell table:style-name="ce125" office:value-type="currency" office:currency="EUR" office:value="27.8" calcext:value-type="currency">
            <text:p>27,80 €</text:p>
          </table:table-cell>
          <table:table-cell table:style-name="ce125" table:formula="of:=[.D219]" office:value-type="currency" office:currency="EUR" office:value="27.8" calcext:value-type="currency">
            <text:p>27,8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4-13" calcext:value-type="date">
            <text:p>13/04/17</text:p>
          </table:table-cell>
          <table:table-cell table:style-name="ce117" office:value-type="string" calcext:value-type="string">
            <text:p>Vis</text:p>
          </table:table-cell>
          <table:table-cell table:style-name="ce117" office:value-type="string" calcext:value-type="string">
            <text:p>Letessier</text:p>
          </table:table-cell>
          <table:table-cell table:style-name="ce125" office:value-type="currency" office:currency="EUR" office:value="28.4" calcext:value-type="currency">
            <text:p>28,40 €</text:p>
          </table:table-cell>
          <table:table-cell table:style-name="ce125" table:formula="of:=[.D220]" office:value-type="currency" office:currency="EUR" office:value="28.4" calcext:value-type="currency">
            <text:p>28,4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4-14" calcext:value-type="date">
            <text:p>14/04/17</text:p>
          </table:table-cell>
          <table:table-cell table:style-name="ce117" office:value-type="string" calcext:value-type="string">
            <text:p>Panneaux OSB 3, dalles OSB, suspentes, tiges filetée</text:p>
          </table:table-cell>
          <table:table-cell table:style-name="ce117" office:value-type="string" calcext:value-type="string">
            <text:p>Panofrance</text:p>
          </table:table-cell>
          <table:table-cell table:style-name="ce125" table:formula="of:=409.45+2.12" office:value-type="currency" office:currency="EUR" office:value="411.57" calcext:value-type="currency">
            <text:p>411,57 €</text:p>
          </table:table-cell>
          <table:table-cell table:style-name="ce125" table:formula="of:=[.D221]-[.F221]" office:value-type="currency" office:currency="EUR" office:value="2.12" calcext:value-type="currency">
            <text:p>2,12 €</text:p>
          </table:table-cell>
          <table:table-cell table:style-name="ce125" office:value-type="currency" office:currency="EUR" office:value="409.45" calcext:value-type="currency">
            <text:p>409,45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4-14" calcext:value-type="date">
            <text:p>14/04/17</text:p>
          </table:table-cell>
          <table:table-cell table:style-name="ce117" office:value-type="string" calcext:value-type="string">
            <text:p>Vi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81.58" calcext:value-type="currency">
            <text:p>81,58 €</text:p>
          </table:table-cell>
          <table:table-cell table:style-name="ce125"/>
          <table:table-cell table:style-name="ce125" table:formula="of:=[.D222]" office:value-type="currency" office:currency="EUR" office:value="81.58" calcext:value-type="currency">
            <text:p>81,58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4-15" calcext:value-type="date">
            <text:p>15/04/17</text:p>
          </table:table-cell>
          <table:table-cell table:style-name="ce117" office:value-type="string" calcext:value-type="string">
            <text:p>Bandes à poncer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54.1" calcext:value-type="currency">
            <text:p>54,10 €</text:p>
          </table:table-cell>
          <table:table-cell table:style-name="ce125" table:formula="of:=[.D223]" office:value-type="currency" office:currency="EUR" office:value="54.1" calcext:value-type="currency">
            <text:p>54,1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4-26" calcext:value-type="date">
            <text:p>26/04/17</text:p>
          </table:table-cell>
          <table:table-cell table:style-name="ce117" office:value-type="string" calcext:value-type="string">
            <text:p>Solde 30 % VMC Maison</text:p>
          </table:table-cell>
          <table:table-cell table:style-name="ce117" office:value-type="string" calcext:value-type="string">
            <text:p>Hapco</text:p>
          </table:table-cell>
          <table:table-cell table:style-name="ce131" office:value-type="currency" office:currency="EUR" office:value="2033.63" calcext:value-type="currency">
            <text:p>2 033,63 €</text:p>
          </table:table-cell>
          <table:table-cell table:style-name="ce125"/>
          <table:table-cell table:style-name="ce125" table:formula="of:=[.D224]" office:value-type="currency" office:currency="EUR" office:value="2033.63" calcext:value-type="currency">
            <text:p>2 033,63 €</text:p>
          </table:table-cell>
          <table:table-cell table:style-name="ce135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4-26" calcext:value-type="date">
            <text:p>26/04/17</text:p>
          </table:table-cell>
          <table:table-cell table:style-name="ce117" office:value-type="string" calcext:value-type="string">
            <text:p>Solde 30 % VMC Salle de musique</text:p>
          </table:table-cell>
          <table:table-cell table:style-name="ce117" office:value-type="string" calcext:value-type="string">
            <text:p>Hapco</text:p>
          </table:table-cell>
          <table:table-cell table:style-name="ce131" office:value-type="currency" office:currency="EUR" office:value="272.46" calcext:value-type="currency">
            <text:p>272,46 €</text:p>
          </table:table-cell>
          <table:table-cell table:style-name="ce125"/>
          <table:table-cell table:style-name="ce125" table:formula="of:=[.D225]" office:value-type="currency" office:currency="EUR" office:value="272.46" calcext:value-type="currency">
            <text:p>272,46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5-05" calcext:value-type="date">
            <text:p>05/05/17</text:p>
          </table:table-cell>
          <table:table-cell table:style-name="ce117" office:value-type="string" calcext:value-type="string">
            <text:p>Taxes communales, etc. (2ème moitié, estimée à 1199 €)</text:p>
          </table:table-cell>
          <table:table-cell table:style-name="ce117"/>
          <table:table-cell table:style-name="ce125" office:value-type="currency" office:currency="EUR" office:value="1464" calcext:value-type="currency">
            <text:p>1 464,00 €</text:p>
          </table:table-cell>
          <table:table-cell table:style-name="ce125"/>
          <table:table-cell table:style-name="ce125" table:formula="of:=[.D226]" office:value-type="currency" office:currency="EUR" office:value="1464" calcext:value-type="currency">
            <text:p>1 464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5-06" calcext:value-type="date">
            <text:p>06/05/17</text:p>
          </table:table-cell>
          <table:table-cell table:style-name="ce117" office:value-type="string" calcext:value-type="string">
            <text:p>Electricité, plomberie, robinetterie (facture n°100707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2547.07" calcext:value-type="currency">
            <text:p>2 547,07 €</text:p>
          </table:table-cell>
          <table:table-cell table:style-name="ce125" table:formula="of:=[.D227]-[.F227]" office:value-type="currency" office:currency="EUR" office:value="5.5300000000002" calcext:value-type="currency">
            <text:p>5,53 €</text:p>
          </table:table-cell>
          <table:table-cell table:style-name="ce125" office:value-type="currency" office:currency="EUR" office:value="2541.54" calcext:value-type="currency">
            <text:p>2 541,54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5-06" calcext:value-type="date">
            <text:p>06/05/17</text:p>
          </table:table-cell>
          <table:table-cell table:style-name="ce117" office:value-type="string" calcext:value-type="string">
            <text:p>Evier, mtiigeur, hotte (acompte commande n°44444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353" calcext:value-type="currency">
            <text:p>353,00 €</text:p>
          </table:table-cell>
          <table:table-cell table:style-name="ce125"/>
          <table:table-cell table:style-name="ce125" table:formula="of:=[.D228]" office:value-type="currency" office:currency="EUR" office:value="353" calcext:value-type="currency">
            <text:p>353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5-06" calcext:value-type="date">
            <text:p>06/05/17</text:p>
          </table:table-cell>
          <table:table-cell table:style-name="ce117" office:value-type="string" calcext:value-type="string">
            <text:p>Receveur de douche, lavabos (acompte commande n°44445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300" calcext:value-type="currency">
            <text:p>300,00 €</text:p>
          </table:table-cell>
          <table:table-cell table:style-name="ce125"/>
          <table:table-cell table:style-name="ce125" table:formula="of:=[.D229]" office:value-type="currency" office:currency="EUR" office:value="300" calcext:value-type="currency">
            <text:p>300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5-06" calcext:value-type="date">
            <text:p>06/05/17</text:p>
          </table:table-cell>
          <table:table-cell table:style-name="ce117" office:value-type="string" calcext:value-type="string">
            <text:p>Electricité (acompte commande n°44449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012" calcext:value-type="currency">
            <text:p>1 012,00 €</text:p>
          </table:table-cell>
          <table:table-cell table:style-name="ce125"/>
          <table:table-cell table:style-name="ce125" table:formula="of:=[.D230]" office:value-type="currency" office:currency="EUR" office:value="1012" calcext:value-type="currency">
            <text:p>1 012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5-08" calcext:value-type="date">
            <text:p>08/05/17</text:p>
          </table:table-cell>
          <table:table-cell table:style-name="ce117" office:value-type="string" calcext:value-type="string">
            <text:p>Montants ossature cloisons</text:p>
          </table:table-cell>
          <table:table-cell table:style-name="ce117" office:value-type="string" calcext:value-type="string">
            <text:p>Scierie de Nuillé</text:p>
          </table:table-cell>
          <table:table-cell table:style-name="ce125" office:value-type="currency" office:currency="EUR" office:value="430" calcext:value-type="currency">
            <text:p>430,00 €</text:p>
          </table:table-cell>
          <table:table-cell table:style-name="ce125" table:formula="of:=[.D231]" office:value-type="currency" office:currency="EUR" office:value="430" calcext:value-type="currency">
            <text:p>430,0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5-04" calcext:value-type="date">
            <text:p>04/05/17</text:p>
          </table:table-cell>
          <table:table-cell table:style-name="ce117" office:value-type="string" calcext:value-type="string">
            <text:p>Plomberie</text:p>
          </table:table-cell>
          <table:table-cell table:style-name="ce117" office:value-type="string" calcext:value-type="string">
            <text:p>PUM Plastiques</text:p>
          </table:table-cell>
          <table:table-cell table:style-name="ce125" office:value-type="currency" office:currency="EUR" office:value="418.56" calcext:value-type="currency">
            <text:p>418,56 €</text:p>
          </table:table-cell>
          <table:table-cell table:style-name="ce125"/>
          <table:table-cell table:style-name="ce125" table:formula="of:=[.D232]" office:value-type="currency" office:currency="EUR" office:value="418.56" calcext:value-type="currency">
            <text:p>418,56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5-19" calcext:value-type="date">
            <text:p>19/05/17</text:p>
          </table:table-cell>
          <table:table-cell table:style-name="ce117" office:value-type="string" calcext:value-type="string">
            <text:p>Vi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64.61" calcext:value-type="currency">
            <text:p>64,61 €</text:p>
          </table:table-cell>
          <table:table-cell table:style-name="ce125"/>
          <table:table-cell table:style-name="ce125" table:formula="of:=[.D233]" office:value-type="currency" office:currency="EUR" office:value="64.61" calcext:value-type="currency">
            <text:p>64,61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5-26" calcext:value-type="date">
            <text:p>26/05/17</text:p>
          </table:table-cell>
          <table:table-cell table:style-name="ce117" office:value-type="string" calcext:value-type="string">
            <text:p>Electricité (facture n°242890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706.89" calcext:value-type="currency">
            <text:p>706,89 €</text:p>
          </table:table-cell>
          <table:table-cell table:style-name="ce125"/>
          <table:table-cell table:style-name="ce125" table:formula="of:=[.D234]" office:value-type="currency" office:currency="EUR" office:value="706.89" calcext:value-type="currency">
            <text:p>706,89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5-26" calcext:value-type="date">
            <text:p>26/05/17</text:p>
          </table:table-cell>
          <table:table-cell table:style-name="ce120" office:value-type="string" calcext:value-type="string">
            <text:p>Electricité (facture n°095592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40.88" calcext:value-type="currency">
            <text:p>140,88 €</text:p>
          </table:table-cell>
          <table:table-cell table:style-name="ce125" table:formula="of:=[.D235]-[.F235]" office:value-type="currency" office:currency="EUR" office:value="9.59999999999999" calcext:value-type="currency">
            <text:p>9,60 €</text:p>
          </table:table-cell>
          <table:table-cell table:style-name="ce125" office:value-type="currency" office:currency="EUR" office:value="131.28" calcext:value-type="currency">
            <text:p>131,28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5-26" calcext:value-type="date">
            <text:p>26/05/17</text:p>
          </table:table-cell>
          <table:table-cell table:style-name="ce120" office:value-type="string" calcext:value-type="string">
            <text:p>Electricité (acompte commande n°047369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60" calcext:value-type="currency">
            <text:p>60,00 €</text:p>
          </table:table-cell>
          <table:table-cell table:style-name="ce125"/>
          <table:table-cell table:style-name="ce125" table:formula="of:=[.D236]" office:value-type="currency" office:currency="EUR" office:value="60" calcext:value-type="currency">
            <text:p>60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5-26" calcext:value-type="date">
            <text:p>26/05/17</text:p>
          </table:table-cell>
          <table:table-cell table:style-name="ce120"/>
          <table:table-cell table:style-name="ce117" office:value-type="string" calcext:value-type="string">
            <text:p>Pôle vert</text:p>
          </table:table-cell>
          <table:table-cell table:style-name="ce125" office:value-type="currency" office:currency="EUR" office:value="21.9" calcext:value-type="currency">
            <text:p>21,90 €</text:p>
          </table:table-cell>
          <table:table-cell table:style-name="ce125" table:formula="of:=[.D237]" office:value-type="currency" office:currency="EUR" office:value="21.9" calcext:value-type="currency">
            <text:p>21,9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6-02" calcext:value-type="date">
            <text:p>02/06/17</text:p>
          </table:table-cell>
          <table:table-cell table:style-name="ce117" office:value-type="string" calcext:value-type="string">
            <text:p>Electricité, outillage (facture n°065967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69.75" calcext:value-type="currency">
            <text:p>69,75 €</text:p>
          </table:table-cell>
          <table:table-cell table:style-name="ce125"/>
          <table:table-cell table:style-name="ce125" table:formula="of:=[.D238]" office:value-type="currency" office:currency="EUR" office:value="69.75" calcext:value-type="currency">
            <text:p>69,75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6-08" calcext:value-type="date">
            <text:p>08/06/17</text:p>
          </table:table-cell>
          <table:table-cell table:style-name="ce117" office:value-type="string" calcext:value-type="string">
            <text:p>Agrafes (cloisons)</text:p>
          </table:table-cell>
          <table:table-cell table:style-name="ce117" office:value-type="string" calcext:value-type="string">
            <text:p>BricoMarché</text:p>
          </table:table-cell>
          <table:table-cell table:style-name="ce125" office:value-type="currency" office:currency="EUR" office:value="42.55" calcext:value-type="currency">
            <text:p>42,55 €</text:p>
          </table:table-cell>
          <table:table-cell table:style-name="ce125" table:formula="of:=[.D239]" office:value-type="currency" office:currency="EUR" office:value="42.55" calcext:value-type="currency">
            <text:p>42,55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6-08" calcext:value-type="date">
            <text:p>08/06/17</text:p>
          </table:table-cell>
          <table:table-cell table:style-name="ce117"/>
          <table:table-cell table:style-name="ce117" office:value-type="string" calcext:value-type="string">
            <text:p>Pôle vert</text:p>
          </table:table-cell>
          <table:table-cell table:style-name="ce125" office:value-type="currency" office:currency="EUR" office:value="14.1" calcext:value-type="currency">
            <text:p>14,10 €</text:p>
          </table:table-cell>
          <table:table-cell table:style-name="ce125" table:formula="of:=[.D240]" office:value-type="currency" office:currency="EUR" office:value="14.1" calcext:value-type="currency">
            <text:p>14,1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6-09" calcext:value-type="date">
            <text:p>09/06/17</text:p>
          </table:table-cell>
          <table:table-cell table:style-name="ce117" office:value-type="string" calcext:value-type="string">
            <text:p>Electricité, évier, mtiigeur, hotte (facture n°244917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284.61" calcext:value-type="currency">
            <text:p>284,61 €</text:p>
          </table:table-cell>
          <table:table-cell table:style-name="ce125"/>
          <table:table-cell table:style-name="ce125" table:formula="of:=[.D241]" office:value-type="currency" office:currency="EUR" office:value="284.61" calcext:value-type="currency">
            <text:p>284,61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6-09" calcext:value-type="date">
            <text:p>09/06/17</text:p>
          </table:table-cell>
          <table:table-cell table:style-name="ce117" office:value-type="string" calcext:value-type="string">
            <text:p>Outillage, électricité (facture n°066546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42.14" calcext:value-type="currency">
            <text:p>42,14 €</text:p>
          </table:table-cell>
          <table:table-cell table:style-name="ce125"/>
          <table:table-cell table:style-name="ce125" table:formula="of:=[.D242]" office:value-type="currency" office:currency="EUR" office:value="42.14" calcext:value-type="currency">
            <text:p>42,14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6-20" calcext:value-type="date">
            <text:p>20/06/17</text:p>
          </table:table-cell>
          <table:table-cell table:style-name="ce117" office:value-type="string" calcext:value-type="string">
            <text:p>Receveur de douche, lavabos (facture n°246369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81.14" calcext:value-type="currency">
            <text:p>181,14 €</text:p>
          </table:table-cell>
          <table:table-cell table:style-name="ce125"/>
          <table:table-cell table:style-name="ce125" table:formula="of:=[.D243]" office:value-type="currency" office:currency="EUR" office:value="181.14" calcext:value-type="currency">
            <text:p>181,14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6-20" calcext:value-type="date">
            <text:p>20/06/17</text:p>
          </table:table-cell>
          <table:table-cell table:style-name="ce117" office:value-type="string" calcext:value-type="string">
            <text:p>Electricité (facture n°098986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98.55" calcext:value-type="currency">
            <text:p>98,55 €</text:p>
          </table:table-cell>
          <table:table-cell table:style-name="ce125"/>
          <table:table-cell table:style-name="ce125" table:formula="of:=[.D244]" office:value-type="currency" office:currency="EUR" office:value="98.55" calcext:value-type="currency">
            <text:p>98,55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6-22" calcext:value-type="date">
            <text:p>22/06/17</text:p>
          </table:table-cell>
          <table:table-cell table:style-name="ce117" office:value-type="string" calcext:value-type="string">
            <text:p>Retour électricité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-46.53" calcext:value-type="currency">
            <text:p>-46,53 €</text:p>
          </table:table-cell>
          <table:table-cell table:style-name="ce125" table:formula="of:=[.D245]" office:value-type="currency" office:currency="EUR" office:value="-46.53" calcext:value-type="currency">
            <text:p>-46,53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6-23" calcext:value-type="date">
            <text:p>23/06/17</text:p>
          </table:table-cell>
          <table:table-cell table:style-name="ce117" office:value-type="string" calcext:value-type="string">
            <text:p>Bois (parquets, etc) Acompte</text:p>
          </table:table-cell>
          <table:table-cell table:style-name="ce117" office:value-type="string" calcext:value-type="string">
            <text:p>Ambiance bois en Limousin</text:p>
          </table:table-cell>
          <table:table-cell table:style-name="ce125" office:value-type="currency" office:currency="EUR" office:value="1893.52" calcext:value-type="currency">
            <text:p>1 893,52 €</text:p>
          </table:table-cell>
          <table:table-cell table:style-name="ce125"/>
          <table:table-cell table:style-name="ce125" table:formula="of:=[.D246]" office:value-type="currency" office:currency="EUR" office:value="1893.52" calcext:value-type="currency">
            <text:p>1 893,52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6-24" calcext:value-type="date">
            <text:p>24/06/17</text:p>
          </table:table-cell>
          <table:table-cell table:style-name="ce117" office:value-type="string" calcext:value-type="string">
            <text:p>Electricité (acompte commande n°051718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22" calcext:value-type="currency">
            <text:p>22,00 €</text:p>
          </table:table-cell>
          <table:table-cell table:style-name="ce125" table:formula="of:=[.D247]" office:value-type="currency" office:currency="EUR" office:value="22" calcext:value-type="currency">
            <text:p>22,0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6-24" calcext:value-type="date">
            <text:p>24/06/17</text:p>
          </table:table-cell>
          <table:table-cell table:style-name="ce117" office:value-type="string" calcext:value-type="string">
            <text:p>Electricité (facture n°113390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527.62" calcext:value-type="currency">
            <text:p>527,62 €</text:p>
          </table:table-cell>
          <table:table-cell table:style-name="ce125"/>
          <table:table-cell table:style-name="ce125" table:formula="of:=[.D248]" office:value-type="currency" office:currency="EUR" office:value="527.62" calcext:value-type="currency">
            <text:p>527,62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6-24" calcext:value-type="date">
            <text:p>24/06/17</text:p>
          </table:table-cell>
          <table:table-cell table:style-name="ce117" office:value-type="string" calcext:value-type="string">
            <text:p>Reprise électricité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-178.56" calcext:value-type="currency">
            <text:p>-178,56 €</text:p>
          </table:table-cell>
          <table:table-cell table:style-name="ce125" table:formula="of:=[.D249]" office:value-type="currency" office:currency="EUR" office:value="-178.56" calcext:value-type="currency">
            <text:p>-178,56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6-24" calcext:value-type="date">
            <text:p>24/06/17</text:p>
          </table:table-cell>
          <table:table-cell table:style-name="ce117" office:value-type="string" calcext:value-type="string">
            <text:p>Electricité (facture n°082170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06.2" calcext:value-type="currency">
            <text:p>106,20 €</text:p>
          </table:table-cell>
          <table:table-cell table:style-name="ce125"/>
          <table:table-cell table:style-name="ce125" table:formula="of:=[.D250]" office:value-type="currency" office:currency="EUR" office:value="106.2" calcext:value-type="currency">
            <text:p>106,2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6-28" calcext:value-type="date">
            <text:p>28/06/17</text:p>
          </table:table-cell>
          <table:table-cell table:style-name="ce117" office:value-type="string" calcext:value-type="string">
            <text:p>Canisses</text:p>
          </table:table-cell>
          <table:table-cell table:style-name="ce117" office:value-type="string" calcext:value-type="string">
            <text:p>Pôle vert</text:p>
          </table:table-cell>
          <table:table-cell table:style-name="ce125" office:value-type="currency" office:currency="EUR" office:value="120.35" calcext:value-type="currency">
            <text:p>120,35 €</text:p>
          </table:table-cell>
          <table:table-cell table:style-name="ce125"/>
          <table:table-cell table:style-name="ce125" office:value-type="currency" office:currency="EUR" office:value="120.35" calcext:value-type="currency">
            <text:p>120,35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7-24" calcext:value-type="date">
            <text:p>24/07/17</text:p>
          </table:table-cell>
          <table:table-cell table:style-name="ce117" office:value-type="string" calcext:value-type="string">
            <text:p>Agrafes (cloisons), etc</text:p>
          </table:table-cell>
          <table:table-cell table:style-name="ce117" office:value-type="string" calcext:value-type="string">
            <text:p>Bricomarché</text:p>
          </table:table-cell>
          <table:table-cell table:style-name="ce125" office:value-type="currency" office:currency="EUR" office:value="50.9" calcext:value-type="currency">
            <text:p>50,90 €</text:p>
          </table:table-cell>
          <table:table-cell table:style-name="ce125" table:formula="of:=[.D252]" office:value-type="currency" office:currency="EUR" office:value="50.9" calcext:value-type="currency">
            <text:p>50,9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7-25" calcext:value-type="date">
            <text:p>25/07/17</text:p>
          </table:table-cell>
          <table:table-cell table:style-name="ce117" office:value-type="string" calcext:value-type="string">
            <text:p>Agrafes (cloisons)</text:p>
          </table:table-cell>
          <table:table-cell table:style-name="ce117" office:value-type="string" calcext:value-type="string">
            <text:p>Bricomarché</text:p>
          </table:table-cell>
          <table:table-cell table:style-name="ce125" office:value-type="currency" office:currency="EUR" office:value="9.5" calcext:value-type="currency">
            <text:p>9,50 €</text:p>
          </table:table-cell>
          <table:table-cell table:style-name="ce125" table:formula="of:=[.D253]" office:value-type="currency" office:currency="EUR" office:value="9.5" calcext:value-type="currency">
            <text:p>9,5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7-25" calcext:value-type="date">
            <text:p>25/07/17</text:p>
          </table:table-cell>
          <table:table-cell table:style-name="ce117"/>
          <table:table-cell table:style-name="ce117" office:value-type="string" calcext:value-type="string">
            <text:p>Pôle vert</text:p>
          </table:table-cell>
          <table:table-cell table:style-name="ce125" office:value-type="currency" office:currency="EUR" office:value="7.6" calcext:value-type="currency">
            <text:p>7,60 €</text:p>
          </table:table-cell>
          <table:table-cell table:style-name="ce125" table:formula="of:=[.D254]" office:value-type="currency" office:currency="EUR" office:value="7.6" calcext:value-type="currency">
            <text:p>7,6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8-02" calcext:value-type="date">
            <text:p>02/08/17</text:p>
          </table:table-cell>
          <table:table-cell table:style-name="ce117" office:value-type="string" calcext:value-type="string">
            <text:p>Agrafes (cloisons)</text:p>
          </table:table-cell>
          <table:table-cell table:style-name="ce117" office:value-type="string" calcext:value-type="string">
            <text:p>Bricomarché</text:p>
          </table:table-cell>
          <table:table-cell table:style-name="ce125" office:value-type="currency" office:currency="EUR" office:value="19" calcext:value-type="currency">
            <text:p>19,00 €</text:p>
          </table:table-cell>
          <table:table-cell table:style-name="ce125" table:formula="of:=[.D255]" office:value-type="currency" office:currency="EUR" office:value="19" calcext:value-type="currency">
            <text:p>19,0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8-14" calcext:value-type="date">
            <text:p>14/08/17</text:p>
          </table:table-cell>
          <table:table-cell table:style-name="ce117" office:value-type="string" calcext:value-type="string">
            <text:p>Agrafes (cloisons)</text:p>
          </table:table-cell>
          <table:table-cell table:style-name="ce117" office:value-type="string" calcext:value-type="string">
            <text:p>Bricomarché</text:p>
          </table:table-cell>
          <table:table-cell table:style-name="ce125" office:value-type="currency" office:currency="EUR" office:value="9.5" calcext:value-type="currency">
            <text:p>9,50 €</text:p>
          </table:table-cell>
          <table:table-cell table:style-name="ce125" table:formula="of:=[.D256]" office:value-type="currency" office:currency="EUR" office:value="9.5" calcext:value-type="currency">
            <text:p>9,5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8-17" calcext:value-type="date">
            <text:p>17/08/17</text:p>
          </table:table-cell>
          <table:table-cell table:style-name="ce117" office:value-type="string" calcext:value-type="string">
            <text:p>Agrafes (cloisons)</text:p>
          </table:table-cell>
          <table:table-cell table:style-name="ce117" office:value-type="string" calcext:value-type="string">
            <text:p>Bricomarché</text:p>
          </table:table-cell>
          <table:table-cell table:style-name="ce125" office:value-type="currency" office:currency="EUR" office:value="29.7" calcext:value-type="currency">
            <text:p>29,70 €</text:p>
          </table:table-cell>
          <table:table-cell table:style-name="ce125" table:formula="of:=[.D257]" office:value-type="currency" office:currency="EUR" office:value="29.7" calcext:value-type="currency">
            <text:p>29,7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8-25" calcext:value-type="date">
            <text:p>25/08/17</text:p>
          </table:table-cell>
          <table:table-cell table:style-name="ce117" office:value-type="string" calcext:value-type="string">
            <text:p>Agrafes (cloisons) ?</text:p>
          </table:table-cell>
          <table:table-cell table:style-name="ce117" office:value-type="string" calcext:value-type="string">
            <text:p>Bricomarché</text:p>
          </table:table-cell>
          <table:table-cell table:style-name="ce125" office:value-type="currency" office:currency="EUR" office:value="4.3" calcext:value-type="currency">
            <text:p>4,30 €</text:p>
          </table:table-cell>
          <table:table-cell table:style-name="ce125" table:formula="of:=[.D258]" office:value-type="currency" office:currency="EUR" office:value="4.3" calcext:value-type="currency">
            <text:p>4,3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8-01" calcext:value-type="date">
            <text:p>01/08/17</text:p>
          </table:table-cell>
          <table:table-cell table:style-name="ce117" office:value-type="string" calcext:value-type="string">
            <text:p>Bois (parquets, etc) Solde</text:p>
          </table:table-cell>
          <table:table-cell table:style-name="ce117" office:value-type="string" calcext:value-type="string">
            <text:p>Ambiance bois en Limousin</text:p>
          </table:table-cell>
          <table:table-cell table:style-name="ce125" office:value-type="currency" office:currency="EUR" office:value="7608.16" calcext:value-type="currency">
            <text:p>7 608,16 €</text:p>
          </table:table-cell>
          <table:table-cell table:style-name="ce125"/>
          <table:table-cell table:style-name="ce125" office:value-type="currency" office:currency="EUR" office:value="7608.16" calcext:value-type="currency">
            <text:p>7 608,16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4-01" calcext:value-type="date">
            <text:p>01/04/17</text:p>
          </table:table-cell>
          <table:table-cell table:style-name="ce117" office:value-type="string" calcext:value-type="string">
            <text:p>Canisse</text:p>
          </table:table-cell>
          <table:table-cell table:style-name="ce117" office:value-type="string" calcext:value-type="string">
            <text:p>Pôle vert</text:p>
          </table:table-cell>
          <table:table-cell table:style-name="ce125" office:value-type="currency" office:currency="EUR" office:value="59.6" calcext:value-type="currency">
            <text:p>59,60 €</text:p>
          </table:table-cell>
          <table:table-cell table:style-name="ce125"/>
          <table:table-cell table:style-name="ce125" table:formula="of:=[.D260]" office:value-type="currency" office:currency="EUR" office:value="59.6" calcext:value-type="currency">
            <text:p>59,60 €</text:p>
          </table:table-cell>
          <table:table-cell table:style-name="ce169"/>
          <table:table-cell table:style-name="ce180" table:formula="of:=SUM([.F260:.F276])" office:value-type="currency" office:currency="EUR" office:value="2648.22" calcext:value-type="currency" table:number-columns-spanned="1" table:number-rows-spanned="17">
            <text:p>2 648,22 €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7-04-15" calcext:value-type="date">
            <text:p>15/04/17</text:p>
          </table:table-cell>
          <table:table-cell table:style-name="ce117" office:value-type="string" calcext:value-type="string">
            <text:p>Papier de verre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54.1" calcext:value-type="currency">
            <text:p>54,10 €</text:p>
          </table:table-cell>
          <table:table-cell table:style-name="ce125"/>
          <table:table-cell table:style-name="ce125" table:formula="of:=[.D261]" office:value-type="currency" office:currency="EUR" office:value="54.1" calcext:value-type="currency">
            <text:p>54,10 €</text:p>
          </table:table-cell>
          <table:table-cell table:style-name="ce166"/>
          <table:covered-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4-18" calcext:value-type="date">
            <text:p>18/04/17</text:p>
          </table:table-cell>
          <table:table-cell table:style-name="ce117" office:value-type="string" calcext:value-type="string">
            <text:p>Huile dure (parquets)</text:p>
          </table:table-cell>
          <table:table-cell table:style-name="ce117" office:value-type="string" calcext:value-type="string">
            <text:p>La maison naturelle</text:p>
          </table:table-cell>
          <table:table-cell table:style-name="ce125" office:value-type="currency" office:currency="EUR" office:value="457.55" calcext:value-type="currency">
            <text:p>457,55 €</text:p>
          </table:table-cell>
          <table:table-cell table:style-name="ce125"/>
          <table:table-cell table:style-name="ce125" table:formula="of:=[.D262]" office:value-type="currency" office:currency="EUR" office:value="457.55" calcext:value-type="currency">
            <text:p>457,55 €</text:p>
          </table:table-cell>
          <table:table-cell table:style-name="ce166" office:value-type="string" calcext:value-type="string">
            <text:p>Le 21/07/18</text:p>
          </table:table-cell>
          <table:covered-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4-18" calcext:value-type="date">
            <text:p>18/04/17</text:p>
          </table:table-cell>
          <table:table-cell table:style-name="ce117" office:value-type="string" calcext:value-type="string">
            <text:p>Electricité, brosse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72.5" calcext:value-type="currency">
            <text:p>72,50 €</text:p>
          </table:table-cell>
          <table:table-cell table:style-name="ce125"/>
          <table:table-cell table:style-name="ce125" table:formula="of:=[.D263]" office:value-type="currency" office:currency="EUR" office:value="72.5" calcext:value-type="currency">
            <text:p>72,50 €</text:p>
          </table:table-cell>
          <table:table-cell table:style-name="ce166"/>
          <table:covered-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4-18" calcext:value-type="date">
            <text:p>18/04/17</text:p>
          </table:table-cell>
          <table:table-cell table:style-name="ce117" office:value-type="string" calcext:value-type="string">
            <text:p>Canisse, matériel peinture (SdB)</text:p>
          </table:table-cell>
          <table:table-cell table:style-name="ce117" office:value-type="string" calcext:value-type="string">
            <text:p>Pôle vert</text:p>
          </table:table-cell>
          <table:table-cell table:style-name="ce125" office:value-type="currency" office:currency="EUR" office:value="58.6" calcext:value-type="currency">
            <text:p>58,60 €</text:p>
          </table:table-cell>
          <table:table-cell table:style-name="ce125"/>
          <table:table-cell table:style-name="ce125" table:formula="of:=[.D264]" office:value-type="currency" office:currency="EUR" office:value="58.6" calcext:value-type="currency">
            <text:p>58,60 €</text:p>
          </table:table-cell>
          <table:table-cell table:style-name="ce166"/>
          <table:covered-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4-28" calcext:value-type="date">
            <text:p>28/04/17</text:p>
          </table:table-cell>
          <table:table-cell table:style-name="ce117" office:value-type="string" calcext:value-type="string">
            <text:p>Manchons, raccords VMC</text:p>
          </table:table-cell>
          <table:table-cell table:style-name="ce117" office:value-type="string" calcext:value-type="string">
            <text:p>Hapco</text:p>
          </table:table-cell>
          <table:table-cell table:style-name="ce125" office:value-type="currency" office:currency="EUR" office:value="138.1" calcext:value-type="currency">
            <text:p>138,10 €</text:p>
          </table:table-cell>
          <table:table-cell table:style-name="ce125"/>
          <table:table-cell table:style-name="ce125" table:formula="of:=[.D265]" office:value-type="currency" office:currency="EUR" office:value="138.1" calcext:value-type="currency">
            <text:p>138,10 €</text:p>
          </table:table-cell>
          <table:table-cell table:style-name="ce166"/>
          <table:covered-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5-04" calcext:value-type="date">
            <text:p>04/05/17</text:p>
          </table:table-cell>
          <table:table-cell table:style-name="ce117" office:value-type="string" calcext:value-type="string">
            <text:p>Plomberie</text:p>
          </table:table-cell>
          <table:table-cell table:style-name="ce117" office:value-type="string" calcext:value-type="string">
            <text:p>PUM Plastiques</text:p>
          </table:table-cell>
          <table:table-cell table:style-name="ce125" office:value-type="currency" office:currency="EUR" office:value="418.56" calcext:value-type="currency">
            <text:p>418,56 €</text:p>
          </table:table-cell>
          <table:table-cell table:style-name="ce125"/>
          <table:table-cell table:style-name="ce125" table:formula="of:=[.D266]" office:value-type="currency" office:currency="EUR" office:value="418.56" calcext:value-type="currency">
            <text:p>418,56 €</text:p>
          </table:table-cell>
          <table:table-cell table:style-name="ce166"/>
          <table:covered-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7-10" calcext:value-type="date">
            <text:p>10/07/17</text:p>
          </table:table-cell>
          <table:table-cell table:style-name="ce117" office:value-type="string" calcext:value-type="string">
            <text:p>Fermacell, truelle, platoir (facture n°031023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68.89" calcext:value-type="currency">
            <text:p>68,89 €</text:p>
          </table:table-cell>
          <table:table-cell table:style-name="ce125"/>
          <table:table-cell table:style-name="ce125" table:formula="of:=[.D267]" office:value-type="currency" office:currency="EUR" office:value="68.89" calcext:value-type="currency">
            <text:p>68,89 €</text:p>
          </table:table-cell>
          <table:table-cell table:style-name="ce166"/>
          <table:covered-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7-10" calcext:value-type="date">
            <text:p>10/07/17</text:p>
          </table:table-cell>
          <table:table-cell table:style-name="ce117" office:value-type="string" calcext:value-type="string">
            <text:p>Sable lavé 0/2</text:p>
          </table:table-cell>
          <table:table-cell table:style-name="ce117" office:value-type="string" calcext:value-type="string">
            <text:p>Pigeon Granulats</text:p>
          </table:table-cell>
          <table:table-cell table:style-name="ce125" office:value-type="currency" office:currency="EUR" office:value="24.27" calcext:value-type="currency">
            <text:p>24,27 €</text:p>
          </table:table-cell>
          <table:table-cell table:style-name="ce125"/>
          <table:table-cell table:style-name="ce125" table:formula="of:=[.D268]" office:value-type="currency" office:currency="EUR" office:value="24.27" calcext:value-type="currency">
            <text:p>24,27 €</text:p>
          </table:table-cell>
          <table:table-cell table:style-name="ce166"/>
          <table:covered-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7-19" calcext:value-type="date">
            <text:p>19/07/17</text:p>
          </table:table-cell>
          <table:table-cell table:style-name="ce117" office:value-type="string" calcext:value-type="string">
            <text:p>Papier cache, vis</text:p>
          </table:table-cell>
          <table:table-cell table:style-name="ce117" office:value-type="string" calcext:value-type="string">
            <text:p>Pôle vert</text:p>
          </table:table-cell>
          <table:table-cell table:style-name="ce125" office:value-type="currency" office:currency="EUR" office:value="19.5" calcext:value-type="currency">
            <text:p>19,50 €</text:p>
          </table:table-cell>
          <table:table-cell table:style-name="ce125"/>
          <table:table-cell table:style-name="ce125" table:formula="of:=[.D269]" office:value-type="currency" office:currency="EUR" office:value="19.5" calcext:value-type="currency">
            <text:p>19,50 €</text:p>
          </table:table-cell>
          <table:table-cell table:style-name="ce166"/>
          <table:covered-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7-21" calcext:value-type="date">
            <text:p>21/07/17</text:p>
          </table:table-cell>
          <table:table-cell table:style-name="ce117" office:value-type="string" calcext:value-type="string">
            <text:p>Vi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13.45" calcext:value-type="currency">
            <text:p>13,45 €</text:p>
          </table:table-cell>
          <table:table-cell table:style-name="ce125"/>
          <table:table-cell table:style-name="ce125" table:formula="of:=[.D270]" office:value-type="currency" office:currency="EUR" office:value="13.45" calcext:value-type="currency">
            <text:p>13,45 €</text:p>
          </table:table-cell>
          <table:table-cell table:style-name="ce166"/>
          <table:covered-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7-24" calcext:value-type="date">
            <text:p>24/07/17</text:p>
          </table:table-cell>
          <table:table-cell table:style-name="ce117" office:value-type="string" calcext:value-type="string">
            <text:p>Vis, pointes, agrafe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124.9" calcext:value-type="currency">
            <text:p>124,90 €</text:p>
          </table:table-cell>
          <table:table-cell table:style-name="ce125"/>
          <table:table-cell table:style-name="ce125" table:formula="of:=[.D271]" office:value-type="currency" office:currency="EUR" office:value="124.9" calcext:value-type="currency">
            <text:p>124,90 €</text:p>
          </table:table-cell>
          <table:table-cell table:style-name="ce166"/>
          <table:covered-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7-24" calcext:value-type="date">
            <text:p>24/07/17</text:p>
          </table:table-cell>
          <table:table-cell table:style-name="ce117" office:value-type="string" calcext:value-type="string">
            <text:p>Electricité, évier (facture n°241573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20.32" calcext:value-type="currency">
            <text:p>20,32 €</text:p>
          </table:table-cell>
          <table:table-cell table:style-name="ce125" table:formula="of:=[.D272]-[.F272]" office:value-type="currency" office:currency="EUR" office:value="-268.42" calcext:value-type="currency">
            <text:p>-268,42 €</text:p>
          </table:table-cell>
          <table:table-cell table:style-name="ce125" office:value-type="currency" office:currency="EUR" office:value="288.74" calcext:value-type="currency">
            <text:p>288,74 €</text:p>
          </table:table-cell>
          <table:table-cell table:style-name="ce166"/>
          <table:covered-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7-24" calcext:value-type="date">
            <text:p>24/07/17</text:p>
          </table:table-cell>
          <table:table-cell table:style-name="ce117" office:value-type="string" calcext:value-type="string">
            <text:p>Plomberie</text:p>
          </table:table-cell>
          <table:table-cell table:style-name="ce117" office:value-type="string" calcext:value-type="string">
            <text:p>PUM Plastiques</text:p>
          </table:table-cell>
          <table:table-cell table:style-name="ce125" office:value-type="currency" office:currency="EUR" office:value="31.84" calcext:value-type="currency">
            <text:p>31,84 €</text:p>
          </table:table-cell>
          <table:table-cell table:style-name="ce125"/>
          <table:table-cell table:style-name="ce125" table:formula="of:=[.D273]" office:value-type="currency" office:currency="EUR" office:value="31.84" calcext:value-type="currency">
            <text:p>31,84 €</text:p>
          </table:table-cell>
          <table:table-cell table:style-name="ce166"/>
          <table:covered-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7-26" calcext:value-type="date">
            <text:p>26/07/17</text:p>
          </table:table-cell>
          <table:table-cell table:style-name="ce117" office:value-type="string" calcext:value-type="string">
            <text:p>Sable lavé 0/2</text:p>
          </table:table-cell>
          <table:table-cell table:style-name="ce117" office:value-type="string" calcext:value-type="string">
            <text:p>Pigeon Granulats</text:p>
          </table:table-cell>
          <table:table-cell table:style-name="ce125" office:value-type="currency" office:currency="EUR" office:value="21.69" calcext:value-type="currency">
            <text:p>21,69 €</text:p>
          </table:table-cell>
          <table:table-cell table:style-name="ce125" table:formula="of:=[.D274]-[.F274]" office:value-type="currency" office:currency="EUR" office:value="-6" calcext:value-type="currency">
            <text:p>-6,00 €</text:p>
          </table:table-cell>
          <table:table-cell table:style-name="ce125" office:value-type="currency" office:currency="EUR" office:value="27.69" calcext:value-type="currency">
            <text:p>27,69 €</text:p>
          </table:table-cell>
          <table:table-cell table:style-name="ce166"/>
          <table:covered-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8-01" calcext:value-type="date">
            <text:p>01/08/17</text:p>
          </table:table-cell>
          <table:table-cell table:style-name="ce117" office:value-type="string" calcext:value-type="string">
            <text:p>OSB</text:p>
          </table:table-cell>
          <table:table-cell table:style-name="ce117" office:value-type="string" calcext:value-type="string">
            <text:p>Panofrance</text:p>
          </table:table-cell>
          <table:table-cell table:style-name="ce125" office:value-type="currency" office:currency="EUR" office:value="679.39" calcext:value-type="currency">
            <text:p>679,39 €</text:p>
          </table:table-cell>
          <table:table-cell table:style-name="ce125"/>
          <table:table-cell table:style-name="ce125" table:formula="of:=[.D275]" office:value-type="currency" office:currency="EUR" office:value="679.39" calcext:value-type="currency">
            <text:p>679,39 €</text:p>
          </table:table-cell>
          <table:table-cell table:style-name="ce166"/>
          <table:covered-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8-07" calcext:value-type="date">
            <text:p>07/08/17</text:p>
          </table:table-cell>
          <table:table-cell table:style-name="ce117" office:value-type="string" calcext:value-type="string">
            <text:p>Electricité, plomberie (facture n°050037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10.54" calcext:value-type="currency">
            <text:p>110,54 €</text:p>
          </table:table-cell>
          <table:table-cell table:style-name="ce125"/>
          <table:table-cell table:style-name="ce125" table:formula="of:=[.D276]" office:value-type="currency" office:currency="EUR" office:value="110.54" calcext:value-type="currency">
            <text:p>110,54 €</text:p>
          </table:table-cell>
          <table:table-cell table:style-name="ce170"/>
          <table:covered-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8-08" calcext:value-type="date">
            <text:p>08/08/17</text:p>
          </table:table-cell>
          <table:table-cell table:style-name="ce117" office:value-type="string" calcext:value-type="string">
            <text:p>Salaire (enduits intérieurs)</text:p>
          </table:table-cell>
          <table:table-cell table:style-name="ce117" office:value-type="string" calcext:value-type="string">
            <text:p>B.Duffau</text:p>
          </table:table-cell>
          <table:table-cell table:style-name="ce125" office:value-type="currency" office:currency="EUR" office:value="2000" calcext:value-type="currency">
            <text:p>2 000,00 €</text:p>
          </table:table-cell>
          <table:table-cell table:style-name="ce125" table:formula="of:=[.D277]" office:value-type="currency" office:currency="EUR" office:value="2000" calcext:value-type="currency">
            <text:p>2 000,00 €</text:p>
          </table:table-cell>
          <table:table-cell table:style-name="ce125"/>
          <table:table-cell table:style-name="ce171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8-16" calcext:value-type="date">
            <text:p>16/08/17</text:p>
          </table:table-cell>
          <table:table-cell table:style-name="ce117" office:value-type="string" calcext:value-type="string">
            <text:p>Agrafes <text:s/></text:p>
          </table:table-cell>
          <table:table-cell table:style-name="ce117" office:value-type="string" calcext:value-type="string">
            <text:p>Bricomarché</text:p>
          </table:table-cell>
          <table:table-cell table:style-name="ce125" office:value-type="currency" office:currency="EUR" office:value="29.7" calcext:value-type="currency">
            <text:p>29,70 €</text:p>
          </table:table-cell>
          <table:table-cell table:style-name="ce125" table:formula="of:=[.D278]" office:value-type="currency" office:currency="EUR" office:value="29.7" calcext:value-type="currency">
            <text:p>29,70 €</text:p>
          </table:table-cell>
          <table:table-cell table:style-name="ce125"/>
          <table:table-cell table:style-name="ce171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9-29" calcext:value-type="date">
            <text:p>29/09/17</text:p>
          </table:table-cell>
          <table:table-cell table:style-name="ce117" office:value-type="string" calcext:value-type="string">
            <text:p>Charges salaire B.Duffau (enduits intérieurs)</text:p>
          </table:table-cell>
          <table:table-cell table:style-name="ce117" office:value-type="string" calcext:value-type="string">
            <text:p>Urssaf</text:p>
          </table:table-cell>
          <table:table-cell table:style-name="ce125" office:value-type="currency" office:currency="EUR" office:value="1536.65" calcext:value-type="currency">
            <text:p>1 536,65 €</text:p>
          </table:table-cell>
          <table:table-cell table:style-name="ce125" table:formula="of:=[.D279]" office:value-type="currency" office:currency="EUR" office:value="1536.65" calcext:value-type="currency">
            <text:p>1 536,65 €</text:p>
          </table:table-cell>
          <table:table-cell table:style-name="ce125"/>
          <table:table-cell table:style-name="ce172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8-25" calcext:value-type="date">
            <text:p>25/08/17</text:p>
          </table:table-cell>
          <table:table-cell table:style-name="ce117" office:value-type="string" calcext:value-type="string">
            <text:p>Joint enduits (facture n°144642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2.15" calcext:value-type="currency">
            <text:p>12,15 €</text:p>
          </table:table-cell>
          <table:table-cell table:style-name="ce125"/>
          <table:table-cell table:style-name="ce125" office:value-type="currency" office:currency="EUR" office:value="12.15" calcext:value-type="currency">
            <text:p>12,15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8-26" calcext:value-type="date">
            <text:p>26/08/17</text:p>
          </table:table-cell>
          <table:table-cell table:style-name="ce117"/>
          <table:table-cell table:style-name="ce117" office:value-type="string" calcext:value-type="string">
            <text:p>Pôle vert</text:p>
          </table:table-cell>
          <table:table-cell table:style-name="ce125" office:value-type="currency" office:currency="EUR" office:value="36.9" calcext:value-type="currency">
            <text:p>36,90 €</text:p>
          </table:table-cell>
          <table:table-cell table:style-name="ce125" table:formula="of:=[.D281]" office:value-type="currency" office:currency="EUR" office:value="36.9" calcext:value-type="currency">
            <text:p>36,9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8-31" calcext:value-type="date">
            <text:p>31/08/17</text:p>
          </table:table-cell>
          <table:table-cell table:style-name="ce117" office:value-type="string" calcext:value-type="string">
            <text:p>Colle joint fermacelle (facture n°145793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4.95" calcext:value-type="currency">
            <text:p>14,95 €</text:p>
          </table:table-cell>
          <table:table-cell table:style-name="ce125"/>
          <table:table-cell table:style-name="ce125" office:value-type="currency" office:currency="EUR" office:value="14.95" calcext:value-type="currency">
            <text:p>14,95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9-09" calcext:value-type="date">
            <text:p>09/09/17</text:p>
          </table:table-cell>
          <table:table-cell table:style-name="ce117" office:value-type="string" calcext:value-type="string">
            <text:p>Pigment Terre de Sienne (tadelakt SdB)</text:p>
          </table:table-cell>
          <table:table-cell table:style-name="ce117" office:value-type="string" calcext:value-type="string">
            <text:p>Nature Habitat Matériaux</text:p>
          </table:table-cell>
          <table:table-cell table:style-name="ce125" office:value-type="currency" office:currency="EUR" office:value="16.26" calcext:value-type="currency">
            <text:p>16,26 €</text:p>
          </table:table-cell>
          <table:table-cell table:style-name="ce125"/>
          <table:table-cell table:style-name="ce125" office:value-type="currency" office:currency="EUR" office:value="16.26" calcext:value-type="currency">
            <text:p>16,26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9-08" calcext:value-type="date">
            <text:p>08/09/17</text:p>
          </table:table-cell>
          <table:table-cell table:style-name="ce117"/>
          <table:table-cell table:style-name="ce117" office:value-type="string" calcext:value-type="string">
            <text:p>Pôle vert</text:p>
          </table:table-cell>
          <table:table-cell table:style-name="ce125" office:value-type="currency" office:currency="EUR" office:value="18.2" calcext:value-type="currency">
            <text:p>18,20 €</text:p>
          </table:table-cell>
          <table:table-cell table:style-name="ce125" table:formula="of:=[.D284]" office:value-type="currency" office:currency="EUR" office:value="18.2" calcext:value-type="currency">
            <text:p>18,2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9-19" calcext:value-type="date">
            <text:p>19/09/17</text:p>
          </table:table-cell>
          <table:table-cell table:style-name="ce117" office:value-type="string" calcext:value-type="string">
            <text:p>Bois (parquet : 60 m²)</text:p>
          </table:table-cell>
          <table:table-cell table:style-name="ce117" office:value-type="string" calcext:value-type="string">
            <text:p>N.Fournier</text:p>
          </table:table-cell>
          <table:table-cell table:style-name="ce125" office:value-type="currency" office:currency="EUR" office:value="-1679.76" calcext:value-type="currency">
            <text:p>-1 679,76 €</text:p>
          </table:table-cell>
          <table:table-cell table:style-name="ce125" table:formula="of:=[.D285]" office:value-type="currency" office:currency="EUR" office:value="-1679.76" calcext:value-type="currency">
            <text:p>-1 679,76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10-14" calcext:value-type="date">
            <text:p>14/10/17</text:p>
          </table:table-cell>
          <table:table-cell table:style-name="ce117" office:value-type="string" calcext:value-type="string">
            <text:p>Mastic, white spirit (facture n°035854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22.38" calcext:value-type="currency">
            <text:p>22,38 €</text:p>
          </table:table-cell>
          <table:table-cell table:style-name="ce125" table:formula="of:=[.D286]" office:value-type="currency" office:currency="EUR" office:value="22.38" calcext:value-type="currency">
            <text:p>22,38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10-21" calcext:value-type="date">
            <text:p>21/10/17</text:p>
          </table:table-cell>
          <table:table-cell table:style-name="ce117"/>
          <table:table-cell table:style-name="ce117" office:value-type="string" calcext:value-type="string">
            <text:p>Pôle vert</text:p>
          </table:table-cell>
          <table:table-cell table:style-name="ce125" office:value-type="currency" office:currency="EUR" office:value="13" calcext:value-type="currency">
            <text:p>13,00 €</text:p>
          </table:table-cell>
          <table:table-cell table:style-name="ce125" table:formula="of:=[.D287]" office:value-type="currency" office:currency="EUR" office:value="13" calcext:value-type="currency">
            <text:p>13,0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10-23" calcext:value-type="date">
            <text:p>23/10/17</text:p>
          </table:table-cell>
          <table:table-cell table:style-name="ce117" office:value-type="string" calcext:value-type="string">
            <text:p>Peinture (support tadelakt) - erreur </text:p>
          </table:table-cell>
          <table:table-cell table:style-name="ce117" office:value-type="string" calcext:value-type="string">
            <text:p>Pôle vert</text:p>
          </table:table-cell>
          <table:table-cell table:style-name="ce125" office:value-type="currency" office:currency="EUR" office:value="43.8" calcext:value-type="currency">
            <text:p>43,80 €</text:p>
          </table:table-cell>
          <table:table-cell table:style-name="ce125" table:formula="of:=[.D288]" office:value-type="currency" office:currency="EUR" office:value="43.8" calcext:value-type="currency">
            <text:p>43,8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10-23" calcext:value-type="date">
            <text:p>23/10/17</text:p>
          </table:table-cell>
          <table:table-cell table:style-name="ce120" office:value-type="string" calcext:value-type="string">
            <text:p>Peinture (support tadelakt)</text:p>
          </table:table-cell>
          <table:table-cell table:style-name="ce117" office:value-type="string" calcext:value-type="string">
            <text:p>Pôle vert</text:p>
          </table:table-cell>
          <table:table-cell table:style-name="ce125" office:value-type="currency" office:currency="EUR" office:value="52.9" calcext:value-type="currency">
            <text:p>52,90 €</text:p>
          </table:table-cell>
          <table:table-cell table:style-name="ce125" table:formula="of:=[.D289]" office:value-type="currency" office:currency="EUR" office:value="52.9" calcext:value-type="currency">
            <text:p>52,9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10-24" calcext:value-type="date">
            <text:p>24/10/17</text:p>
          </table:table-cell>
          <table:table-cell table:style-name="ce117" office:value-type="string" calcext:value-type="string">
            <text:p>Peinture (support tadelakt)</text:p>
          </table:table-cell>
          <table:table-cell table:style-name="ce117" office:value-type="string" calcext:value-type="string">
            <text:p>Pôle vert</text:p>
          </table:table-cell>
          <table:table-cell table:style-name="ce125" office:value-type="currency" office:currency="EUR" office:value="52.9" calcext:value-type="currency">
            <text:p>52,90 €</text:p>
          </table:table-cell>
          <table:table-cell table:style-name="ce125" table:formula="of:=[.D290]" office:value-type="currency" office:currency="EUR" office:value="52.9" calcext:value-type="currency">
            <text:p>52,9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10-28" calcext:value-type="date">
            <text:p>28/10/17</text:p>
          </table:table-cell>
          <table:table-cell table:style-name="ce117" office:value-type="string" calcext:value-type="string">
            <text:p>Tube PVC (VMC salle de musique)</text:p>
          </table:table-cell>
          <table:table-cell table:style-name="ce117" office:value-type="string" calcext:value-type="string">
            <text:p>Fouquet</text:p>
          </table:table-cell>
          <table:table-cell table:style-name="ce125" office:value-type="currency" office:currency="EUR" office:value="10" calcext:value-type="currency">
            <text:p>10,00 €</text:p>
          </table:table-cell>
          <table:table-cell table:style-name="ce125" table:formula="of:=[.D291]" office:value-type="currency" office:currency="EUR" office:value="10" calcext:value-type="currency">
            <text:p>10,0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10-31" calcext:value-type="date">
            <text:p>31/10/17</text:p>
          </table:table-cell>
          <table:table-cell table:style-name="ce117" office:value-type="string" calcext:value-type="string">
            <text:p>Savon noir, électricité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8.56" calcext:value-type="currency">
            <text:p>18,56 €</text:p>
          </table:table-cell>
          <table:table-cell table:style-name="ce125" table:formula="of:=[.D292]" office:value-type="currency" office:currency="EUR" office:value="18.56" calcext:value-type="currency">
            <text:p>18,56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11-01" calcext:value-type="date">
            <text:p>01/11/17</text:p>
          </table:table-cell>
          <table:table-cell table:style-name="ce117" office:value-type="string" calcext:value-type="string">
            <text:p>Scotch d’étanchéité Tescon</text:p>
          </table:table-cell>
          <table:table-cell table:style-name="ce117" office:value-type="string" calcext:value-type="string">
            <text:p>Kenzai</text:p>
          </table:table-cell>
          <table:table-cell table:style-name="ce125" office:value-type="currency" office:currency="EUR" office:value="113.05" calcext:value-type="currency">
            <text:p>113,05 €</text:p>
          </table:table-cell>
          <table:table-cell table:style-name="ce125"/>
          <table:table-cell table:style-name="ce125" table:formula="of:=[.D293]" office:value-type="currency" office:currency="EUR" office:value="113.05" calcext:value-type="currency">
            <text:p>113,05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11-18" calcext:value-type="date">
            <text:p>18/11/17</text:p>
          </table:table-cell>
          <table:table-cell table:style-name="ce117" office:value-type="string" calcext:value-type="string">
            <text:p>Lambourdes (faux plafond)</text:p>
          </table:table-cell>
          <table:table-cell table:style-name="ce117" office:value-type="string" calcext:value-type="string">
            <text:p>Scierie de Nuillé</text:p>
          </table:table-cell>
          <table:table-cell table:style-name="ce125" office:value-type="currency" office:currency="EUR" office:value="363" calcext:value-type="currency">
            <text:p>363,00 €</text:p>
          </table:table-cell>
          <table:table-cell table:style-name="ce125" table:formula="of:=[.D294]" office:value-type="currency" office:currency="EUR" office:value="363" calcext:value-type="currency">
            <text:p>363,0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11-22" calcext:value-type="date">
            <text:p>22/11/17</text:p>
          </table:table-cell>
          <table:table-cell table:style-name="ce117" office:value-type="string" calcext:value-type="string">
            <text:p>Plomberie</text:p>
          </table:table-cell>
          <table:table-cell table:style-name="ce117" office:value-type="string" calcext:value-type="string">
            <text:p>PUM Plastiques</text:p>
          </table:table-cell>
          <table:table-cell table:style-name="ce125" office:value-type="currency" office:currency="EUR" office:value="27.31" calcext:value-type="currency">
            <text:p>27,31 €</text:p>
          </table:table-cell>
          <table:table-cell table:style-name="ce125"/>
          <table:table-cell table:style-name="ce125" table:formula="of:=[.D295]" office:value-type="currency" office:currency="EUR" office:value="27.31" calcext:value-type="currency">
            <text:p>27,31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11-29" calcext:value-type="date">
            <text:p>29/11/17</text:p>
          </table:table-cell>
          <table:table-cell table:style-name="ce117" office:value-type="string" calcext:value-type="string">
            <text:p>Chauffe-eau, panneaux solaires</text:p>
          </table:table-cell>
          <table:table-cell table:style-name="ce117" office:value-type="string" calcext:value-type="string">
            <text:p>Héliofrance</text:p>
          </table:table-cell>
          <table:table-cell table:style-name="ce125" office:value-type="currency" office:currency="EUR" office:value="3737" calcext:value-type="currency">
            <text:p>3 737,00 €</text:p>
          </table:table-cell>
          <table:table-cell table:style-name="ce125"/>
          <table:table-cell table:style-name="ce125" table:formula="of:=[.D296]" office:value-type="currency" office:currency="EUR" office:value="3737" calcext:value-type="currency">
            <text:p>3 737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12-22" calcext:value-type="date">
            <text:p>22/12/17</text:p>
          </table:table-cell>
          <table:table-cell table:style-name="ce117" office:value-type="string" calcext:value-type="string">
            <text:p>Plomberie</text:p>
          </table:table-cell>
          <table:table-cell table:style-name="ce117" office:value-type="string" calcext:value-type="string">
            <text:p>PUM Plastiques</text:p>
          </table:table-cell>
          <table:table-cell table:style-name="ce125" office:value-type="currency" office:currency="EUR" office:value="64.24" calcext:value-type="currency">
            <text:p>64,24 €</text:p>
          </table:table-cell>
          <table:table-cell table:style-name="ce125"/>
          <table:table-cell table:style-name="ce125" table:formula="of:=[.D297]" office:value-type="currency" office:currency="EUR" office:value="64.24" calcext:value-type="currency">
            <text:p>64,24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12-22" calcext:value-type="date">
            <text:p>22/12/17</text:p>
          </table:table-cell>
          <table:table-cell table:style-name="ce117" office:value-type="string" calcext:value-type="string">
            <text:p>Plomberie</text:p>
          </table:table-cell>
          <table:table-cell table:style-name="ce117" office:value-type="string" calcext:value-type="string">
            <text:p>PUM Plastiques</text:p>
          </table:table-cell>
          <table:table-cell table:style-name="ce125" office:value-type="currency" office:currency="EUR" office:value="46.86" calcext:value-type="currency">
            <text:p>46,86 €</text:p>
          </table:table-cell>
          <table:table-cell table:style-name="ce125"/>
          <table:table-cell table:style-name="ce125" table:formula="of:=[.D298]" office:value-type="currency" office:currency="EUR" office:value="46.86" calcext:value-type="currency">
            <text:p>46,86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12-28" calcext:value-type="date">
            <text:p>28/12/17</text:p>
          </table:table-cell>
          <table:table-cell table:style-name="ce117" office:value-type="string" calcext:value-type="string">
            <text:p>Vi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100.97" calcext:value-type="currency">
            <text:p>100,97 €</text:p>
          </table:table-cell>
          <table:table-cell table:style-name="ce125"/>
          <table:table-cell table:style-name="ce125" table:formula="of:=[.D299]" office:value-type="currency" office:currency="EUR" office:value="100.97" calcext:value-type="currency">
            <text:p>100,97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12-28" calcext:value-type="date">
            <text:p>28/12/17</text:p>
          </table:table-cell>
          <table:table-cell table:style-name="ce117" office:value-type="string" calcext:value-type="string">
            <text:p>Rbt vis (erreur prix)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-40.5" calcext:value-type="currency">
            <text:p>-40,50 €</text:p>
          </table:table-cell>
          <table:table-cell table:style-name="ce125" table:formula="of:=[.D300]" office:value-type="currency" office:currency="EUR" office:value="-40.5" calcext:value-type="currency">
            <text:p>-40,5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1-25" calcext:value-type="date">
            <text:p>25/01/18</text:p>
          </table:table-cell>
          <table:table-cell table:style-name="ce117" office:value-type="string" calcext:value-type="string">
            <text:p>Participation à l’assainissement collectif</text:p>
          </table:table-cell>
          <table:table-cell table:style-name="ce117" office:value-type="string" calcext:value-type="string">
            <text:p>Trésor public</text:p>
          </table:table-cell>
          <table:table-cell table:style-name="ce125" office:value-type="currency" office:currency="EUR" office:value="2700" calcext:value-type="currency">
            <text:p>2 700,00 €</text:p>
          </table:table-cell>
          <table:table-cell table:style-name="ce125"/>
          <table:table-cell table:style-name="ce125" table:formula="of:=[.D301]" office:value-type="currency" office:currency="EUR" office:value="2700" calcext:value-type="currency">
            <text:p>2 700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2-24" calcext:value-type="date">
            <text:p>24/02/18</text:p>
          </table:table-cell>
          <table:table-cell table:style-name="ce117" office:value-type="string" calcext:value-type="string">
            <text:p>Scie cloche, thermomètre, scotch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79.1" calcext:value-type="currency">
            <text:p>79,10 €</text:p>
          </table:table-cell>
          <table:table-cell table:style-name="ce125" table:formula="of:=[.D302]" office:value-type="currency" office:currency="EUR" office:value="79.1" calcext:value-type="currency">
            <text:p>79,1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2-26" calcext:value-type="date">
            <text:p>26/02/18</text:p>
          </table:table-cell>
          <table:table-cell table:style-name="ce117" office:value-type="string" calcext:value-type="string">
            <text:p>Vis</text:p>
          </table:table-cell>
          <table:table-cell table:style-name="ce117" office:value-type="string" calcext:value-type="string">
            <text:p>Bricomarché</text:p>
          </table:table-cell>
          <table:table-cell table:style-name="ce125" office:value-type="currency" office:currency="EUR" office:value="12.15" calcext:value-type="currency">
            <text:p>12,15 €</text:p>
          </table:table-cell>
          <table:table-cell table:style-name="ce125" table:formula="of:=[.D303]" office:value-type="currency" office:currency="EUR" office:value="12.15" calcext:value-type="currency">
            <text:p>12,15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2-26" calcext:value-type="date">
            <text:p>26/02/18</text:p>
          </table:table-cell>
          <table:table-cell table:style-name="ce117" office:value-type="string" calcext:value-type="string">
            <text:p>Scotch Tescon 3 rouleaux</text:p>
          </table:table-cell>
          <table:table-cell table:style-name="ce117" office:value-type="string" calcext:value-type="string">
            <text:p>Kenzai</text:p>
          </table:table-cell>
          <table:table-cell table:style-name="ce125" office:value-type="currency" office:currency="EUR" office:value="81.59" calcext:value-type="currency">
            <text:p>81,59 €</text:p>
          </table:table-cell>
          <table:table-cell table:style-name="ce125"/>
          <table:table-cell table:style-name="ce125" table:formula="of:=[.D304]" office:value-type="currency" office:currency="EUR" office:value="81.59" calcext:value-type="currency">
            <text:p>81,59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3-05" calcext:value-type="date">
            <text:p>05/03/18</text:p>
          </table:table-cell>
          <table:table-cell table:style-name="ce117" office:value-type="string" calcext:value-type="string">
            <text:p>PER multicouche, bonde, coudes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94.5" calcext:value-type="currency">
            <text:p>94,50 €</text:p>
          </table:table-cell>
          <table:table-cell table:style-name="ce125"/>
          <table:table-cell table:style-name="ce125" table:formula="of:=[.D305]" office:value-type="currency" office:currency="EUR" office:value="94.5" calcext:value-type="currency">
            <text:p>94,5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3-05" calcext:value-type="date">
            <text:p>05/03/18</text:p>
          </table:table-cell>
          <table:table-cell table:style-name="ce117" office:value-type="string" calcext:value-type="string">
            <text:p>Feuille de zinc 2mx1m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47.11" calcext:value-type="currency">
            <text:p>47,11 €</text:p>
          </table:table-cell>
          <table:table-cell table:style-name="ce125"/>
          <table:table-cell table:style-name="ce125" table:formula="of:=[.D306]" office:value-type="currency" office:currency="EUR" office:value="47.11" calcext:value-type="currency">
            <text:p>47,11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3-09" calcext:value-type="date">
            <text:p>09/03/18</text:p>
          </table:table-cell>
          <table:table-cell table:style-name="ce117" office:value-type="string" calcext:value-type="string">
            <text:p>Plomberie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77.98" calcext:value-type="currency">
            <text:p>77,98 €</text:p>
          </table:table-cell>
          <table:table-cell table:style-name="ce125"/>
          <table:table-cell table:style-name="ce125" table:formula="of:=[.D307]" office:value-type="currency" office:currency="EUR" office:value="77.98" calcext:value-type="currency">
            <text:p>77,98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3-10" calcext:value-type="date">
            <text:p>10/03/18</text:p>
          </table:table-cell>
          <table:table-cell table:style-name="ce117" office:value-type="string" calcext:value-type="string">
            <text:p>Prise, rallonge chauffe-eau</text:p>
          </table:table-cell>
          <table:table-cell table:style-name="ce117" office:value-type="string" calcext:value-type="string">
            <text:p>Pôle vert</text:p>
          </table:table-cell>
          <table:table-cell table:style-name="ce125" office:value-type="currency" office:currency="EUR" office:value="13.6" calcext:value-type="currency">
            <text:p>13,60 €</text:p>
          </table:table-cell>
          <table:table-cell table:style-name="ce125"/>
          <table:table-cell table:style-name="ce125" table:formula="of:=[.D308]" office:value-type="currency" office:currency="EUR" office:value="13.6" calcext:value-type="currency">
            <text:p>13,6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2-26" calcext:value-type="date">
            <text:p>26/02/18</text:p>
          </table:table-cell>
          <table:table-cell table:style-name="ce117" office:value-type="string" calcext:value-type="string">
            <text:p>Fin VMC (acompte)</text:p>
          </table:table-cell>
          <table:table-cell table:style-name="ce117" office:value-type="string" calcext:value-type="string">
            <text:p>Hapco</text:p>
          </table:table-cell>
          <table:table-cell table:style-name="ce125" office:value-type="currency" office:currency="EUR" office:value="209" calcext:value-type="currency">
            <text:p>209,00 €</text:p>
          </table:table-cell>
          <table:table-cell table:style-name="ce125"/>
          <table:table-cell table:style-name="ce125" table:formula="of:=[.D309]" office:value-type="currency" office:currency="EUR" office:value="209" calcext:value-type="currency">
            <text:p>209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3-16" calcext:value-type="date">
            <text:p>16/03/18</text:p>
          </table:table-cell>
          <table:table-cell table:style-name="ce117" office:value-type="string" calcext:value-type="string">
            <text:p>Fin VMC</text:p>
          </table:table-cell>
          <table:table-cell table:style-name="ce117" office:value-type="string" calcext:value-type="string">
            <text:p>Hapco</text:p>
          </table:table-cell>
          <table:table-cell table:style-name="ce125" office:value-type="currency" office:currency="EUR" office:value="89.96" calcext:value-type="currency">
            <text:p>89,96 €</text:p>
          </table:table-cell>
          <table:table-cell table:style-name="ce125"/>
          <table:table-cell table:style-name="ce125" table:formula="of:=[.D310]" office:value-type="currency" office:currency="EUR" office:value="89.96" calcext:value-type="currency">
            <text:p>89,96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4-26" calcext:value-type="date">
            <text:p>26/04/18</text:p>
          </table:table-cell>
          <table:table-cell table:style-name="ce117" office:value-type="string" calcext:value-type="string">
            <text:p>Matériel enduits extérieurs (gants, truelles…)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49.96" calcext:value-type="currency">
            <text:p>49,96 €</text:p>
          </table:table-cell>
          <table:table-cell table:style-name="ce125" table:formula="of:=[.D311]" office:value-type="currency" office:currency="EUR" office:value="49.96" calcext:value-type="currency">
            <text:p>49,96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4-26" calcext:value-type="date">
            <text:p>26/04/18</text:p>
          </table:table-cell>
          <table:table-cell table:style-name="ce117" office:value-type="string" calcext:value-type="string">
            <text:p>Enduits extérieurs (main d’oeuvre) acompte 80 %</text:p>
          </table:table-cell>
          <table:table-cell table:style-name="ce117" office:value-type="string" calcext:value-type="string">
            <text:p>S.Ruel</text:p>
          </table:table-cell>
          <table:table-cell table:style-name="ce131" office:value-type="currency" office:currency="EUR" office:value="1248" calcext:value-type="currency">
            <text:p>1 248,00 €</text:p>
          </table:table-cell>
          <table:table-cell table:style-name="ce125"/>
          <table:table-cell table:style-name="ce125" table:formula="of:=[.D312]" office:value-type="currency" office:currency="EUR" office:value="1248" calcext:value-type="currency">
            <text:p>1 248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4-26" calcext:value-type="date">
            <text:p>26/04/18</text:p>
          </table:table-cell>
          <table:table-cell table:style-name="ce117" office:value-type="string" calcext:value-type="string">
            <text:p>Poêle (Contura 810)</text:p>
          </table:table-cell>
          <table:table-cell table:style-name="ce117" office:value-type="string" calcext:value-type="string">
            <text:p>Aasgard</text:p>
          </table:table-cell>
          <table:table-cell table:style-name="ce125" office:value-type="currency" office:currency="EUR" office:value="2092.91" calcext:value-type="currency">
            <text:p>2 092,91 €</text:p>
          </table:table-cell>
          <table:table-cell table:style-name="ce125"/>
          <table:table-cell table:style-name="ce125" table:formula="of:=[.D313]" office:value-type="currency" office:currency="EUR" office:value="2092.91" calcext:value-type="currency">
            <text:p>2 092,91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4-27" calcext:value-type="date">
            <text:p>27/04/18</text:p>
          </table:table-cell>
          <table:table-cell table:style-name="ce117" office:value-type="string" calcext:value-type="string">
            <text:p>Tubage poêle (facture n°207793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465.2" calcext:value-type="currency">
            <text:p>1 465,20 €</text:p>
          </table:table-cell>
          <table:table-cell table:style-name="ce125"/>
          <table:table-cell table:style-name="ce125" table:formula="of:=[.D314]" office:value-type="currency" office:currency="EUR" office:value="1465.2" calcext:value-type="currency">
            <text:p>1 465,2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4-27" calcext:value-type="date">
            <text:p>27/04/18</text:p>
          </table:table-cell>
          <table:table-cell table:style-name="ce117" office:value-type="string" calcext:value-type="string">
            <text:p>Platoirs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31.32" calcext:value-type="currency">
            <text:p>31,32 €</text:p>
          </table:table-cell>
          <table:table-cell table:style-name="ce125" table:formula="of:=[.D315]" office:value-type="currency" office:currency="EUR" office:value="31.32" calcext:value-type="currency">
            <text:p>31,32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4-27" calcext:value-type="date">
            <text:p>27/04/18</text:p>
          </table:table-cell>
          <table:table-cell table:style-name="ce117" office:value-type="string" calcext:value-type="string">
            <text:p>Chaux CL90 (11 sacs de 20 kg) : 132,66 €, taloche : 11,69 €</text:p>
          </table:table-cell>
          <table:table-cell table:style-name="ce117" office:value-type="string" calcext:value-type="string">
            <text:p>Point.P</text:p>
          </table:table-cell>
          <table:table-cell table:style-name="ce125" office:value-type="currency" office:currency="EUR" office:value="144.35" calcext:value-type="currency">
            <text:p>144,35 €</text:p>
          </table:table-cell>
          <table:table-cell table:style-name="ce125"/>
          <table:table-cell table:style-name="ce125" table:formula="of:=[.D316]" office:value-type="currency" office:currency="EUR" office:value="144.35" calcext:value-type="currency">
            <text:p>144,35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4-27" calcext:value-type="date">
            <text:p>27/04/18</text:p>
          </table:table-cell>
          <table:table-cell table:style-name="ce117" office:value-type="string" calcext:value-type="string">
            <text:p>Matériel toiture végétale carport</text:p>
          </table:table-cell>
          <table:table-cell table:style-name="ce117" office:value-type="string" calcext:value-type="string">
            <text:p>Matériaux naturels</text:p>
          </table:table-cell>
          <table:table-cell table:style-name="ce131" office:value-type="currency" office:currency="EUR" office:value="1229.52" calcext:value-type="currency">
            <text:p>1 229,52 €</text:p>
          </table:table-cell>
          <table:table-cell table:style-name="ce125"/>
          <table:table-cell table:style-name="ce125" table:formula="of:=[.D317]" office:value-type="currency" office:currency="EUR" office:value="1229.52" calcext:value-type="currency">
            <text:p>1 229,52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4-27" calcext:value-type="date">
            <text:p>27/04/18</text:p>
          </table:table-cell>
          <table:table-cell table:style-name="ce117" office:value-type="string" calcext:value-type="string">
            <text:p>Sable lavé 0/4 (enduits extérieurs)</text:p>
          </table:table-cell>
          <table:table-cell table:style-name="ce117" office:value-type="string" calcext:value-type="string">
            <text:p>Pigeon Granulats</text:p>
          </table:table-cell>
          <table:table-cell table:style-name="ce125" office:value-type="currency" office:currency="EUR" office:value="19.01" calcext:value-type="currency">
            <text:p>19,01 €</text:p>
          </table:table-cell>
          <table:table-cell table:style-name="ce125" table:formula="of:=[.D318]" office:value-type="currency" office:currency="EUR" office:value="19.01" calcext:value-type="currency">
            <text:p>19,01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5-03" calcext:value-type="date">
            <text:p>03/05/18</text:p>
          </table:table-cell>
          <table:table-cell table:style-name="ce117" office:value-type="string" calcext:value-type="string">
            <text:p>Bouches VMC</text:p>
          </table:table-cell>
          <table:table-cell table:style-name="ce117" office:value-type="string" calcext:value-type="string">
            <text:p>Hapco</text:p>
          </table:table-cell>
          <table:table-cell table:style-name="ce125" office:value-type="currency" office:currency="EUR" office:value="328.86" calcext:value-type="currency">
            <text:p>328,86 €</text:p>
          </table:table-cell>
          <table:table-cell table:style-name="ce125"/>
          <table:table-cell table:style-name="ce125" table:formula="of:=[.D319]" office:value-type="currency" office:currency="EUR" office:value="328.86" calcext:value-type="currency">
            <text:p>328,86 €</text:p>
          </table:table-cell>
          <table:table-cell table:style-name="ce166"/>
          <table:table-cell table:style-name="ce44"/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8-05-03" calcext:value-type="date">
            <text:p>03/05/18</text:p>
          </table:table-cell>
          <table:table-cell table:style-name="ce117" office:value-type="string" calcext:value-type="string">
            <text:p>Reprise VMC</text:p>
          </table:table-cell>
          <table:table-cell table:style-name="ce117" office:value-type="string" calcext:value-type="string">
            <text:p>Hapco</text:p>
          </table:table-cell>
          <table:table-cell table:style-name="ce125" office:value-type="currency" office:currency="EUR" office:value="-264.34" calcext:value-type="currency">
            <text:p>-264,34 €</text:p>
          </table:table-cell>
          <table:table-cell table:style-name="ce125" table:formula="of:=[.D320]" office:value-type="currency" office:currency="EUR" office:value="-264.34" calcext:value-type="currency">
            <text:p>-264,34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5-05" calcext:value-type="date">
            <text:p>05/05/18</text:p>
          </table:table-cell>
          <table:table-cell table:style-name="ce117" office:value-type="string" calcext:value-type="string">
            <text:p>Ouate de cellulose (7 de 14 kg) : isolation maison (faux-plafond, sol)</text:p>
          </table:table-cell>
          <table:table-cell table:style-name="ce117" office:value-type="string" calcext:value-type="string">
            <text:p>Bricoman</text:p>
          </table:table-cell>
          <table:table-cell table:style-name="ce125" table:formula="of:=7*14.5" office:value-type="currency" office:currency="EUR" office:value="101.5" calcext:value-type="currency">
            <text:p>101,50 €</text:p>
          </table:table-cell>
          <table:table-cell table:style-name="ce125"/>
          <table:table-cell table:style-name="ce125" table:formula="of:=[.D321]" office:value-type="currency" office:currency="EUR" office:value="101.5" calcext:value-type="currency">
            <text:p>101,5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5-05" calcext:value-type="date">
            <text:p>05/05/18</text:p>
          </table:table-cell>
          <table:table-cell table:style-name="ce117" office:value-type="string" calcext:value-type="string">
            <text:p>Huile de lin 1L (plafond), pinceau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20.45" calcext:value-type="currency">
            <text:p>20,45 €</text:p>
          </table:table-cell>
          <table:table-cell table:style-name="ce125" table:formula="of:=[.D322]" office:value-type="currency" office:currency="EUR" office:value="20.45" calcext:value-type="currency">
            <text:p>20,45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5-14" calcext:value-type="date">
            <text:p>14/05/18</text:p>
          </table:table-cell>
          <table:table-cell table:style-name="ce117" office:value-type="string" calcext:value-type="string">
            <text:p>Huile de lin 5L (plafond), pinceau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25.95" calcext:value-type="currency">
            <text:p>25,95 €</text:p>
          </table:table-cell>
          <table:table-cell table:style-name="ce125"/>
          <table:table-cell table:style-name="ce125" table:formula="of:=[.D323]" office:value-type="currency" office:currency="EUR" office:value="25.95" calcext:value-type="currency">
            <text:p>25,95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/>
          <table:table-cell table:style-name="ce117" table:number-columns-repeated="2"/>
          <table:table-cell table:style-name="ce125" table:number-columns-repeated="3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7-13" calcext:value-type="date">
            <text:p>13/07/18</text:p>
          </table:table-cell>
          <table:table-cell table:style-name="ce117" office:value-type="string" calcext:value-type="string">
            <text:p>Filtres VMC</text:p>
          </table:table-cell>
          <table:table-cell table:style-name="ce117" office:value-type="string" calcext:value-type="string">
            <text:p>Hapco</text:p>
          </table:table-cell>
          <table:table-cell table:style-name="ce125" office:value-type="currency" office:currency="EUR" office:value="210.42" calcext:value-type="currency">
            <text:p>210,42 €</text:p>
          </table:table-cell>
          <table:table-cell table:style-name="ce125"/>
          <table:table-cell table:style-name="ce125" table:formula="of:=[.D325]" office:value-type="currency" office:currency="EUR" office:value="210.42" calcext:value-type="currency">
            <text:p>210,42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7-13" calcext:value-type="date">
            <text:p>13/07/18</text:p>
          </table:table-cell>
          <table:table-cell table:style-name="ce117" office:value-type="string" calcext:value-type="string">
            <text:p>Vis, pointe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89.45" calcext:value-type="currency">
            <text:p>89,45 €</text:p>
          </table:table-cell>
          <table:table-cell table:style-name="ce125"/>
          <table:table-cell table:style-name="ce125" table:formula="of:=[.D326]" office:value-type="currency" office:currency="EUR" office:value="89.45" calcext:value-type="currency">
            <text:p>89,45 €</text:p>
          </table:table-cell>
          <table:table-cell table:style-name="ce173" office:value-type="string" calcext:value-type="string">
            <text:p>16/08/2018 (2)</text:p>
          </table:table-cell>
          <table:table-cell table:style-name="ce177"/>
          <table:table-cell table:number-columns-repeated="7"/>
        </table:table-row>
        <table:table-row table:style-name="ro1">
          <table:table-cell table:style-name="ce115" office:value-type="date" office:date-value="2018-07-16" calcext:value-type="date">
            <text:p>16/07/18</text:p>
          </table:table-cell>
          <table:table-cell table:style-name="ce117"/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168.72" calcext:value-type="currency">
            <text:p>168,72 €</text:p>
          </table:table-cell>
          <table:table-cell table:style-name="ce125" table:formula="of:=[.D327]" office:value-type="currency" office:currency="EUR" office:value="168.72" calcext:value-type="currency">
            <text:p>168,72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7-21" calcext:value-type="date">
            <text:p>21/07/18</text:p>
          </table:table-cell>
          <table:table-cell table:style-name="ce117" office:value-type="string" calcext:value-type="string">
            <text:p>Ouate de cellulose (… de )</text:p>
          </table:table-cell>
          <table:table-cell table:style-name="ce117" office:value-type="string" calcext:value-type="string">
            <text:p>Bricoman (rbst JY)</text:p>
          </table:table-cell>
          <table:table-cell table:style-name="ce125" office:value-type="currency" office:currency="EUR" office:value="180" calcext:value-type="currency">
            <text:p>180,00 €</text:p>
          </table:table-cell>
          <table:table-cell table:style-name="ce125" table:formula="of:=[.D328]" office:value-type="currency" office:currency="EUR" office:value="180" calcext:value-type="currency">
            <text:p>180,00 €</text:p>
          </table:table-cell>
          <table:table-cell table:style-name="ce125"/>
          <table:table-cell table:style-name="ce166"/>
          <table:table-cell table:style-name="ce181" office:value-type="string" calcext:value-type="string">
            <text:p>Vérifier que ça n’a pas été débloqué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8-07-23" calcext:value-type="date">
            <text:p>23/07/18</text:p>
          </table:table-cell>
          <table:table-cell table:style-name="ce117" office:value-type="string" calcext:value-type="string">
            <text:p>Remboursement charges Benjamin Duffau</text:p>
          </table:table-cell>
          <table:table-cell table:style-name="ce117" office:value-type="string" calcext:value-type="string">
            <text:p>CESU</text:p>
          </table:table-cell>
          <table:table-cell table:style-name="ce125" office:value-type="currency" office:currency="EUR" office:value="-1769" calcext:value-type="currency">
            <text:p>-1 769,00 €</text:p>
          </table:table-cell>
          <table:table-cell table:style-name="ce125" table:formula="of:=[.D329]" office:value-type="currency" office:currency="EUR" office:value="-1769" calcext:value-type="currency">
            <text:p>-1 769,0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7-26" calcext:value-type="date">
            <text:p>26/07/18</text:p>
          </table:table-cell>
          <table:table-cell table:style-name="ce117" office:value-type="string" calcext:value-type="string">
            <text:p>Outil multifonction, etc (facture n°079935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33.66" calcext:value-type="currency">
            <text:p>133,66 €</text:p>
          </table:table-cell>
          <table:table-cell table:style-name="ce125"/>
          <table:table-cell table:style-name="ce125" table:formula="of:=[.D330]" office:value-type="currency" office:currency="EUR" office:value="133.66" calcext:value-type="currency">
            <text:p>133,66 €</text:p>
          </table:table-cell>
          <table:table-cell table:style-name="ce173" office:value-type="string" calcext:value-type="string">
            <text:p>16/08/2018 (2)</text:p>
          </table:table-cell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8-27" calcext:value-type="date">
            <text:p>27/08/18</text:p>
          </table:table-cell>
          <table:table-cell table:style-name="ce117" office:value-type="string" calcext:value-type="string">
            <text:p>Reprise éléments du tubage de poêle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-98.1" calcext:value-type="currency">
            <text:p>-98,10 €</text:p>
          </table:table-cell>
          <table:table-cell table:style-name="ce125" table:formula="of:=[.D331]" office:value-type="currency" office:currency="EUR" office:value="-98.1" calcext:value-type="currency">
            <text:p>-98,1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8-27" calcext:value-type="date">
            <text:p>27/08/18</text:p>
          </table:table-cell>
          <table:table-cell table:style-name="ce117" office:value-type="string" calcext:value-type="string">
            <text:p>Reprise éléments du tubage de poêle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-147.6" calcext:value-type="currency">
            <text:p>-147,60 €</text:p>
          </table:table-cell>
          <table:table-cell table:style-name="ce125" table:formula="of:=[.D332]" office:value-type="currency" office:currency="EUR" office:value="-147.6" calcext:value-type="currency">
            <text:p>-147,6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8-27" calcext:value-type="date">
            <text:p>27/08/18</text:p>
          </table:table-cell>
          <table:table-cell table:style-name="ce117" office:value-type="string" calcext:value-type="string">
            <text:p>Reprise éléments du tubage de poêle (erreur de caisse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27" calcext:value-type="currency">
            <text:p>27,00 €</text:p>
          </table:table-cell>
          <table:table-cell table:style-name="ce125" table:formula="of:=[.D333]" office:value-type="currency" office:currency="EUR" office:value="27" calcext:value-type="currency">
            <text:p>27,0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8-27" calcext:value-type="date">
            <text:p>27/08/18</text:p>
          </table:table-cell>
          <table:table-cell table:style-name="ce117" office:value-type="string" calcext:value-type="string">
            <text:p>Tubage poêle (facture n°153905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313.2" calcext:value-type="currency">
            <text:p>313,20 €</text:p>
          </table:table-cell>
          <table:table-cell table:style-name="ce125"/>
          <table:table-cell table:style-name="ce125" table:formula="of:=[.D334]" office:value-type="currency" office:currency="EUR" office:value="313.2" calcext:value-type="currency">
            <text:p>313,20 €</text:p>
          </table:table-cell>
          <table:table-cell table:style-name="ce173" office:value-type="string" calcext:value-type="string">
            <text:p>16/08/2018 (2)</text:p>
          </table:table-cell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7-30" calcext:value-type="date">
            <text:p>30/07/18</text:p>
          </table:table-cell>
          <table:table-cell table:style-name="ce117" office:value-type="string" calcext:value-type="string">
            <text:p>Enduits extérieurs (main d’oeuvre) solde 20 %</text:p>
          </table:table-cell>
          <table:table-cell table:style-name="ce117" office:value-type="string" calcext:value-type="string">
            <text:p>S.Ruel</text:p>
          </table:table-cell>
          <table:table-cell table:style-name="ce125" table:formula="of:=1248/0.8*0.2" office:value-type="currency" office:currency="EUR" office:value="312" calcext:value-type="currency">
            <text:p>312,00 €</text:p>
          </table:table-cell>
          <table:table-cell table:style-name="ce125"/>
          <table:table-cell table:style-name="ce125" table:formula="of:=[.D335]" office:value-type="currency" office:currency="EUR" office:value="312" calcext:value-type="currency">
            <text:p>312,00 €</text:p>
          </table:table-cell>
          <table:table-cell table:style-name="ce173" office:value-type="string" calcext:value-type="string">
            <text:p>16/08/2018 (1)</text:p>
          </table:table-cell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8-01" calcext:value-type="date">
            <text:p>01/08/18</text:p>
          </table:table-cell>
          <table:table-cell table:style-name="ce117" office:value-type="string" calcext:value-type="string">
            <text:p>Ouate de cellulose (13 de 14 kg)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188.5" calcext:value-type="currency">
            <text:p>188,50 €</text:p>
          </table:table-cell>
          <table:table-cell table:style-name="ce125"/>
          <table:table-cell table:style-name="ce125" table:formula="of:=[.D336]" office:value-type="currency" office:currency="EUR" office:value="188.5" calcext:value-type="currency">
            <text:p>188,50 €</text:p>
          </table:table-cell>
          <table:table-cell table:style-name="ce173" office:value-type="string" calcext:value-type="string">
            <text:p>16/08/2018 (2)</text:p>
          </table:table-cell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8-01" calcext:value-type="date">
            <text:p>01/08/18</text:p>
          </table:table-cell>
          <table:table-cell table:style-name="ce117" office:value-type="string" calcext:value-type="string">
            <text:p>Ouate de cellulose (12 de 14 kg)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174" calcext:value-type="currency">
            <text:p>174,00 €</text:p>
          </table:table-cell>
          <table:table-cell table:style-name="ce125"/>
          <table:table-cell table:style-name="ce125" table:formula="of:=[.D337]" office:value-type="currency" office:currency="EUR" office:value="174" calcext:value-type="currency">
            <text:p>174,00 €</text:p>
          </table:table-cell>
          <table:table-cell table:style-name="ce173" office:value-type="string" calcext:value-type="string">
            <text:p>16/08/2018 (2)</text:p>
          </table:table-cell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8-02" calcext:value-type="date">
            <text:p>02/08/18</text:p>
          </table:table-cell>
          <table:table-cell table:style-name="ce117" office:value-type="string" calcext:value-type="string">
            <text:p>Blanc de Meudon (pour Blandine), mastic poêle (facture n°046021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33.6" calcext:value-type="currency">
            <text:p>33,60 €</text:p>
          </table:table-cell>
          <table:table-cell table:style-name="ce125"/>
          <table:table-cell table:style-name="ce125" table:formula="of:=[.D338]" office:value-type="currency" office:currency="EUR" office:value="33.6" calcext:value-type="currency">
            <text:p>33,60 €</text:p>
          </table:table-cell>
          <table:table-cell table:style-name="ce173" office:value-type="string" calcext:value-type="string">
            <text:p>16/08/2018 (1)</text:p>
          </table:table-cell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8-14" calcext:value-type="date">
            <text:p>14/08/18</text:p>
          </table:table-cell>
          <table:table-cell table:style-name="ce117" office:value-type="string" calcext:value-type="string">
            <text:p>Reprise ouate de cellulose (9 de 14 kg)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-130.5" calcext:value-type="currency">
            <text:p>-130,50 €</text:p>
          </table:table-cell>
          <table:table-cell table:style-name="ce125" table:formula="of:=[.D339]" office:value-type="currency" office:currency="EUR" office:value="-130.5" calcext:value-type="currency">
            <text:p>-130,50 €</text:p>
          </table:table-cell>
          <table:table-cell table:style-name="ce125"/>
          <table:table-cell table:style-name="ce173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8-15" calcext:value-type="date">
            <text:p>15/08/18</text:p>
          </table:table-cell>
          <table:table-cell table:style-name="ce117" office:value-type="string" calcext:value-type="string">
            <text:p>Cuivre, plomberie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144.85" calcext:value-type="currency">
            <text:p>144,85 €</text:p>
          </table:table-cell>
          <table:table-cell table:style-name="ce125" table:formula="of:=[.D340]" office:value-type="currency" office:currency="EUR" office:value="144.85" calcext:value-type="currency">
            <text:p>144,85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8-15" calcext:value-type="date">
            <text:p>15/08/18</text:p>
          </table:table-cell>
          <table:table-cell table:style-name="ce117"/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-55.25" calcext:value-type="currency">
            <text:p>-55,25 €</text:p>
          </table:table-cell>
          <table:table-cell table:style-name="ce125" table:formula="of:=[.D341]" office:value-type="currency" office:currency="EUR" office:value="-55.25" calcext:value-type="currency">
            <text:p>-55,25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8-15" calcext:value-type="date">
            <text:p>15/08/18</text:p>
          </table:table-cell>
          <table:table-cell table:style-name="ce117" office:value-type="string" calcext:value-type="string">
            <text:p>Forêt, plomberie, robinet extérieur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39.09" calcext:value-type="currency">
            <text:p>39,09 €</text:p>
          </table:table-cell>
          <table:table-cell table:style-name="ce125" table:formula="of:=[.D342]" office:value-type="currency" office:currency="EUR" office:value="39.09" calcext:value-type="currency">
            <text:p>39,09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8-16" calcext:value-type="date">
            <text:p>16/08/16</text:p>
          </table:table-cell>
          <table:table-cell table:style-name="ce117" office:value-type="string" calcext:value-type="string">
            <text:p>Rideaux (facture n°067132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251.14" calcext:value-type="currency">
            <text:p>251,14 €</text:p>
          </table:table-cell>
          <table:table-cell table:style-name="ce125" table:formula="of:=[.D343]" office:value-type="currency" office:currency="EUR" office:value="251.14" calcext:value-type="currency">
            <text:p>251,14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8-16" calcext:value-type="date">
            <text:p>16/08/18</text:p>
          </table:table-cell>
          <table:table-cell table:style-name="ce117" office:value-type="string" calcext:value-type="string">
            <text:p>Radiateurs (commande n°223188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2976.3" calcext:value-type="currency">
            <text:p>2 976,30 €</text:p>
          </table:table-cell>
          <table:table-cell table:style-name="ce125"/>
          <table:table-cell table:style-name="ce125" table:formula="of:=[.D344]" office:value-type="currency" office:currency="EUR" office:value="2976.3" calcext:value-type="currency">
            <text:p>2 976,3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8-18" calcext:value-type="date">
            <text:p>18/08/18</text:p>
          </table:table-cell>
          <table:table-cell table:style-name="ce117" office:value-type="string" calcext:value-type="string">
            <text:p>Gaine rouge (eau extérieur) facture n°830377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21.96" calcext:value-type="currency">
            <text:p>21,96 €</text:p>
          </table:table-cell>
          <table:table-cell table:style-name="ce125" table:formula="of:=[.D345]" office:value-type="currency" office:currency="EUR" office:value="21.96" calcext:value-type="currency">
            <text:p>21,96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8-18" calcext:value-type="date">
            <text:p>18/08/18</text:p>
          </table:table-cell>
          <table:table-cell table:style-name="ce117" office:value-type="string" calcext:value-type="string">
            <text:p>Reprise éléments du tubage de poêle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-156.6" calcext:value-type="currency">
            <text:p>-156,60 €</text:p>
          </table:table-cell>
          <table:table-cell table:style-name="ce125" table:formula="of:=[.D346]" office:value-type="currency" office:currency="EUR" office:value="-156.6" calcext:value-type="currency">
            <text:p>-156,6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/>
          <table:table-cell table:style-name="ce117" office:value-type="string" calcext:value-type="string">
            <text:p>5 manchons caoutchouc (protection lits)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11.5" calcext:value-type="currency">
            <text:p>11,50 €</text:p>
          </table:table-cell>
          <table:table-cell table:style-name="ce125" table:formula="of:=[.D347]" office:value-type="currency" office:currency="EUR" office:value="11.5" calcext:value-type="currency">
            <text:p>11,5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8-29" calcext:value-type="date">
            <text:p>29/08/18</text:p>
          </table:table-cell>
          <table:table-cell table:style-name="ce117" office:value-type="string" calcext:value-type="string">
            <text:p>Electricité (facture n°082040, commandes 225294 et 225311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583.96" calcext:value-type="currency">
            <text:p>583,96 €</text:p>
          </table:table-cell>
          <table:table-cell table:style-name="ce125" table:formula="of:=[.D348]-[.F348]" office:value-type="currency" office:currency="EUR" office:value="332.95" calcext:value-type="currency">
            <text:p>332,95 €</text:p>
          </table:table-cell>
          <table:table-cell table:style-name="ce125" table:formula="of:=251.01" office:value-type="currency" office:currency="EUR" office:value="251.01" calcext:value-type="currency">
            <text:p>251,01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8-29" calcext:value-type="date">
            <text:p>29/08/18</text:p>
          </table:table-cell>
          <table:table-cell table:style-name="ce117" office:value-type="string" calcext:value-type="string">
            <text:p>Consuel</text:p>
          </table:table-cell>
          <table:table-cell table:style-name="ce117"/>
          <table:table-cell table:style-name="ce125" office:value-type="currency" office:currency="EUR" office:value="119.68" calcext:value-type="currency">
            <text:p>119,68 €</text:p>
          </table:table-cell>
          <table:table-cell table:style-name="ce125" table:formula="of:=[.D349]" office:value-type="currency" office:currency="EUR" office:value="119.68" calcext:value-type="currency">
            <text:p>119,68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9-05" calcext:value-type="date">
            <text:p>05/09/18</text:p>
          </table:table-cell>
          <table:table-cell table:style-name="ce117" office:value-type="string" calcext:value-type="string">
            <text:p>Electricité 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97.04" calcext:value-type="currency">
            <text:p>97,04 €</text:p>
          </table:table-cell>
          <table:table-cell table:style-name="ce125" table:formula="of:=[.D350]" office:value-type="currency" office:currency="EUR" office:value="97.04" calcext:value-type="currency">
            <text:p>97,04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9-05" calcext:value-type="date">
            <text:p>05/09/18</text:p>
          </table:table-cell>
          <table:table-cell table:style-name="ce117" office:value-type="string" calcext:value-type="string">
            <text:p>Electricité 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21.72" calcext:value-type="currency">
            <text:p>21,72 €</text:p>
          </table:table-cell>
          <table:table-cell table:style-name="ce125" table:formula="of:=[.D351]" office:value-type="currency" office:currency="EUR" office:value="21.72" calcext:value-type="currency">
            <text:p>21,72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9-06" calcext:value-type="date">
            <text:p>06/09/18</text:p>
          </table:table-cell>
          <table:table-cell table:style-name="ce117" office:value-type="string" calcext:value-type="string">
            <text:p>Bois (bardage)</text:p>
          </table:table-cell>
          <table:table-cell table:style-name="ce117" office:value-type="string" calcext:value-type="string">
            <text:p>Scierie de Nuillé</text:p>
          </table:table-cell>
          <table:table-cell table:style-name="ce125" office:value-type="currency" office:currency="EUR" office:value="1600" calcext:value-type="currency">
            <text:p>1 600,00 €</text:p>
          </table:table-cell>
          <table:table-cell table:style-name="ce125" table:formula="of:=[.D352]-[.F352]" office:value-type="currency" office:currency="EUR" office:value="19.3199999999999" calcext:value-type="currency">
            <text:p>19,32 €</text:p>
          </table:table-cell>
          <table:table-cell table:style-name="ce125" table:formula="of:=1580.68" office:value-type="currency" office:currency="EUR" office:value="1580.68" calcext:value-type="currency">
            <text:p>1 580,68 €</text:p>
          </table:table-cell>
          <table:table-cell table:style-name="ce166"/>
          <table:table-cell table:style-name="ce181" office:value-type="string" calcext:value-type="string">
            <text:p>Fin du déblocage du prêt Modulimmo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8-09-07" calcext:value-type="date">
            <text:p>07/09/18</text:p>
          </table:table-cell>
          <table:table-cell table:style-name="ce117" office:value-type="string" calcext:value-type="string">
            <text:p>Electricité 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7.8" calcext:value-type="currency">
            <text:p>17,80 €</text:p>
          </table:table-cell>
          <table:table-cell table:style-name="ce125" table:formula="of:=[.D353]" office:value-type="currency" office:currency="EUR" office:value="17.8" calcext:value-type="currency">
            <text:p>17,8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9-11" calcext:value-type="date">
            <text:p>11/09/18</text:p>
          </table:table-cell>
          <table:table-cell table:style-name="ce117" office:value-type="string" calcext:value-type="string">
            <text:p>Electricité (platine 4 prises RJ45, boitier de dériv)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47.48" calcext:value-type="currency">
            <text:p>47,48 €</text:p>
          </table:table-cell>
          <table:table-cell table:style-name="ce125" table:formula="of:=[.D354]" office:value-type="currency" office:currency="EUR" office:value="47.48" calcext:value-type="currency">
            <text:p>47,48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9-22" calcext:value-type="date">
            <text:p>22/09/18</text:p>
          </table:table-cell>
          <table:table-cell table:style-name="ce117" office:value-type="string" calcext:value-type="string">
            <text:p>3 interrupteurs va et vient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24" calcext:value-type="currency">
            <text:p>24,00 €</text:p>
          </table:table-cell>
          <table:table-cell table:style-name="ce125" table:formula="of:=[.D355]" office:value-type="currency" office:currency="EUR" office:value="24" calcext:value-type="currency">
            <text:p>24,0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9-22" calcext:value-type="date">
            <text:p>22/09/18</text:p>
          </table:table-cell>
          <table:table-cell table:style-name="ce117" office:value-type="string" calcext:value-type="string">
            <text:p>Ampoules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56.7" calcext:value-type="currency">
            <text:p>56,70 €</text:p>
          </table:table-cell>
          <table:table-cell table:style-name="ce125" table:formula="of:=[.D356]" office:value-type="currency" office:currency="EUR" office:value="56.7" calcext:value-type="currency">
            <text:p>56,7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9-22" calcext:value-type="date">
            <text:p>22/09/18</text:p>
          </table:table-cell>
          <table:table-cell table:style-name="ce117"/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-68.16" calcext:value-type="currency">
            <text:p>-68,16 €</text:p>
          </table:table-cell>
          <table:table-cell table:style-name="ce125" table:formula="of:=[.D357]" office:value-type="currency" office:currency="EUR" office:value="-68.16" calcext:value-type="currency">
            <text:p>-68,16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9-22" calcext:value-type="date">
            <text:p>22/09/18</text:p>
          </table:table-cell>
          <table:table-cell table:style-name="ce117" office:value-type="string" calcext:value-type="string">
            <text:p>Radiateurs (annulation commande n°223188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-2976.3" calcext:value-type="currency">
            <text:p>-2 976,30 €</text:p>
          </table:table-cell>
          <table:table-cell table:style-name="ce125" table:formula="of:=-2976.3" office:value-type="currency" office:currency="EUR" office:value="-2976.3" calcext:value-type="currency">
            <text:p>-2 976,30 €</text:p>
          </table:table-cell>
          <table:table-cell table:style-name="ce125"/>
          <table:table-cell table:style-name="ce166"/>
          <table:table-cell table:style-name="ce181" office:value-type="string" calcext:value-type="string">
            <text:p>Pas de facture à fournir à la banque.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8-09-22" calcext:value-type="date">
            <text:p>22/09/18</text:p>
          </table:table-cell>
          <table:table-cell table:style-name="ce117" office:value-type="string" calcext:value-type="string">
            <text:p>Rbst platine (élec)</text:p>
          </table:table-cell>
          <table:table-cell table:style-name="ce117" office:value-type="string" calcext:value-type="string">
            <text:p>Bricoman</text:p>
          </table:table-cell>
          <table:table-cell table:style-name="ce125" table:formula="of:=-23.15" office:value-type="currency" office:currency="EUR" office:value="-23.15" calcext:value-type="currency">
            <text:p>-23,15 €</text:p>
          </table:table-cell>
          <table:table-cell table:style-name="ce125" office:value-type="currency" office:currency="EUR" office:value="-23.15" calcext:value-type="currency">
            <text:p>-23,15 €</text:p>
          </table:table-cell>
          <table:table-cell table:style-name="ce125"/>
          <table:table-cell table:style-name="ce166"/>
          <table:table-cell table:style-name="ce44"/>
          <table:table-cell table:style-name="ce165" office:value-type="string" calcext:value-type="string">
            <text:p>Livret ORL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8-09-27" calcext:value-type="date">
            <text:p>27/09/18</text:p>
          </table:table-cell>
          <table:table-cell table:style-name="ce117" office:value-type="string" calcext:value-type="string">
            <text:p>Revente laine de bois (3 x 6 d’ép. 10 cm et 1 x 5 d’ép. 12 cm)</text:p>
          </table:table-cell>
          <table:table-cell table:style-name="ce117" office:value-type="string" calcext:value-type="string">
            <text:p>N.Fournier</text:p>
          </table:table-cell>
          <table:table-cell table:style-name="ce125" office:value-type="currency" office:currency="EUR" office:value="-164" calcext:value-type="currency">
            <text:p>-164,00 €</text:p>
          </table:table-cell>
          <table:table-cell table:style-name="ce125" table:formula="of:=[.D360]" office:value-type="currency" office:currency="EUR" office:value="-164" calcext:value-type="currency">
            <text:p>-164,00 €</text:p>
          </table:table-cell>
          <table:table-cell table:style-name="ce125"/>
          <table:table-cell table:style-name="ce166"/>
          <table:table-cell table:style-name="ce44"/>
          <table:table-cell table:style-name="ce128" office:value-type="currency" office:currency="EUR" office:value="5700" calcext:value-type="currency">
            <text:p>5 700,00 €</text:p>
          </table:table-cell>
          <table:table-cell table:style-name="ce188" office:value-type="date" office:date-value="2018-10-16" calcext:value-type="date">
            <text:p>16/10/18</text:p>
          </table:table-cell>
          <table:table-cell/>
          <table:table-cell office:value-type="string" calcext:value-type="string">
            <text:p>Tubage poêle</text:p>
          </table:table-cell>
          <table:table-cell table:style-name="ce128" table:formula="of:=SUM([.L361:.L369])" office:value-type="currency" office:currency="EUR" office:value="1322.1" calcext:value-type="currency">
            <text:p>1 322,10 €</text:p>
          </table:table-cell>
          <table:table-cell table:number-columns-repeated="2"/>
        </table:table-row>
        <table:table-row table:style-name="ro1">
          <table:table-cell table:style-name="ce115" office:value-type="date" office:date-value="2018-10-23" calcext:value-type="date">
            <text:p>23/10/18</text:p>
          </table:table-cell>
          <table:table-cell table:style-name="ce117" office:value-type="string" calcext:value-type="string">
            <text:p>Bois (structure carport, pergola…)</text:p>
          </table:table-cell>
          <table:table-cell table:style-name="ce117" office:value-type="string" calcext:value-type="string">
            <text:p>Scierie de Nuillé</text:p>
          </table:table-cell>
          <table:table-cell table:number-columns-repeated="2" table:style-name="ce125" office:value-type="currency" office:currency="EUR" office:value="1000" calcext:value-type="currency">
            <text:p>1 000,00 €</text:p>
          </table:table-cell>
          <table:table-cell table:style-name="ce125"/>
          <table:table-cell table:style-name="ce166"/>
          <table:table-cell table:style-name="ce44"/>
          <table:table-cell table:style-name="ce128" office:value-type="currency" office:currency="EUR" office:value="4700" calcext:value-type="currency">
            <text:p>4 700,00 €</text:p>
          </table:table-cell>
          <table:table-cell table:style-name="ce188" office:value-type="date" office:date-value="2018-10-23" calcext:value-type="date">
            <text:p>23/10/18</text:p>
          </table:table-cell>
          <table:table-cell/>
          <table:table-cell table:style-name="ce128" office:value-type="currency" office:currency="EUR" office:value="1465.2" calcext:value-type="currency">
            <text:p>1 465,20 €</text:p>
          </table:table-cell>
          <table:table-cell table:number-columns-repeated="3"/>
        </table:table-row>
        <table:table-row table:style-name="ro1">
          <table:table-cell table:style-name="ce115" office:value-type="date" office:date-value="2018-10-29" calcext:value-type="date">
            <text:p>29/10/18</text:p>
          </table:table-cell>
          <table:table-cell table:style-name="ce117" office:value-type="string" calcext:value-type="string">
            <text:p>Rideaux salon, etc.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94.74" calcext:value-type="currency">
            <text:p>194,74 €</text:p>
          </table:table-cell>
          <table:table-cell table:style-name="ce125" table:formula="of:=[.D362]" office:value-type="currency" office:currency="EUR" office:value="194.74" calcext:value-type="currency">
            <text:p>194,74 €</text:p>
          </table:table-cell>
          <table:table-cell table:style-name="ce125"/>
          <table:table-cell table:style-name="ce166"/>
          <table:table-cell table:style-name="ce44"/>
          <table:table-cell table:number-columns-repeated="3"/>
          <table:table-cell table:style-name="ce128" table:formula="of:=[.E346]" office:value-type="currency" office:currency="EUR" office:value="-156.6" calcext:value-type="currency">
            <text:p>-156,60 €</text:p>
          </table:table-cell>
          <table:table-cell table:number-columns-repeated="3"/>
        </table:table-row>
        <table:table-row table:style-name="ro1">
          <table:table-cell table:style-name="ce115" office:value-type="date" office:date-value="2018-10-29" calcext:value-type="date">
            <text:p>29/10/18</text:p>
          </table:table-cell>
          <table:table-cell table:style-name="ce117" office:value-type="string" calcext:value-type="string">
            <text:p>Rbst ampoules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-12" calcext:value-type="currency">
            <text:p>-12,00 €</text:p>
          </table:table-cell>
          <table:table-cell table:style-name="ce125" table:formula="of:=[.D363]" office:value-type="currency" office:currency="EUR" office:value="-12" calcext:value-type="currency">
            <text:p>-12,00 €</text:p>
          </table:table-cell>
          <table:table-cell table:style-name="ce125"/>
          <table:table-cell table:style-name="ce166"/>
          <table:table-cell table:style-name="ce44"/>
          <table:table-cell table:number-columns-repeated="3"/>
          <table:table-cell table:style-name="ce128" table:formula="of:=[.E369]" office:value-type="currency" office:currency="EUR" office:value="-81" calcext:value-type="currency">
            <text:p>-81,00 €</text:p>
          </table:table-cell>
          <table:table-cell table:number-columns-repeated="3"/>
        </table:table-row>
        <table:table-row table:style-name="ro1">
          <table:table-cell table:style-name="ce115" office:value-type="date" office:date-value="2018-11-09" calcext:value-type="date">
            <text:p>09/11/18</text:p>
          </table:table-cell>
          <table:table-cell table:style-name="ce117" office:value-type="string" calcext:value-type="string">
            <text:p>Bois, lattes de faux-plafond</text:p>
          </table:table-cell>
          <table:table-cell table:style-name="ce117" office:value-type="string" calcext:value-type="string">
            <text:p>Scierie de Nuillé</text:p>
          </table:table-cell>
          <table:table-cell table:style-name="ce125" office:value-type="currency" office:currency="EUR" office:value="375" calcext:value-type="currency">
            <text:p>375,00 €</text:p>
          </table:table-cell>
          <table:table-cell table:style-name="ce125" table:formula="of:=[.D364]" office:value-type="currency" office:currency="EUR" office:value="375" calcext:value-type="currency">
            <text:p>375,00 €</text:p>
          </table:table-cell>
          <table:table-cell table:style-name="ce125"/>
          <table:table-cell table:style-name="ce166"/>
          <table:table-cell table:style-name="ce44"/>
          <table:table-cell table:style-name="ce128" table:formula="of:=[.I361]-[.E364]" office:value-type="currency" office:currency="EUR" office:value="4325" calcext:value-type="currency">
            <text:p>4 325,00 €</text:p>
          </table:table-cell>
          <table:table-cell table:style-name="ce188" office:value-type="date" office:date-value="2018-11-10" calcext:value-type="date">
            <text:p>10/11/18</text:p>
          </table:table-cell>
          <table:table-cell/>
          <table:table-cell table:style-name="ce128" table:formula="of:=[.E331]" office:value-type="currency" office:currency="EUR" office:value="-98.1" calcext:value-type="currency">
            <text:p>-98,10 €</text:p>
          </table:table-cell>
          <table:table-cell table:number-columns-repeated="3"/>
        </table:table-row>
        <table:table-row table:style-name="ro1">
          <table:table-cell table:style-name="ce115" office:value-type="date" office:date-value="2018-12-08" calcext:value-type="date">
            <text:p>08/12/18</text:p>
          </table:table-cell>
          <table:table-cell table:style-name="ce117" office:value-type="string" calcext:value-type="string">
            <text:p>Copieur de contour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1.99" calcext:value-type="currency">
            <text:p>11,99 €</text:p>
          </table:table-cell>
          <table:table-cell table:style-name="ce125" table:formula="of:=[.D365]" office:value-type="currency" office:currency="EUR" office:value="11.99" calcext:value-type="currency">
            <text:p>11,99 €</text:p>
          </table:table-cell>
          <table:table-cell table:style-name="ce125"/>
          <table:table-cell table:style-name="ce166"/>
          <table:table-cell table:style-name="ce44"/>
          <table:table-cell table:style-name="ce128"/>
          <table:table-cell table:style-name="ce188"/>
          <table:table-cell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8-12-18" calcext:value-type="date">
            <text:p>18/12/18</text:p>
          </table:table-cell>
          <table:table-cell table:style-name="ce117" office:value-type="string" calcext:value-type="string">
            <text:p>Scotch <text:s/></text:p>
          </table:table-cell>
          <table:table-cell table:style-name="ce117" office:value-type="string" calcext:value-type="string">
            <text:p>Bricomarché</text:p>
          </table:table-cell>
          <table:table-cell table:style-name="ce125" office:value-type="currency" office:currency="EUR" office:value="13.2" calcext:value-type="currency">
            <text:p>13,20 €</text:p>
          </table:table-cell>
          <table:table-cell table:style-name="ce125" table:formula="of:=[.D366]" office:value-type="currency" office:currency="EUR" office:value="13.2" calcext:value-type="currency">
            <text:p>13,20 €</text:p>
          </table:table-cell>
          <table:table-cell table:style-name="ce125"/>
          <table:table-cell table:style-name="ce166"/>
          <table:table-cell table:style-name="ce44"/>
          <table:table-cell table:style-name="ce128"/>
          <table:table-cell table:style-name="ce188"/>
          <table:table-cell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8-12-29" calcext:value-type="date">
            <text:p>29/12/18</text:p>
          </table:table-cell>
          <table:table-cell table:style-name="ce117" office:value-type="string" calcext:value-type="string">
            <text:p>2 lames de scie, 3 fiches DCL, thermomètre poêle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37" calcext:value-type="currency">
            <text:p>137,00 €</text:p>
          </table:table-cell>
          <table:table-cell table:style-name="ce125" table:formula="of:=[.D367]" office:value-type="currency" office:currency="EUR" office:value="137" calcext:value-type="currency">
            <text:p>137,00 €</text:p>
          </table:table-cell>
          <table:table-cell table:style-name="ce125"/>
          <table:table-cell table:style-name="ce166"/>
          <table:table-cell table:style-name="ce44"/>
          <table:table-cell table:style-name="ce128"/>
          <table:table-cell table:number-columns-repeated="2"/>
          <table:table-cell table:style-name="ce128" table:formula="of:=[.E332]" office:value-type="currency" office:currency="EUR" office:value="-147.6" calcext:value-type="currency">
            <text:p>-147,60 €</text:p>
          </table:table-cell>
          <table:table-cell table:number-columns-repeated="3"/>
        </table:table-row>
        <table:table-row table:style-name="ro1">
          <table:table-cell table:style-name="ce115" office:value-type="date" office:date-value="2019-01-03" calcext:value-type="date">
            <text:p>03/01/19</text:p>
          </table:table-cell>
          <table:table-cell table:style-name="ce117" office:value-type="string" calcext:value-type="string">
            <text:p>Rbst 2 lames de scie</text:p>
          </table:table-cell>
          <table:table-cell table:style-name="ce117" office:value-type="string" calcext:value-type="string">
            <text:p>Leroy Merlin</text:p>
          </table:table-cell>
          <table:table-cell table:style-name="ce125" table:formula="of:=-56-61.6" office:value-type="currency" office:currency="EUR" office:value="-117.6" calcext:value-type="currency">
            <text:p>-117,60 €</text:p>
          </table:table-cell>
          <table:table-cell table:style-name="ce125" table:formula="of:=[.D368]" office:value-type="currency" office:currency="EUR" office:value="-117.6" calcext:value-type="currency">
            <text:p>-117,60 €</text:p>
          </table:table-cell>
          <table:table-cell table:style-name="ce125"/>
          <table:table-cell table:style-name="ce166"/>
          <table:table-cell table:style-name="ce44"/>
          <table:table-cell table:style-name="ce128"/>
          <table:table-cell table:number-columns-repeated="2"/>
          <table:table-cell table:style-name="ce128" table:formula="of:=[.E333]" office:value-type="currency" office:currency="EUR" office:value="27" calcext:value-type="currency">
            <text:p>27,00 €</text:p>
          </table:table-cell>
          <table:table-cell table:number-columns-repeated="3"/>
        </table:table-row>
        <table:table-row table:style-name="ro1">
          <table:table-cell table:style-name="ce115" office:value-type="date" office:date-value="2019-01-03" calcext:value-type="date">
            <text:p>03/01/19</text:p>
          </table:table-cell>
          <table:table-cell table:style-name="ce117" office:value-type="string" calcext:value-type="string">
            <text:p>Reprise éléments du tubage du poêle </text:p>
          </table:table-cell>
          <table:table-cell table:style-name="ce117" office:value-type="string" calcext:value-type="string">
            <text:p>Leroy Merlin</text:p>
          </table:table-cell>
          <table:table-cell table:style-name="ce125" table:formula="of:=(-23-19-19-29)*0.9" office:value-type="currency" office:currency="EUR" office:value="-81" calcext:value-type="currency">
            <text:p>-81,00 €</text:p>
          </table:table-cell>
          <table:table-cell table:style-name="ce125" table:formula="of:=[.D369]" office:value-type="currency" office:currency="EUR" office:value="-81" calcext:value-type="currency">
            <text:p>-81,00 €</text:p>
          </table:table-cell>
          <table:table-cell table:style-name="ce125"/>
          <table:table-cell table:style-name="ce166"/>
          <table:table-cell table:style-name="ce44"/>
          <table:table-cell table:style-name="ce128"/>
          <table:table-cell table:number-columns-repeated="2"/>
          <table:table-cell table:style-name="ce128" table:formula="of:=[.D334]" office:value-type="currency" office:currency="EUR" office:value="313.2" calcext:value-type="currency">
            <text:p>313,20 €</text:p>
          </table:table-cell>
          <table:table-cell table:number-columns-repeated="3"/>
        </table:table-row>
        <table:table-row table:style-name="ro1">
          <table:table-cell table:style-name="ce115" office:value-type="date" office:date-value="2019-01-03" calcext:value-type="date">
            <text:p>03/01/19</text:p>
          </table:table-cell>
          <table:table-cell table:style-name="ce117" office:value-type="string" calcext:value-type="string">
            <text:p>Raclette, pulvérisateur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4.4" calcext:value-type="currency">
            <text:p>4,40 €</text:p>
          </table:table-cell>
          <table:table-cell table:style-name="ce125" table:formula="of:=[.D370]" office:value-type="currency" office:currency="EUR" office:value="4.4" calcext:value-type="currency">
            <text:p>4,40 €</text:p>
          </table:table-cell>
          <table:table-cell table:style-name="ce125"/>
          <table:table-cell table:style-name="ce166"/>
          <table:table-cell table:style-name="ce44"/>
          <table:table-cell table:style-name="ce128" table:formula="of:=[.I364]-SUM([.E367:.E370])" office:value-type="currency" office:currency="EUR" office:value="4382.2" calcext:value-type="currency">
            <text:p>4 382,20 €</text:p>
          </table:table-cell>
          <table:table-cell table:style-name="ce188" office:value-type="date" office:date-value="2019-01-04" calcext:value-type="date">
            <text:p>04/01/19</text:p>
          </table:table-cell>
          <table:table-cell table:number-columns-repeated="5"/>
        </table:table-row>
        <table:table-row table:style-name="ro1">
          <table:table-cell table:style-name="ce115" office:value-type="date" office:date-value="2019-01-05" calcext:value-type="date">
            <text:p>05/01/19</text:p>
          </table:table-cell>
          <table:table-cell table:style-name="ce117" office:value-type="string" calcext:value-type="string">
            <text:p>Géotextile toiture SAS (sous EPDM)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36.9" calcext:value-type="currency">
            <text:p>36,90 €</text:p>
          </table:table-cell>
          <table:table-cell table:style-name="ce125" table:formula="of:=[.D371]" office:value-type="currency" office:currency="EUR" office:value="36.9" calcext:value-type="currency">
            <text:p>36,90 €</text:p>
          </table:table-cell>
          <table:table-cell table:style-name="ce125"/>
          <table:table-cell table:style-name="ce166"/>
          <table:table-cell table:style-name="ce44"/>
          <table:table-cell table:style-name="ce128" table:formula="of:=[.I370]+1061" office:value-type="currency" office:currency="EUR" office:value="5443.2" calcext:value-type="currency">
            <text:p>5 443,20 €</text:p>
          </table:table-cell>
          <table:table-cell table:style-name="ce188" office:value-type="date" office:date-value="2019-01-15" calcext:value-type="date">
            <text:p>15/01/19</text:p>
          </table:table-cell>
          <table:table-cell table:style-name="ce190" office:value-type="currency" office:currency="EUR" office:value="1061" calcext:value-type="currency">
            <text:p>1 061,00 €</text:p>
          </table:table-cell>
          <table:table-cell office:value-type="string" calcext:value-type="string">
            <text:p>Crédit impôt</text:p>
          </table:table-cell>
          <table:table-cell table:number-columns-repeated="3"/>
        </table:table-row>
        <table:table-row table:style-name="ro1">
          <table:table-cell table:style-name="ce115" office:value-type="date" office:date-value="2019-01-09" calcext:value-type="date">
            <text:p>09/01/19</text:p>
          </table:table-cell>
          <table:table-cell table:style-name="ce117" office:value-type="string" calcext:value-type="string">
            <text:p>Détecteur fumée, de monoxyde, pince poêle…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68.3" calcext:value-type="currency">
            <text:p>68,30 €</text:p>
          </table:table-cell>
          <table:table-cell table:style-name="ce125" table:formula="of:=[.D372]" office:value-type="currency" office:currency="EUR" office:value="68.3" calcext:value-type="currency">
            <text:p>68,30 €</text:p>
          </table:table-cell>
          <table:table-cell table:style-name="ce125"/>
          <table:table-cell table:style-name="ce166"/>
          <table:table-cell table:style-name="ce44"/>
          <table:table-cell table:style-name="ce128" table:formula="of:=[.I371]+410" office:value-type="currency" office:currency="EUR" office:value="5853.2" calcext:value-type="currency">
            <text:p>5 853,20 €</text:p>
          </table:table-cell>
          <table:table-cell table:style-name="ce188" office:value-type="date" office:date-value="2019-01-21" calcext:value-type="date">
            <text:p>21/01/19</text:p>
          </table:table-cell>
          <table:table-cell table:style-name="ce190" office:value-type="currency" office:currency="EUR" office:value="410" calcext:value-type="currency">
            <text:p>410,00 €</text:p>
          </table:table-cell>
          <table:table-cell office:value-type="string" calcext:value-type="string">
            <text:p>Rbst impôt</text:p>
          </table:table-cell>
          <table:table-cell table:number-columns-repeated="3"/>
        </table:table-row>
        <table:table-row table:style-name="ro1">
          <table:table-cell table:style-name="ce115" office:value-type="date" office:date-value="2019-01-09" calcext:value-type="date">
            <text:p>09/01/19</text:p>
          </table:table-cell>
          <table:table-cell table:style-name="ce117" office:value-type="string" calcext:value-type="string">
            <text:p>Talon et naissance gouttière (sas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5.1" calcext:value-type="currency">
            <text:p>15,10 €</text:p>
          </table:table-cell>
          <table:table-cell table:style-name="ce125" table:formula="of:=[.D373]" office:value-type="currency" office:currency="EUR" office:value="15.1" calcext:value-type="currency">
            <text:p>15,10 €</text:p>
          </table:table-cell>
          <table:table-cell table:style-name="ce125"/>
          <table:table-cell table:style-name="ce166"/>
          <table:table-cell table:style-name="ce44"/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2-02" calcext:value-type="date">
            <text:p>02/02/19</text:p>
          </table:table-cell>
          <table:table-cell table:style-name="ce117" office:value-type="string" calcext:value-type="string">
            <text:p>Merlin, scie…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62.85" calcext:value-type="currency">
            <text:p>62,85 €</text:p>
          </table:table-cell>
          <table:table-cell table:style-name="ce125" table:formula="of:=[.D374]" office:value-type="currency" office:currency="EUR" office:value="62.85" calcext:value-type="currency">
            <text:p>62,85 €</text:p>
          </table:table-cell>
          <table:table-cell table:style-name="ce125"/>
          <table:table-cell table:style-name="ce166"/>
          <table:table-cell table:style-name="ce44"/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2-02" calcext:value-type="date">
            <text:p>02/02/19</text:p>
          </table:table-cell>
          <table:table-cell table:style-name="ce117" office:value-type="string" calcext:value-type="string">
            <text:p>Adaptateur de buse (SAV gratuit, 42 €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0" calcext:value-type="currency">
            <text:p>0,00 €</text:p>
          </table:table-cell>
          <table:table-cell table:style-name="ce125" table:formula="of:=[.D375]" office:value-type="currency" office:currency="EUR" office:value="0" calcext:value-type="currency">
            <text:p>0,00 €</text:p>
          </table:table-cell>
          <table:table-cell table:style-name="ce125"/>
          <table:table-cell table:style-name="ce166"/>
          <table:table-cell table:style-name="ce44"/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2-16" calcext:value-type="date">
            <text:p>16/02/19</text:p>
          </table:table-cell>
          <table:table-cell table:style-name="ce117" office:value-type="string" calcext:value-type="string">
            <text:p>Plaque de sol (poêle), contreplaqué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07.89" calcext:value-type="currency">
            <text:p>107,89 €</text:p>
          </table:table-cell>
          <table:table-cell table:style-name="ce125" table:formula="of:=[.D376]" office:value-type="currency" office:currency="EUR" office:value="107.89" calcext:value-type="currency">
            <text:p>107,89 €</text:p>
          </table:table-cell>
          <table:table-cell table:style-name="ce125"/>
          <table:table-cell table:style-name="ce166"/>
          <table:table-cell table:style-name="ce182" office:value-type="string" calcext:value-type="string" table:number-columns-spanned="1" table:number-rows-spanned="3">
            <text:p>Virement depuis Livret ORL (200 €)</text:p>
          </table:table-cell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2-19" calcext:value-type="date">
            <text:p>19/02/19</text:p>
          </table:table-cell>
          <table:table-cell table:style-name="ce117" office:value-type="string" calcext:value-type="string">
            <text:p>Pinceaux, tampons feutres, abrasifs (ponceuse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61.59" calcext:value-type="currency">
            <text:p>61,59 €</text:p>
          </table:table-cell>
          <table:table-cell table:style-name="ce125" table:formula="of:=[.D377]" office:value-type="currency" office:currency="EUR" office:value="61.59" calcext:value-type="currency">
            <text:p>61,59 €</text:p>
          </table:table-cell>
          <table:table-cell table:style-name="ce125"/>
          <table:table-cell table:style-name="ce166"/>
          <table:covered-table-cell table:style-name="ce44"/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2-20" calcext:value-type="date">
            <text:p>20/02/19</text:p>
          </table:table-cell>
          <table:table-cell table:style-name="ce117" office:value-type="string" calcext:value-type="string">
            <text:p>Location ponceuse, bordureuse</text:p>
          </table:table-cell>
          <table:table-cell table:style-name="ce117" office:value-type="string" calcext:value-type="string">
            <text:p>Loxam</text:p>
          </table:table-cell>
          <table:table-cell table:style-name="ce125" office:value-type="currency" office:currency="EUR" office:value="85.59" calcext:value-type="currency">
            <text:p>85,59 €</text:p>
          </table:table-cell>
          <table:table-cell table:style-name="ce125" table:formula="of:=[.D378]" office:value-type="currency" office:currency="EUR" office:value="85.59" calcext:value-type="currency">
            <text:p>85,59 €</text:p>
          </table:table-cell>
          <table:table-cell table:style-name="ce125"/>
          <table:table-cell table:style-name="ce166"/>
          <table:covered-table-cell table:style-name="ce44"/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2-27" calcext:value-type="date">
            <text:p>27/02/19</text:p>
          </table:table-cell>
          <table:table-cell table:style-name="ce117"/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20.55" calcext:value-type="currency">
            <text:p>20,55 €</text:p>
          </table:table-cell>
          <table:table-cell table:style-name="ce125" table:formula="of:=[.D379]" office:value-type="currency" office:currency="EUR" office:value="20.55" calcext:value-type="currency">
            <text:p>20,55 €</text:p>
          </table:table-cell>
          <table:table-cell table:style-name="ce125"/>
          <table:table-cell table:style-name="ce166"/>
          <table:table-cell table:style-name="ce44"/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3-02" calcext:value-type="date">
            <text:p>02/03/19</text:p>
          </table:table-cell>
          <table:table-cell table:style-name="ce117" office:value-type="string" calcext:value-type="string">
            <text:p>Huile dure (30L)</text:p>
          </table:table-cell>
          <table:table-cell table:style-name="ce117"/>
          <table:table-cell table:style-name="ce125" office:value-type="currency" office:currency="EUR" office:value="507.41" calcext:value-type="currency">
            <text:p>507,41 €</text:p>
          </table:table-cell>
          <table:table-cell table:style-name="ce125" table:formula="of:=[.D380]" office:value-type="currency" office:currency="EUR" office:value="507.41" calcext:value-type="currency">
            <text:p>507,41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 (500 €)</text:p>
          </table:table-cell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4-09" calcext:value-type="date">
            <text:p>09/04/19</text:p>
          </table:table-cell>
          <table:table-cell table:style-name="ce117" office:value-type="string" calcext:value-type="string">
            <text:p>Bouteille de propane (brûlage du bardage)</text:p>
          </table:table-cell>
          <table:table-cell table:style-name="ce117" office:value-type="string" calcext:value-type="string">
            <text:p>Super U de Montfort</text:p>
          </table:table-cell>
          <table:table-cell table:style-name="ce125" office:value-type="currency" office:currency="EUR" office:value="34.15" calcext:value-type="currency">
            <text:p>34,15 €</text:p>
          </table:table-cell>
          <table:table-cell table:style-name="ce125" table:formula="of:=[.D381]" office:value-type="currency" office:currency="EUR" office:value="34.15" calcext:value-type="currency">
            <text:p>34,15 €</text:p>
          </table:table-cell>
          <table:table-cell table:style-name="ce125"/>
          <table:table-cell table:style-name="ce166"/>
          <table:table-cell table:style-name="ce44"/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4-09" calcext:value-type="date">
            <text:p>09/04/19</text:p>
          </table:table-cell>
          <table:table-cell table:style-name="ce117" office:value-type="string" calcext:value-type="string">
            <text:p>Tréteaux, lame scie, pinceaux…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03.9" calcext:value-type="currency">
            <text:p>103,90 €</text:p>
          </table:table-cell>
          <table:table-cell table:style-name="ce125" table:formula="of:=[.D382]" office:value-type="currency" office:currency="EUR" office:value="103.9" calcext:value-type="currency">
            <text:p>103,9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4-09" calcext:value-type="date">
            <text:p>09/04/19</text:p>
          </table:table-cell>
          <table:table-cell table:style-name="ce117" office:value-type="string" calcext:value-type="string">
            <text:p>Huile de lin 3L</text:p>
          </table:table-cell>
          <table:table-cell table:style-name="ce117" office:value-type="string" calcext:value-type="string">
            <text:p>Carrefour</text:p>
          </table:table-cell>
          <table:table-cell table:style-name="ce125" office:value-type="currency" office:currency="EUR" office:value="11.85" calcext:value-type="currency">
            <text:p>11,85 €</text:p>
          </table:table-cell>
          <table:table-cell table:style-name="ce125" table:formula="of:=[.D383]" office:value-type="currency" office:currency="EUR" office:value="11.85" calcext:value-type="currency">
            <text:p>11,85 €</text:p>
          </table:table-cell>
          <table:table-cell table:style-name="ce125"/>
          <table:table-cell table:style-name="ce166"/>
          <table:table-cell table:style-name="ce44"/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4-11" calcext:value-type="date">
            <text:p>11/04/19</text:p>
          </table:table-cell>
          <table:table-cell table:style-name="ce117" office:value-type="string" calcext:value-type="string">
            <text:p>Bouteille de propane (brûlage du bardage)</text:p>
          </table:table-cell>
          <table:table-cell table:style-name="ce117" office:value-type="string" calcext:value-type="string">
            <text:p>Carrefour Market</text:p>
          </table:table-cell>
          <table:table-cell table:style-name="ce125" office:value-type="currency" office:currency="EUR" office:value="35" calcext:value-type="currency">
            <text:p>35,00 €</text:p>
          </table:table-cell>
          <table:table-cell table:style-name="ce125" table:formula="of:=[.D384]" office:value-type="currency" office:currency="EUR" office:value="35" calcext:value-type="currency">
            <text:p>35,0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4-11" calcext:value-type="date">
            <text:p>11/04/19</text:p>
          </table:table-cell>
          <table:table-cell table:style-name="ce117" office:value-type="string" calcext:value-type="string">
            <text:p>Huile de lin 10L</text:p>
          </table:table-cell>
          <table:table-cell table:style-name="ce117" office:value-type="string" calcext:value-type="string">
            <text:p>Bricomarché</text:p>
          </table:table-cell>
          <table:table-cell table:style-name="ce125" office:value-type="currency" office:currency="EUR" office:value="39" calcext:value-type="currency">
            <text:p>39,00 €</text:p>
          </table:table-cell>
          <table:table-cell table:style-name="ce125" table:formula="of:=[.D385]" office:value-type="currency" office:currency="EUR" office:value="39" calcext:value-type="currency">
            <text:p>39,0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 table:formula="of:=[.I372]-SUM([.E373:.E385])" office:value-type="currency" office:currency="EUR" office:value="4768.32" calcext:value-type="currency">
            <text:p>4 768,32 €</text:p>
          </table:table-cell>
          <table:table-cell table:style-name="ce128" table:formula="of:=[.I385]-[.K371]-[.K372]" office:value-type="currency" office:currency="EUR" office:value="3297.32" calcext:value-type="currency">
            <text:p>3 297,32 €</text:p>
          </table:table-cell>
          <table:table-cell table:number-columns-repeated="5"/>
        </table:table-row>
        <table:table-row table:style-name="ro1">
          <table:table-cell table:style-name="ce115" office:value-type="date" office:date-value="2019-04-13" calcext:value-type="date">
            <text:p>13/04/19</text:p>
          </table:table-cell>
          <table:table-cell table:style-name="ce117" office:value-type="string" calcext:value-type="string">
            <text:p>Bouteille de propane (brûlage du bardage)</text:p>
          </table:table-cell>
          <table:table-cell table:style-name="ce117" office:value-type="string" calcext:value-type="string">
            <text:p>Carrefour Market</text:p>
          </table:table-cell>
          <table:table-cell table:style-name="ce125" office:value-type="currency" office:currency="EUR" office:value="35" calcext:value-type="currency">
            <text:p>35,00 €</text:p>
          </table:table-cell>
          <table:table-cell table:style-name="ce125" table:formula="of:=[.D386]" office:value-type="currency" office:currency="EUR" office:value="35" calcext:value-type="currency">
            <text:p>35,0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 table:formula="of:=[.I385]-500" office:value-type="currency" office:currency="EUR" office:value="4268.32" calcext:value-type="currency">
            <text:p>4 268,32 €</text:p>
          </table:table-cell>
          <table:table-cell office:value-type="string" calcext:value-type="string">
            <text:p>(-500€ bois)</text:p>
          </table:table-cell>
          <table:table-cell office:value-type="string" calcext:value-type="string">
            <text:p>Livret ORL</text:p>
          </table:table-cell>
          <table:table-cell table:style-name="ce128" office:value-type="currency" office:currency="EUR" office:value="4445.66" calcext:value-type="currency">
            <text:p>4 445,66 €</text:p>
          </table:table-cell>
          <table:table-cell office:value-type="string" calcext:value-type="string">
            <text:p>Le 12/04/19</text:p>
          </table:table-cell>
          <table:table-cell table:number-columns-repeated="2"/>
        </table:table-row>
        <table:table-row table:style-name="ro1">
          <table:table-cell table:style-name="ce115" office:value-type="date" office:date-value="2019-04-30" calcext:value-type="date">
            <text:p>30/04/19</text:p>
          </table:table-cell>
          <table:table-cell table:style-name="ce117" office:value-type="string" calcext:value-type="string">
            <text:p>Bois (bardage)</text:p>
          </table:table-cell>
          <table:table-cell table:style-name="ce117" office:value-type="string" calcext:value-type="string">
            <text:p>Scierie de Nuillé</text:p>
          </table:table-cell>
          <table:table-cell table:style-name="ce125" office:value-type="currency" office:currency="EUR" office:value="800" calcext:value-type="currency">
            <text:p>800,00 €</text:p>
          </table:table-cell>
          <table:table-cell table:style-name="ce125" table:formula="of:=[.D387]" office:value-type="currency" office:currency="EUR" office:value="800" calcext:value-type="currency">
            <text:p>800,0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 (500 €+300€)</text:p>
          </table:table-cell>
          <table:table-cell table:style-name="ce128"/>
          <table:table-cell/>
          <table:table-cell office:value-type="string" calcext:value-type="string">
            <text:p>Livret (sans impots)</text:p>
          </table:table-cell>
          <table:table-cell table:style-name="ce127" table:formula="of:=[.L386]-[.K371]" office:value-type="currency" office:currency="EUR" office:value="3384.66" calcext:value-type="currency">
            <text:p>3 384,66 €</text:p>
          </table:table-cell>
          <table:table-cell table:number-columns-repeated="3"/>
        </table:table-row>
        <table:table-row table:style-name="ro1">
          <table:table-cell table:style-name="ce115" office:value-type="date" office:date-value="2019-06-20" calcext:value-type="date">
            <text:p>20/06/19</text:p>
          </table:table-cell>
          <table:table-cell table:style-name="ce117" office:value-type="string" calcext:value-type="string">
            <text:p>Huile de lin 10L</text:p>
          </table:table-cell>
          <table:table-cell table:style-name="ce117" office:value-type="string" calcext:value-type="string">
            <text:p>BricoMarché</text:p>
          </table:table-cell>
          <table:table-cell table:number-columns-repeated="2" table:style-name="ce125" office:value-type="currency" office:currency="EUR" office:value="39" calcext:value-type="currency">
            <text:p>39,00 €</text:p>
          </table:table-cell>
          <table:table-cell table:style-name="ce125"/>
          <table:table-cell table:style-name="ce166"/>
          <table:table-cell table:style-name="ce44"/>
          <table:table-cell table:style-name="ce128"/>
          <table:table-cell table:number-columns-repeated="2"/>
          <table:table-cell table:style-name="ce127"/>
          <table:table-cell table:number-columns-repeated="3"/>
        </table:table-row>
        <table:table-row table:style-name="ro1">
          <table:table-cell table:style-name="ce115" office:value-type="date" office:date-value="2019-06-20" calcext:value-type="date">
            <text:p>20/06/19</text:p>
          </table:table-cell>
          <table:table-cell table:style-name="ce117" office:value-type="string" calcext:value-type="string">
            <text:p>Bois (bardage)</text:p>
          </table:table-cell>
          <table:table-cell table:style-name="ce117" office:value-type="string" calcext:value-type="string">
            <text:p>Scierie de Nuillé</text:p>
          </table:table-cell>
          <table:table-cell table:number-columns-repeated="2" table:style-name="ce125" office:value-type="currency" office:currency="EUR" office:value="680" calcext:value-type="currency">
            <text:p>680,0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 (570 €+200€ : trop)</text:p>
          </table:table-cell>
          <table:table-cell table:style-name="ce128"/>
          <table:table-cell/>
          <table:table-cell office:value-type="string" calcext:value-type="string">
            <text:p>Prêt bienvenue</text:p>
          </table:table-cell>
          <table:table-cell table:style-name="ce128" office:value-type="currency" office:currency="EUR" office:value="4800" calcext:value-type="currency">
            <text:p>4 800,00 €</text:p>
          </table:table-cell>
          <table:table-cell table:number-columns-repeated="3"/>
        </table:table-row>
        <table:table-row table:style-name="ro1">
          <table:table-cell table:style-name="ce115" office:value-type="date" office:date-value="2019-07-12" calcext:value-type="date">
            <text:p>12/07/19</text:p>
          </table:table-cell>
          <table:table-cell table:style-name="ce117" office:value-type="string" calcext:value-type="string">
            <text:p>Matériel évacuation eaux de pluie</text:p>
          </table:table-cell>
          <table:table-cell table:style-name="ce117" office:value-type="string" calcext:value-type="string">
            <text:p>PUM Plastiques</text:p>
          </table:table-cell>
          <table:table-cell table:style-name="ce125" office:value-type="currency" office:currency="EUR" office:value="96.85" calcext:value-type="currency">
            <text:p>96,85 €</text:p>
          </table:table-cell>
          <table:table-cell table:style-name="ce125" table:formula="of:=[.D390]" office:value-type="currency" office:currency="EUR" office:value="96.85" calcext:value-type="currency">
            <text:p>96,85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/>
          <table:table-cell office:value-type="string" calcext:value-type="string">
            <text:p>Total</text:p>
          </table:table-cell>
          <table:table-cell table:style-name="ce127" table:formula="of:=[.L387]+[.L389]" office:value-type="currency" office:currency="EUR" office:value="8184.66" calcext:value-type="currency">
            <text:p>8 184,66 €</text:p>
          </table:table-cell>
          <table:table-cell table:number-columns-repeated="3"/>
        </table:table-row>
        <table:table-row table:style-name="ro1">
          <table:table-cell table:style-name="ce115" office:value-type="date" office:date-value="2019-07-12" calcext:value-type="date">
            <text:p>12/07/19</text:p>
          </table:table-cell>
          <table:table-cell table:style-name="ce117" office:value-type="string" calcext:value-type="string">
            <text:p>Géotextile (terrasse)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73.8" calcext:value-type="currency">
            <text:p>73,80 €</text:p>
          </table:table-cell>
          <table:table-cell table:style-name="ce125" table:formula="of:=[.D391]" office:value-type="currency" office:currency="EUR" office:value="73.8" calcext:value-type="currency">
            <text:p>73,8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2"/>
          <table:table-cell table:style-name="ce128"/>
          <table:table-cell table:number-columns-repeated="2"/>
          <table:table-cell table:style-name="ce128"/>
        </table:table-row>
        <table:table-row table:style-name="ro1">
          <table:table-cell table:style-name="ce115" office:value-type="date" office:date-value="2019-07-15" calcext:value-type="date">
            <text:p>15/07/19</text:p>
          </table:table-cell>
          <table:table-cell table:style-name="ce117" office:value-type="string" calcext:value-type="string">
            <text:p>Rbst réhausse, coude</text:p>
          </table:table-cell>
          <table:table-cell table:style-name="ce117" office:value-type="string" calcext:value-type="string">
            <text:p>PUM Plastiques</text:p>
          </table:table-cell>
          <table:table-cell table:style-name="ce125" office:value-type="currency" office:currency="EUR" office:value="-17.04" calcext:value-type="currency">
            <text:p>-17,04 €</text:p>
          </table:table-cell>
          <table:table-cell table:style-name="ce125" table:formula="of:=[.D392]" office:value-type="currency" office:currency="EUR" office:value="-17.04" calcext:value-type="currency">
            <text:p>-17,04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07-15" calcext:value-type="date">
            <text:p>15/07/19</text:p>
          </table:table-cell>
          <table:table-cell table:style-name="ce117" office:value-type="string" calcext:value-type="string">
            <text:p>Matériel gouttières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58.95" calcext:value-type="currency">
            <text:p>158,95 €</text:p>
          </table:table-cell>
          <table:table-cell table:style-name="ce125" table:formula="of:=[.D393]" office:value-type="currency" office:currency="EUR" office:value="158.95" calcext:value-type="currency">
            <text:p>158,95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07-15" calcext:value-type="date">
            <text:p>15/07/19</text:p>
          </table:table-cell>
          <table:table-cell table:style-name="ce117" office:value-type="string" calcext:value-type="string">
            <text:p>Mastic gouttières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9.81" calcext:value-type="currency">
            <text:p>9,81 €</text:p>
          </table:table-cell>
          <table:table-cell table:style-name="ce125" table:formula="of:=[.D394]" office:value-type="currency" office:currency="EUR" office:value="9.81" calcext:value-type="currency">
            <text:p>9,81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07-20" calcext:value-type="date">
            <text:p>20/07/19</text:p>
          </table:table-cell>
          <table:table-cell table:style-name="ce117" office:value-type="string" calcext:value-type="string">
            <text:p>Matériel gouttières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97.13" calcext:value-type="currency">
            <text:p>97,13 €</text:p>
          </table:table-cell>
          <table:table-cell table:style-name="ce125" table:formula="of:=[.D395]" office:value-type="currency" office:currency="EUR" office:value="97.13" calcext:value-type="currency">
            <text:p>97,13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7-23" calcext:value-type="date">
            <text:p>23/07/19</text:p>
          </table:table-cell>
          <table:table-cell table:style-name="ce117" office:value-type="string" calcext:value-type="string">
            <text:p>Huile de lin (3x5L) et pinceaux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58.5" calcext:value-type="currency">
            <text:p>58,50 €</text:p>
          </table:table-cell>
          <table:table-cell table:style-name="ce125" table:formula="of:=[.D396]" office:value-type="currency" office:currency="EUR" office:value="58.5" calcext:value-type="currency">
            <text:p>58,5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7-23" calcext:value-type="date">
            <text:p>23/07/19</text:p>
          </table:table-cell>
          <table:table-cell table:style-name="ce117" office:value-type="string" calcext:value-type="string">
            <text:p>Feuille de zinc 2mx1m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57" calcext:value-type="currency">
            <text:p>57,00 €</text:p>
          </table:table-cell>
          <table:table-cell table:style-name="ce125" table:formula="of:=[.D397]" office:value-type="currency" office:currency="EUR" office:value="57" calcext:value-type="currency">
            <text:p>57,0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7-23" calcext:value-type="date">
            <text:p>23/07/19</text:p>
          </table:table-cell>
          <table:table-cell table:style-name="ce117" office:value-type="string" calcext:value-type="string">
            <text:p>Rbst 2 descentes de gouttières et coudes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-55.4" calcext:value-type="currency">
            <text:p>-55,40 €</text:p>
          </table:table-cell>
          <table:table-cell table:style-name="ce125" table:formula="of:=[.D398]" office:value-type="currency" office:currency="EUR" office:value="-55.4" calcext:value-type="currency">
            <text:p>-55,4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7-23" calcext:value-type="date">
            <text:p>23/07/19</text:p>
          </table:table-cell>
          <table:table-cell table:style-name="ce117" office:value-type="string" calcext:value-type="string">
            <text:p>Quincaillerie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377.58" calcext:value-type="currency">
            <text:p>377,58 €</text:p>
          </table:table-cell>
          <table:table-cell table:style-name="ce125" table:formula="of:=[.D399]" office:value-type="currency" office:currency="EUR" office:value="377.58" calcext:value-type="currency">
            <text:p>377,58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7-23" calcext:value-type="date">
            <text:p>23/07/19</text:p>
          </table:table-cell>
          <table:table-cell table:style-name="ce117" office:value-type="string" calcext:value-type="string">
            <text:p>Quincaillerie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392.53" calcext:value-type="currency">
            <text:p>392,53 €</text:p>
          </table:table-cell>
          <table:table-cell table:style-name="ce125" table:formula="of:=[.D400]" office:value-type="currency" office:currency="EUR" office:value="392.53" calcext:value-type="currency">
            <text:p>392,53 €</text:p>
          </table:table-cell>
          <table:table-cell table:style-name="ce125"/>
          <table:table-cell table:style-name="ce135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7-23" calcext:value-type="date">
            <text:p>23/07/19</text:p>
          </table:table-cell>
          <table:table-cell table:style-name="ce117" office:value-type="string" calcext:value-type="string">
            <text:p>Vis terrasse</text:p>
          </table:table-cell>
          <table:table-cell table:style-name="ce117" office:value-type="string" calcext:value-type="string">
            <text:p>Le bon coin</text:p>
          </table:table-cell>
          <table:table-cell table:style-name="ce125" office:value-type="currency" office:currency="EUR" office:value="89" calcext:value-type="currency">
            <text:p>89,00 €</text:p>
          </table:table-cell>
          <table:table-cell table:style-name="ce125" table:formula="of:=[.D401]" office:value-type="currency" office:currency="EUR" office:value="89" calcext:value-type="currency">
            <text:p>89,00 €</text:p>
          </table:table-cell>
          <table:table-cell table:style-name="ce125"/>
          <table:table-cell table:style-name="ce135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7-24" calcext:value-type="date">
            <text:p>24/07/19</text:p>
          </table:table-cell>
          <table:table-cell table:style-name="ce117" office:value-type="string" calcext:value-type="string">
            <text:p>Terrassement (terrasse), tranchée evac eaux pluieFouquet</text:p>
          </table:table-cell>
          <table:table-cell table:style-name="ce117"/>
          <table:table-cell table:style-name="ce125" office:value-type="currency" office:currency="EUR" office:value="554.73" calcext:value-type="currency">
            <text:p>554,73 €</text:p>
          </table:table-cell>
          <table:table-cell table:style-name="ce125" table:formula="of:=[.D402]" office:value-type="currency" office:currency="EUR" office:value="554.73" calcext:value-type="currency">
            <text:p>554,73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7-26" calcext:value-type="date">
            <text:p>26/07/19</text:p>
          </table:table-cell>
          <table:table-cell table:style-name="ce117" office:value-type="string" calcext:value-type="string">
            <text:p>Bouteille de propane (brûlage du bardage) *2</text:p>
          </table:table-cell>
          <table:table-cell table:style-name="ce117" office:value-type="string" calcext:value-type="string">
            <text:p>Carrefour Market</text:p>
          </table:table-cell>
          <table:table-cell table:style-name="ce125" office:value-type="currency" office:currency="EUR" office:value="70" calcext:value-type="currency">
            <text:p>70,00 €</text:p>
          </table:table-cell>
          <table:table-cell table:style-name="ce125" table:formula="of:=[.D403]" office:value-type="currency" office:currency="EUR" office:value="70" calcext:value-type="currency">
            <text:p>70,0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7-29" calcext:value-type="date">
            <text:p>29/07/19</text:p>
          </table:table-cell>
          <table:table-cell table:style-name="ce117" office:value-type="string" calcext:value-type="string">
            <text:p>Grilles anti-rongeurs sous bardage (50*2m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445" calcext:value-type="currency">
            <text:p>445,00 €</text:p>
          </table:table-cell>
          <table:table-cell table:style-name="ce125" table:formula="of:=[.D404]" office:value-type="currency" office:currency="EUR" office:value="445" calcext:value-type="currency">
            <text:p>445,0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style-name="ce188" office:value-type="date" office:date-value="2019-08-02" calcext:value-type="date">
            <text:p>02/08/19</text:p>
          </table:table-cell>
          <table:table-cell office:value-type="string" calcext:value-type="string">
            <text:p>Livret ORL</text:p>
          </table:table-cell>
          <table:table-cell table:style-name="ce128" office:value-type="currency" office:currency="EUR" office:value="942.03" calcext:value-type="currency">
            <text:p>942,03 €</text:p>
          </table:table-cell>
          <table:table-cell office:value-type="string" calcext:value-type="string">
            <text:p>Le 03/08/19</text:p>
          </table:table-cell>
          <table:table-cell table:number-columns-repeated="2"/>
        </table:table-row>
        <table:table-row table:style-name="ro1">
          <table:table-cell table:style-name="ce115" office:value-type="date" office:date-value="2019-08-03" calcext:value-type="date">
            <text:p>03/08/19</text:p>
          </table:table-cell>
          <table:table-cell table:style-name="ce117" office:value-type="string" calcext:value-type="string">
            <text:p>Bouteille de propane (brûlage du bardage) *2</text:p>
          </table:table-cell>
          <table:table-cell table:style-name="ce117" office:value-type="string" calcext:value-type="string">
            <text:p>Carrefour Market</text:p>
          </table:table-cell>
          <table:table-cell table:style-name="ce125" office:value-type="currency" office:currency="EUR" office:value="70" calcext:value-type="currency">
            <text:p>70,00 €</text:p>
          </table:table-cell>
          <table:table-cell table:style-name="ce125" table:formula="of:=[.D405]" office:value-type="currency" office:currency="EUR" office:value="70" calcext:value-type="currency">
            <text:p>70,0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/>
          <table:table-cell office:value-type="string" calcext:value-type="string">
            <text:p>Livret (sans impots)</text:p>
          </table:table-cell>
          <table:table-cell table:style-name="ce128" table:formula="of:=[.L404]-[.K371]" office:value-type="currency" office:currency="EUR" office:value="-118.97" calcext:value-type="currency">
            <text:p>-118,97 €</text:p>
          </table:table-cell>
          <table:table-cell table:number-columns-repeated="3"/>
        </table:table-row>
        <table:table-row table:style-name="ro1">
          <table:table-cell table:style-name="ce115" office:value-type="date" office:date-value="2019-08-06" calcext:value-type="date">
            <text:p>06/08/19</text:p>
          </table:table-cell>
          <table:table-cell table:style-name="ce117" office:value-type="string" calcext:value-type="string">
            <text:p>Rbst feuille de zinc 2mx1m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-57" calcext:value-type="currency">
            <text:p>-57,00 €</text:p>
          </table:table-cell>
          <table:table-cell table:style-name="ce125" table:formula="of:=[.D406]" office:value-type="currency" office:currency="EUR" office:value="-57" calcext:value-type="currency">
            <text:p>-57,0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vers Livret ORL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08-06" calcext:value-type="date">
            <text:p>06/08/19</text:p>
          </table:table-cell>
          <table:table-cell table:style-name="ce117"/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24.9" calcext:value-type="currency">
            <text:p>24,90 €</text:p>
          </table:table-cell>
          <table:table-cell table:style-name="ce125" table:formula="of:=[.D407]" office:value-type="currency" office:currency="EUR" office:value="24.9" calcext:value-type="currency">
            <text:p>24,9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08-06" calcext:value-type="date">
            <text:p>06/08/19</text:p>
          </table:table-cell>
          <table:table-cell table:style-name="ce117" office:value-type="string" calcext:value-type="string">
            <text:p>Vis bardage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65.2" calcext:value-type="currency">
            <text:p>65,20 €</text:p>
          </table:table-cell>
          <table:table-cell table:style-name="ce125" table:formula="of:=[.D408]" office:value-type="currency" office:currency="EUR" office:value="65.2" calcext:value-type="currency">
            <text:p>65,2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08-06" calcext:value-type="date">
            <text:p>06/08/19</text:p>
          </table:table-cell>
          <table:table-cell table:style-name="ce117" office:value-type="string" calcext:value-type="string">
            <text:p>Grille anti-rongeurs</text:p>
          </table:table-cell>
          <table:table-cell table:style-name="ce117" office:value-type="string" calcext:value-type="string">
            <text:p>Castorama</text:p>
          </table:table-cell>
          <table:table-cell table:style-name="ce125" office:value-type="currency" office:currency="EUR" office:value="82.4" calcext:value-type="currency">
            <text:p>82,40 €</text:p>
          </table:table-cell>
          <table:table-cell table:style-name="ce125" table:formula="of:=[.D409]" office:value-type="currency" office:currency="EUR" office:value="82.4" calcext:value-type="currency">
            <text:p>82,4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08-10" calcext:value-type="date">
            <text:p>10/08/19</text:p>
          </table:table-cell>
          <table:table-cell table:style-name="ce117" office:value-type="string" calcext:value-type="string">
            <text:p>Huile de lin (2x5L) </text:p>
          </table:table-cell>
          <table:table-cell table:style-name="ce117" office:value-type="string" calcext:value-type="string">
            <text:p>BricoMarché</text:p>
          </table:table-cell>
          <table:table-cell table:style-name="ce125" office:value-type="currency" office:currency="EUR" office:value="39" calcext:value-type="currency">
            <text:p>39,00 €</text:p>
          </table:table-cell>
          <table:table-cell table:style-name="ce125" table:formula="of:=[.D410]" office:value-type="currency" office:currency="EUR" office:value="39" calcext:value-type="currency">
            <text:p>39,0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08-10" calcext:value-type="date">
            <text:p>10/08/19</text:p>
          </table:table-cell>
          <table:table-cell table:style-name="ce117" office:value-type="string" calcext:value-type="string">
            <text:p>Huile de lin (1x5L+2x1L) et pinceau</text:p>
          </table:table-cell>
          <table:table-cell table:style-name="ce117" office:value-type="string" calcext:value-type="string">
            <text:p>BricoMarché</text:p>
          </table:table-cell>
          <table:table-cell table:style-name="ce125" office:value-type="currency" office:currency="EUR" office:value="29.47" calcext:value-type="currency">
            <text:p>29,47 €</text:p>
          </table:table-cell>
          <table:table-cell table:style-name="ce125" table:formula="of:=[.D411]" office:value-type="currency" office:currency="EUR" office:value="29.47" calcext:value-type="currency">
            <text:p>29,47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08-10" calcext:value-type="date">
            <text:p>10/08/19</text:p>
          </table:table-cell>
          <table:table-cell table:style-name="ce117" office:value-type="string" calcext:value-type="string">
            <text:p>8ème Bouteille de propane (remboursée car défectueuse)</text:p>
          </table:table-cell>
          <table:table-cell table:style-name="ce117" office:value-type="string" calcext:value-type="string">
            <text:p>Carrefour Market</text:p>
          </table:table-cell>
          <table:table-cell table:style-name="ce125" office:value-type="currency" office:currency="EUR" office:value="35" calcext:value-type="currency">
            <text:p>35,00 €</text:p>
          </table:table-cell>
          <table:table-cell table:style-name="ce125" table:formula="of:=[.D412]" office:value-type="currency" office:currency="EUR" office:value="35" calcext:value-type="currency">
            <text:p>35,0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08-13" calcext:value-type="date">
            <text:p>13/08/19</text:p>
          </table:table-cell>
          <table:table-cell table:style-name="ce117" office:value-type="string" calcext:value-type="string">
            <text:p>9ème Bouteille de propane (brûlage du bardage)</text:p>
          </table:table-cell>
          <table:table-cell table:style-name="ce117" office:value-type="string" calcext:value-type="string">
            <text:p>Carrefour Market</text:p>
          </table:table-cell>
          <table:table-cell table:style-name="ce125" office:value-type="currency" office:currency="EUR" office:value="35" calcext:value-type="currency">
            <text:p>35,00 €</text:p>
          </table:table-cell>
          <table:table-cell table:style-name="ce125" table:formula="of:=[.D413]" office:value-type="currency" office:currency="EUR" office:value="35" calcext:value-type="currency">
            <text:p>35,0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Rbst le 14/08/19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08-14" calcext:value-type="date">
            <text:p>14/08/19</text:p>
          </table:table-cell>
          <table:table-cell table:style-name="ce117" office:value-type="string" calcext:value-type="string">
            <text:p>Grille anti-rongeurs</text:p>
          </table:table-cell>
          <table:table-cell table:style-name="ce117" office:value-type="string" calcext:value-type="string">
            <text:p>Castorama</text:p>
          </table:table-cell>
          <table:table-cell table:style-name="ce125" office:value-type="currency" office:currency="EUR" office:value="-82.4" calcext:value-type="currency">
            <text:p>-82,40 €</text:p>
          </table:table-cell>
          <table:table-cell table:style-name="ce125" table:formula="of:=[.D414]" office:value-type="currency" office:currency="EUR" office:value="-82.4" calcext:value-type="currency">
            <text:p>-82,4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vers Livret ORL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08-14" calcext:value-type="date">
            <text:p>14/08/19</text:p>
          </table:table-cell>
          <table:table-cell table:style-name="ce117" office:value-type="string" calcext:value-type="string">
            <text:p>Huile de lin (4x5L), grillage anti-rongeurs (6x0,5mx3m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65.87" calcext:value-type="currency">
            <text:p>165,87 €</text:p>
          </table:table-cell>
          <table:table-cell table:style-name="ce125" table:formula="of:=[.D415]" office:value-type="currency" office:currency="EUR" office:value="165.87" calcext:value-type="currency">
            <text:p>165,87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08-14" calcext:value-type="date">
            <text:p>14/08/19</text:p>
          </table:table-cell>
          <table:table-cell table:style-name="ce117" office:value-type="string" calcext:value-type="string">
            <text:p>Ciment (plots carport et pergola), 4 piliers (cadres plots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34.3" calcext:value-type="currency">
            <text:p>34,30 €</text:p>
          </table:table-cell>
          <table:table-cell table:style-name="ce125" table:formula="of:=[.D416]" office:value-type="currency" office:currency="EUR" office:value="34.3" calcext:value-type="currency">
            <text:p>34,3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08-14" calcext:value-type="date">
            <text:p>14/08/19</text:p>
          </table:table-cell>
          <table:table-cell table:style-name="ce117" office:value-type="string" calcext:value-type="string">
            <text:p>Rbst 8ème bouteille de propane</text:p>
          </table:table-cell>
          <table:table-cell table:style-name="ce117" office:value-type="string" calcext:value-type="string">
            <text:p>Carrefour Market</text:p>
          </table:table-cell>
          <table:table-cell table:style-name="ce125" office:value-type="currency" office:currency="EUR" office:value="-35" calcext:value-type="currency">
            <text:p>-35,00 €</text:p>
          </table:table-cell>
          <table:table-cell table:style-name="ce125" table:formula="of:=[.D417]" office:value-type="currency" office:currency="EUR" office:value="-35" calcext:value-type="currency">
            <text:p>-35,0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Rbst le 14/08/19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08-15" calcext:value-type="date">
            <text:p>15/08/19</text:p>
          </table:table-cell>
          <table:table-cell table:style-name="ce117" office:value-type="string" calcext:value-type="string">
            <text:p>10ème Bouteille de propane (brûlage du bardage)</text:p>
          </table:table-cell>
          <table:table-cell table:style-name="ce117" office:value-type="string" calcext:value-type="string">
            <text:p>Leclerc</text:p>
          </table:table-cell>
          <table:table-cell table:style-name="ce125" office:value-type="currency" office:currency="EUR" office:value="33.75" calcext:value-type="currency">
            <text:p>33,75 €</text:p>
          </table:table-cell>
          <table:table-cell table:style-name="ce125" table:formula="of:=[.D418]" office:value-type="currency" office:currency="EUR" office:value="33.75" calcext:value-type="currency">
            <text:p>33,75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08-31" calcext:value-type="date">
            <text:p>31/08/19</text:p>
          </table:table-cell>
          <table:table-cell table:style-name="ce117" office:value-type="string" calcext:value-type="string">
            <text:p>Huile de lin (2x5L) </text:p>
          </table:table-cell>
          <table:table-cell table:style-name="ce117" office:value-type="string" calcext:value-type="string">
            <text:p>BricoMarché</text:p>
          </table:table-cell>
          <table:table-cell table:style-name="ce125" office:value-type="currency" office:currency="EUR" office:value="39" calcext:value-type="currency">
            <text:p>39,00 €</text:p>
          </table:table-cell>
          <table:table-cell table:style-name="ce125" table:formula="of:=[.D419]" office:value-type="currency" office:currency="EUR" office:value="39" calcext:value-type="currency">
            <text:p>39,0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09-07" calcext:value-type="date">
            <text:p>07/09/19</text:p>
          </table:table-cell>
          <table:table-cell table:style-name="ce117" office:value-type="string" calcext:value-type="string">
            <text:p>Forêt béton </text:p>
          </table:table-cell>
          <table:table-cell table:style-name="ce117" office:value-type="string" calcext:value-type="string">
            <text:p>Pôle vert</text:p>
          </table:table-cell>
          <table:table-cell table:style-name="ce125" office:value-type="currency" office:currency="EUR" office:value="6.2" calcext:value-type="currency">
            <text:p>6,20 €</text:p>
          </table:table-cell>
          <table:table-cell table:style-name="ce125" table:formula="of:=[.D420]" office:value-type="currency" office:currency="EUR" office:value="6.2" calcext:value-type="currency">
            <text:p>6,2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09-08" calcext:value-type="date">
            <text:p>08/09/19</text:p>
          </table:table-cell>
          <table:table-cell table:style-name="ce117" office:value-type="string" calcext:value-type="string">
            <text:p>Huile dure (10L)</text:p>
          </table:table-cell>
          <table:table-cell table:style-name="ce117"/>
          <table:table-cell table:style-name="ce125" office:value-type="currency" office:currency="EUR" office:value="164.02" calcext:value-type="currency">
            <text:p>164,02 €</text:p>
          </table:table-cell>
          <table:table-cell table:style-name="ce125" table:formula="of:=[.D421]" office:value-type="currency" office:currency="EUR" office:value="164.02" calcext:value-type="currency">
            <text:p>164,02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09-12" calcext:value-type="date">
            <text:p>12/09/19</text:p>
          </table:table-cell>
          <table:table-cell table:style-name="ce117" office:value-type="string" calcext:value-type="string">
            <text:p>Branchement électrique définitif (acompte 50%)</text:p>
          </table:table-cell>
          <table:table-cell table:style-name="ce117" office:value-type="string" calcext:value-type="string">
            <text:p>Enedis</text:p>
          </table:table-cell>
          <table:table-cell table:style-name="ce125" office:value-type="currency" office:currency="EUR" office:value="617.76" calcext:value-type="currency">
            <text:p>617,76 €</text:p>
          </table:table-cell>
          <table:table-cell table:style-name="ce125" table:formula="of:=[.D422]" office:value-type="currency" office:currency="EUR" office:value="617.76" calcext:value-type="currency">
            <text:p>617,76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09-23" calcext:value-type="date">
            <text:p>23/09/19</text:p>
          </table:table-cell>
          <table:table-cell table:style-name="ce117" office:value-type="string" calcext:value-type="string">
            <text:p>3 sacs de ciment (socle sous pompe de relevage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7.1" calcext:value-type="currency">
            <text:p>17,10 €</text:p>
          </table:table-cell>
          <table:table-cell table:style-name="ce125" table:formula="of:=[.D423]" office:value-type="currency" office:currency="EUR" office:value="17.1" calcext:value-type="currency">
            <text:p>17,1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09-25" calcext:value-type="date">
            <text:p>25/09/19</text:p>
          </table:table-cell>
          <table:table-cell table:style-name="ce117" office:value-type="string" calcext:value-type="string">
            <text:p>Mélange sable/gravier</text:p>
          </table:table-cell>
          <table:table-cell table:style-name="ce117" office:value-type="string" calcext:value-type="string">
            <text:p>Pigeon Granulats</text:p>
          </table:table-cell>
          <table:table-cell table:style-name="ce125" office:value-type="currency" office:currency="EUR" office:value="21.28" calcext:value-type="currency">
            <text:p>21,28 €</text:p>
          </table:table-cell>
          <table:table-cell table:style-name="ce125" table:formula="of:=[.D424]" office:value-type="currency" office:currency="EUR" office:value="21.28" calcext:value-type="currency">
            <text:p>21,28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10-05" calcext:value-type="date">
            <text:p>05/10/19</text:p>
          </table:table-cell>
          <table:table-cell table:style-name="ce117" office:value-type="string" calcext:value-type="string">
            <text:p>Rbst ciment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-5.7" calcext:value-type="currency">
            <text:p>-5,70 €</text:p>
          </table:table-cell>
          <table:table-cell table:style-name="ce125" table:formula="of:=[.D425]" office:value-type="currency" office:currency="EUR" office:value="-5.7" calcext:value-type="currency">
            <text:p>-5,7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vers Livret ORL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10-05" calcext:value-type="date">
            <text:p>05/10/19</text:p>
          </table:table-cell>
          <table:table-cell table:style-name="ce117" office:value-type="string" calcext:value-type="string">
            <text:p>Géotextile écran de sous-toiture (carport)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82.5" calcext:value-type="currency">
            <text:p>82,50 €</text:p>
          </table:table-cell>
          <table:table-cell table:style-name="ce125" table:formula="of:=[.D426]" office:value-type="currency" office:currency="EUR" office:value="82.5" calcext:value-type="currency">
            <text:p>82,5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10-12" calcext:value-type="date">
            <text:p>12/10/19</text:p>
          </table:table-cell>
          <table:table-cell table:style-name="ce117" office:value-type="string" calcext:value-type="string">
            <text:p>Branchement électrique définitif (solde)</text:p>
          </table:table-cell>
          <table:table-cell table:style-name="ce117" office:value-type="string" calcext:value-type="string">
            <text:p>Enedis</text:p>
          </table:table-cell>
          <table:table-cell table:style-name="ce125" office:value-type="currency" office:currency="EUR" office:value="617.76" calcext:value-type="currency">
            <text:p>617,76 €</text:p>
          </table:table-cell>
          <table:table-cell table:style-name="ce125" table:formula="of:=[.D427]" office:value-type="currency" office:currency="EUR" office:value="617.76" calcext:value-type="currency">
            <text:p>617,76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10-15" calcext:value-type="date">
            <text:p>15/10/19</text:p>
          </table:table-cell>
          <table:table-cell table:style-name="ce117" office:value-type="string" calcext:value-type="string">
            <text:p>Liège en plaques</text:p>
          </table:table-cell>
          <table:table-cell table:style-name="ce117" office:value-type="string" calcext:value-type="string">
            <text:p>Nicolas Fournier</text:p>
          </table:table-cell>
          <table:table-cell table:style-name="ce125" office:value-type="currency" office:currency="EUR" office:value="-117" calcext:value-type="currency">
            <text:p>-117,00 €</text:p>
          </table:table-cell>
          <table:table-cell table:style-name="ce125" table:formula="of:=[.D428]" office:value-type="currency" office:currency="EUR" office:value="-117" calcext:value-type="currency">
            <text:p>-117,0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vers Livret ORL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10-24" calcext:value-type="date">
            <text:p>24/10/19</text:p>
          </table:table-cell>
          <table:table-cell table:style-name="ce117"/>
          <table:table-cell table:style-name="ce117" office:value-type="string" calcext:value-type="string">
            <text:p>Pôle vert</text:p>
          </table:table-cell>
          <table:table-cell table:style-name="ce125" office:value-type="currency" office:currency="EUR" office:value="34.8" calcext:value-type="currency">
            <text:p>34,80 €</text:p>
          </table:table-cell>
          <table:table-cell table:style-name="ce125" table:formula="of:=[.D429]" office:value-type="currency" office:currency="EUR" office:value="34.8" calcext:value-type="currency">
            <text:p>34,80 €</text:p>
          </table:table-cell>
          <table:table-cell table:style-name="ce125"/>
          <table:table-cell table:style-name="ce166"/>
          <table:table-cell table:style-name="ce44"/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10-24" calcext:value-type="date">
            <text:p>24/10/19</text:p>
          </table:table-cell>
          <table:table-cell table:style-name="ce117"/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29" calcext:value-type="currency">
            <text:p>29,00 €</text:p>
          </table:table-cell>
          <table:table-cell table:style-name="ce125" table:formula="of:=[.D430]" office:value-type="currency" office:currency="EUR" office:value="29" calcext:value-type="currency">
            <text:p>29,00 €</text:p>
          </table:table-cell>
          <table:table-cell table:style-name="ce125"/>
          <table:table-cell table:style-name="ce166"/>
          <table:table-cell table:style-name="ce44"/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10-30" calcext:value-type="date">
            <text:p>30/10/19</text:p>
          </table:table-cell>
          <table:table-cell table:style-name="ce117" office:value-type="string" calcext:value-type="string">
            <text:p>OSB carport</text:p>
          </table:table-cell>
          <table:table-cell table:style-name="ce117" office:value-type="string" calcext:value-type="string">
            <text:p>Panofrance</text:p>
          </table:table-cell>
          <table:table-cell table:style-name="ce125" office:value-type="currency" office:currency="EUR" office:value="797.56" calcext:value-type="currency">
            <text:p>797,56 €</text:p>
          </table:table-cell>
          <table:table-cell table:style-name="ce125" table:formula="of:=[.D431]" office:value-type="currency" office:currency="EUR" office:value="797.56" calcext:value-type="currency">
            <text:p>797,56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10-31" calcext:value-type="date">
            <text:p>31/10/19</text:p>
          </table:table-cell>
          <table:table-cell table:style-name="ce117"/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490.24" calcext:value-type="currency">
            <text:p>490,24 €</text:p>
          </table:table-cell>
          <table:table-cell table:style-name="ce125" table:formula="of:=[.D432]" office:value-type="currency" office:currency="EUR" office:value="490.24" calcext:value-type="currency">
            <text:p>490,24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 (555,39 € le 12/10/19)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11-01" calcext:value-type="date">
            <text:p>01/11/19</text:p>
          </table:table-cell>
          <table:table-cell table:style-name="ce117" office:value-type="string" calcext:value-type="string">
            <text:p>Gouttière carport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53.8" calcext:value-type="currency">
            <text:p>53,80 €</text:p>
          </table:table-cell>
          <table:table-cell table:style-name="ce125" table:formula="of:=[.D433]" office:value-type="currency" office:currency="EUR" office:value="53.8" calcext:value-type="currency">
            <text:p>53,8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 table:number-rows-repeated="2">
          <table:table-cell table:style-name="ce115"/>
          <table:table-cell table:style-name="ce117" table:number-columns-repeated="2"/>
          <table:table-cell table:style-name="ce125" table:number-columns-repeated="3"/>
          <table:table-cell table:style-name="ce166"/>
          <table:table-cell table:style-name="ce44"/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/>
          <table:table-cell table:style-name="ce117" office:value-type="string" calcext:value-type="string">
            <text:p>Bois (bardage)</text:p>
          </table:table-cell>
          <table:table-cell table:style-name="ce117" office:value-type="string" calcext:value-type="string">
            <text:p>Scierie de Nuillé</text:p>
          </table:table-cell>
          <table:table-cell table:style-name="ce125" table:number-columns-repeated="3"/>
          <table:table-cell table:style-name="ce166"/>
          <table:table-cell table:style-name="ce44" office:value-type="string" calcext:value-type="string">
            <text:p>Virement depuis Livret ORL (500 € le 15/10/19)</text:p>
          </table:table-cell>
          <table:table-cell table:style-name="ce128" office:value-type="currency" office:currency="EUR" office:value="1061" calcext:value-type="currency">
            <text:p>1 061,00 €</text:p>
          </table:table-cell>
          <table:table-cell office:value-type="string" calcext:value-type="string">
            <text:p>Rbst crédit impôt (26/09/19)</text:p>
          </table:table-cell>
          <table:table-cell/>
          <table:table-cell table:style-name="ce128"/>
          <table:table-cell table:number-columns-repeated="3"/>
        </table:table-row>
        <table:table-row table:style-name="ro1" table:number-rows-repeated="3">
          <table:table-cell table:style-name="ce115"/>
          <table:table-cell table:style-name="ce117" table:number-columns-repeated="2"/>
          <table:table-cell table:style-name="ce125" table:number-columns-repeated="3"/>
          <table:table-cell table:style-name="ce166"/>
          <table:table-cell table:style-name="ce44"/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/>
          <table:table-cell table:style-name="ce117" table:number-columns-repeated="2"/>
          <table:table-cell table:style-name="ce125" table:number-columns-repeated="3"/>
          <table:table-cell table:style-name="ce166"/>
          <table:table-cell table:style-name="ce44"/>
          <table:table-cell table:style-name="ce128"/>
          <table:table-cell table:number-columns-repeated="6"/>
        </table:table-row>
        <table:table-row table:style-name="ro3">
          <table:table-cell table:style-name="ce115"/>
          <table:table-cell table:style-name="ce117" table:number-columns-repeated="2"/>
          <table:table-cell table:style-name="ce125"/>
          <table:table-cell table:style-name="ce137" office:value-type="string" calcext:value-type="string">
            <text:p>Fonds propres et prêts (accueil, bienvenue)</text:p>
          </table:table-cell>
          <table:table-cell table:style-name="ce137" office:value-type="string" calcext:value-type="string">
            <text:p>Déblocage prêt Modulimmo</text:p>
          </table:table-cell>
          <table:table-cell table:style-name="ce124" office:value-type="string" calcext:value-type="string">
            <text:p>Déblocage PTZ</text:p>
          </table:table-cell>
          <table:table-cell table:style-name="ce44"/>
          <table:table-cell table:number-columns-repeated="2"/>
          <table:table-cell office:value-type="string" calcext:value-type="string">
            <text:p>Prêt bienvenue</text:p>
          </table:table-cell>
          <table:table-cell table:style-name="ce128" office:value-type="currency" office:currency="EUR" office:value="4800" calcext:value-type="currency">
            <text:p>4 800,00 €</text:p>
          </table:table-cell>
          <table:table-cell office:value-type="string" calcext:value-type="string">
            <text:p>débloqué le 06/08/19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34" table:formula="of:=SUM([.D5:.D440])" office:value-type="currency" office:currency="EUR" office:value="229682.75" calcext:value-type="currency">
            <text:p>229 682,75 €</text:p>
          </table:table-cell>
          <table:table-cell table:style-name="ce134" table:formula="of:=SUM([.E5:.E440])" office:value-type="currency" office:currency="EUR" office:value="19355.75" calcext:value-type="currency">
            <text:p>19 355,75 €</text:p>
          </table:table-cell>
          <table:table-cell table:style-name="ce134" table:formula="of:=SUM([.F5:.F440])" office:value-type="currency" office:currency="EUR" office:value="174327" calcext:value-type="currency">
            <text:p>174 327,00 €</text:p>
          </table:table-cell>
          <table:table-cell table:style-name="ce134" table:formula="of:=SUM([.G5:.G440])" office:value-type="currency" office:currency="EUR" office:value="36000" calcext:value-type="currency">
            <text:p>36 000,00 €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table:style-name="ce127" table:formula="of:=[.L405]+[.L441]" office:value-type="currency" office:currency="EUR" office:value="4681.03" calcext:value-type="currency">
            <text:p>4 681,03 €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35" office:value-type="string" calcext:value-type="string">
            <text:p>Prêts (227 427,00 €)</text:p>
          </table:table-cell>
          <table:table-cell table:style-name="ce142" table:formula="of:=15000+2100" office:value-type="currency" office:currency="EUR" office:value="17100" calcext:value-type="currency">
            <text:p>17 100,00 €</text:p>
          </table:table-cell>
          <table:table-cell table:style-name="ce138" table:formula="of:=[.F442]+[.G442]" office:value-type="currency" office:currency="EUR" office:value="210327" calcext:value-type="currency" table:number-columns-spanned="2" table:number-rows-spanned="1">
            <text:p>210 327,00 €</text:p>
          </table:table-cell>
          <table:covered-table-cell table:style-name="ce166"/>
          <table:table-cell table:style-name="ce185"/>
          <table:table-cell table:number-columns-repeated="7"/>
        </table:table-row>
        <table:table-row table:style-name="ro1">
          <table:table-cell table:number-columns-repeated="4"/>
          <table:table-cell table:style-name="ce143" table:number-columns-spanned="3" table:number-rows-spanned="1"/>
          <table:covered-table-cell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136" office:value-type="string" calcext:value-type="string">
            <text:p>Prix au m²</text:p>
          </table:table-cell>
          <table:table-cell table:style-name="ce144" table:formula="of:=([.D442]-58752.96)/160" office:value-type="currency" office:currency="EUR" office:value="1068.3111875" calcext:value-type="currency">
            <text:p>1 068,31 €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17" office:value-type="string" calcext:value-type="string">
            <text:p>Terrain</text:p>
          </table:table-cell>
          <table:table-cell table:style-name="ce125" table:formula="of:=[Terrain.E8]" office:value-type="currency" office:currency="EUR" office:value="58752.96" calcext:value-type="currency">
            <text:p>58 752,96 €</text:p>
          </table:table-cell>
          <table:table-cell table:number-columns-repeated="4"/>
          <table:table-cell table:style-name="ce185"/>
          <table:table-cell table:number-columns-repeated="7"/>
        </table:table-row>
        <table:table-row table:style-name="ro1">
          <table:table-cell/>
          <table:table-cell table:style-name="ce117" office:value-type="string" calcext:value-type="string">
            <text:p>Accompagnement</text:p>
          </table:table-cell>
          <table:table-cell table:style-name="ce125" table:formula="of:=[Accompagnement.E15]" office:value-type="currency" office:currency="EUR" office:value="4075.55" calcext:value-type="currency">
            <text:p>4 075,55 €</text:p>
          </table:table-cell>
          <table:table-cell table:number-columns-repeated="12"/>
        </table:table-row>
        <table:table-row table:style-name="ro1">
          <table:table-cell/>
          <table:table-cell table:style-name="ce117" office:value-type="string" calcext:value-type="string">
            <text:p>Terrassement</text:p>
          </table:table-cell>
          <table:table-cell table:style-name="ce125" table:formula="of:=[Terrassement.E15]" office:value-type="currency" office:currency="EUR" office:value="1674.01" calcext:value-type="currency">
            <text:p>1 674,01 €</text:p>
          </table:table-cell>
          <table:table-cell table:number-columns-repeated="12"/>
        </table:table-row>
        <table:table-row table:style-name="ro1">
          <table:table-cell/>
          <table:table-cell table:style-name="ce117" office:value-type="string" calcext:value-type="string">
            <text:p>Drainage</text:p>
          </table:table-cell>
          <table:table-cell table:style-name="ce125" table:formula="of:=[Drainage.E8]" office:value-type="currency" office:currency="EUR" office:value="1014.318" calcext:value-type="currency">
            <text:p>1 014,32 €</text:p>
          </table:table-cell>
          <table:table-cell table:number-columns-repeated="12"/>
        </table:table-row>
        <table:table-row table:style-name="ro1">
          <table:table-cell/>
          <table:table-cell table:style-name="ce117" office:value-type="string" calcext:value-type="string">
            <text:p>Fondations</text:p>
          </table:table-cell>
          <table:table-cell table:style-name="ce125" table:formula="of:=[Fondations.E10]" office:value-type="currency" office:currency="EUR" office:value="6239.59" calcext:value-type="currency">
            <text:p>6 239,59 €</text:p>
          </table:table-cell>
          <table:table-cell table:number-columns-repeated="12"/>
        </table:table-row>
        <table:table-row table:style-name="ro1">
          <table:table-cell/>
          <table:table-cell table:style-name="ce117" office:value-type="string" calcext:value-type="string">
            <text:p>Bois</text:p>
          </table:table-cell>
          <table:table-cell table:style-name="ce125" table:formula="of:=[Bois.E8]" office:value-type="currency" office:currency="EUR" office:value="7090.35" calcext:value-type="currency">
            <text:p>7 090,35 €</text:p>
          </table:table-cell>
          <table:table-cell table:number-columns-repeated="12"/>
        </table:table-row>
        <table:table-row table:style-name="ro1">
          <table:table-cell/>
          <table:table-cell table:style-name="ce117" office:value-type="string" calcext:value-type="string">
            <text:p>Divers</text:p>
          </table:table-cell>
          <table:table-cell table:style-name="ce125" table:formula="of:=[Divers.E17]" office:value-type="currency" office:currency="EUR" office:value="3334.44" calcext:value-type="currency">
            <text:p>3 334,44 €</text:p>
          </table:table-cell>
          <table:table-cell table:number-columns-repeated="12"/>
        </table:table-row>
        <table:table-row table:style-name="ro1">
          <table:table-cell/>
          <table:table-cell table:style-name="ce121" office:value-type="string" calcext:value-type="string">
            <text:p>Total</text:p>
          </table:table-cell>
          <table:table-cell table:style-name="ce126" table:formula="of:=SUM([.C447:.C453])" office:value-type="currency" office:currency="EUR" office:value="82181.218" calcext:value-type="currency">
            <text:p>82 181,22 €</text:p>
          </table:table-cell>
          <table:table-cell table:number-columns-repeated="12"/>
        </table:table-row>
        <table:table-row table:style-name="ro1">
          <table:table-cell/>
          <table:table-cell table:style-name="ce122" office:value-type="string" calcext:value-type="string">
            <text:p>Total travaux</text:p>
          </table:table-cell>
          <table:table-cell table:style-name="ce127" table:formula="of:=[.C454]-[.C447]" office:value-type="currency" office:currency="EUR" office:value="23428.258" calcext:value-type="currency">
            <text:p>23 428,26 €</text:p>
          </table:table-cell>
          <table:table-cell table:number-columns-repeated="12"/>
        </table:table-row>
        <table:table-row table:style-name="ro1">
          <table:table-cell/>
          <table:table-cell table:style-name="ce123" office:value-type="string" calcext:value-type="string">
            <text:p>Total travaux hors divers</text:p>
          </table:table-cell>
          <table:table-cell table:style-name="ce128" table:formula="of:=[.C455]-[.C453]" office:value-type="currency" office:currency="EUR" office:value="20093.818" calcext:value-type="currency">
            <text:p>20 093,82 €</text:p>
          </table:table-cell>
          <table:table-cell table:number-columns-repeated="12"/>
        </table:table-row>
        <table:table-row table:style-name="ro1" table:number-rows-repeated="1048119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déblocage" table:style-name="ta1">
        <table:table-column table:style-name="co11" table:default-cell-style-name="Default"/>
        <table:table-column table:style-name="co12" table:default-cell-style-name="ce128"/>
        <table:table-column table:style-name="co9" table:default-cell-style-name="ce128"/>
        <table:table-column table:style-name="co13" table:number-columns-repeated="2" table:default-cell-style-name="ce128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row table:style-name="ro1">
          <table:table-cell/>
          <table:table-cell table:style-name="ce135" office:value-type="string" calcext:value-type="string">
            <text:p>Modulimmo</text:p>
          </table:table-cell>
          <table:table-cell table:style-name="ce135" office:value-type="string" calcext:value-type="string">
            <text:p>PTZ</text:p>
          </table:table-cell>
          <table:table-cell table:style-name="ce135" office:value-type="string" calcext:value-type="string">
            <text:p>Prêt accueil</text:p>
          </table:table-cell>
          <table:table-cell table:style-name="ce135" office:value-type="string" calcext:value-type="string">
            <text:p>Prêt bienvenue</text:p>
          </table:table-cell>
          <table:table-cell table:number-columns-repeated="3"/>
        </table:table-row>
        <table:table-row table:style-name="ro1">
          <table:table-cell/>
          <table:table-cell table:style-name="ce125"/>
          <table:table-cell table:style-name="ce125" office:value-type="currency" office:currency="EUR" office:value="36000" calcext:value-type="currency">
            <text:p>36 000,00 €</text:p>
          </table:table-cell>
          <table:table-cell table:style-name="ce117"/>
          <table:table-cell table:style-name="ce125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20475" calcext:value-type="currency">
            <text:p>20 475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600" calcext:value-type="currency">
            <text:p>600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300" calcext:value-type="currency">
            <text:p>300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2249.84" calcext:value-type="currency">
            <text:p>2 249,84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2525" calcext:value-type="currency">
            <text:p>2 525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1100" calcext:value-type="currency">
            <text:p>1 100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180.6" calcext:value-type="currency">
            <text:p>180,6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4323.6" calcext:value-type="currency">
            <text:p>4 323,6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168.75" calcext:value-type="currency">
            <text:p>168,75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304" calcext:value-type="currency">
            <text:p>304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665" calcext:value-type="currency">
            <text:p>665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570" calcext:value-type="currency">
            <text:p>570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385" calcext:value-type="currency">
            <text:p>385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85.5" calcext:value-type="currency">
            <text:p>85,5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669.77" calcext:value-type="currency">
            <text:p>669,77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266" calcext:value-type="currency">
            <text:p>266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433.2" calcext:value-type="currency">
            <text:p>433,2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1880" calcext:value-type="currency">
            <text:p>1 880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1494.84" calcext:value-type="currency">
            <text:p>1 494,84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1499.72" calcext:value-type="currency">
            <text:p>1 499,72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348.32" calcext:value-type="currency">
            <text:p>348,32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161.85" calcext:value-type="currency">
            <text:p>161,85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4427.44" calcext:value-type="currency">
            <text:p>4 427,44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8.6" calcext:value-type="currency">
            <text:p>8,6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202.65" calcext:value-type="currency">
            <text:p>202,65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434.59" calcext:value-type="currency">
            <text:p>434,59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1224" calcext:value-type="currency">
            <text:p>1 224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63.35" calcext:value-type="currency">
            <text:p>63,35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2196.4" calcext:value-type="currency">
            <text:p>2 196,4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63.86" calcext:value-type="currency">
            <text:p>63,86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4782.36" calcext:value-type="currency">
            <text:p>4 782,36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40.5" calcext:value-type="currency">
            <text:p>40,5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582.07" calcext:value-type="currency">
            <text:p>582,07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8607.92" calcext:value-type="currency">
            <text:p>8 607,92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2464" calcext:value-type="currency">
            <text:p>2 464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8607.92" calcext:value-type="currency">
            <text:p>8 607,92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table:formula="of:=249.6+272.06+252" office:value-type="currency" office:currency="EUR" office:value="773.66" calcext:value-type="currency">
            <text:p>773,66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3630" calcext:value-type="currency">
            <text:p>3 630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1299.75" calcext:value-type="currency">
            <text:p>1 299,75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2804.94" calcext:value-type="currency">
            <text:p>2 804,94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799.85" calcext:value-type="currency">
            <text:p>799,85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623.84" calcext:value-type="currency">
            <text:p>623,84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2218.5" calcext:value-type="currency">
            <text:p>2 218,5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1510.54" calcext:value-type="currency">
            <text:p>1 510,54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420" calcext:value-type="currency">
            <text:p>420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237.2" calcext:value-type="currency">
            <text:p>237,2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619.12" calcext:value-type="currency">
            <text:p>619,12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586.97" calcext:value-type="currency">
            <text:p>586,97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1008" calcext:value-type="currency">
            <text:p>1 008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462" calcext:value-type="currency">
            <text:p>462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1470" calcext:value-type="currency">
            <text:p>1 470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5556.18" calcext:value-type="currency">
            <text:p>5 556,18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484" calcext:value-type="currency">
            <text:p>484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1936" calcext:value-type="currency">
            <text:p>1 936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852.66" calcext:value-type="currency">
            <text:p>852,66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1297" calcext:value-type="currency">
            <text:p>1 297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6592.44" calcext:value-type="currency">
            <text:p>6 592,44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264.83" calcext:value-type="currency">
            <text:p>264,83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44.48" calcext:value-type="currency">
            <text:p>44,48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7-02" calcext:value-type="date">
            <text:p>02/07/16</text:p>
          </table:table-cell>
          <table:table-cell table:style-name="ce125" office:value-type="currency" office:currency="EUR" office:value="201" calcext:value-type="currency">
            <text:p>201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7-02" calcext:value-type="date">
            <text:p>02/07/16</text:p>
          </table:table-cell>
          <table:table-cell table:style-name="ce125" office:value-type="currency" office:currency="EUR" office:value="968" calcext:value-type="currency">
            <text:p>968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7-05" calcext:value-type="date">
            <text:p>05/07/16</text:p>
          </table:table-cell>
          <table:table-cell table:style-name="ce125" office:value-type="currency" office:currency="EUR" office:value="96" calcext:value-type="currency">
            <text:p>96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7-19" calcext:value-type="date">
            <text:p>19/07/16</text:p>
          </table:table-cell>
          <table:table-cell table:style-name="ce125" office:value-type="currency" office:currency="EUR" office:value="242" calcext:value-type="currency">
            <text:p>242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7-19" calcext:value-type="date">
            <text:p>19/07/16</text:p>
          </table:table-cell>
          <table:table-cell table:style-name="ce125" office:value-type="currency" office:currency="EUR" office:value="118.8" calcext:value-type="currency">
            <text:p>118,8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7-19" calcext:value-type="date">
            <text:p>19/07/16</text:p>
          </table:table-cell>
          <table:table-cell table:style-name="ce125" office:value-type="currency" office:currency="EUR" office:value="144.35" calcext:value-type="currency">
            <text:p>144,35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7-19" calcext:value-type="date">
            <text:p>19/07/16</text:p>
          </table:table-cell>
          <table:table-cell table:style-name="ce125" office:value-type="currency" office:currency="EUR" office:value="38.1" calcext:value-type="currency">
            <text:p>38,1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8-02" calcext:value-type="date">
            <text:p>02/08/16</text:p>
          </table:table-cell>
          <table:table-cell table:style-name="ce125" office:value-type="currency" office:currency="EUR" office:value="2160.45" calcext:value-type="currency">
            <text:p>2 160,45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8-02" calcext:value-type="date">
            <text:p>02/08/16</text:p>
          </table:table-cell>
          <table:table-cell table:style-name="ce125" office:value-type="currency" office:currency="EUR" office:value="355.68" calcext:value-type="currency">
            <text:p>355,68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8-02" calcext:value-type="date">
            <text:p>02/08/16</text:p>
          </table:table-cell>
          <table:table-cell table:style-name="ce125" office:value-type="currency" office:currency="EUR" office:value="24.07" calcext:value-type="currency">
            <text:p>24,07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8-02" calcext:value-type="date">
            <text:p>02/08/16</text:p>
          </table:table-cell>
          <table:table-cell table:style-name="ce125" office:value-type="currency" office:currency="EUR" office:value="52" calcext:value-type="currency">
            <text:p>52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8-02" calcext:value-type="date">
            <text:p>02/08/16</text:p>
          </table:table-cell>
          <table:table-cell table:style-name="ce125" table:formula="of:=169.2-80" office:value-type="currency" office:currency="EUR" office:value="89.2" calcext:value-type="currency">
            <text:p>89,2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8-02" calcext:value-type="date">
            <text:p>02/08/16</text:p>
          </table:table-cell>
          <table:table-cell table:style-name="ce125" office:value-type="currency" office:currency="EUR" office:value="66.1" calcext:value-type="currency">
            <text:p>66,1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8-04" calcext:value-type="date">
            <text:p>04/08/16</text:p>
          </table:table-cell>
          <table:table-cell table:style-name="ce125" office:value-type="currency" office:currency="EUR" office:value="1208.17" calcext:value-type="currency">
            <text:p>1 208,17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8-04" calcext:value-type="date">
            <text:p>04/08/16</text:p>
          </table:table-cell>
          <table:table-cell table:style-name="ce125" office:value-type="currency" office:currency="EUR" office:value="1966.31" calcext:value-type="currency">
            <text:p>1 966,31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8-09" calcext:value-type="date">
            <text:p>09/08/16</text:p>
          </table:table-cell>
          <table:table-cell table:style-name="ce125" office:value-type="currency" office:currency="EUR" office:value="222.79" calcext:value-type="currency">
            <text:p>222,79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8-18" calcext:value-type="date">
            <text:p>18/08/16</text:p>
          </table:table-cell>
          <table:table-cell table:style-name="ce125" table:formula="of:=['Frais engagés'.F188]+['Frais engagés'.F189]" office:value-type="currency" office:currency="EUR" office:value="784.75" calcext:value-type="currency">
            <text:p>784,75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9-06" calcext:value-type="date">
            <text:p>06/09/16</text:p>
          </table:table-cell>
          <table:table-cell table:style-name="ce125" office:value-type="currency" office:currency="EUR" office:value="1197.9" calcext:value-type="currency">
            <text:p>1 197,9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9-06" calcext:value-type="date">
            <text:p>06/09/16</text:p>
          </table:table-cell>
          <table:table-cell table:style-name="ce125" office:value-type="currency" office:currency="EUR" office:value="61.87" calcext:value-type="currency">
            <text:p>61,87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9-08" calcext:value-type="date">
            <text:p>08/09/16</text:p>
          </table:table-cell>
          <table:table-cell table:style-name="ce125" office:value-type="currency" office:currency="EUR" office:value="193.14" calcext:value-type="currency">
            <text:p>193,14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9-17" calcext:value-type="date">
            <text:p>17/09/16</text:p>
          </table:table-cell>
          <table:table-cell table:style-name="ce125" office:value-type="currency" office:currency="EUR" office:value="1348.99" calcext:value-type="currency">
            <text:p>1 348,99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10-07" calcext:value-type="date">
            <text:p>07/10/16</text:p>
          </table:table-cell>
          <table:table-cell table:style-name="ce125" office:value-type="currency" office:currency="EUR" office:value="84.67" calcext:value-type="currency">
            <text:p>84,67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10-14" calcext:value-type="date">
            <text:p>14/10/16</text:p>
          </table:table-cell>
          <table:table-cell table:style-name="ce125" office:value-type="currency" office:currency="EUR" office:value="1005" calcext:value-type="currency">
            <text:p>1 005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10-19" calcext:value-type="date">
            <text:p>19/10/16</text:p>
          </table:table-cell>
          <table:table-cell table:style-name="ce125" office:value-type="currency" office:currency="EUR" office:value="1465" calcext:value-type="currency">
            <text:p>1 465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11-04" calcext:value-type="date">
            <text:p>04/11/16</text:p>
          </table:table-cell>
          <table:table-cell table:style-name="ce125" office:value-type="currency" office:currency="EUR" office:value="1919" calcext:value-type="currency">
            <text:p>1 919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02-10" calcext:value-type="date">
            <text:p>10/02/17</text:p>
          </table:table-cell>
          <table:table-cell table:style-name="ce125" office:value-type="currency" office:currency="EUR" office:value="45.98" calcext:value-type="currency">
            <text:p>45,98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02-10" calcext:value-type="date">
            <text:p>10/02/17</text:p>
          </table:table-cell>
          <table:table-cell table:style-name="ce125" office:value-type="currency" office:currency="EUR" office:value="160.93" calcext:value-type="currency">
            <text:p>160,93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02-10" calcext:value-type="date">
            <text:p>10/02/17</text:p>
          </table:table-cell>
          <table:table-cell table:style-name="ce125" office:value-type="currency" office:currency="EUR" office:value="31.39" calcext:value-type="currency">
            <text:p>31,39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02-10" calcext:value-type="date">
            <text:p>10/02/17</text:p>
          </table:table-cell>
          <table:table-cell table:style-name="ce125" office:value-type="currency" office:currency="EUR" office:value="20.05" calcext:value-type="currency">
            <text:p>20,05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02-10" calcext:value-type="date">
            <text:p>10/02/17</text:p>
          </table:table-cell>
          <table:table-cell table:style-name="ce125" office:value-type="currency" office:currency="EUR" office:value="236.87" calcext:value-type="currency">
            <text:p>236,87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03-03" calcext:value-type="date">
            <text:p>03/03/17</text:p>
          </table:table-cell>
          <table:table-cell table:style-name="ce125" table:number-columns-repeated="2"/>
          <table:table-cell table:style-name="ce125" office:value-type="currency" office:currency="EUR" office:value="2100" calcext:value-type="currency">
            <text:p>2 100,00 €</text:p>
          </table:table-cell>
          <table:table-cell table:style-name="ce125"/>
          <table:table-cell table:number-columns-repeated="3"/>
        </table:table-row>
        <table:table-row table:style-name="ro1">
          <table:table-cell table:style-name="ce188" office:value-type="date" office:date-value="2017-03-22" calcext:value-type="date">
            <text:p>22/03/17</text:p>
          </table:table-cell>
          <table:table-cell table:style-name="ce125" office:value-type="currency" office:currency="EUR" office:value="635.74" calcext:value-type="currency">
            <text:p>635,74 €</text:p>
          </table:table-cell>
          <table:table-cell table:style-name="ce117" table:number-columns-repeated="2"/>
          <table:table-cell table:style-name="ce125"/>
          <table:table-cell table:number-columns-repeated="3"/>
        </table:table-row>
        <table:table-row table:style-name="ro1">
          <table:table-cell table:style-name="ce188" office:value-type="date" office:date-value="2017-03-22" calcext:value-type="date">
            <text:p>22/03/17</text:p>
          </table:table-cell>
          <table:table-cell table:style-name="ce125" office:value-type="currency" office:currency="EUR" office:value="3451.69" calcext:value-type="currency">
            <text:p>3 451,69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04-26" calcext:value-type="date">
            <text:p>26/04/17</text:p>
          </table:table-cell>
          <table:table-cell table:style-name="ce125" office:value-type="currency" office:currency="EUR" office:value="2033.63" calcext:value-type="currency">
            <text:p>2 033,63 €</text:p>
          </table:table-cell>
          <table:table-cell table:style-name="ce117" table:number-columns-repeated="2"/>
          <table:table-cell table:style-name="ce125"/>
          <table:table-cell table:number-columns-repeated="3"/>
        </table:table-row>
        <table:table-row table:style-name="ro1">
          <table:table-cell table:style-name="ce188" office:value-type="date" office:date-value="2017-04-26" calcext:value-type="date">
            <text:p>26/04/17</text:p>
          </table:table-cell>
          <table:table-cell table:style-name="ce125" office:value-type="currency" office:currency="EUR" office:value="272.46" calcext:value-type="currency">
            <text:p>272,46 €</text:p>
          </table:table-cell>
          <table:table-cell table:style-name="ce117" table:number-columns-repeated="2"/>
          <table:table-cell table:style-name="ce125"/>
          <table:table-cell table:number-columns-repeated="3"/>
        </table:table-row>
        <table:table-row table:style-name="ro1">
          <table:table-cell table:style-name="ce188" office:value-type="date" office:date-value="2017-04-26" calcext:value-type="date">
            <text:p>26/04/17</text:p>
          </table:table-cell>
          <table:table-cell table:style-name="ce125" office:value-type="currency" office:currency="EUR" office:value="81.58" calcext:value-type="currency">
            <text:p>81,58 €</text:p>
          </table:table-cell>
          <table:table-cell table:style-name="ce117" table:number-columns-repeated="2"/>
          <table:table-cell table:style-name="ce125"/>
          <table:table-cell table:number-columns-repeated="3"/>
        </table:table-row>
        <table:table-row table:style-name="ro1">
          <table:table-cell table:style-name="ce188" office:value-type="date" office:date-value="2017-04-26" calcext:value-type="date">
            <text:p>26/04/17</text:p>
          </table:table-cell>
          <table:table-cell table:style-name="ce125" office:value-type="currency" office:currency="EUR" office:value="72.5" calcext:value-type="currency">
            <text:p>72,50 €</text:p>
          </table:table-cell>
          <table:table-cell table:style-name="ce117" table:number-columns-repeated="2"/>
          <table:table-cell table:style-name="ce125"/>
          <table:table-cell table:number-columns-repeated="3"/>
        </table:table-row>
        <table:table-row table:style-name="ro1">
          <table:table-cell table:style-name="ce188" office:value-type="date" office:date-value="2017-04-26" calcext:value-type="date">
            <text:p>26/04/17</text:p>
          </table:table-cell>
          <table:table-cell table:style-name="ce125" office:value-type="currency" office:currency="EUR" office:value="409.45" calcext:value-type="currency">
            <text:p>409,45 €</text:p>
          </table:table-cell>
          <table:table-cell table:style-name="ce117" table:number-columns-repeated="2"/>
          <table:table-cell table:style-name="ce125"/>
          <table:table-cell table:number-columns-repeated="3"/>
        </table:table-row>
        <table:table-row table:style-name="ro1">
          <table:table-cell table:style-name="ce188" office:value-type="date" office:date-value="2017-05-05" calcext:value-type="date">
            <text:p>05/05/17</text:p>
          </table:table-cell>
          <table:table-cell table:style-name="ce125" office:value-type="currency" office:currency="EUR" office:value="1464" calcext:value-type="currency">
            <text:p>1 464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05-10" calcext:value-type="date">
            <text:p>10/05/17</text:p>
          </table:table-cell>
          <table:table-cell table:style-name="ce125" office:value-type="currency" office:currency="EUR" office:value="2541.54" calcext:value-type="currency">
            <text:p>2 541,54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05-06" calcext:value-type="date">
            <text:p>06/05/17</text:p>
          </table:table-cell>
          <table:table-cell table:style-name="ce125" office:value-type="currency" office:currency="EUR" office:value="1012" calcext:value-type="currency">
            <text:p>1 012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05-12" calcext:value-type="date">
            <text:p>12/05/17</text:p>
          </table:table-cell>
          <table:table-cell table:style-name="ce125" table:formula="of:=353+300" office:value-type="currency" office:currency="EUR" office:value="653" calcext:value-type="currency">
            <text:p>653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05-23" calcext:value-type="date">
            <text:p>23/05/17</text:p>
          </table:table-cell>
          <table:table-cell table:style-name="ce125" office:value-type="currency" office:currency="EUR" office:value="418.56" calcext:value-type="currency">
            <text:p>418,56 €</text:p>
          </table:table-cell>
          <table:table-cell table:style-name="ce125" table:number-columns-repeated="2"/>
          <table:table-cell table:style-name="ce125" office:value-type="currency" office:currency="EUR" office:value="2000" calcext:value-type="currency">
            <text:p>2 000,00 €</text:p>
          </table:table-cell>
          <table:table-cell table:number-columns-repeated="3"/>
        </table:table-row>
        <table:table-row table:style-name="ro1">
          <table:table-cell table:style-name="ce188" office:value-type="date" office:date-value="2017-05-23" calcext:value-type="date">
            <text:p>23/05/17</text:p>
          </table:table-cell>
          <table:table-cell table:style-name="ce125" office:value-type="currency" office:currency="EUR" office:value="64.61" calcext:value-type="currency">
            <text:p>64,61 €</text:p>
          </table:table-cell>
          <table:table-cell table:style-name="ce125" table:number-columns-repeated="2"/>
          <table:table-cell table:style-name="ce117"/>
          <table:table-cell table:number-columns-repeated="3"/>
        </table:table-row>
        <table:table-row table:style-name="ro1">
          <table:table-cell table:style-name="ce188" office:value-type="date" office:date-value="2017-05-30" calcext:value-type="date">
            <text:p>30/05/17</text:p>
          </table:table-cell>
          <table:table-cell table:style-name="ce125" office:value-type="currency" office:currency="EUR" office:value="706.89" calcext:value-type="currency">
            <text:p>706,89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05-30" calcext:value-type="date">
            <text:p>30/05/17</text:p>
          </table:table-cell>
          <table:table-cell table:style-name="ce125" office:value-type="currency" office:currency="EUR" office:value="131.28" calcext:value-type="currency">
            <text:p>131,28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05-30" calcext:value-type="date">
            <text:p>30/05/17</text:p>
          </table:table-cell>
          <table:table-cell table:style-name="ce125" office:value-type="currency" office:currency="EUR" office:value="60" calcext:value-type="currency">
            <text:p>60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06-24" calcext:value-type="date">
            <text:p>24/06/17</text:p>
          </table:table-cell>
          <table:table-cell table:style-name="ce125" table:formula="of:=69.75+284.61+42.14+181.14+98.55+1893.52" office:value-type="currency" office:currency="EUR" office:value="2569.71" calcext:value-type="currency">
            <text:p>2 569,71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06-27" calcext:value-type="date">
            <text:p>27/06/17</text:p>
          </table:table-cell>
          <table:table-cell table:style-name="ce125" table:formula="of:=527.62+106.2" office:value-type="currency" office:currency="EUR" office:value="633.82" calcext:value-type="currency">
            <text:p>633,82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07-15" calcext:value-type="date">
            <text:p>15/07/17</text:p>
          </table:table-cell>
          <table:table-cell table:style-name="ce125" table:number-columns-repeated="3"/>
          <table:table-cell table:style-name="ce125" office:value-type="currency" office:currency="EUR" office:value="2000" calcext:value-type="currency">
            <text:p>2 000,00 €</text:p>
          </table:table-cell>
          <table:table-cell table:number-columns-repeated="3"/>
        </table:table-row>
        <table:table-row table:style-name="ro1">
          <table:table-cell table:style-name="ce188" office:value-type="date" office:date-value="2017-08-01" calcext:value-type="date">
            <text:p>01/08/17</text:p>
          </table:table-cell>
          <table:table-cell table:style-name="ce125" office:value-type="currency" office:currency="EUR" office:value="7608.16" calcext:value-type="currency">
            <text:p>7 608,16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08-18" calcext:value-type="date">
            <text:p>18/08/17</text:p>
          </table:table-cell>
          <table:table-cell table:style-name="ce125" office:value-type="currency" office:currency="EUR" office:value="2190.67" calcext:value-type="currency">
            <text:p>2 190,67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10-13" calcext:value-type="date">
            <text:p>13/10/17</text:p>
          </table:table-cell>
          <table:table-cell table:style-name="ce125" office:value-type="currency" office:currency="EUR" office:value="120.35" calcext:value-type="currency">
            <text:p>120,35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92" office:value-type="date" office:date-value="2017-10-13" calcext:value-type="date">
            <text:p>13/10/17</text:p>
          </table:table-cell>
          <table:table-cell table:style-name="ce125" office:value-type="currency" office:currency="EUR" office:value="14.95" calcext:value-type="currency">
            <text:p>14,95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92" office:value-type="date" office:date-value="2017-10-13" calcext:value-type="date">
            <text:p>13/10/17</text:p>
          </table:table-cell>
          <table:table-cell table:style-name="ce125" office:value-type="currency" office:currency="EUR" office:value="16.26" calcext:value-type="currency">
            <text:p>16,26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92" office:value-type="date" office:date-value="2017-10-13" calcext:value-type="date">
            <text:p>13/10/17</text:p>
          </table:table-cell>
          <table:table-cell table:style-name="ce125" office:value-type="currency" office:currency="EUR" office:value="12.15" calcext:value-type="currency">
            <text:p>12,15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10-18" calcext:value-type="date">
            <text:p>18/10/17</text:p>
          </table:table-cell>
          <table:table-cell table:style-name="ce125" table:number-columns-repeated="3"/>
          <table:table-cell table:style-name="ce125" office:value-type="currency" office:currency="EUR" office:value="2000" calcext:value-type="currency">
            <text:p>2 000,00 €</text:p>
          </table:table-cell>
          <table:table-cell table:number-columns-repeated="3"/>
        </table:table-row>
        <table:table-row table:style-name="ro1">
          <table:table-cell table:style-name="ce188" office:value-type="date" office:date-value="2017-11-29" calcext:value-type="date">
            <text:p>29/11/17</text:p>
          </table:table-cell>
          <table:table-cell table:style-name="ce125" office:value-type="currency" office:currency="EUR" office:value="3737" calcext:value-type="currency">
            <text:p>3 737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12-08" calcext:value-type="date">
            <text:p>08/12/17</text:p>
          </table:table-cell>
          <table:table-cell table:style-name="ce125" table:number-columns-repeated="3"/>
          <table:table-cell table:style-name="ce125" office:value-type="currency" office:currency="EUR" office:value="1500" calcext:value-type="currency">
            <text:p>1 500,00 €</text:p>
          </table:table-cell>
          <table:table-cell table:number-columns-repeated="3"/>
        </table:table-row>
        <table:table-row table:style-name="ro1">
          <table:table-cell table:style-name="ce188" office:value-type="date" office:date-value="2018-01-11" calcext:value-type="date">
            <text:p>11/01/18</text:p>
          </table:table-cell>
          <table:table-cell table:style-name="ce125" office:value-type="currency" office:currency="EUR" office:value="100.97" calcext:value-type="currency">
            <text:p>100,97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1-25" calcext:value-type="date">
            <text:p>25/01/18</text:p>
          </table:table-cell>
          <table:table-cell table:style-name="ce125" office:value-type="currency" office:currency="EUR" office:value="2700" calcext:value-type="currency">
            <text:p>2 700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3-15" calcext:value-type="date">
            <text:p>15/03/18</text:p>
          </table:table-cell>
          <table:table-cell table:style-name="ce125" table:number-columns-repeated="3"/>
          <table:table-cell table:style-name="ce125" office:value-type="currency" office:currency="EUR" office:value="1000" calcext:value-type="currency">
            <text:p>1 000,00 €</text:p>
          </table:table-cell>
          <table:table-cell table:number-columns-repeated="3"/>
        </table:table-row>
        <table:table-row table:style-name="ro1">
          <table:table-cell table:style-name="ce188" office:value-type="date" office:date-value="2018-03-15" calcext:value-type="date">
            <text:p>15/03/18</text:p>
          </table:table-cell>
          <table:table-cell table:style-name="ce125" table:formula="of:=81.59+94.5+47.11+77.98+13.6" office:value-type="currency" office:currency="EUR" office:value="314.78" calcext:value-type="currency">
            <text:p>314,78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4-05" calcext:value-type="date">
            <text:p>05/04/18</text:p>
          </table:table-cell>
          <table:table-cell table:style-name="ce125" table:formula="of:=209+89.96" office:value-type="currency" office:currency="EUR" office:value="298.96" calcext:value-type="currency">
            <text:p>298,96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4-27" calcext:value-type="date">
            <text:p>27/04/18</text:p>
          </table:table-cell>
          <table:table-cell table:style-name="ce125" office:value-type="currency" office:currency="EUR" office:value="2092.91" calcext:value-type="currency">
            <text:p>2 092,91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4-27" calcext:value-type="date">
            <text:p>27/04/18</text:p>
          </table:table-cell>
          <table:table-cell table:style-name="ce125" office:value-type="currency" office:currency="EUR" office:value="1465.2" calcext:value-type="currency">
            <text:p>1 465,2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4-28" calcext:value-type="date">
            <text:p>28/04/18</text:p>
          </table:table-cell>
          <table:table-cell table:style-name="ce131" office:value-type="currency" office:currency="EUR" office:value="1248" calcext:value-type="currency">
            <text:p>1 248,00 €</text:p>
          </table:table-cell>
          <table:table-cell table:style-name="ce125" table:number-columns-repeated="3"/>
          <table:table-cell table:style-name="ce128"/>
          <table:table-cell table:number-columns-repeated="2"/>
        </table:table-row>
        <table:table-row table:style-name="ro1">
          <table:table-cell table:style-name="ce188" office:value-type="date" office:date-value="2018-04-28" calcext:value-type="date">
            <text:p>28/04/18</text:p>
          </table:table-cell>
          <table:table-cell table:style-name="ce131" office:value-type="currency" office:currency="EUR" office:value="1229.52" calcext:value-type="currency">
            <text:p>1 229,52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4-28" calcext:value-type="date">
            <text:p>28/04/18</text:p>
          </table:table-cell>
          <table:table-cell table:style-name="ce131" office:value-type="currency" office:currency="EUR" office:value="144.35" calcext:value-type="currency">
            <text:p>144,35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5-23" calcext:value-type="date">
            <text:p>23/05/18</text:p>
          </table:table-cell>
          <table:table-cell table:style-name="ce125" office:value-type="currency" office:currency="EUR" office:value="101.5" calcext:value-type="currency">
            <text:p>101,5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5-23" calcext:value-type="date">
            <text:p>23/05/18</text:p>
          </table:table-cell>
          <table:table-cell table:style-name="ce125" office:value-type="currency" office:currency="EUR" office:value="328.86" calcext:value-type="currency">
            <text:p>328,86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5-23" calcext:value-type="date">
            <text:p>23/05/18</text:p>
          </table:table-cell>
          <table:table-cell table:style-name="ce125" office:value-type="currency" office:currency="EUR" office:value="113.05" calcext:value-type="currency">
            <text:p>113,05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5-23" calcext:value-type="date">
            <text:p>23/05/18</text:p>
          </table:table-cell>
          <table:table-cell table:style-name="ce125" office:value-type="currency" office:currency="EUR" office:value="25.95" calcext:value-type="currency">
            <text:p>25,95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5-23" calcext:value-type="date">
            <text:p>23/05/18</text:p>
          </table:table-cell>
          <table:table-cell table:style-name="ce125" office:value-type="currency" office:currency="EUR" office:value="64.24" calcext:value-type="currency">
            <text:p>64,24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5-23" calcext:value-type="date">
            <text:p>23/05/18</text:p>
          </table:table-cell>
          <table:table-cell table:style-name="ce125" office:value-type="currency" office:currency="EUR" office:value="46.86" calcext:value-type="currency">
            <text:p>46,86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5-23" calcext:value-type="date">
            <text:p>23/05/18</text:p>
          </table:table-cell>
          <table:table-cell table:style-name="ce125" office:value-type="currency" office:currency="EUR" office:value="27.31" calcext:value-type="currency">
            <text:p>27,31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6-07" calcext:value-type="date">
            <text:p>07/06/18</text:p>
          </table:table-cell>
          <table:table-cell table:style-name="ce125" table:number-columns-repeated="3"/>
          <table:table-cell table:style-name="ce125" office:value-type="currency" office:currency="EUR" office:value="500" calcext:value-type="currency">
            <text:p>500,00 €</text:p>
          </table:table-cell>
          <table:table-cell table:number-columns-repeated="3"/>
        </table:table-row>
        <table:table-row table:style-name="ro1">
          <table:table-cell table:style-name="ce188" office:value-type="date" office:date-value="2018-07-21" calcext:value-type="date">
            <text:p>21/07/18</text:p>
          </table:table-cell>
          <table:table-cell table:style-name="ce125" office:value-type="currency" office:currency="EUR" office:value="210.42" calcext:value-type="currency">
            <text:p>210,42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7-21" calcext:value-type="date">
            <text:p>21/07/18</text:p>
          </table:table-cell>
          <table:table-cell table:style-name="ce125" office:value-type="currency" office:currency="EUR" office:value="457.55" calcext:value-type="currency">
            <text:p>457,55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8-16" calcext:value-type="date">
            <text:p>16/08/18</text:p>
          </table:table-cell>
          <table:table-cell table:style-name="ce125" table:formula="of:=89.45+133.66+313.2+188.5+174" office:value-type="currency" office:currency="EUR" office:value="898.81" calcext:value-type="currency">
            <text:p>898,81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8-16" calcext:value-type="date">
            <text:p>16/08/18</text:p>
          </table:table-cell>
          <table:table-cell table:style-name="ce125" table:formula="of:=33.6+312" office:value-type="currency" office:currency="EUR" office:value="345.6" calcext:value-type="currency">
            <text:p>345,6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/>
          <table:table-cell table:style-name="ce125" office:value-type="currency" office:currency="EUR" office:value="2976.3" calcext:value-type="currency">
            <text:p>2 976,3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9-05" calcext:value-type="date">
            <text:p>05/09/18</text:p>
          </table:table-cell>
          <table:table-cell table:style-name="ce125" office:value-type="currency" office:currency="EUR" office:value="251.01" calcext:value-type="currency">
            <text:p>251,01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9-06" calcext:value-type="date">
            <text:p>06/09/18</text:p>
          </table:table-cell>
          <table:table-cell table:style-name="ce125" office:value-type="currency" office:currency="EUR" office:value="1580.68" calcext:value-type="currency">
            <text:p>1 580,68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10-16" calcext:value-type="date">
            <text:p>16/10/18</text:p>
          </table:table-cell>
          <table:table-cell table:style-name="ce125" table:number-columns-repeated="3"/>
          <table:table-cell table:style-name="ce125" office:value-type="currency" office:currency="EUR" office:value="1200" calcext:value-type="currency">
            <text:p>1 200,00 €</text:p>
          </table:table-cell>
          <table:table-cell table:number-columns-repeated="3"/>
        </table:table-row>
        <table:table-row table:style-name="ro1" table:number-rows-repeated="3">
          <table:table-cell table:style-name="ce188"/>
          <table:table-cell table:style-name="ce125" table:number-columns-repeated="4"/>
          <table:table-cell table:number-columns-repeated="3"/>
        </table:table-row>
        <table:table-row table:style-name="ro1">
          <table:table-cell/>
          <table:table-cell table:style-name="ce125" table:number-columns-repeated="4"/>
          <table:table-cell table:style-name="ce165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ébloqué</text:p>
          </table:table-cell>
          <table:table-cell table:style-name="ce193" table:formula="of:=SUM([.B2:.B150])" office:value-type="currency" office:currency="EUR" office:value="174327" calcext:value-type="currency">
            <text:p>174 327,00 €</text:p>
          </table:table-cell>
          <table:table-cell table:style-name="ce193" table:formula="of:=[.C153]" office:value-type="currency" office:currency="EUR" office:value="36000" calcext:value-type="currency">
            <text:p>36 000,00 €</text:p>
          </table:table-cell>
          <table:table-cell table:style-name="ce193" table:formula="of:=[.D153]" office:value-type="currency" office:currency="EUR" office:value="2100" calcext:value-type="currency">
            <text:p>2 100,00 €</text:p>
          </table:table-cell>
          <table:table-cell table:style-name="ce193" table:formula="of:=SUM([.E1:.E150])" office:value-type="currency" office:currency="EUR" office:value="10200" calcext:value-type="currency">
            <text:p>10 200,00 €</text:p>
          </table:table-cell>
          <table:table-cell table:style-name="ce193" table:formula="of:=SUM([.B151:.E151])" office:value-type="currency" office:currency="EUR" office:value="222627" calcext:value-type="currency">
            <text:p>222 627,00 €</text:p>
          </table:table-cell>
          <table:table-cell table:style-name="ce206"/>
          <table:table-cell/>
        </table:table-row>
        <table:table-row table:style-name="ro1">
          <table:table-cell office:value-type="string" calcext:value-type="string">
            <text:p>Restant à débloquer</text:p>
          </table:table-cell>
          <table:table-cell table:style-name="ce125" table:formula="of:=174327-[.B151]" office:value-type="currency" office:currency="EUR" office:value="0" calcext:value-type="currency">
            <text:p>0,00 €</text:p>
          </table:table-cell>
          <table:table-cell table:style-name="ce125" table:formula="of:=0" office:value-type="currency" office:currency="EUR" office:value="0" calcext:value-type="currency">
            <text:p>0,00 €</text:p>
          </table:table-cell>
          <table:table-cell table:style-name="ce125" table:formula="of:=0" office:value-type="currency" office:currency="EUR" office:value="0" calcext:value-type="currency">
            <text:p>0,00 €</text:p>
          </table:table-cell>
          <table:table-cell table:style-name="ce125" table:formula="of:=15000-[.E151]" office:value-type="currency" office:currency="EUR" office:value="4800" calcext:value-type="currency">
            <text:p>4 800,00 €</text:p>
          </table:table-cell>
          <table:table-cell table:style-name="ce125" table:formula="of:=SUM([.B152:.E152])" office:value-type="currency" office:currency="EUR" office:value="4800" calcext:value-type="currency">
            <text:p>4 800,00 €</text:p>
          </table:table-cell>
          <table:table-cell table:style-name="ce207" table:formula="of:=[.F152]/[.F153]" office:value-type="percentage" office:value="0.0211056734688493" calcext:value-type="percentage">
            <text:p>2,11 %</text:p>
          </table:table-cell>
          <table:table-cell/>
        </table:table-row>
        <table:table-row table:style-name="ro1">
          <table:table-cell office:value-type="string" calcext:value-type="string">
            <text:p>Total prêts</text:p>
          </table:table-cell>
          <table:table-cell table:style-name="ce194" table:formula="of:=[.B151]+[.B152]" office:value-type="currency" office:currency="EUR" office:value="174327" calcext:value-type="currency">
            <text:p>174 327,00 €</text:p>
          </table:table-cell>
          <table:table-cell table:style-name="ce194" table:formula="of:=[.C2]" office:value-type="currency" office:currency="EUR" office:value="36000" calcext:value-type="currency">
            <text:p>36 000,00 €</text:p>
          </table:table-cell>
          <table:table-cell table:style-name="ce194" table:formula="of:=[.D92]" office:value-type="currency" office:currency="EUR" office:value="2100" calcext:value-type="currency">
            <text:p>2 100,00 €</text:p>
          </table:table-cell>
          <table:table-cell table:style-name="ce198" table:formula="of:=[.E151]+[.E152]" office:value-type="currency" office:currency="EUR" office:value="15000" calcext:value-type="currency">
            <text:p>15 000,00 €</text:p>
          </table:table-cell>
          <table:table-cell table:style-name="ce194" table:formula="of:=SUM([.B153:.E153])" office:value-type="currency" office:currency="EUR" office:value="227427" calcext:value-type="currency">
            <text:p>227 427,00 €</text:p>
          </table:table-cell>
          <table:table-cell table:style-name="ce128"/>
          <table:table-cell/>
        </table:table-row>
        <table:table-row table:style-name="ro1">
          <table:table-cell/>
          <table:table-cell table:style-name="ce195" table:formula="of:=[.B152]/[.B153]" office:value-type="percentage" office:value="0" calcext:value-type="percentage">
            <text:p>0,00 %</text:p>
          </table:table-cell>
          <table:table-cell table:number-columns-repeated="6"/>
        </table:table-row>
        <table:table-row table:style-name="ro1">
          <table:table-cell/>
          <table:table-cell table:style-name="ce195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style-name="ce197"/>
          <table:table-cell table:style-name="ce204"/>
          <table:table-cell table:number-columns-repeated="3"/>
        </table:table-row>
        <table:table-row table:style-name="ro1">
          <table:table-cell table:style-name="ce166" office:value-type="string" calcext:value-type="string">
            <text:p>Terrain</text:p>
          </table:table-cell>
          <table:table-cell table:style-name="ce125" table:formula="of:=['Frais engagés'.C447]" office:value-type="currency" office:currency="EUR" office:value="58752.96" calcext:value-type="currency">
            <text:p>58 752,96 €</text:p>
          </table:table-cell>
          <table:table-cell table:style-name="ce196" table:number-columns-repeated="2"/>
          <table:table-cell table:style-name="ce205"/>
          <table:table-cell table:number-columns-repeated="3"/>
        </table:table-row>
        <table:table-row table:style-name="ro1">
          <table:table-cell table:style-name="ce166" office:value-type="string" calcext:value-type="string">
            <text:p>Maison</text:p>
          </table:table-cell>
          <table:table-cell table:style-name="ce125" table:formula="of:=[.F153]-[.B157]" office:value-type="currency" office:currency="EUR" office:value="168674.04" calcext:value-type="currency">
            <text:p>168 674,04 €</text:p>
          </table:table-cell>
          <table:table-cell table:style-name="ce196" table:number-columns-repeated="3"/>
          <table:table-cell table:number-columns-repeated="3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Au 23/11/15</text:p>
          </table:table-cell>
          <table:table-cell office:value-type="currency" office:currency="EUR" office:value="78000" calcext:value-type="currency">
            <text:p>78 000,00 €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emin</text:p>
          </table:table-cell>
          <table:table-cell office:value-type="currency" office:currency="EUR" office:value="1500" calcext:value-type="currency">
            <text:p>1 5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nchée, relevage</text:p>
          </table:table-cell>
          <table:table-cell office:value-type="currency" office:currency="EUR" office:value="4000" calcext:value-type="currency">
            <text:p>4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e-vapeur</text:p>
          </table:table-cell>
          <table:table-cell office:value-type="currency" office:currency="EUR" office:value="450" calcext:value-type="currency">
            <text:p>45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otch</text:p>
          </table:table-cell>
          <table:table-cell office:value-type="currency" office:currency="EUR" office:value="200" calcext:value-type="currency">
            <text:p>2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rdage</text:p>
          </table:table-cell>
          <table:table-cell office:value-type="currency" office:currency="EUR" office:value="2100" calcext:value-type="currency">
            <text:p>2 1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port bois</text:p>
          </table:table-cell>
          <table:table-cell office:value-type="currency" office:currency="EUR" office:value="1700" calcext:value-type="currency">
            <text:p>1 7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port couverture</text:p>
          </table:table-cell>
          <table:table-cell office:value-type="currency" office:currency="EUR" office:value="800" calcext:value-type="currency">
            <text:p>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in-vapeur</text:p>
          </table:table-cell>
          <table:table-cell office:value-type="currency" office:currency="EUR" office:value="300" calcext:value-type="currency">
            <text:p>3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DM maison</text:p>
          </table:table-cell>
          <table:table-cell office:value-type="currency" office:currency="EUR" office:value="3100" calcext:value-type="currency">
            <text:p>3 1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DM salle musiq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rotères</text:p>
          </table:table-cell>
          <table:table-cell office:value-type="currency" office:currency="EUR" office:value="750" calcext:value-type="currency">
            <text:p>75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bstrat pouzzolane</text:p>
          </table:table-cell>
          <table:table-cell office:value-type="currency" office:currency="EUR" office:value="900" calcext:value-type="currency">
            <text:p>9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gétalisation</text:p>
          </table:table-cell>
          <table:table-cell office:value-type="currency" office:currency="EUR" office:value="1800" calcext:value-type="currency">
            <text:p>1 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éotextile</text:p>
          </table:table-cell>
          <table:table-cell office:value-type="currency" office:currency="EUR" office:value="600" calcext:value-type="currency">
            <text:p>6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uttières…</text:p>
          </table:table-cell>
          <table:table-cell office:value-type="currency" office:currency="EUR" office:value="1000" calcext:value-type="currency">
            <text:p>1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duits, finitions</text:p>
          </table:table-cell>
          <table:table-cell office:value-type="currency" office:currency="EUR" office:value="9500" calcext:value-type="currency">
            <text:p>9 5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e menuiseries</text:p>
          </table:table-cell>
          <table:table-cell office:value-type="currency" office:currency="EUR" office:value="1800" calcext:value-type="currency">
            <text:p>1 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e portes</text:p>
          </table:table-cell>
          <table:table-cell office:value-type="currency" office:currency="EUR" office:value="720" calcext:value-type="currency">
            <text:p>72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échargement menuiseries</text:p>
          </table:table-cell>
          <table:table-cell office:value-type="currency" office:currency="EUR" office:value="100" calcext:value-type="currency">
            <text:p>1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oisons</text:p>
          </table:table-cell>
          <table:table-cell office:value-type="currency" office:currency="EUR" office:value="4700" calcext:value-type="currency">
            <text:p>4 7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inture</text:p>
          </table:table-cell>
          <table:table-cell office:value-type="currency" office:currency="EUR" office:value="1500" calcext:value-type="currency">
            <text:p>1 5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relage, ardoises</text:p>
          </table:table-cell>
          <table:table-cell office:value-type="currency" office:currency="EUR" office:value="4800" calcext:value-type="currency">
            <text:p>4 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quet</text:p>
          </table:table-cell>
          <table:table-cell office:value-type="currency" office:currency="EUR" office:value="2600" calcext:value-type="currency">
            <text:p>2 6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électricité</text:p>
          </table:table-cell>
          <table:table-cell office:value-type="currency" office:currency="EUR" office:value="4400" calcext:value-type="currency">
            <text:p>4 4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uffage, poële</text:p>
          </table:table-cell>
          <table:table-cell office:value-type="currency" office:currency="EUR" office:value="10000" calcext:value-type="currency">
            <text:p>10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MC</text:p>
          </table:table-cell>
          <table:table-cell office:value-type="currency" office:currency="EUR" office:value="7000" calcext:value-type="currency">
            <text:p>7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omberie</text:p>
          </table:table-cell>
          <table:table-cell office:value-type="currency" office:currency="EUR" office:value="2500" calcext:value-type="currency">
            <text:p>2 500,00 €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formula="of:=[.B163]-SUM([.B165:.B192])*1.2" office:value-type="currency" office:currency="EUR" office:value="-4584" calcext:value-type="currency">
            <text:p>-4 584,00 €</text:p>
          </table:table-cell>
          <table:table-cell table:number-columns-repeated="6"/>
        </table:table-row>
        <table:table-row table:style-name="ro1" table:number-rows-repeated="104838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Rbst prêts" table:style-name="ta1">
        <table:table-column table:style-name="co16" table:default-cell-style-name="ce165"/>
        <table:table-column table:style-name="co17" table:default-cell-style-name="Default"/>
        <table:table-column table:style-name="co9" table:default-cell-style-name="ce128"/>
        <table:table-column table:style-name="co18" table:default-cell-style-name="ce128"/>
        <table:table-column table:style-name="co19" table:default-cell-style-name="Default"/>
        <table:table-column table:style-name="co20" table:default-cell-style-name="Default"/>
        <table:table-column table:style-name="co9" table:default-cell-style-name="Default"/>
        <table:table-column table:style-name="co21" table:default-cell-style-name="Default"/>
        <table:table-column table:style-name="co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9" table:default-cell-style-name="Default"/>
        <table:table-column table:style-name="co24" table:default-cell-style-name="Default"/>
        <table:table-column table:style-name="co9" table:default-cell-style-name="ce128"/>
        <table:table-column table:style-name="co9" table:number-columns-repeated="4" table:default-cell-style-name="Default"/>
        <table:table-column table:style-name="co25" table:default-cell-style-name="Default"/>
        <table:table-column table:style-name="co9" table:default-cell-style-name="ce128"/>
        <table:table-row table:style-name="ro4">
          <table:table-cell table:style-name="ce208" office:value-type="string" calcext:value-type="string" table:number-columns-spanned="4" table:number-rows-spanned="1">
            <text:p>Remboursement des prêts</text:p>
          </table:table-cell>
          <table:covered-table-cell table:style-name="ce75"/>
          <table:covered-table-cell table:number-columns-repeated="2" table:style-name="ce82"/>
          <table:table-cell table:style-name="ce75" table:number-columns-repeated="6"/>
          <table:table-cell table:number-columns-repeated="10"/>
        </table:table-row>
        <table:table-row table:style-name="ro1">
          <table:table-cell table:style-name="ce209"/>
          <table:table-cell table:style-name="ce75"/>
          <table:table-cell table:style-name="ce227" table:number-columns-repeated="2"/>
          <table:table-cell table:style-name="ce75" table:number-columns-repeated="6"/>
          <table:table-cell table:number-columns-repeated="10"/>
        </table:table-row>
        <table:table-row table:style-name="ro1">
          <table:table-cell table:style-name="ce209"/>
          <table:table-cell table:style-name="ce75"/>
          <table:table-cell table:style-name="ce169" office:value-type="string" calcext:value-type="string">
            <text:p>Modulimmo</text:p>
          </table:table-cell>
          <table:table-cell table:style-name="ce169" office:value-type="string" calcext:value-type="string">
            <text:p>Prêt Taux Zéro</text:p>
          </table:table-cell>
          <table:table-cell table:style-name="ce75" table:number-columns-repeated="6"/>
          <table:table-cell/>
          <table:table-cell table:style-name="ce209"/>
          <table:table-cell table:style-name="ce75"/>
          <table:table-cell table:style-name="Default"/>
          <table:table-cell table:number-columns-repeated="6"/>
        </table:table-row>
        <table:table-row table:style-name="ro5">
          <table:table-cell table:style-name="ce210" office:value-type="date" office:date-value="2015-03-31" calcext:value-type="date">
            <text:p>31/03/15</text:p>
          </table:table-cell>
          <table:table-cell table:style-name="ce220" office:value-type="string" calcext:value-type="string">
            <text:p>Assurance Prêt Modulimmo</text:p>
          </table:table-cell>
          <table:table-cell table:style-name="ce229" office:value-type="currency" office:currency="EUR" office:value="28.87" calcext:value-type="currency">
            <text:p>28,87 €</text:p>
          </table:table-cell>
          <table:table-cell table:style-name="ce229"/>
          <table:table-cell table:style-name="ce75" table:number-columns-repeated="6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210" office:value-type="date" office:date-value="2015-03-31" calcext:value-type="date">
            <text:p>31/03/15</text:p>
          </table:table-cell>
          <table:table-cell table:style-name="ce220" office:value-type="string" calcext:value-type="string">
            <text:p>Assurance PTZ</text:p>
          </table:table-cell>
          <table:table-cell table:style-name="ce229"/>
          <table:table-cell table:style-name="ce229" office:value-type="currency" office:currency="EUR" office:value="4.8" calcext:value-type="currency">
            <text:p>4,80 €</text:p>
          </table:table-cell>
          <table:table-cell table:style-name="ce75" table:number-columns-repeated="6"/>
          <table:table-cell/>
          <table:table-cell table:style-name="ce213"/>
          <table:table-cell table:style-name="ce267"/>
          <table:table-cell table:style-name="ce233"/>
          <table:table-cell table:number-columns-repeated="6"/>
        </table:table-row>
        <table:table-row table:style-name="ro5">
          <table:table-cell table:style-name="ce210" office:value-type="date" office:date-value="2015-04-29" calcext:value-type="date">
            <text:p>29/04/15</text:p>
          </table:table-cell>
          <table:table-cell table:style-name="ce220" office:value-type="string" calcext:value-type="string">
            <text:p>Assurance Prêt Modulimmo</text:p>
          </table:table-cell>
          <table:table-cell table:style-name="ce229" office:value-type="currency" office:currency="EUR" office:value="37.65" calcext:value-type="currency">
            <text:p>37,65 €</text:p>
          </table:table-cell>
          <table:table-cell table:style-name="ce229"/>
          <table:table-cell table:style-name="ce75" table:number-columns-repeated="6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210" office:value-type="date" office:date-value="2015-04-29" calcext:value-type="date">
            <text:p>29/04/15</text:p>
          </table:table-cell>
          <table:table-cell table:style-name="ce220" office:value-type="string" calcext:value-type="string">
            <text:p>Assurance PTZ</text:p>
          </table:table-cell>
          <table:table-cell table:style-name="ce229"/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6"/>
          <table:table-cell/>
          <table:table-cell table:style-name="ce213"/>
          <table:table-cell table:style-name="ce267"/>
          <table:table-cell table:style-name="ce233"/>
          <table:table-cell table:number-columns-repeated="6"/>
        </table:table-row>
        <table:table-row table:style-name="ro5">
          <table:table-cell table:style-name="ce210" office:value-type="date" office:date-value="2015-04-29" calcext:value-type="date">
            <text:p>29/04/15</text:p>
          </table:table-cell>
          <table:table-cell table:style-name="ce220" office:value-type="string" calcext:value-type="string">
            <text:p>Commission Prêt Modulimmo</text:p>
          </table:table-cell>
          <table:table-cell table:style-name="ce229" office:value-type="currency" office:currency="EUR" office:value="600" calcext:value-type="currency">
            <text:p>600,00 €</text:p>
          </table:table-cell>
          <table:table-cell table:style-name="ce229"/>
          <table:table-cell table:style-name="ce75" table:number-columns-repeated="6"/>
          <table:table-cell/>
          <table:table-cell table:style-name="ce213"/>
          <table:table-cell table:style-name="ce267"/>
          <table:table-cell table:style-name="ce233"/>
          <table:table-cell table:number-columns-repeated="6"/>
        </table:table-row>
        <table:table-row table:style-name="ro5">
          <table:table-cell table:style-name="ce210" office:value-type="date" office:date-value="2015-05-07" calcext:value-type="date">
            <text:p>07/05/15</text:p>
          </table:table-cell>
          <table:table-cell table:style-name="ce220" office:value-type="string" calcext:value-type="string">
            <text:p>Crédit Logement Prêt Modulimmo</text:p>
          </table:table-cell>
          <table:table-cell table:style-name="ce229" office:value-type="currency" office:currency="EUR" office:value="1726.64" calcext:value-type="currency">
            <text:p>1 726,64 €</text:p>
          </table:table-cell>
          <table:table-cell table:style-name="ce229"/>
          <table:table-cell table:style-name="ce75" table:number-columns-repeated="6"/>
          <table:table-cell/>
          <table:table-cell table:style-name="ce266" office:value-type="string" calcext:value-type="string" table:number-columns-spanned="6" table:number-rows-spanned="1">
            <text:p>Détail du prêt Modulimmo</text:p>
          </table:table-cell>
          <table:covered-table-cell table:style-name="ce268"/>
          <table:covered-table-cell table:style-name="ce270"/>
          <table:covered-table-cell table:number-columns-repeated="3" table:style-name="ce206"/>
          <table:table-cell table:number-columns-repeated="3"/>
        </table:table-row>
        <table:table-row table:style-name="ro5">
          <table:table-cell table:style-name="ce210" office:value-type="date" office:date-value="2015-05-07" calcext:value-type="date">
            <text:p>07/05/15</text:p>
          </table:table-cell>
          <table:table-cell table:style-name="ce220" office:value-type="string" calcext:value-type="string">
            <text:p>Crédit Logement PTZ</text:p>
          </table:table-cell>
          <table:table-cell table:style-name="ce229"/>
          <table:table-cell table:style-name="ce229" office:value-type="currency" office:currency="EUR" office:value="523.2" calcext:value-type="currency">
            <text:p>523,20 €</text:p>
          </table:table-cell>
          <table:table-cell table:style-name="ce75" table:number-columns-repeated="6"/>
          <table:table-cell/>
          <table:table-cell table:style-name="ce213"/>
          <table:table-cell table:style-name="ce267"/>
          <table:table-cell table:style-name="ce233"/>
          <table:table-cell table:number-columns-repeated="6"/>
        </table:table-row>
        <table:table-row table:style-name="ro2">
          <table:table-cell table:style-name="ce210" office:value-type="date" office:date-value="2015-05-07" calcext:value-type="date">
            <text:p>07/05/15</text:p>
          </table:table-cell>
          <table:table-cell table:style-name="ce220" office:value-type="string" calcext:value-type="string">
            <text:p>Souscription part sociale Prêt Modulimmo</text:p>
          </table:table-cell>
          <table:table-cell table:style-name="ce229" office:value-type="currency" office:currency="EUR" office:value="249" calcext:value-type="currency">
            <text:p>249,00 €</text:p>
          </table:table-cell>
          <table:table-cell table:style-name="ce229"/>
          <table:table-cell table:style-name="ce75" table:number-columns-repeated="6"/>
          <table:table-cell/>
          <table:table-cell table:style-name="ce213"/>
          <table:table-cell table:style-name="ce267"/>
          <table:table-cell table:style-name="ce169" office:value-type="string" calcext:value-type="string">
            <text:p>Modulimmo</text:p>
          </table:table-cell>
          <table:table-cell table:style-name="ce169" office:value-type="string" calcext:value-type="string">
            <text:p>Capital</text:p>
          </table:table-cell>
          <table:table-cell table:style-name="ce169" office:value-type="string" calcext:value-type="string">
            <text:p>Intérêts</text:p>
          </table:table-cell>
          <table:table-cell table:style-name="ce169" office:value-type="string" calcext:value-type="string">
            <text:p>Assurance</text:p>
          </table:table-cell>
          <table:table-cell table:number-columns-repeated="3"/>
        </table:table-row>
        <table:table-row table:style-name="ro5">
          <table:table-cell table:style-name="ce210" office:value-type="date" office:date-value="2015-05-07" calcext:value-type="date">
            <text:p>07/05/15</text:p>
          </table:table-cell>
          <table:table-cell table:style-name="ce220" office:value-type="string" calcext:value-type="string">
            <text:p>Souscription part sociale PTZ</text:p>
          </table:table-cell>
          <table:table-cell table:style-name="ce229"/>
          <table:table-cell table:style-name="ce229" office:value-type="currency" office:currency="EUR" office:value="51" calcext:value-type="currency">
            <text:p>51,00 €</text:p>
          </table:table-cell>
          <table:table-cell table:style-name="ce75" table:number-columns-repeated="6"/>
          <table:table-cell/>
          <table:table-cell table:style-name="ce210" office:value-type="date" office:date-value="2015-03-31" calcext:value-type="date">
            <text:p>31/03/15</text:p>
          </table:table-cell>
          <table:table-cell table:style-name="ce220" office:value-type="string" calcext:value-type="string">
            <text:p>Assurance Prêt Modulimmo</text:p>
          </table:table-cell>
          <table:table-cell table:style-name="ce229" table:formula="of:=[.Q12]" office:value-type="currency" office:currency="EUR" office:value="28.87" calcext:value-type="currency">
            <text:p>28,87 €</text:p>
          </table:table-cell>
          <table:table-cell table:number-columns-repeated="2" table:style-name="ce125" office:value-type="currency" office:currency="EUR" office:value="0" calcext:value-type="currency">
            <text:p>0,00 €</text:p>
          </table:table-cell>
          <table:table-cell table:style-name="ce125" office:value-type="currency" office:currency="EUR" office:value="28.87" calcext:value-type="currency">
            <text:p>28,87 €</text:p>
          </table:table-cell>
          <table:table-cell table:number-columns-repeated="3"/>
        </table:table-row>
        <table:table-row table:style-name="ro5">
          <table:table-cell table:style-name="ce210"/>
          <table:table-cell table:style-name="ce77"/>
          <table:table-cell table:style-name="ce229" table:number-columns-repeated="2"/>
          <table:table-cell table:style-name="ce75" table:number-columns-repeated="6"/>
          <table:table-cell/>
          <table:table-cell table:style-name="ce210" office:value-type="date" office:date-value="2015-04-29" calcext:value-type="date">
            <text:p>29/04/15</text:p>
          </table:table-cell>
          <table:table-cell table:style-name="ce220" office:value-type="string" calcext:value-type="string">
            <text:p>Assurance Prêt Modulimmo</text:p>
          </table:table-cell>
          <table:table-cell table:style-name="ce229" table:formula="of:=[.Q13]" office:value-type="currency" office:currency="EUR" office:value="37.65" calcext:value-type="currency">
            <text:p>37,65 €</text:p>
          </table:table-cell>
          <table:table-cell table:number-columns-repeated="2" table:style-name="ce125" office:value-type="currency" office:currency="EUR" office:value="0" calcext:value-type="currency">
            <text:p>0,00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5-06-05" calcext:value-type="date">
            <text:p>05/06/15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769.43" calcext:value-type="currency">
            <text:p>769,43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6"/>
          <table:table-cell/>
          <table:table-cell table:style-name="ce210" office:value-type="date" office:date-value="2015-06-05" calcext:value-type="date">
            <text:p>05/06/15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769.43" calcext:value-type="currency">
            <text:p>769,43 €</text:p>
          </table:table-cell>
          <table:table-cell table:style-name="ce125" table:formula="of:=[.N14]-[.P14]-[.Q14]" office:value-type="currency" office:currency="EUR" office:value="689.38" calcext:value-type="currency">
            <text:p>689,38 €</text:p>
          </table:table-cell>
          <table:table-cell table:style-name="ce125" office:value-type="currency" office:currency="EUR" office:value="42.4" calcext:value-type="currency">
            <text:p>42,40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5-07-04" calcext:value-type="date">
            <text:p>04/07/15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779.06" calcext:value-type="currency">
            <text:p>779,06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6"/>
          <table:table-cell/>
          <table:table-cell table:style-name="ce210" office:value-type="date" office:date-value="2015-07-04" calcext:value-type="date">
            <text:p>04/07/15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779.06" calcext:value-type="currency">
            <text:p>779,06 €</text:p>
          </table:table-cell>
          <table:table-cell table:style-name="ce125" table:formula="of:=[.N15]-[.P15]-[.Q15]" office:value-type="currency" office:currency="EUR" office:value="690.7" calcext:value-type="currency">
            <text:p>690,70 €</text:p>
          </table:table-cell>
          <table:table-cell table:style-name="ce125" office:value-type="currency" office:currency="EUR" office:value="50.71" calcext:value-type="currency">
            <text:p>50,71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5-08-05" calcext:value-type="date">
            <text:p>05/08/15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818.67" calcext:value-type="currency">
            <text:p>818,67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6"/>
          <table:table-cell/>
          <table:table-cell table:style-name="ce210" office:value-type="date" office:date-value="2015-08-05" calcext:value-type="date">
            <text:p>05/08/15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818.67" calcext:value-type="currency">
            <text:p>818,67 €</text:p>
          </table:table-cell>
          <table:table-cell table:style-name="ce125" table:formula="of:=[.N16]-[.P16]-[.Q16]" office:value-type="currency" office:currency="EUR" office:value="692.03" calcext:value-type="currency">
            <text:p>692,03 €</text:p>
          </table:table-cell>
          <table:table-cell table:style-name="ce125" office:value-type="currency" office:currency="EUR" office:value="88.99" calcext:value-type="currency">
            <text:p>88,99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5-09-05" calcext:value-type="date">
            <text:p>05/09/15</text:p>
          </table:table-cell>
          <table:table-cell table:style-name="ce77" office:value-type="string" calcext:value-type="string">
            <text:p>Echéance</text:p>
          </table:table-cell>
          <table:table-cell table:style-name="ce232" office:value-type="currency" office:currency="EUR" office:value="878.59" calcext:value-type="currency">
            <text:p>878,59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6"/>
          <table:table-cell/>
          <table:table-cell table:style-name="ce210" office:value-type="date" office:date-value="2015-09-05" calcext:value-type="date">
            <text:p>05/09/15</text:p>
          </table:table-cell>
          <table:table-cell table:style-name="ce77" office:value-type="string" calcext:value-type="string">
            <text:p>Echéance</text:p>
          </table:table-cell>
          <table:table-cell table:style-name="ce232" office:value-type="currency" office:currency="EUR" office:value="878.59" calcext:value-type="currency">
            <text:p>878,59 €</text:p>
          </table:table-cell>
          <table:table-cell table:style-name="ce125" table:formula="of:=[.N17]-[.P17]-[.Q17]" office:value-type="currency" office:currency="EUR" office:value="693.35" calcext:value-type="currency">
            <text:p>693,35 €</text:p>
          </table:table-cell>
          <table:table-cell table:style-name="ce125" office:value-type="currency" office:currency="EUR" office:value="147.59" calcext:value-type="currency">
            <text:p>147,59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5-10-05" calcext:value-type="date">
            <text:p>05/10/15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894.79" calcext:value-type="currency">
            <text:p>894,79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6"/>
          <table:table-cell/>
          <table:table-cell table:style-name="ce210" office:value-type="date" office:date-value="2015-10-05" calcext:value-type="date">
            <text:p>05/10/15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894.79" calcext:value-type="currency">
            <text:p>894,79 €</text:p>
          </table:table-cell>
          <table:table-cell table:style-name="ce125" table:formula="of:=[.N18]-[.P18]-[.Q18]" office:value-type="currency" office:currency="EUR" office:value="694.68" calcext:value-type="currency">
            <text:p>694,68 €</text:p>
          </table:table-cell>
          <table:table-cell table:style-name="ce125" office:value-type="currency" office:currency="EUR" office:value="162.46" calcext:value-type="currency">
            <text:p>162,46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5-11-05" calcext:value-type="date">
            <text:p>05/11/15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898.15" calcext:value-type="currency">
            <text:p>898,15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4"/>
          <table:table-cell table:style-name="ce263" office:value-type="string" calcext:value-type="string">
            <text:p>Total 2015</text:p>
          </table:table-cell>
          <table:table-cell table:style-name="ce215"/>
          <table:table-cell/>
          <table:table-cell table:style-name="ce210" office:value-type="date" office:date-value="2015-11-05" calcext:value-type="date">
            <text:p>05/11/15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898.15" calcext:value-type="currency">
            <text:p>898,15 €</text:p>
          </table:table-cell>
          <table:table-cell table:style-name="ce125" table:formula="of:=[.N19]-[.P19]-[.Q19]" office:value-type="currency" office:currency="EUR" office:value="696.02" calcext:value-type="currency">
            <text:p>696,02 €</text:p>
          </table:table-cell>
          <table:table-cell table:style-name="ce125" office:value-type="currency" office:currency="EUR" office:value="164.48" calcext:value-type="currency">
            <text:p>164,48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5-12-05" calcext:value-type="date">
            <text:p>05/12/15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899.03" calcext:value-type="currency">
            <text:p>899,03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4"/>
          <table:table-cell table:style-name="ce264" table:formula="of:=SUM([.C4:.D20])" office:value-type="currency" office:currency="EUR" office:value="9208.96" calcext:value-type="currency">
            <text:p>9 208,96 €</text:p>
          </table:table-cell>
          <table:table-cell table:style-name="ce265"/>
          <table:table-cell/>
          <table:table-cell table:style-name="ce210" office:value-type="date" office:date-value="2015-12-05" calcext:value-type="date">
            <text:p>05/12/15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899.03" calcext:value-type="currency">
            <text:p>899,03 €</text:p>
          </table:table-cell>
          <table:table-cell table:style-name="ce125" table:formula="of:=[.N20]-[.P20]-[.Q20]" office:value-type="currency" office:currency="EUR" office:value="697.35" calcext:value-type="currency">
            <text:p>697,35 €</text:p>
          </table:table-cell>
          <table:table-cell table:style-name="ce125" office:value-type="currency" office:currency="EUR" office:value="164.03" calcext:value-type="currency">
            <text:p>164,03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3"/>
          <table:table-cell table:style-name="ce223"/>
          <table:table-cell table:style-name="ce233" table:number-columns-repeated="2"/>
          <table:table-cell table:style-name="ce75" table:number-columns-repeated="6"/>
          <table:table-cell/>
          <table:table-cell table:style-name="ce213"/>
          <table:table-cell table:style-name="ce223"/>
          <table:table-cell table:style-name="ce233"/>
          <table:table-cell table:style-name="ce265" table:number-columns-repeated="3"/>
          <table:table-cell table:number-columns-repeated="3"/>
        </table:table-row>
        <table:table-row table:style-name="ro1">
          <table:table-cell table:style-name="ce210" office:value-type="date" office:date-value="2016-01-05" calcext:value-type="date">
            <text:p>05/01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02.19" calcext:value-type="currency">
            <text:p>902,19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6"/>
          <table:table-cell/>
          <table:table-cell table:style-name="ce210" office:value-type="date" office:date-value="2016-01-05" calcext:value-type="date">
            <text:p>05/01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02.19" calcext:value-type="currency">
            <text:p>902,19 €</text:p>
          </table:table-cell>
          <table:table-cell table:style-name="ce125" table:formula="of:=[.N22]-[.P22]-[.Q22]" office:value-type="currency" office:currency="EUR" office:value="698.69" calcext:value-type="currency">
            <text:p>698,69 €</text:p>
          </table:table-cell>
          <table:table-cell table:style-name="ce125" office:value-type="currency" office:currency="EUR" office:value="165.85" calcext:value-type="currency">
            <text:p>165,85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02-05" calcext:value-type="date">
            <text:p>05/02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08.34" calcext:value-type="currency">
            <text:p>908,34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6"/>
          <table:table-cell/>
          <table:table-cell table:style-name="ce210" office:value-type="date" office:date-value="2016-02-05" calcext:value-type="date">
            <text:p>05/02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08.34" calcext:value-type="currency">
            <text:p>908,34 €</text:p>
          </table:table-cell>
          <table:table-cell table:style-name="ce125" table:formula="of:=[.N23]-[.P23]-[.Q23]" office:value-type="currency" office:currency="EUR" office:value="700.02" calcext:value-type="currency">
            <text:p>700,02 €</text:p>
          </table:table-cell>
          <table:table-cell table:style-name="ce125" office:value-type="currency" office:currency="EUR" office:value="170.67" calcext:value-type="currency">
            <text:p>170,67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03-05" calcext:value-type="date">
            <text:p>05/03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15.66" calcext:value-type="currency">
            <text:p>915,66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6"/>
          <table:table-cell/>
          <table:table-cell table:style-name="ce210" office:value-type="date" office:date-value="2016-03-05" calcext:value-type="date">
            <text:p>05/03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15.66" calcext:value-type="currency">
            <text:p>915,66 €</text:p>
          </table:table-cell>
          <table:table-cell table:style-name="ce125" table:formula="of:=[.N24]-[.P24]-[.Q24]" office:value-type="currency" office:currency="EUR" office:value="701.37" calcext:value-type="currency">
            <text:p>701,37 €</text:p>
          </table:table-cell>
          <table:table-cell table:style-name="ce125" office:value-type="currency" office:currency="EUR" office:value="176.64" calcext:value-type="currency">
            <text:p>176,64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04-05" calcext:value-type="date">
            <text:p>05/04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15.66" calcext:value-type="currency">
            <text:p>915,66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6"/>
          <table:table-cell/>
          <table:table-cell table:style-name="ce210" office:value-type="date" office:date-value="2016-04-05" calcext:value-type="date">
            <text:p>05/04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15.66" calcext:value-type="currency">
            <text:p>915,66 €</text:p>
          </table:table-cell>
          <table:table-cell table:style-name="ce125" table:formula="of:=[.N25]-[.P25]-[.Q25]" office:value-type="currency" office:currency="EUR" office:value="702.71" calcext:value-type="currency">
            <text:p>702,71 €</text:p>
          </table:table-cell>
          <table:table-cell table:style-name="ce125" office:value-type="currency" office:currency="EUR" office:value="175.3" calcext:value-type="currency">
            <text:p>175,30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05-05" calcext:value-type="date">
            <text:p>05/05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19.06" calcext:value-type="currency">
            <text:p>919,06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6"/>
          <table:table-cell/>
          <table:table-cell table:style-name="ce210" office:value-type="date" office:date-value="2016-05-05" calcext:value-type="date">
            <text:p>05/05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19.06" calcext:value-type="currency">
            <text:p>919,06 €</text:p>
          </table:table-cell>
          <table:table-cell table:style-name="ce125" table:formula="of:=[.N26]-[.P26]-[.Q26]" office:value-type="currency" office:currency="EUR" office:value="704.06" calcext:value-type="currency">
            <text:p>704,06 €</text:p>
          </table:table-cell>
          <table:table-cell table:style-name="ce125" office:value-type="currency" office:currency="EUR" office:value="177.35" calcext:value-type="currency">
            <text:p>177,35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06-05" calcext:value-type="date">
            <text:p>05/06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28.54" calcext:value-type="currency">
            <text:p>928,54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6"/>
          <table:table-cell/>
          <table:table-cell table:style-name="ce210" office:value-type="date" office:date-value="2016-06-05" calcext:value-type="date">
            <text:p>05/06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28.54" calcext:value-type="currency">
            <text:p>928,54 €</text:p>
          </table:table-cell>
          <table:table-cell table:style-name="ce125" table:formula="of:=[.N27]-[.P27]-[.Q27]" office:value-type="currency" office:currency="EUR" office:value="705.41" calcext:value-type="currency">
            <text:p>705,41 €</text:p>
          </table:table-cell>
          <table:table-cell table:style-name="ce125" office:value-type="currency" office:currency="EUR" office:value="185.48" calcext:value-type="currency">
            <text:p>185,48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07-05" calcext:value-type="date">
            <text:p>05/07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37.74" calcext:value-type="currency">
            <text:p>937,74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6"/>
          <table:table-cell/>
          <table:table-cell table:style-name="ce210" office:value-type="date" office:date-value="2016-07-05" calcext:value-type="date">
            <text:p>05/07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37.74" calcext:value-type="currency">
            <text:p>937,74 €</text:p>
          </table:table-cell>
          <table:table-cell table:style-name="ce125" table:formula="of:=[.N28]-[.P28]-[.Q28]" office:value-type="currency" office:currency="EUR" office:value="706.76" calcext:value-type="currency">
            <text:p>706,76 €</text:p>
          </table:table-cell>
          <table:table-cell table:style-name="ce125" office:value-type="currency" office:currency="EUR" office:value="193.33" calcext:value-type="currency">
            <text:p>193,33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08-05" calcext:value-type="date">
            <text:p>05/08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41.36" calcext:value-type="currency">
            <text:p>941,36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6"/>
          <table:table-cell/>
          <table:table-cell table:style-name="ce210" office:value-type="date" office:date-value="2016-08-05" calcext:value-type="date">
            <text:p>05/08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41.36" calcext:value-type="currency">
            <text:p>941,36 €</text:p>
          </table:table-cell>
          <table:table-cell table:style-name="ce125" table:formula="of:=[.N29]-[.P29]-[.Q29]" office:value-type="currency" office:currency="EUR" office:value="708.11" calcext:value-type="currency">
            <text:p>708,11 €</text:p>
          </table:table-cell>
          <table:table-cell table:style-name="ce125" office:value-type="currency" office:currency="EUR" office:value="195.6" calcext:value-type="currency">
            <text:p>195,60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09-05" calcext:value-type="date">
            <text:p>05/09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53.72" calcext:value-type="currency">
            <text:p>953,72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6"/>
          <table:table-cell/>
          <table:table-cell table:style-name="ce210" office:value-type="date" office:date-value="2016-09-05" calcext:value-type="date">
            <text:p>05/09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53.72" calcext:value-type="currency">
            <text:p>953,72 €</text:p>
          </table:table-cell>
          <table:table-cell table:style-name="ce125" table:formula="of:=[.N30]-[.P30]-[.Q30]" office:value-type="currency" office:currency="EUR" office:value="709.47" calcext:value-type="currency">
            <text:p>709,47 €</text:p>
          </table:table-cell>
          <table:table-cell table:style-name="ce125" office:value-type="currency" office:currency="EUR" office:value="206.6" calcext:value-type="currency">
            <text:p>206,60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10-05" calcext:value-type="date">
            <text:p>05/10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58.57" calcext:value-type="currency">
            <text:p>958,57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6"/>
          <table:table-cell/>
          <table:table-cell table:style-name="ce210" office:value-type="date" office:date-value="2016-10-05" calcext:value-type="date">
            <text:p>05/10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58.57" calcext:value-type="currency">
            <text:p>958,57 €</text:p>
          </table:table-cell>
          <table:table-cell table:style-name="ce125" table:formula="of:=[.N31]-[.P31]-[.Q31]" office:value-type="currency" office:currency="EUR" office:value="710.83" calcext:value-type="currency">
            <text:p>710,83 €</text:p>
          </table:table-cell>
          <table:table-cell table:style-name="ce125" office:value-type="currency" office:currency="EUR" office:value="210.09" calcext:value-type="currency">
            <text:p>210,09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11-05" calcext:value-type="date">
            <text:p>05/11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62.99" calcext:value-type="currency">
            <text:p>962,99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4"/>
          <table:table-cell table:style-name="ce263" office:value-type="string" calcext:value-type="string">
            <text:p>Total 2016</text:p>
          </table:table-cell>
          <table:table-cell table:style-name="ce263" office:value-type="string" calcext:value-type="string">
            <text:p>Moyenne 2016</text:p>
          </table:table-cell>
          <table:table-cell/>
          <table:table-cell table:style-name="ce210" office:value-type="date" office:date-value="2016-11-05" calcext:value-type="date">
            <text:p>05/11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62.99" calcext:value-type="currency">
            <text:p>962,99 €</text:p>
          </table:table-cell>
          <table:table-cell table:style-name="ce125" table:formula="of:=[.N32]-[.P32]-[.Q32]" office:value-type="currency" office:currency="EUR" office:value="712.19" calcext:value-type="currency">
            <text:p>712,19 €</text:p>
          </table:table-cell>
          <table:table-cell table:style-name="ce125" office:value-type="currency" office:currency="EUR" office:value="213.15" calcext:value-type="currency">
            <text:p>213,15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12-05" calcext:value-type="date">
            <text:p>05/12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68.34" calcext:value-type="currency">
            <text:p>968,34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4"/>
          <table:table-cell table:style-name="ce264" table:formula="of:=SUM([.C22:.D33])" office:value-type="currency" office:currency="EUR" office:value="11287.29" calcext:value-type="currency">
            <text:p>11 287,29 €</text:p>
          </table:table-cell>
          <table:table-cell table:style-name="ce264" table:formula="of:=[.I33]/12" office:value-type="currency" office:currency="EUR" office:value="940.6075" calcext:value-type="currency">
            <text:p>940,61 €</text:p>
          </table:table-cell>
          <table:table-cell/>
          <table:table-cell table:style-name="ce210" office:value-type="date" office:date-value="2016-12-05" calcext:value-type="date">
            <text:p>05/12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68.34" calcext:value-type="currency">
            <text:p>968,34 €</text:p>
          </table:table-cell>
          <table:table-cell table:style-name="ce125" table:formula="of:=[.N33]-[.P33]-[.Q33]" office:value-type="currency" office:currency="EUR" office:value="713.56" calcext:value-type="currency">
            <text:p>713,56 €</text:p>
          </table:table-cell>
          <table:table-cell table:style-name="ce125" office:value-type="currency" office:currency="EUR" office:value="217.13" calcext:value-type="currency">
            <text:p>217,13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3"/>
          <table:table-cell table:style-name="ce223"/>
          <table:table-cell table:style-name="ce233" table:number-columns-repeated="2"/>
          <table:table-cell table:style-name="ce75" table:number-columns-repeated="6"/>
          <table:table-cell/>
          <table:table-cell table:style-name="ce213"/>
          <table:table-cell table:style-name="ce223"/>
          <table:table-cell table:style-name="ce233"/>
          <table:table-cell table:number-columns-repeated="6"/>
        </table:table-row>
        <table:table-row table:style-name="ro6">
          <table:table-cell table:style-name="ce213"/>
          <table:table-cell table:style-name="ce223"/>
          <table:table-cell table:style-name="ce233" table:number-columns-repeated="2"/>
          <table:table-cell table:style-name="ce238" office:value-type="string" calcext:value-type="string" table:number-columns-spanned="1" table:number-rows-spanned="2">
            <text:p>débloqué le 23/05/17</text:p>
          </table:table-cell>
          <table:table-cell table:style-name="ce238" office:value-type="string" calcext:value-type="string" table:number-columns-spanned="1" table:number-rows-spanned="2">
            <text:p>débloqué le 03/03/17</text:p>
          </table:table-cell>
          <table:table-cell table:style-name="ce75" table:number-columns-repeated="4"/>
          <table:table-cell/>
          <table:table-cell table:style-name="ce213"/>
          <table:table-cell table:style-name="ce223"/>
          <table:table-cell table:style-name="ce233"/>
          <table:table-cell table:number-columns-repeated="6"/>
        </table:table-row>
        <table:table-row table:style-name="ro1">
          <table:table-cell table:style-name="ce213"/>
          <table:table-cell table:style-name="ce223"/>
          <table:table-cell table:style-name="ce233" table:number-columns-repeated="2"/>
          <table:covered-table-cell table:number-columns-repeated="2" table:style-name="ce77"/>
          <table:table-cell table:style-name="ce75" table:number-columns-repeated="4"/>
          <table:table-cell/>
          <table:table-cell table:style-name="ce213"/>
          <table:table-cell table:style-name="ce223"/>
          <table:table-cell table:style-name="ce233"/>
          <table:table-cell table:number-columns-repeated="6"/>
        </table:table-row>
        <table:table-row table:style-name="ro1">
          <table:table-cell table:style-name="ce213"/>
          <table:table-cell table:style-name="ce223"/>
          <table:table-cell table:style-name="ce233" table:number-columns-repeated="2"/>
          <table:table-cell table:style-name="ce224" office:value-type="string" calcext:value-type="string">
            <text:p>60 mois</text:p>
          </table:table-cell>
          <table:table-cell table:style-name="ce224" office:value-type="string" calcext:value-type="string">
            <text:p>36 mois</text:p>
          </table:table-cell>
          <table:table-cell table:style-name="ce75" table:number-columns-repeated="4"/>
          <table:table-cell/>
          <table:table-cell table:style-name="ce213"/>
          <table:table-cell table:style-name="ce223"/>
          <table:table-cell table:style-name="ce233"/>
          <table:table-cell table:number-columns-repeated="6"/>
        </table:table-row>
        <table:table-row table:style-name="ro1">
          <table:table-cell table:style-name="ce213"/>
          <table:table-cell table:style-name="ce223"/>
          <table:table-cell table:style-name="ce233" table:number-columns-repeated="2"/>
          <table:table-cell table:style-name="ce224" office:value-type="string" calcext:value-type="string">
            <text:p>Fin : 05/05/22</text:p>
          </table:table-cell>
          <table:table-cell table:style-name="ce224" office:value-type="string" calcext:value-type="string">
            <text:p>Fin : 05/02/20</text:p>
          </table:table-cell>
          <table:table-cell table:style-name="ce75" table:number-columns-repeated="4"/>
          <table:table-cell/>
          <table:table-cell table:style-name="ce213"/>
          <table:table-cell table:style-name="ce223"/>
          <table:table-cell table:style-name="ce233"/>
          <table:table-cell table:number-columns-repeated="6"/>
        </table:table-row>
        <table:table-row table:style-name="ro7">
          <table:table-cell table:style-name="ce213"/>
          <table:table-cell table:style-name="ce223"/>
          <table:table-cell table:style-name="ce169" office:value-type="string" calcext:value-type="string">
            <text:p>Modulimmo</text:p>
          </table:table-cell>
          <table:table-cell table:style-name="ce169" office:value-type="string" calcext:value-type="string">
            <text:p>Prêt Taux Zéro</text:p>
          </table:table-cell>
          <table:table-cell table:style-name="ce239" office:value-type="string" calcext:value-type="string">
            <text:p>Prêt Bienvenue 15 000 €</text:p>
          </table:table-cell>
          <table:table-cell table:style-name="ce239" office:value-type="string" calcext:value-type="string">
            <text:p>Prêt Accueil</text:p>
            <text:p> 2 100 €</text:p>
          </table:table-cell>
          <table:table-cell table:style-name="ce224" office:value-type="string" calcext:value-type="string">
            <text:p>Total</text:p>
          </table:table-cell>
          <table:table-cell table:style-name="ce75" table:number-columns-repeated="3"/>
          <table:table-cell/>
          <table:table-cell table:style-name="ce213"/>
          <table:table-cell table:style-name="ce223"/>
          <table:table-cell table:style-name="ce169" office:value-type="string" calcext:value-type="string">
            <text:p>Modulimmo</text:p>
          </table:table-cell>
          <table:table-cell table:style-name="ce169" office:value-type="string" calcext:value-type="string">
            <text:p>Capital</text:p>
          </table:table-cell>
          <table:table-cell table:style-name="ce169" office:value-type="string" calcext:value-type="string">
            <text:p>Intérêts</text:p>
          </table:table-cell>
          <table:table-cell table:style-name="ce169" office:value-type="string" calcext:value-type="string">
            <text:p>Assurance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01-05" calcext:value-type="date">
            <text:p>05/01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968.34" calcext:value-type="currency">
            <text:p>968,34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table:number-columns-repeated="2"/>
          <table:table-cell table:style-name="ce248" table:formula="of:=SUM([.C40:.F40])" office:value-type="currency" office:currency="EUR" office:value="974.6" calcext:value-type="currency">
            <text:p>974,60 €</text:p>
          </table:table-cell>
          <table:table-cell table:style-name="ce75" table:number-columns-repeated="3"/>
          <table:table-cell/>
          <table:table-cell table:style-name="ce210" office:value-type="date" office:date-value="2017-01-05" calcext:value-type="date">
            <text:p>05/01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968.34" calcext:value-type="currency">
            <text:p>968,34 €</text:p>
          </table:table-cell>
          <table:table-cell table:style-name="ce125" table:formula="of:=[.N40]-[.P40]-[.Q40]" office:value-type="currency" office:currency="EUR" office:value="714.93" calcext:value-type="currency">
            <text:p>714,93 €</text:p>
          </table:table-cell>
          <table:table-cell table:style-name="ce125" office:value-type="currency" office:currency="EUR" office:value="215.76" calcext:value-type="currency">
            <text:p>215,76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02-05" calcext:value-type="date">
            <text:p>05/02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968.34" calcext:value-type="currency">
            <text:p>968,34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table:number-columns-repeated="2"/>
          <table:table-cell table:style-name="ce248" table:formula="of:=SUM([.C41:.F41])" office:value-type="currency" office:currency="EUR" office:value="974.6" calcext:value-type="currency">
            <text:p>974,60 €</text:p>
          </table:table-cell>
          <table:table-cell table:style-name="ce75" table:number-columns-repeated="3"/>
          <table:table-cell/>
          <table:table-cell table:style-name="ce210" office:value-type="date" office:date-value="2017-02-05" calcext:value-type="date">
            <text:p>05/02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968.34" calcext:value-type="currency">
            <text:p>968,34 €</text:p>
          </table:table-cell>
          <table:table-cell table:style-name="ce125" table:formula="of:=[.N41]-[.P41]-[.Q41]" office:value-type="currency" office:currency="EUR" office:value="716.3" calcext:value-type="currency">
            <text:p>716,30 €</text:p>
          </table:table-cell>
          <table:table-cell table:style-name="ce125" office:value-type="currency" office:currency="EUR" office:value="214.39" calcext:value-type="currency">
            <text:p>214,39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03-05" calcext:value-type="date">
            <text:p>05/03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969.07" calcext:value-type="currency">
            <text:p>969,07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/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42:.F42])" office:value-type="currency" office:currency="EUR" office:value="1033.66" calcext:value-type="currency">
            <text:p>1 033,66 €</text:p>
          </table:table-cell>
          <table:table-cell table:style-name="ce75" table:number-columns-repeated="3"/>
          <table:table-cell/>
          <table:table-cell table:style-name="ce210" office:value-type="date" office:date-value="2017-03-05" calcext:value-type="date">
            <text:p>05/03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969.07" calcext:value-type="currency">
            <text:p>969,07 €</text:p>
          </table:table-cell>
          <table:table-cell table:style-name="ce125" table:formula="of:=[.N42]-[.P42]-[.Q42]" office:value-type="currency" office:currency="EUR" office:value="717.67" calcext:value-type="currency">
            <text:p>717,67 €</text:p>
          </table:table-cell>
          <table:table-cell table:style-name="ce125" office:value-type="currency" office:currency="EUR" office:value="213.75" calcext:value-type="currency">
            <text:p>213,75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04-05" calcext:value-type="date">
            <text:p>05/04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972.86" calcext:value-type="currency">
            <text:p>972,86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/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43:.F43])" office:value-type="currency" office:currency="EUR" office:value="1037.45" calcext:value-type="currency">
            <text:p>1 037,45 €</text:p>
          </table:table-cell>
          <table:table-cell table:style-name="ce75" table:number-columns-repeated="3"/>
          <table:table-cell/>
          <table:table-cell table:style-name="ce210" office:value-type="date" office:date-value="2017-04-05" calcext:value-type="date">
            <text:p>05/04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972.86" calcext:value-type="currency">
            <text:p>972,86 €</text:p>
          </table:table-cell>
          <table:table-cell table:style-name="ce125" table:formula="of:=[.N43]-[.P43]-[.Q43]" office:value-type="currency" office:currency="EUR" office:value="719.04" calcext:value-type="currency">
            <text:p>719,04 €</text:p>
          </table:table-cell>
          <table:table-cell table:style-name="ce125" office:value-type="currency" office:currency="EUR" office:value="216.17" calcext:value-type="currency">
            <text:p>216,17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05-05" calcext:value-type="date">
            <text:p>05/05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978.75" calcext:value-type="currency">
            <text:p>978,75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/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44:.F44])" office:value-type="currency" office:currency="EUR" office:value="1043.34" calcext:value-type="currency">
            <text:p>1 043,34 €</text:p>
          </table:table-cell>
          <table:table-cell table:style-name="ce75" table:number-columns-repeated="3"/>
          <table:table-cell/>
          <table:table-cell table:style-name="ce210" office:value-type="date" office:date-value="2017-05-05" calcext:value-type="date">
            <text:p>05/05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978.75" calcext:value-type="currency">
            <text:p>978,75 €</text:p>
          </table:table-cell>
          <table:table-cell table:style-name="ce125" table:formula="of:=[.N44]-[.P44]-[.Q44]" office:value-type="currency" office:currency="EUR" office:value="720.42" calcext:value-type="currency">
            <text:p>720,42 €</text:p>
          </table:table-cell>
          <table:table-cell table:style-name="ce125" office:value-type="currency" office:currency="EUR" office:value="220.68" calcext:value-type="currency">
            <text:p>220,68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06-05" calcext:value-type="date">
            <text:p>05/06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992.79" calcext:value-type="currency">
            <text:p>992,79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45.48" calcext:value-type="currency">
            <text:p>245,48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45:.F45])" office:value-type="currency" office:currency="EUR" office:value="1302.86" calcext:value-type="currency">
            <text:p>1 302,86 €</text:p>
          </table:table-cell>
          <table:table-cell table:style-name="ce75" table:number-columns-repeated="3"/>
          <table:table-cell/>
          <table:table-cell table:style-name="ce210" office:value-type="date" office:date-value="2017-06-05" calcext:value-type="date">
            <text:p>05/06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992.79" calcext:value-type="currency">
            <text:p>992,79 €</text:p>
          </table:table-cell>
          <table:table-cell table:style-name="ce125" table:formula="of:=[.N45]-[.P45]-[.Q45]" office:value-type="currency" office:currency="EUR" office:value="721.8" calcext:value-type="currency">
            <text:p>721,80 €</text:p>
          </table:table-cell>
          <table:table-cell table:style-name="ce125" office:value-type="currency" office:currency="EUR" office:value="233.34" calcext:value-type="currency">
            <text:p>233,34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07-05" calcext:value-type="date">
            <text:p>05/07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998.25" calcext:value-type="currency">
            <text:p>998,25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48.13" calcext:value-type="currency">
            <text:p>248,13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46:.F46])" office:value-type="currency" office:currency="EUR" office:value="1310.97" calcext:value-type="currency">
            <text:p>1 310,97 €</text:p>
          </table:table-cell>
          <table:table-cell table:style-name="ce75" table:number-columns-repeated="3"/>
          <table:table-cell/>
          <table:table-cell table:style-name="ce210" office:value-type="date" office:date-value="2017-07-05" calcext:value-type="date">
            <text:p>05/07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998.25" calcext:value-type="currency">
            <text:p>998,25 €</text:p>
          </table:table-cell>
          <table:table-cell table:style-name="ce125" table:formula="of:=[.N46]-[.P46]-[.Q46]" office:value-type="currency" office:currency="EUR" office:value="723.19" calcext:value-type="currency">
            <text:p>723,19 €</text:p>
          </table:table-cell>
          <table:table-cell table:style-name="ce125" office:value-type="currency" office:currency="EUR" office:value="237.41" calcext:value-type="currency">
            <text:p>237,41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08-05" calcext:value-type="date">
            <text:p>05/08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04.19" calcext:value-type="currency">
            <text:p>1 004,19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49.39" calcext:value-type="currency">
            <text:p>249,39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47:.F47])" office:value-type="currency" office:currency="EUR" office:value="1318.17" calcext:value-type="currency">
            <text:p>1 318,17 €</text:p>
          </table:table-cell>
          <table:table-cell table:style-name="ce75" table:number-columns-repeated="3"/>
          <table:table-cell/>
          <table:table-cell table:style-name="ce210" office:value-type="date" office:date-value="2017-08-05" calcext:value-type="date">
            <text:p>05/08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04.19" calcext:value-type="currency">
            <text:p>1 004,19 €</text:p>
          </table:table-cell>
          <table:table-cell table:style-name="ce125" table:formula="of:=[.N47]-[.P47]-[.Q47]" office:value-type="currency" office:currency="EUR" office:value="724.57" calcext:value-type="currency">
            <text:p>724,57 €</text:p>
          </table:table-cell>
          <table:table-cell table:style-name="ce125" office:value-type="currency" office:currency="EUR" office:value="241.97" calcext:value-type="currency">
            <text:p>241,97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09-05" calcext:value-type="date">
            <text:p>05/09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19.32" calcext:value-type="currency">
            <text:p>1 019,32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49.97" calcext:value-type="currency">
            <text:p>249,97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48:.F48])" office:value-type="currency" office:currency="EUR" office:value="1333.88" calcext:value-type="currency">
            <text:p>1 333,88 €</text:p>
          </table:table-cell>
          <table:table-cell table:style-name="ce75" table:number-columns-repeated="3"/>
          <table:table-cell/>
          <table:table-cell table:style-name="ce210" office:value-type="date" office:date-value="2017-09-05" calcext:value-type="date">
            <text:p>05/09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19.32" calcext:value-type="currency">
            <text:p>1 019,32 €</text:p>
          </table:table-cell>
          <table:table-cell table:style-name="ce125" table:formula="of:=[.N48]-[.P48]-[.Q48]" office:value-type="currency" office:currency="EUR" office:value="725.96" calcext:value-type="currency">
            <text:p>725,96 €</text:p>
          </table:table-cell>
          <table:table-cell table:style-name="ce125" office:value-type="currency" office:currency="EUR" office:value="255.71" calcext:value-type="currency">
            <text:p>255,71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10-05" calcext:value-type="date">
            <text:p>05/10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21.05" calcext:value-type="currency">
            <text:p>1 021,05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49.96" calcext:value-type="currency">
            <text:p>249,96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49:.F49])" office:value-type="currency" office:currency="EUR" office:value="1335.6" calcext:value-type="currency">
            <text:p>1 335,60 €</text:p>
          </table:table-cell>
          <table:table-cell table:style-name="ce75" table:number-columns-repeated="3"/>
          <table:table-cell/>
          <table:table-cell table:style-name="ce210" office:value-type="date" office:date-value="2017-10-05" calcext:value-type="date">
            <text:p>05/10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21.05" calcext:value-type="currency">
            <text:p>1 021,05 €</text:p>
          </table:table-cell>
          <table:table-cell table:style-name="ce125" table:formula="of:=[.N49]-[.P49]-[.Q49]" office:value-type="currency" office:currency="EUR" office:value="727.35" calcext:value-type="currency">
            <text:p>727,35 €</text:p>
          </table:table-cell>
          <table:table-cell table:style-name="ce125" office:value-type="currency" office:currency="EUR" office:value="256.05" calcext:value-type="currency">
            <text:p>256,05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11-03" calcext:value-type="date">
            <text:p>03/11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21.29" calcext:value-type="currency">
            <text:p>1 021,29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1.05" calcext:value-type="currency">
            <text:p>251,0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50:.F50])" office:value-type="currency" office:currency="EUR" office:value="1336.93" calcext:value-type="currency">
            <text:p>1 336,93 €</text:p>
          </table:table-cell>
          <table:table-cell table:style-name="ce75"/>
          <table:table-cell table:style-name="ce263" office:value-type="string" calcext:value-type="string">
            <text:p>Total 2017</text:p>
          </table:table-cell>
          <table:table-cell table:style-name="ce263" office:value-type="string" calcext:value-type="string">
            <text:p>Moyenne 2017</text:p>
          </table:table-cell>
          <table:table-cell/>
          <table:table-cell table:style-name="ce210" office:value-type="date" office:date-value="2017-11-03" calcext:value-type="date">
            <text:p>03/11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21.29" calcext:value-type="currency">
            <text:p>1 021,29 €</text:p>
          </table:table-cell>
          <table:table-cell table:style-name="ce125" table:formula="of:=[.N50]-[.P50]-[.Q50]" office:value-type="currency" office:currency="EUR" office:value="728.75" calcext:value-type="currency">
            <text:p>728,75 €</text:p>
          </table:table-cell>
          <table:table-cell table:style-name="ce125" office:value-type="currency" office:currency="EUR" office:value="254.89" calcext:value-type="currency">
            <text:p>254,89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12-05" calcext:value-type="date">
            <text:p>05/12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22.8" calcext:value-type="currency">
            <text:p>1 022,80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1.8" calcext:value-type="currency">
            <text:p>251,80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51:.F51])" office:value-type="currency" office:currency="EUR" office:value="1339.19" calcext:value-type="currency">
            <text:p>1 339,19 €</text:p>
          </table:table-cell>
          <table:table-cell table:style-name="ce75"/>
          <table:table-cell table:style-name="ce264" table:formula="of:=SUM([.G40:.G51])" office:value-type="currency" office:currency="EUR" office:value="14341.25" calcext:value-type="currency">
            <text:p>14 341,25 €</text:p>
          </table:table-cell>
          <table:table-cell table:style-name="ce264" table:formula="of:=[.I51]/12" office:value-type="currency" office:currency="EUR" office:value="1195.10416666667" calcext:value-type="currency">
            <text:p>1 195,10 €</text:p>
          </table:table-cell>
          <table:table-cell/>
          <table:table-cell table:style-name="ce210" office:value-type="date" office:date-value="2017-12-05" calcext:value-type="date">
            <text:p>05/12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22.8" calcext:value-type="currency">
            <text:p>1 022,80 €</text:p>
          </table:table-cell>
          <table:table-cell table:style-name="ce125" table:formula="of:=[.N51]-[.P51]-[.Q51]" office:value-type="currency" office:currency="EUR" office:value="730.14" calcext:value-type="currency">
            <text:p>730,14 €</text:p>
          </table:table-cell>
          <table:table-cell table:style-name="ce125" office:value-type="currency" office:currency="EUR" office:value="255.01" calcext:value-type="currency">
            <text:p>255,01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3"/>
          <table:table-cell table:style-name="ce223"/>
          <table:table-cell table:style-name="ce233" table:number-columns-repeated="2"/>
          <table:table-cell table:style-name="ce246" table:number-columns-repeated="2"/>
          <table:table-cell table:style-name="ce259"/>
          <table:table-cell table:style-name="ce75" table:number-columns-repeated="3"/>
          <table:table-cell/>
          <table:table-cell table:style-name="ce213"/>
          <table:table-cell table:style-name="ce223"/>
          <table:table-cell table:style-name="ce233"/>
          <table:table-cell table:number-columns-repeated="6"/>
        </table:table-row>
        <table:table-row table:style-name="ro5">
          <table:table-cell table:style-name="ce213"/>
          <table:table-cell table:style-name="ce223"/>
          <table:table-cell table:style-name="ce169" office:value-type="string" calcext:value-type="string">
            <text:p>Modulimmo</text:p>
          </table:table-cell>
          <table:table-cell table:style-name="ce169" office:value-type="string" calcext:value-type="string">
            <text:p>Prêt Taux Zéro</text:p>
          </table:table-cell>
          <table:table-cell table:style-name="ce239" office:value-type="string" calcext:value-type="string">
            <text:p>Prêt Bienvenue 15 000 €</text:p>
          </table:table-cell>
          <table:table-cell table:style-name="ce239" office:value-type="string" calcext:value-type="string">
            <text:p>Prêt Accueil  </text:p>
            <text:p>2 100 €</text:p>
          </table:table-cell>
          <table:table-cell table:style-name="ce224" office:value-type="string" calcext:value-type="string">
            <text:p>Total</text:p>
          </table:table-cell>
          <table:table-cell table:style-name="ce75" table:number-columns-repeated="3"/>
          <table:table-cell/>
          <table:table-cell table:style-name="ce213"/>
          <table:table-cell table:style-name="ce223"/>
          <table:table-cell table:style-name="ce169" office:value-type="string" calcext:value-type="string">
            <text:p>Modulimmo</text:p>
          </table:table-cell>
          <table:table-cell table:style-name="ce169" office:value-type="string" calcext:value-type="string">
            <text:p>Capital</text:p>
          </table:table-cell>
          <table:table-cell table:style-name="ce169" office:value-type="string" calcext:value-type="string">
            <text:p>Intérêts</text:p>
          </table:table-cell>
          <table:table-cell table:style-name="ce169" office:value-type="string" calcext:value-type="string">
            <text:p>Assurance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01-05" calcext:value-type="date">
            <text:p>05/01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28.53" calcext:value-type="currency">
            <text:p>1 028,53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3.07" calcext:value-type="currency">
            <text:p>253,07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54:.F54])" office:value-type="currency" office:currency="EUR" office:value="1346.19" calcext:value-type="currency">
            <text:p>1 346,19 €</text:p>
          </table:table-cell>
          <table:table-cell table:style-name="ce75" table:number-columns-repeated="3"/>
          <table:table-cell/>
          <table:table-cell table:style-name="ce210" office:value-type="date" office:date-value="2018-01-05" calcext:value-type="date">
            <text:p>05/01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28.53" calcext:value-type="currency">
            <text:p>1 028,53 €</text:p>
          </table:table-cell>
          <table:table-cell table:style-name="ce125" table:formula="of:=[.N54]-[.P54]-[.Q54]" office:value-type="currency" office:currency="EUR" office:value="731.54" calcext:value-type="currency">
            <text:p>731,54 €</text:p>
          </table:table-cell>
          <table:table-cell table:style-name="ce125" office:value-type="currency" office:currency="EUR" office:value="259.34" calcext:value-type="currency">
            <text:p>259,34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02-05" calcext:value-type="date">
            <text:p>05/02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30.55" calcext:value-type="currency">
            <text:p>1 030,55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3.18" calcext:value-type="currency">
            <text:p>253,18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55:.F55])" office:value-type="currency" office:currency="EUR" office:value="1348.32" calcext:value-type="currency">
            <text:p>1 348,32 €</text:p>
          </table:table-cell>
          <table:table-cell table:style-name="ce75" table:number-columns-repeated="3"/>
          <table:table-cell/>
          <table:table-cell table:style-name="ce210" office:value-type="date" office:date-value="2018-02-05" calcext:value-type="date">
            <text:p>05/02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30.55" calcext:value-type="currency">
            <text:p>1 030,55 €</text:p>
          </table:table-cell>
          <table:table-cell table:style-name="ce125" table:formula="of:=[.N55]-[.P55]-[.Q55]" office:value-type="currency" office:currency="EUR" office:value="732.95" calcext:value-type="currency">
            <text:p>732,95 €</text:p>
          </table:table-cell>
          <table:table-cell table:style-name="ce125" office:value-type="currency" office:currency="EUR" office:value="259.95" calcext:value-type="currency">
            <text:p>259,95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03-05" calcext:value-type="date">
            <text:p>05/03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33.9" calcext:value-type="currency">
            <text:p>1 033,90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3.17" calcext:value-type="currency">
            <text:p>253,17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56:.F56])" office:value-type="currency" office:currency="EUR" office:value="1351.66" calcext:value-type="currency">
            <text:p>1 351,66 €</text:p>
          </table:table-cell>
          <table:table-cell table:style-name="ce75" table:number-columns-repeated="3"/>
          <table:table-cell/>
          <table:table-cell table:style-name="ce210" office:value-type="date" office:date-value="2018-03-05" calcext:value-type="date">
            <text:p>05/03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33.9" calcext:value-type="currency">
            <text:p>1 033,90 €</text:p>
          </table:table-cell>
          <table:table-cell table:style-name="ce125" table:formula="of:=[.N56]-[.P56]-[.Q56]" office:value-type="currency" office:currency="EUR" office:value="734.35" calcext:value-type="currency">
            <text:p>734,35 €</text:p>
          </table:table-cell>
          <table:table-cell table:style-name="ce125" office:value-type="currency" office:currency="EUR" office:value="261.9" calcext:value-type="currency">
            <text:p>261,90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04-05" calcext:value-type="date">
            <text:p>05/04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34.32" calcext:value-type="currency">
            <text:p>1 034,32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3.81" calcext:value-type="currency">
            <text:p>253,81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57:.F57])" office:value-type="currency" office:currency="EUR" office:value="1352.72" calcext:value-type="currency">
            <text:p>1 352,72 €</text:p>
          </table:table-cell>
          <table:table-cell table:style-name="ce75" table:number-columns-repeated="3"/>
          <table:table-cell/>
          <table:table-cell table:style-name="ce210" office:value-type="date" office:date-value="2018-04-05" calcext:value-type="date">
            <text:p>05/04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34.32" calcext:value-type="currency">
            <text:p>1 034,32 €</text:p>
          </table:table-cell>
          <table:table-cell table:style-name="ce125" table:formula="of:=[.N57]-[.P57]-[.Q57]" office:value-type="currency" office:currency="EUR" office:value="735.76" calcext:value-type="currency">
            <text:p>735,76 €</text:p>
          </table:table-cell>
          <table:table-cell table:style-name="ce125" office:value-type="currency" office:currency="EUR" office:value="260.91" calcext:value-type="currency">
            <text:p>260,91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05-05" calcext:value-type="date">
            <text:p>05/05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38.04" calcext:value-type="currency">
            <text:p>1 038,04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4.09" calcext:value-type="currency">
            <text:p>254,09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58:.F58])" office:value-type="currency" office:currency="EUR" office:value="1356.72" calcext:value-type="currency">
            <text:p>1 356,72 €</text:p>
          </table:table-cell>
          <table:table-cell table:style-name="ce75" table:number-columns-repeated="3"/>
          <table:table-cell/>
          <table:table-cell table:style-name="ce210" office:value-type="date" office:date-value="2018-05-05" calcext:value-type="date">
            <text:p>05/05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38.04" calcext:value-type="currency">
            <text:p>1 038,04 €</text:p>
          </table:table-cell>
          <table:table-cell table:style-name="ce125" table:formula="of:=[.N58]-[.P58]-[.Q58]" office:value-type="currency" office:currency="EUR" office:value="737.17" calcext:value-type="currency">
            <text:p>737,17 €</text:p>
          </table:table-cell>
          <table:table-cell table:style-name="ce125" office:value-type="currency" office:currency="EUR" office:value="263.22" calcext:value-type="currency">
            <text:p>263,22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06-05" calcext:value-type="date">
            <text:p>05/06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47.5" calcext:value-type="currency">
            <text:p>1 047,50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4.09" calcext:value-type="currency">
            <text:p>254,09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59:.F59])" office:value-type="currency" office:currency="EUR" office:value="1366.18" calcext:value-type="currency">
            <text:p>1 366,18 €</text:p>
          </table:table-cell>
          <table:table-cell table:style-name="ce75" table:number-columns-repeated="3"/>
          <table:table-cell/>
          <table:table-cell table:style-name="ce210" office:value-type="date" office:date-value="2018-06-05" calcext:value-type="date">
            <text:p>05/06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47.5" calcext:value-type="currency">
            <text:p>1 047,50 €</text:p>
          </table:table-cell>
          <table:table-cell table:style-name="ce125" table:formula="of:=[.N59]-[.P59]-[.Q59]" office:value-type="currency" office:currency="EUR" office:value="738.58" calcext:value-type="currency">
            <text:p>738,58 €</text:p>
          </table:table-cell>
          <table:table-cell table:style-name="ce125" office:value-type="currency" office:currency="EUR" office:value="271.27" calcext:value-type="currency">
            <text:p>271,27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07-05" calcext:value-type="date">
            <text:p>05/07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48.28" calcext:value-type="currency">
            <text:p>1 048,28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4.52" calcext:value-type="currency">
            <text:p>254,52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60:.F60])" office:value-type="currency" office:currency="EUR" office:value="1367.39" calcext:value-type="currency">
            <text:p>1 367,39 €</text:p>
          </table:table-cell>
          <table:table-cell table:style-name="ce75" table:number-columns-repeated="3"/>
          <table:table-cell/>
          <table:table-cell table:style-name="ce210" office:value-type="date" office:date-value="2018-07-05" calcext:value-type="date">
            <text:p>05/07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48.28" calcext:value-type="currency">
            <text:p>1 048,28 €</text:p>
          </table:table-cell>
          <table:table-cell table:style-name="ce125" table:formula="of:=[.N60]-[.P60]-[.Q60]" office:value-type="currency" office:currency="EUR" office:value="740" calcext:value-type="currency">
            <text:p>740,00 €</text:p>
          </table:table-cell>
          <table:table-cell table:style-name="ce125" office:value-type="currency" office:currency="EUR" office:value="270.63" calcext:value-type="currency">
            <text:p>270,63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08-05" calcext:value-type="date">
            <text:p>05/08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48.91" calcext:value-type="currency">
            <text:p>1 048,91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4.55" calcext:value-type="currency">
            <text:p>254,5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61:.F61])" office:value-type="currency" office:currency="EUR" office:value="1368.05" calcext:value-type="currency">
            <text:p>1 368,05 €</text:p>
          </table:table-cell>
          <table:table-cell table:style-name="ce75" table:number-columns-repeated="3"/>
          <table:table-cell/>
          <table:table-cell table:style-name="ce210" office:value-type="date" office:date-value="2018-08-05" calcext:value-type="date">
            <text:p>05/08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48.91" calcext:value-type="currency">
            <text:p>1 048,91 €</text:p>
          </table:table-cell>
          <table:table-cell table:style-name="ce125" table:formula="of:=[.N61]-[.P61]-[.Q61]" office:value-type="currency" office:currency="EUR" office:value="741.42" calcext:value-type="currency">
            <text:p>741,42 €</text:p>
          </table:table-cell>
          <table:table-cell table:style-name="ce125" office:value-type="currency" office:currency="EUR" office:value="269.84" calcext:value-type="currency">
            <text:p>269,84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09-05" calcext:value-type="date">
            <text:p>05/09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4.67" calcext:value-type="currency">
            <text:p>1 054,67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4.55" calcext:value-type="currency">
            <text:p>254,5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62:.F62])" office:value-type="currency" office:currency="EUR" office:value="1373.81" calcext:value-type="currency">
            <text:p>1 373,81 €</text:p>
          </table:table-cell>
          <table:table-cell table:style-name="ce75" table:number-columns-repeated="3"/>
          <table:table-cell/>
          <table:table-cell table:style-name="ce210" office:value-type="date" office:date-value="2018-09-05" calcext:value-type="date">
            <text:p>05/09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4.67" calcext:value-type="currency">
            <text:p>1 054,67 €</text:p>
          </table:table-cell>
          <table:table-cell table:style-name="ce125" table:formula="of:=[.N62]-[.P62]-[.Q62]" office:value-type="currency" office:currency="EUR" office:value="742.84" calcext:value-type="currency">
            <text:p>742,84 €</text:p>
          </table:table-cell>
          <table:table-cell table:style-name="ce125" office:value-type="currency" office:currency="EUR" office:value="274.18" calcext:value-type="currency">
            <text:p>274,18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10-05" calcext:value-type="date">
            <text:p>05/10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61.02" calcext:value-type="currency">
            <text:p>1 061,02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4.55" calcext:value-type="currency">
            <text:p>254,5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63:.F63])" office:value-type="currency" office:currency="EUR" office:value="1380.16" calcext:value-type="currency">
            <text:p>1 380,16 €</text:p>
          </table:table-cell>
          <table:table-cell table:style-name="ce75" table:number-columns-repeated="3"/>
          <table:table-cell/>
          <table:table-cell table:style-name="ce210" office:value-type="date" office:date-value="2018-10-05" calcext:value-type="date">
            <text:p>05/10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61.02" calcext:value-type="currency">
            <text:p>1 061,02 €</text:p>
          </table:table-cell>
          <table:table-cell table:style-name="ce125" table:formula="of:=[.N63]-[.P63]-[.Q63]" office:value-type="currency" office:currency="EUR" office:value="744.26" calcext:value-type="currency">
            <text:p>744,26 €</text:p>
          </table:table-cell>
          <table:table-cell table:style-name="ce125" office:value-type="currency" office:currency="EUR" office:value="279.11" calcext:value-type="currency">
            <text:p>279,11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11-05" calcext:value-type="date">
            <text:p>05/11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61.76" calcext:value-type="currency">
            <text:p>1 061,76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5.27" calcext:value-type="currency">
            <text:p>255,27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64:.F64])" office:value-type="currency" office:currency="EUR" office:value="1381.62" calcext:value-type="currency">
            <text:p>1 381,62 €</text:p>
          </table:table-cell>
          <table:table-cell table:style-name="ce75"/>
          <table:table-cell table:style-name="ce263" office:value-type="string" calcext:value-type="string">
            <text:p>Total 2018</text:p>
          </table:table-cell>
          <table:table-cell table:style-name="ce263" office:value-type="string" calcext:value-type="string">
            <text:p>Moyenne 2018</text:p>
          </table:table-cell>
          <table:table-cell/>
          <table:table-cell table:style-name="ce213"/>
          <table:table-cell table:style-name="ce223"/>
          <table:table-cell table:style-name="ce233"/>
          <table:table-cell table:style-name="ce196" table:number-columns-repeated="3"/>
          <table:table-cell table:number-columns-repeated="3"/>
        </table:table-row>
        <table:table-row table:style-name="ro1">
          <table:table-cell table:style-name="ce210" office:value-type="date" office:date-value="2018-12-05" calcext:value-type="date">
            <text:p>05/12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41" calcext:value-type="currency">
            <text:p>1 052,41 €</text:p>
          </table:table-cell>
          <table:table-cell table:style-name="ce229" office:value-type="currency" office:currency="EUR" office:value="3.89" calcext:value-type="currency">
            <text:p>3,89 €</text:p>
          </table:table-cell>
          <table:table-cell table:style-name="ce244" office:value-type="currency" office:currency="EUR" office:value="255.65" calcext:value-type="currency">
            <text:p>255,6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65:.F65])" office:value-type="currency" office:currency="EUR" office:value="1370.28" calcext:value-type="currency">
            <text:p>1 370,28 €</text:p>
          </table:table-cell>
          <table:table-cell table:style-name="ce75"/>
          <table:table-cell table:style-name="ce264" table:formula="of:=SUM([.G54:.G65])" office:value-type="currency" office:currency="EUR" office:value="16363.1" calcext:value-type="currency">
            <text:p>16 363,10 €</text:p>
          </table:table-cell>
          <table:table-cell table:style-name="ce264" table:formula="of:=AVERAGE([.G54:.G65])" office:value-type="currency" office:currency="EUR" office:value="1363.59166666667" calcext:value-type="currency">
            <text:p>1 363,59 €</text:p>
          </table:table-cell>
          <table:table-cell/>
          <table:table-cell table:style-name="ce213"/>
          <table:table-cell table:style-name="ce269" office:value-type="string" calcext:value-type="string">
            <text:p>Total</text:p>
          </table:table-cell>
          <table:table-cell table:style-name="ce235" table:formula="of:=SUM([.N12:.N63])" office:value-type="currency" office:currency="EUR" office:value="39579.18" calcext:value-type="currency">
            <text:p>39 579,18 €</text:p>
          </table:table-cell>
          <table:table-cell table:style-name="ce235" table:formula="of:=SUM([.O12:.O63])" office:value-type="currency" office:currency="EUR" office:value="29375.68" calcext:value-type="currency">
            <text:p>29 375,68 €</text:p>
          </table:table-cell>
          <table:table-cell table:style-name="ce235" table:formula="of:=SUM([.P12:.P63])" office:value-type="currency" office:currency="EUR" office:value="8593.33" calcext:value-type="currency">
            <text:p>8 593,33 €</text:p>
          </table:table-cell>
          <table:table-cell table:style-name="ce235" table:formula="of:=SUM([.Q12:.Q63])" office:value-type="currency" office:currency="EUR" office:value="1610.17" calcext:value-type="currency">
            <text:p>1 610,17 €</text:p>
          </table:table-cell>
          <table:table-cell table:number-columns-repeated="3"/>
        </table:table-row>
        <table:table-row table:style-name="ro1">
          <table:table-cell table:style-name="ce215"/>
          <table:table-cell table:style-name="ce223"/>
          <table:table-cell table:style-name="ce233" table:number-columns-repeated="2"/>
          <table:table-cell table:style-name="ce75" table:number-columns-repeated="6"/>
          <table:table-cell table:number-columns-repeated="10"/>
        </table:table-row>
        <table:table-row table:style-name="ro1">
          <table:table-cell table:style-name="ce215"/>
          <table:table-cell table:style-name="ce223"/>
          <table:table-cell table:style-name="ce233" table:number-columns-repeated="2"/>
          <table:table-cell table:style-name="ce75" table:number-columns-repeated="6"/>
          <table:table-cell/>
          <table:table-cell table:style-name="ce213"/>
          <table:table-cell table:style-name="ce223"/>
          <table:table-cell table:style-name="ce169" office:value-type="string" calcext:value-type="string">
            <text:p>Modulimmo</text:p>
          </table:table-cell>
          <table:table-cell table:style-name="ce169" office:value-type="string" calcext:value-type="string">
            <text:p>Capital</text:p>
          </table:table-cell>
          <table:table-cell table:style-name="ce169" office:value-type="string" calcext:value-type="string">
            <text:p>Intérêts</text:p>
          </table:table-cell>
          <table:table-cell table:style-name="ce169" office:value-type="string" calcext:value-type="string">
            <text:p>Assurance</text:p>
          </table:table-cell>
          <table:table-cell/>
          <table:table-cell table:style-name="ce271" office:value-type="string" calcext:value-type="string">
            <text:p>Renégociation prêt Modulimmo</text:p>
          </table:table-cell>
          <table:table-cell/>
        </table:table-row>
        <table:table-row table:style-name="ro1">
          <table:table-cell table:style-name="ce215"/>
          <table:table-cell table:style-name="ce223"/>
          <table:table-cell table:style-name="ce233" table:number-columns-repeated="2"/>
          <table:table-cell table:style-name="ce75" table:number-columns-repeated="6"/>
          <table:table-cell/>
          <table:table-cell table:style-name="ce210" office:value-type="date" office:date-value="2018-11-05" calcext:value-type="date">
            <text:p>05/11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61.76" calcext:value-type="currency">
            <text:p>1 061,76 €</text:p>
          </table:table-cell>
          <table:table-cell table:style-name="ce125" table:formula="of:=[.N68]-[.P68]-[.Q68]" office:value-type="currency" office:currency="EUR" office:value="828.43" calcext:value-type="currency">
            <text:p>828,43 €</text:p>
          </table:table-cell>
          <table:table-cell table:style-name="ce125" office:value-type="currency" office:currency="EUR" office:value="195.68" calcext:value-type="currency">
            <text:p>195,68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/>
          <table:table-cell office:value-type="string" calcext:value-type="string">
            <text:p>Frais de dossier : 1 200 €</text:p>
          </table:table-cell>
          <table:table-cell/>
        </table:table-row>
        <table:table-row table:style-name="ro1">
          <table:table-cell table:style-name="ce215"/>
          <table:table-cell table:style-name="ce223"/>
          <table:table-cell table:style-name="ce233" table:number-columns-repeated="2"/>
          <table:table-cell table:style-name="ce75" table:number-columns-repeated="6"/>
          <table:table-cell/>
          <table:table-cell table:style-name="ce210" office:value-type="date" office:date-value="2018-12-05" calcext:value-type="date">
            <text:p>05/12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41" calcext:value-type="currency">
            <text:p>1 052,41 €</text:p>
          </table:table-cell>
          <table:table-cell table:style-name="ce125" table:formula="of:=[.N69]-[.P69]-[.Q69]" office:value-type="currency" office:currency="EUR" office:value="829.54" calcext:value-type="currency">
            <text:p>829,54 €</text:p>
          </table:table-cell>
          <table:table-cell table:style-name="ce125" office:value-type="currency" office:currency="EUR" office:value="194.57" calcext:value-type="currency">
            <text:p>194,57 €</text:p>
          </table:table-cell>
          <table:table-cell table:style-name="ce125" office:value-type="currency" office:currency="EUR" office:value="28.3" calcext:value-type="currency">
            <text:p>28,30 €</text:p>
          </table:table-cell>
          <table:table-cell table:number-columns-repeated="3"/>
        </table:table-row>
        <table:table-row table:style-name="ro1">
          <table:table-cell table:style-name="ce215"/>
          <table:table-cell table:style-name="ce223"/>
          <table:table-cell table:style-name="ce233" table:number-columns-repeated="2"/>
          <table:table-cell table:style-name="ce75" table:number-columns-repeated="6"/>
          <table:table-cell table:number-columns-repeated="10"/>
        </table:table-row>
        <table:table-row table:style-name="ro5">
          <table:table-cell table:style-name="ce213"/>
          <table:table-cell table:style-name="ce223"/>
          <table:table-cell table:style-name="ce169" office:value-type="string" calcext:value-type="string">
            <text:p>Modulimmo</text:p>
          </table:table-cell>
          <table:table-cell table:style-name="ce169" office:value-type="string" calcext:value-type="string">
            <text:p>Prêt Taux Zéro</text:p>
          </table:table-cell>
          <table:table-cell table:style-name="ce239" office:value-type="string" calcext:value-type="string">
            <text:p>Prêt Bienvenue 15 000 €</text:p>
          </table:table-cell>
          <table:table-cell table:style-name="ce239" office:value-type="string" calcext:value-type="string">
            <text:p>Prêt Accueil  </text:p>
            <text:p>2 100 €</text:p>
          </table:table-cell>
          <table:table-cell table:style-name="ce224" office:value-type="string" calcext:value-type="string">
            <text:p>Total</text:p>
          </table:table-cell>
          <table:table-cell table:style-name="ce75" table:number-columns-repeated="3"/>
          <table:table-cell/>
          <table:table-cell table:style-name="ce213"/>
          <table:table-cell table:style-name="ce223"/>
          <table:table-cell table:style-name="ce169" office:value-type="string" calcext:value-type="string">
            <text:p>Modulimmo</text:p>
          </table:table-cell>
          <table:table-cell table:style-name="ce169" office:value-type="string" calcext:value-type="string">
            <text:p>Capital</text:p>
          </table:table-cell>
          <table:table-cell table:style-name="ce169" office:value-type="string" calcext:value-type="string">
            <text:p>Intérêts</text:p>
          </table:table-cell>
          <table:table-cell table:style-name="ce169" office:value-type="string" calcext:value-type="string">
            <text:p>Assurance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01-05" calcext:value-type="date">
            <text:p>05/01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4" calcext:value-type="currency">
            <text:p>1 052,40 €</text:p>
          </table:table-cell>
          <table:table-cell table:style-name="ce229" office:value-type="currency" office:currency="EUR" office:value="3.89" calcext:value-type="currency">
            <text:p>3,89 €</text:p>
          </table:table-cell>
          <table:table-cell table:style-name="ce244" office:value-type="currency" office:currency="EUR" office:value="255.65" calcext:value-type="currency">
            <text:p>255,6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72:.F72])" office:value-type="currency" office:currency="EUR" office:value="1370.27" calcext:value-type="currency">
            <text:p>1 370,27 €</text:p>
          </table:table-cell>
          <table:table-cell table:style-name="ce75" table:number-columns-repeated="3"/>
          <table:table-cell/>
          <table:table-cell table:style-name="ce210" office:value-type="date" office:date-value="2019-01-05" calcext:value-type="date">
            <text:p>05/01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4" calcext:value-type="currency">
            <text:p>1 052,40 €</text:p>
          </table:table-cell>
          <table:table-cell table:style-name="ce125" table:formula="of:=[.N72]-[.P72]-[.Q72]" office:value-type="currency" office:currency="EUR" office:value="830.66" calcext:value-type="currency">
            <text:p>830,66 €</text:p>
          </table:table-cell>
          <table:table-cell table:style-name="ce125" office:value-type="currency" office:currency="EUR" office:value="193.45" calcext:value-type="currency">
            <text:p>193,45 €</text:p>
          </table:table-cell>
          <table:table-cell table:style-name="ce125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02-05" calcext:value-type="date">
            <text:p>05/02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4" calcext:value-type="currency">
            <text:p>1 052,40 €</text:p>
          </table:table-cell>
          <table:table-cell table:style-name="ce229" office:value-type="currency" office:currency="EUR" office:value="3.89" calcext:value-type="currency">
            <text:p>3,89 €</text:p>
          </table:table-cell>
          <table:table-cell table:style-name="ce244" office:value-type="currency" office:currency="EUR" office:value="255.65" calcext:value-type="currency">
            <text:p>255,6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73:.F73])" office:value-type="currency" office:currency="EUR" office:value="1370.27" calcext:value-type="currency">
            <text:p>1 370,27 €</text:p>
          </table:table-cell>
          <table:table-cell table:style-name="ce75" table:number-columns-repeated="3"/>
          <table:table-cell/>
          <table:table-cell table:style-name="ce210" office:value-type="date" office:date-value="2019-02-05" calcext:value-type="date">
            <text:p>05/02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4" calcext:value-type="currency">
            <text:p>1 052,40 €</text:p>
          </table:table-cell>
          <table:table-cell table:style-name="ce125" table:formula="of:=[.N73]-[.P73]-[.Q73]" office:value-type="currency" office:currency="EUR" office:value="831.79" calcext:value-type="currency">
            <text:p>831,79 €</text:p>
          </table:table-cell>
          <table:table-cell table:style-name="ce125" office:value-type="currency" office:currency="EUR" office:value="192.32" calcext:value-type="currency">
            <text:p>192,32 €</text:p>
          </table:table-cell>
          <table:table-cell table:style-name="ce125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03-05" calcext:value-type="date">
            <text:p>05/03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4" calcext:value-type="currency">
            <text:p>1 052,40 €</text:p>
          </table:table-cell>
          <table:table-cell table:style-name="ce229" office:value-type="currency" office:currency="EUR" office:value="3.89" calcext:value-type="currency">
            <text:p>3,89 €</text:p>
          </table:table-cell>
          <table:table-cell table:style-name="ce244" office:value-type="currency" office:currency="EUR" office:value="255.65" calcext:value-type="currency">
            <text:p>255,6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74:.F74])" office:value-type="currency" office:currency="EUR" office:value="1370.27" calcext:value-type="currency">
            <text:p>1 370,27 €</text:p>
          </table:table-cell>
          <table:table-cell table:style-name="ce75" table:number-columns-repeated="3"/>
          <table:table-cell/>
          <table:table-cell table:style-name="ce210" office:value-type="date" office:date-value="2019-03-05" calcext:value-type="date">
            <text:p>05/03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4" calcext:value-type="currency">
            <text:p>1 052,40 €</text:p>
          </table:table-cell>
          <table:table-cell table:style-name="ce125" table:formula="of:=[.N74]-[.P74]-[.Q74]" office:value-type="currency" office:currency="EUR" office:value="832.91" calcext:value-type="currency">
            <text:p>832,91 €</text:p>
          </table:table-cell>
          <table:table-cell table:style-name="ce125" office:value-type="currency" office:currency="EUR" office:value="191.2" calcext:value-type="currency">
            <text:p>191,20 €</text:p>
          </table:table-cell>
          <table:table-cell table:style-name="ce125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04-05" calcext:value-type="date">
            <text:p>05/04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4" calcext:value-type="currency">
            <text:p>1 052,40 €</text:p>
          </table:table-cell>
          <table:table-cell table:style-name="ce229" office:value-type="currency" office:currency="EUR" office:value="3.89" calcext:value-type="currency">
            <text:p>3,89 €</text:p>
          </table:table-cell>
          <table:table-cell table:style-name="ce244" office:value-type="currency" office:currency="EUR" office:value="255.65" calcext:value-type="currency">
            <text:p>255,6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75:.F75])" office:value-type="currency" office:currency="EUR" office:value="1370.27" calcext:value-type="currency">
            <text:p>1 370,27 €</text:p>
          </table:table-cell>
          <table:table-cell table:style-name="ce75" table:number-columns-repeated="3"/>
          <table:table-cell/>
          <table:table-cell table:style-name="ce210" office:value-type="date" office:date-value="2019-04-05" calcext:value-type="date">
            <text:p>05/04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4" calcext:value-type="currency">
            <text:p>1 052,40 €</text:p>
          </table:table-cell>
          <table:table-cell table:style-name="ce125" table:formula="of:=[.N75]-[.P75]-[.Q75]" office:value-type="currency" office:currency="EUR" office:value="834.03" calcext:value-type="currency">
            <text:p>834,03 €</text:p>
          </table:table-cell>
          <table:table-cell table:style-name="ce125" office:value-type="currency" office:currency="EUR" office:value="190.08" calcext:value-type="currency">
            <text:p>190,08 €</text:p>
          </table:table-cell>
          <table:table-cell table:style-name="ce125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05-05" calcext:value-type="date">
            <text:p>05/05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4" calcext:value-type="currency">
            <text:p>1 052,40 €</text:p>
          </table:table-cell>
          <table:table-cell table:style-name="ce229" office:value-type="currency" office:currency="EUR" office:value="3.89" calcext:value-type="currency">
            <text:p>3,89 €</text:p>
          </table:table-cell>
          <table:table-cell table:style-name="ce244" office:value-type="currency" office:currency="EUR" office:value="255.65" calcext:value-type="currency">
            <text:p>255,6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76:.F76])" office:value-type="currency" office:currency="EUR" office:value="1370.27" calcext:value-type="currency">
            <text:p>1 370,27 €</text:p>
          </table:table-cell>
          <table:table-cell table:style-name="ce75" table:number-columns-repeated="3"/>
          <table:table-cell/>
          <table:table-cell table:style-name="ce210" office:value-type="date" office:date-value="2019-05-05" calcext:value-type="date">
            <text:p>05/05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4" calcext:value-type="currency">
            <text:p>1 052,40 €</text:p>
          </table:table-cell>
          <table:table-cell table:style-name="ce125" table:formula="of:=[.N76]-[.P76]-[.Q76]" office:value-type="currency" office:currency="EUR" office:value="835.16" calcext:value-type="currency">
            <text:p>835,16 €</text:p>
          </table:table-cell>
          <table:table-cell table:style-name="ce125" office:value-type="currency" office:currency="EUR" office:value="188.95" calcext:value-type="currency">
            <text:p>188,95 €</text:p>
          </table:table-cell>
          <table:table-cell table:style-name="ce125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06-05" calcext:value-type="date">
            <text:p>05/06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229" office:value-type="currency" office:currency="EUR" office:value="4.11" calcext:value-type="currency">
            <text:p>4,11 €</text:p>
          </table:table-cell>
          <table:table-cell table:style-name="ce244" office:value-type="currency" office:currency="EUR" office:value="255.65" calcext:value-type="currency">
            <text:p>255,6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77:.F77])" office:value-type="currency" office:currency="EUR" office:value="1370.82" calcext:value-type="currency">
            <text:p>1 370,82 €</text:p>
          </table:table-cell>
          <table:table-cell table:style-name="ce75" table:number-columns-repeated="3"/>
          <table:table-cell/>
          <table:table-cell table:style-name="ce210" office:value-type="date" office:date-value="2019-06-05" calcext:value-type="date">
            <text:p>05/06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125" table:formula="of:=[.N77]-[.P77]-[.Q77]" office:value-type="currency" office:currency="EUR" office:value="836.29" calcext:value-type="currency">
            <text:p>836,29 €</text:p>
          </table:table-cell>
          <table:table-cell table:style-name="ce125" office:value-type="currency" office:currency="EUR" office:value="187.82" calcext:value-type="currency">
            <text:p>187,82 €</text:p>
          </table:table-cell>
          <table:table-cell table:style-name="ce125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07-05" calcext:value-type="date">
            <text:p>05/07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229" office:value-type="currency" office:currency="EUR" office:value="4.11" calcext:value-type="currency">
            <text:p>4,11 €</text:p>
          </table:table-cell>
          <table:table-cell table:style-name="ce244" office:value-type="currency" office:currency="EUR" office:value="255.65" calcext:value-type="currency">
            <text:p>255,6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78:.F78])" office:value-type="currency" office:currency="EUR" office:value="1370.82" calcext:value-type="currency">
            <text:p>1 370,82 €</text:p>
          </table:table-cell>
          <table:table-cell table:style-name="ce75" table:number-columns-repeated="3"/>
          <table:table-cell/>
          <table:table-cell table:style-name="ce210" office:value-type="date" office:date-value="2019-07-05" calcext:value-type="date">
            <text:p>05/07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125" table:formula="of:=[.N78]-[.P78]-[.Q78]" office:value-type="currency" office:currency="EUR" office:value="837.42" calcext:value-type="currency">
            <text:p>837,42 €</text:p>
          </table:table-cell>
          <table:table-cell table:style-name="ce125" office:value-type="currency" office:currency="EUR" office:value="186.69" calcext:value-type="currency">
            <text:p>186,69 €</text:p>
          </table:table-cell>
          <table:table-cell table:style-name="ce125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08-05" calcext:value-type="date">
            <text:p>05/08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229" office:value-type="currency" office:currency="EUR" office:value="4.11" calcext:value-type="currency">
            <text:p>4,11 €</text:p>
          </table:table-cell>
          <table:table-cell table:style-name="ce244" office:value-type="currency" office:currency="EUR" office:value="255.65" calcext:value-type="currency">
            <text:p>255,6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79:.F79])" office:value-type="currency" office:currency="EUR" office:value="1370.82" calcext:value-type="currency">
            <text:p>1 370,82 €</text:p>
          </table:table-cell>
          <table:table-cell table:style-name="ce75" table:number-columns-repeated="3"/>
          <table:table-cell/>
          <table:table-cell table:style-name="ce210" office:value-type="date" office:date-value="2019-08-05" calcext:value-type="date">
            <text:p>05/08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125" table:formula="of:=[.N79]-[.P79]-[.Q79]" office:value-type="currency" office:currency="EUR" office:value="838.55" calcext:value-type="currency">
            <text:p>838,55 €</text:p>
          </table:table-cell>
          <table:table-cell table:style-name="ce125" office:value-type="currency" office:currency="EUR" office:value="185.56" calcext:value-type="currency">
            <text:p>185,56 €</text:p>
          </table:table-cell>
          <table:table-cell table:style-name="ce125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09-05" calcext:value-type="date">
            <text:p>05/09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229" office:value-type="currency" office:currency="EUR" office:value="4.11" calcext:value-type="currency">
            <text:p>4,11 €</text:p>
          </table:table-cell>
          <table:table-cell table:style-name="ce244" office:value-type="currency" office:currency="EUR" office:value="259.97" calcext:value-type="currency">
            <text:p>259,97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80:.F80])" office:value-type="currency" office:currency="EUR" office:value="1375.14" calcext:value-type="currency">
            <text:p>1 375,14 €</text:p>
          </table:table-cell>
          <table:table-cell table:style-name="ce75" table:number-columns-repeated="3"/>
          <table:table-cell/>
          <table:table-cell table:style-name="ce210" office:value-type="date" office:date-value="2019-09-05" calcext:value-type="date">
            <text:p>05/09/19</text:p>
          </table:table-cell>
          <table:table-cell table:style-name="ce77" office:value-type="string" calcext:value-type="string">
            <text:p>Echéance </text:p>
          </table:table-cell>
          <table:table-cell table:style-name="ce229" table:formula="of:=[.C80]" office:value-type="currency" office:currency="EUR" office:value="1052.73" calcext:value-type="currency">
            <text:p>1 052,73 €</text:p>
          </table:table-cell>
          <table:table-cell table:style-name="ce125" table:formula="of:=[.N80]-[.P80]-[.Q80]" office:value-type="currency" office:currency="EUR" office:value="839.68" calcext:value-type="currency">
            <text:p>839,68 €</text:p>
          </table:table-cell>
          <table:table-cell table:style-name="ce125" office:value-type="currency" office:currency="EUR" office:value="184.43" calcext:value-type="currency">
            <text:p>184,43 €</text:p>
          </table:table-cell>
          <table:table-cell table:style-name="ce125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10-05" calcext:value-type="date">
            <text:p>05/10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229" office:value-type="currency" office:currency="EUR" office:value="4.11" calcext:value-type="currency">
            <text:p>4,11 €</text:p>
          </table:table-cell>
          <table:table-cell table:style-name="ce244" office:value-type="currency" office:currency="EUR" office:value="260.05" calcext:value-type="currency">
            <text:p>260,0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81:.F81])" office:value-type="currency" office:currency="EUR" office:value="1375.22" calcext:value-type="currency">
            <text:p>1 375,22 €</text:p>
          </table:table-cell>
          <table:table-cell table:style-name="ce75" table:number-columns-repeated="3"/>
          <table:table-cell/>
          <table:table-cell table:style-name="ce210" office:value-type="date" office:date-value="2019-10-05" calcext:value-type="date">
            <text:p>05/10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125" table:formula="of:=[.N81]-[.P81]-[.Q81]" office:value-type="currency" office:currency="EUR" office:value="840.81" calcext:value-type="currency">
            <text:p>840,81 €</text:p>
          </table:table-cell>
          <table:table-cell table:style-name="ce125" office:value-type="currency" office:currency="EUR" office:value="183.3" calcext:value-type="currency">
            <text:p>183,30 €</text:p>
          </table:table-cell>
          <table:table-cell table:style-name="ce125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11-05" calcext:value-type="date">
            <text:p>05/11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229" office:value-type="currency" office:currency="EUR" office:value="4.11" calcext:value-type="currency">
            <text:p>4,11 €</text:p>
          </table:table-cell>
          <table:table-cell table:style-name="ce244" office:value-type="currency" office:currency="EUR" office:value="260.05" calcext:value-type="currency">
            <text:p>260,0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82:.F82])" office:value-type="currency" office:currency="EUR" office:value="1375.22" calcext:value-type="currency">
            <text:p>1 375,22 €</text:p>
          </table:table-cell>
          <table:table-cell table:style-name="ce75"/>
          <table:table-cell table:style-name="ce263" office:value-type="string" calcext:value-type="string">
            <text:p>Total 2019</text:p>
          </table:table-cell>
          <table:table-cell table:style-name="ce263" office:value-type="string" calcext:value-type="string">
            <text:p>Moyenne 2019</text:p>
          </table:table-cell>
          <table:table-cell/>
          <table:table-cell table:style-name="ce210" office:value-type="date" office:date-value="2019-11-03" calcext:value-type="date">
            <text:p>03/11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125" table:formula="of:=[.N82]-[.P82]-[.Q82]" office:value-type="currency" office:currency="EUR" office:value="841.95" calcext:value-type="currency">
            <text:p>841,95 €</text:p>
          </table:table-cell>
          <table:table-cell table:style-name="ce125" office:value-type="currency" office:currency="EUR" office:value="182.16" calcext:value-type="currency">
            <text:p>182,16 €</text:p>
          </table:table-cell>
          <table:table-cell table:style-name="ce125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12-05" calcext:value-type="date">
            <text:p>05/12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229" office:value-type="currency" office:currency="EUR" office:value="4.11" calcext:value-type="currency">
            <text:p>4,11 €</text:p>
          </table:table-cell>
          <table:table-cell table:style-name="ce244" office:value-type="currency" office:currency="EUR" office:value="260.05" calcext:value-type="currency">
            <text:p>260,0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83:.F83])" office:value-type="currency" office:currency="EUR" office:value="1375.22" calcext:value-type="currency">
            <text:p>1 375,22 €</text:p>
          </table:table-cell>
          <table:table-cell table:style-name="ce75"/>
          <table:table-cell table:style-name="ce264" table:formula="of:=SUM([.G72:.G83])" office:value-type="currency" office:currency="EUR" office:value="16464.61" calcext:value-type="currency">
            <text:p>16 464,61 €</text:p>
          </table:table-cell>
          <table:table-cell table:style-name="ce264" table:formula="of:=AVERAGE([.G72:.G83])" office:value-type="currency" office:currency="EUR" office:value="1372.05083333333" calcext:value-type="currency">
            <text:p>1 372,05 €</text:p>
          </table:table-cell>
          <table:table-cell/>
          <table:table-cell table:style-name="ce210" office:value-type="date" office:date-value="2019-12-05" calcext:value-type="date">
            <text:p>05/12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125" table:formula="of:=[.N83]-[.P83]-[.Q83]" office:value-type="currency" office:currency="EUR" office:value="843.08" calcext:value-type="currency">
            <text:p>843,08 €</text:p>
          </table:table-cell>
          <table:table-cell table:style-name="ce125" office:value-type="currency" office:currency="EUR" office:value="181.03" calcext:value-type="currency">
            <text:p>181,03 €</text:p>
          </table:table-cell>
          <table:table-cell table:style-name="ce125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15"/>
          <table:table-cell table:style-name="ce223"/>
          <table:table-cell table:style-name="ce233" table:number-columns-repeated="2"/>
          <table:table-cell table:style-name="ce75" table:number-columns-repeated="6"/>
          <table:table-cell table:number-columns-repeated="10"/>
        </table:table-row>
        <table:table-row table:style-name="ro5">
          <table:table-cell table:style-name="ce213"/>
          <table:table-cell table:style-name="ce223"/>
          <table:table-cell table:style-name="ce169" office:value-type="string" calcext:value-type="string">
            <text:p>Modulimmo</text:p>
          </table:table-cell>
          <table:table-cell table:style-name="ce169" office:value-type="string" calcext:value-type="string">
            <text:p>Prêt Taux Zéro</text:p>
          </table:table-cell>
          <table:table-cell table:style-name="ce239" office:value-type="string" calcext:value-type="string">
            <text:p>Prêt Bienvenue 15 000 €</text:p>
          </table:table-cell>
          <table:table-cell table:style-name="ce239" office:value-type="string" calcext:value-type="string">
            <text:p>Prêt Accueil  </text:p>
            <text:p>2 100 €</text:p>
          </table:table-cell>
          <table:table-cell table:style-name="ce224" office:value-type="string" calcext:value-type="string">
            <text:p>Total</text:p>
          </table:table-cell>
          <table:table-cell table:style-name="ce75" table:number-columns-repeated="3"/>
          <table:table-cell/>
          <table:table-cell table:style-name="ce213"/>
          <table:table-cell table:style-name="ce223"/>
          <table:table-cell table:style-name="ce169" office:value-type="string" calcext:value-type="string">
            <text:p>Modulimmo</text:p>
          </table:table-cell>
          <table:table-cell table:style-name="ce169" office:value-type="string" calcext:value-type="string">
            <text:p>Capital</text:p>
          </table:table-cell>
          <table:table-cell table:style-name="ce169" office:value-type="string" calcext:value-type="string">
            <text:p>Intérêts</text:p>
          </table:table-cell>
          <table:table-cell table:style-name="ce169" office:value-type="string" calcext:value-type="string">
            <text:p>Assurance</text:p>
          </table:table-cell>
          <table:table-cell table:number-columns-repeated="3"/>
        </table:table-row>
        <table:table-row table:style-name="ro1">
          <table:table-cell table:style-name="ce210" office:value-type="date" office:date-value="2020-01-05" calcext:value-type="date">
            <text:p>05/01/20</text:p>
          </table:table-cell>
          <table:table-cell table:style-name="ce77" office:value-type="string" calcext:value-type="string">
            <text:p>Echéance </text:p>
          </table:table-cell>
          <table:table-cell table:style-name="ce229" table:number-columns-repeated="2"/>
          <table:table-cell table:style-name="ce244" table:number-columns-repeated="2"/>
          <table:table-cell table:style-name="ce248" table:formula="of:=SUM([.C86:.F86])" office:value-type="currency" office:currency="EUR" office:value="0" calcext:value-type="currency">
            <text:p>0,00 €</text:p>
          </table:table-cell>
          <table:table-cell table:style-name="ce75" table:number-columns-repeated="3"/>
          <table:table-cell/>
          <table:table-cell table:style-name="ce210" office:value-type="date" office:date-value="2020-01-05" calcext:value-type="date">
            <text:p>05/01/20</text:p>
          </table:table-cell>
          <table:table-cell table:style-name="ce77" office:value-type="string" calcext:value-type="string">
            <text:p>Echéance </text:p>
          </table:table-cell>
          <table:table-cell table:style-name="ce229"/>
          <table:table-cell table:style-name="ce125" table:number-columns-repeated="3"/>
          <table:table-cell table:number-columns-repeated="3"/>
        </table:table-row>
        <table:table-row table:style-name="ro1">
          <table:table-cell table:style-name="ce210" office:value-type="date" office:date-value="2020-02-05" calcext:value-type="date">
            <text:p>05/02/20</text:p>
          </table:table-cell>
          <table:table-cell table:style-name="ce77" office:value-type="string" calcext:value-type="string">
            <text:p>Echéance </text:p>
          </table:table-cell>
          <table:table-cell table:style-name="ce229" table:number-columns-repeated="2"/>
          <table:table-cell table:style-name="ce244" table:number-columns-repeated="2"/>
          <table:table-cell table:style-name="ce248"/>
          <table:table-cell table:style-name="ce75" table:number-columns-repeated="3"/>
          <table:table-cell/>
          <table:table-cell table:style-name="ce210" office:value-type="date" office:date-value="2020-02-05" calcext:value-type="date">
            <text:p>05/02/20</text:p>
          </table:table-cell>
          <table:table-cell table:style-name="ce77" office:value-type="string" calcext:value-type="string">
            <text:p>Echéance </text:p>
          </table:table-cell>
          <table:table-cell table:style-name="ce229"/>
          <table:table-cell table:style-name="ce125" table:number-columns-repeated="3"/>
          <table:table-cell table:number-columns-repeated="3"/>
        </table:table-row>
        <table:table-row table:style-name="ro1">
          <table:table-cell table:style-name="ce210" office:value-type="date" office:date-value="2020-03-05" calcext:value-type="date">
            <text:p>05/03/20</text:p>
          </table:table-cell>
          <table:table-cell table:style-name="ce77" office:value-type="string" calcext:value-type="string">
            <text:p>Echéance </text:p>
          </table:table-cell>
          <table:table-cell table:style-name="ce229" table:number-columns-repeated="2"/>
          <table:table-cell table:style-name="ce244"/>
          <table:table-cell table:style-name="ce246"/>
          <table:table-cell table:style-name="ce248"/>
          <table:table-cell table:style-name="ce75" table:number-columns-repeated="3"/>
          <table:table-cell/>
          <table:table-cell table:style-name="ce210" office:value-type="date" office:date-value="2020-03-05" calcext:value-type="date">
            <text:p>05/03/20</text:p>
          </table:table-cell>
          <table:table-cell table:style-name="ce77" office:value-type="string" calcext:value-type="string">
            <text:p>Echéance </text:p>
          </table:table-cell>
          <table:table-cell table:style-name="ce229"/>
          <table:table-cell table:style-name="ce125" table:number-columns-repeated="3"/>
          <table:table-cell table:number-columns-repeated="3"/>
        </table:table-row>
        <table:table-row table:style-name="ro1">
          <table:table-cell table:style-name="ce210" office:value-type="date" office:date-value="2020-04-05" calcext:value-type="date">
            <text:p>05/04/20</text:p>
          </table:table-cell>
          <table:table-cell table:style-name="ce77" office:value-type="string" calcext:value-type="string">
            <text:p>Echéance </text:p>
          </table:table-cell>
          <table:table-cell table:style-name="ce229" table:number-columns-repeated="2"/>
          <table:table-cell table:style-name="ce244"/>
          <table:table-cell table:style-name="ce246"/>
          <table:table-cell table:style-name="ce248"/>
          <table:table-cell table:style-name="ce75" table:number-columns-repeated="3"/>
          <table:table-cell/>
          <table:table-cell table:style-name="ce210" office:value-type="date" office:date-value="2020-04-05" calcext:value-type="date">
            <text:p>05/04/20</text:p>
          </table:table-cell>
          <table:table-cell table:style-name="ce77" office:value-type="string" calcext:value-type="string">
            <text:p>Echéance </text:p>
          </table:table-cell>
          <table:table-cell table:style-name="ce229"/>
          <table:table-cell table:style-name="ce125" table:number-columns-repeated="3"/>
          <table:table-cell table:number-columns-repeated="3"/>
        </table:table-row>
        <table:table-row table:style-name="ro1">
          <table:table-cell table:style-name="ce210" office:value-type="date" office:date-value="2020-05-05" calcext:value-type="date">
            <text:p>05/05/20</text:p>
          </table:table-cell>
          <table:table-cell table:style-name="ce77" office:value-type="string" calcext:value-type="string">
            <text:p>Echéance </text:p>
          </table:table-cell>
          <table:table-cell table:style-name="ce229" table:number-columns-repeated="2"/>
          <table:table-cell table:style-name="ce244"/>
          <table:table-cell table:style-name="ce246"/>
          <table:table-cell table:style-name="ce248"/>
          <table:table-cell table:style-name="ce75" table:number-columns-repeated="3"/>
          <table:table-cell/>
          <table:table-cell table:style-name="ce210" office:value-type="date" office:date-value="2020-05-05" calcext:value-type="date">
            <text:p>05/05/20</text:p>
          </table:table-cell>
          <table:table-cell table:style-name="ce77" office:value-type="string" calcext:value-type="string">
            <text:p>Echéance </text:p>
          </table:table-cell>
          <table:table-cell table:style-name="ce229"/>
          <table:table-cell table:style-name="ce125" table:number-columns-repeated="3"/>
          <table:table-cell table:number-columns-repeated="3"/>
        </table:table-row>
        <table:table-row table:style-name="ro1">
          <table:table-cell table:style-name="ce210" office:value-type="date" office:date-value="2020-06-05" calcext:value-type="date">
            <text:p>05/06/20</text:p>
          </table:table-cell>
          <table:table-cell table:style-name="ce77" office:value-type="string" calcext:value-type="string">
            <text:p>Echéance </text:p>
          </table:table-cell>
          <table:table-cell table:style-name="ce229" table:number-columns-repeated="2"/>
          <table:table-cell table:style-name="ce244"/>
          <table:table-cell table:style-name="ce246"/>
          <table:table-cell table:style-name="ce248"/>
          <table:table-cell table:style-name="ce75" table:number-columns-repeated="3"/>
          <table:table-cell/>
          <table:table-cell table:style-name="ce210" office:value-type="date" office:date-value="2020-06-05" calcext:value-type="date">
            <text:p>05/06/20</text:p>
          </table:table-cell>
          <table:table-cell table:style-name="ce77" office:value-type="string" calcext:value-type="string">
            <text:p>Echéance </text:p>
          </table:table-cell>
          <table:table-cell table:style-name="ce229"/>
          <table:table-cell table:style-name="ce125" table:number-columns-repeated="3"/>
          <table:table-cell table:number-columns-repeated="3"/>
        </table:table-row>
        <table:table-row table:style-name="ro1">
          <table:table-cell table:style-name="ce210" office:value-type="date" office:date-value="2020-07-05" calcext:value-type="date">
            <text:p>05/07/20</text:p>
          </table:table-cell>
          <table:table-cell table:style-name="ce77" office:value-type="string" calcext:value-type="string">
            <text:p>Echéance </text:p>
          </table:table-cell>
          <table:table-cell table:style-name="ce229" table:number-columns-repeated="2"/>
          <table:table-cell table:style-name="ce244"/>
          <table:table-cell table:style-name="ce246"/>
          <table:table-cell table:style-name="ce248"/>
          <table:table-cell table:style-name="ce75" table:number-columns-repeated="3"/>
          <table:table-cell/>
          <table:table-cell table:style-name="ce210" office:value-type="date" office:date-value="2020-07-05" calcext:value-type="date">
            <text:p>05/07/20</text:p>
          </table:table-cell>
          <table:table-cell table:style-name="ce77" office:value-type="string" calcext:value-type="string">
            <text:p>Echéance </text:p>
          </table:table-cell>
          <table:table-cell table:style-name="ce229"/>
          <table:table-cell table:style-name="ce125" table:number-columns-repeated="3"/>
          <table:table-cell table:number-columns-repeated="3"/>
        </table:table-row>
        <table:table-row table:style-name="ro1">
          <table:table-cell table:style-name="ce210" office:value-type="date" office:date-value="2020-08-05" calcext:value-type="date">
            <text:p>05/08/20</text:p>
          </table:table-cell>
          <table:table-cell table:style-name="ce77" office:value-type="string" calcext:value-type="string">
            <text:p>Echéance </text:p>
          </table:table-cell>
          <table:table-cell table:style-name="ce229" table:number-columns-repeated="2"/>
          <table:table-cell table:style-name="ce244"/>
          <table:table-cell table:style-name="ce246"/>
          <table:table-cell table:style-name="ce248"/>
          <table:table-cell table:style-name="ce75" table:number-columns-repeated="3"/>
          <table:table-cell/>
          <table:table-cell table:style-name="ce210" office:value-type="date" office:date-value="2020-08-05" calcext:value-type="date">
            <text:p>05/08/20</text:p>
          </table:table-cell>
          <table:table-cell table:style-name="ce77" office:value-type="string" calcext:value-type="string">
            <text:p>Echéance </text:p>
          </table:table-cell>
          <table:table-cell table:style-name="ce229"/>
          <table:table-cell table:style-name="ce125" table:number-columns-repeated="3"/>
          <table:table-cell table:number-columns-repeated="3"/>
        </table:table-row>
        <table:table-row table:style-name="ro1">
          <table:table-cell table:style-name="ce210" office:value-type="date" office:date-value="2020-09-05" calcext:value-type="date">
            <text:p>05/09/20</text:p>
          </table:table-cell>
          <table:table-cell table:style-name="ce77" office:value-type="string" calcext:value-type="string">
            <text:p>Echéance </text:p>
          </table:table-cell>
          <table:table-cell table:style-name="ce229" table:number-columns-repeated="2"/>
          <table:table-cell table:style-name="ce244"/>
          <table:table-cell table:style-name="ce246"/>
          <table:table-cell table:style-name="ce248"/>
          <table:table-cell table:style-name="ce75" table:number-columns-repeated="3"/>
          <table:table-cell/>
          <table:table-cell table:style-name="ce210" office:value-type="date" office:date-value="2020-09-05" calcext:value-type="date">
            <text:p>05/09/20</text:p>
          </table:table-cell>
          <table:table-cell table:style-name="ce77" office:value-type="string" calcext:value-type="string">
            <text:p>Echéance </text:p>
          </table:table-cell>
          <table:table-cell table:style-name="ce229"/>
          <table:table-cell table:style-name="ce125" table:number-columns-repeated="3"/>
          <table:table-cell table:number-columns-repeated="3"/>
        </table:table-row>
        <table:table-row table:style-name="ro1">
          <table:table-cell table:style-name="ce210" office:value-type="date" office:date-value="2020-10-05" calcext:value-type="date">
            <text:p>05/10/20</text:p>
          </table:table-cell>
          <table:table-cell table:style-name="ce77" office:value-type="string" calcext:value-type="string">
            <text:p>Echéance </text:p>
          </table:table-cell>
          <table:table-cell table:style-name="ce229" table:number-columns-repeated="2"/>
          <table:table-cell table:style-name="ce244"/>
          <table:table-cell table:style-name="ce246"/>
          <table:table-cell table:style-name="ce248"/>
          <table:table-cell table:style-name="ce75" table:number-columns-repeated="3"/>
          <table:table-cell/>
          <table:table-cell table:style-name="ce210" office:value-type="date" office:date-value="2020-10-05" calcext:value-type="date">
            <text:p>05/10/20</text:p>
          </table:table-cell>
          <table:table-cell table:style-name="ce77" office:value-type="string" calcext:value-type="string">
            <text:p>Echéance </text:p>
          </table:table-cell>
          <table:table-cell table:style-name="ce229"/>
          <table:table-cell table:style-name="ce125" table:number-columns-repeated="3"/>
          <table:table-cell table:number-columns-repeated="3"/>
        </table:table-row>
        <table:table-row table:style-name="ro1">
          <table:table-cell table:style-name="ce210" office:value-type="date" office:date-value="2020-11-05" calcext:value-type="date">
            <text:p>05/11/20</text:p>
          </table:table-cell>
          <table:table-cell table:style-name="ce77" office:value-type="string" calcext:value-type="string">
            <text:p>Echéance </text:p>
          </table:table-cell>
          <table:table-cell table:style-name="ce229" table:number-columns-repeated="2"/>
          <table:table-cell table:style-name="ce244"/>
          <table:table-cell table:style-name="ce246"/>
          <table:table-cell table:style-name="ce248"/>
          <table:table-cell table:style-name="ce75"/>
          <table:table-cell table:style-name="ce263" office:value-type="string" calcext:value-type="string">
            <text:p>Total 2020</text:p>
          </table:table-cell>
          <table:table-cell table:style-name="ce263" office:value-type="string" calcext:value-type="string">
            <text:p>Moyenne 2020</text:p>
          </table:table-cell>
          <table:table-cell/>
          <table:table-cell table:style-name="ce210" office:value-type="date" office:date-value="2020-11-05" calcext:value-type="date">
            <text:p>05/11/20</text:p>
          </table:table-cell>
          <table:table-cell table:style-name="ce77" office:value-type="string" calcext:value-type="string">
            <text:p>Echéance </text:p>
          </table:table-cell>
          <table:table-cell table:style-name="ce229"/>
          <table:table-cell table:style-name="ce125" table:number-columns-repeated="3"/>
          <table:table-cell table:number-columns-repeated="3"/>
        </table:table-row>
        <table:table-row table:style-name="ro1">
          <table:table-cell table:style-name="ce210" office:value-type="date" office:date-value="2020-12-05" calcext:value-type="date">
            <text:p>05/12/20</text:p>
          </table:table-cell>
          <table:table-cell table:style-name="ce77" office:value-type="string" calcext:value-type="string">
            <text:p>Echéance </text:p>
          </table:table-cell>
          <table:table-cell table:style-name="ce229" table:number-columns-repeated="2"/>
          <table:table-cell table:style-name="ce244" office:value-type="string" calcext:value-type="string">
            <text:p>jusqu’en mai 2022</text:p>
          </table:table-cell>
          <table:table-cell table:style-name="ce247"/>
          <table:table-cell table:style-name="ce248"/>
          <table:table-cell table:style-name="ce75"/>
          <table:table-cell table:style-name="ce264" table:formula="of:=SUM([.G86:.G97])" office:value-type="currency" office:currency="EUR" office:value="0" calcext:value-type="currency">
            <text:p>0,00 €</text:p>
          </table:table-cell>
          <table:table-cell table:style-name="ce264" table:formula="of:=AVERAGE([.G86:.G97])" office:value-type="currency" office:currency="EUR" office:value="0" calcext:value-type="currency">
            <text:p>0,00 €</text:p>
          </table:table-cell>
          <table:table-cell/>
          <table:table-cell table:style-name="ce210" office:value-type="date" office:date-value="2020-12-05" calcext:value-type="date">
            <text:p>05/12/20</text:p>
          </table:table-cell>
          <table:table-cell table:style-name="ce77" office:value-type="string" calcext:value-type="string">
            <text:p>Echéance </text:p>
          </table:table-cell>
          <table:table-cell table:style-name="ce229"/>
          <table:table-cell table:style-name="ce125" table:number-columns-repeated="3"/>
          <table:table-cell table:number-columns-repeated="3"/>
        </table:table-row>
        <table:table-row table:style-name="ro1">
          <table:table-cell table:style-name="ce215"/>
          <table:table-cell table:style-name="ce223"/>
          <table:table-cell table:style-name="ce233" table:number-columns-repeated="2"/>
          <table:table-cell table:style-name="ce75" table:number-columns-repeated="6"/>
          <table:table-cell table:number-columns-repeated="10"/>
        </table:table-row>
        <table:table-row table:style-name="ro1">
          <table:table-cell table:style-name="ce215"/>
          <table:table-cell table:style-name="ce224" office:value-type="string" calcext:value-type="string">
            <text:p>Total</text:p>
          </table:table-cell>
          <table:table-cell table:style-name="ce229" table:formula="of:=SUM([.C4:.C97])" office:value-type="currency" office:currency="EUR" office:value="56900.1" calcext:value-type="currency">
            <text:p>56 900,10 €</text:p>
          </table:table-cell>
          <table:table-cell table:style-name="ce229" table:formula="of:=SUM([.D4:.D97])" office:value-type="currency" office:currency="EUR" office:value="900.29" calcext:value-type="currency">
            <text:p>900,29 €</text:p>
          </table:table-cell>
          <table:table-cell table:style-name="ce229" table:formula="of:=SUM([.E4:.E97])" office:value-type="currency" office:currency="EUR" office:value="7881.6" calcext:value-type="currency">
            <text:p>7 881,60 €</text:p>
          </table:table-cell>
          <table:table-cell table:style-name="ce229" table:formula="of:=SUM([.F4:.F97])" office:value-type="currency" office:currency="EUR" office:value="1983.22" calcext:value-type="currency">
            <text:p>1 983,22 €</text:p>
          </table:table-cell>
          <table:table-cell table:style-name="ce260" table:formula="of:=[.C99]+[.D99]+[.E99]+[.F99]" office:value-type="currency" office:currency="EUR" office:value="67665.21" calcext:value-type="currency">
            <text:p>67 665,21 €</text:p>
          </table:table-cell>
          <table:table-cell table:style-name="ce75" table:number-columns-repeated="3"/>
          <table:table-cell table:number-columns-repeated="10"/>
        </table:table-row>
        <table:table-row table:style-name="ro1">
          <table:table-cell table:style-name="ce209"/>
          <table:table-cell table:style-name="ce75"/>
          <table:table-cell table:style-name="ce227"/>
          <table:table-cell table:style-name="ce233"/>
          <table:table-cell table:style-name="ce75" table:number-columns-repeated="2"/>
          <table:table-cell table:style-name="ce261"/>
          <table:table-cell table:style-name="ce75" table:number-columns-repeated="3"/>
          <table:table-cell table:number-columns-repeated="10"/>
        </table:table-row>
        <table:table-row table:style-name="ro1">
          <table:table-cell table:style-name="ce209"/>
          <table:table-cell table:style-name="ce225" office:value-type="string" calcext:value-type="string">
            <text:p>Total échéances</text:p>
          </table:table-cell>
          <table:table-cell table:style-name="ce235" table:formula="of:=[.C99]-[.C8]-[.C9]-[.C11]" office:value-type="currency" office:currency="EUR" office:value="54324.46" calcext:value-type="currency">
            <text:p>54 324,46 €</text:p>
          </table:table-cell>
          <table:table-cell table:style-name="ce235" table:formula="of:=[.D99]-[.D10]-[.D12]" office:value-type="currency" office:currency="EUR" office:value="326.09" calcext:value-type="currency">
            <text:p>326,09 €</text:p>
          </table:table-cell>
          <table:table-cell table:style-name="ce235" table:formula="of:=[.E99]-[.E10]-[.E12]" office:value-type="currency" office:currency="EUR" office:value="7881.6" calcext:value-type="currency">
            <text:p>7 881,60 €</text:p>
          </table:table-cell>
          <table:table-cell table:style-name="ce235" table:formula="of:=[.F99]-[.F10]-[.F12]" office:value-type="currency" office:currency="EUR" office:value="1983.22" calcext:value-type="currency">
            <text:p>1 983,22 €</text:p>
          </table:table-cell>
          <table:table-cell table:style-name="ce260" table:formula="of:=[.C101]+[.D101]+[.E101]+[.F101]" office:value-type="currency" office:currency="EUR" office:value="64515.37" calcext:value-type="currency">
            <text:p>64 515,37 €</text:p>
          </table:table-cell>
          <table:table-cell table:style-name="ce75"/>
          <table:table-cell table:style-name="ce227"/>
          <table:table-cell table:style-name="ce75"/>
          <table:table-cell table:number-columns-repeated="10"/>
        </table:table-row>
        <table:table-row table:style-name="ro1">
          <table:table-cell table:style-name="ce209"/>
          <table:table-cell table:style-name="ce75"/>
          <table:table-cell table:style-name="ce227" table:number-columns-repeated="2"/>
          <table:table-cell table:style-name="ce75" table:number-columns-repeated="6"/>
          <table:table-cell table:number-columns-repeated="10"/>
        </table:table-row>
        <table:table-row table:style-name="ro1">
          <table:table-cell table:style-name="ce209"/>
          <table:table-cell table:style-name="ce75"/>
          <table:table-cell table:style-name="ce227" table:number-columns-repeated="2"/>
          <table:table-cell table:style-name="ce75" table:number-columns-repeated="4"/>
          <table:table-cell table:style-name="ce227"/>
          <table:table-cell table:style-name="ce75"/>
          <table:table-cell table:number-columns-repeated="10"/>
        </table:table-row>
        <table:table-row table:style-name="ro1">
          <table:table-cell table:style-name="ce216" office:value-type="string" calcext:value-type="string" table:number-columns-spanned="6" table:number-rows-spanned="1">
            <text:p>Renégociation en Octobre 2018</text:p>
          </table:table-cell>
          <table:covered-table-cell table:style-name="ce226"/>
          <table:covered-table-cell table:number-columns-repeated="2" table:style-name="ce82"/>
          <table:covered-table-cell table:number-columns-repeated="2" table:style-name="ce75"/>
          <table:table-cell table:style-name="ce75" table:number-columns-repeated="4"/>
          <table:table-cell table:number-columns-repeated="10"/>
        </table:table-row>
        <table:table-row table:style-name="ro1">
          <table:table-cell table:style-name="ce217"/>
          <table:table-cell table:style-name="ce75"/>
          <table:table-cell table:style-name="ce227" table:number-columns-repeated="2"/>
          <table:table-cell table:style-name="ce75" table:number-columns-repeated="6"/>
          <table:table-cell table:number-columns-repeated="10"/>
        </table:table-row>
        <table:table-row table:style-name="ro1">
          <table:table-cell table:style-name="ce74" office:value-type="string" calcext:value-type="string" table:number-columns-spanned="2" table:number-rows-spanned="1">
            <text:p>Mars 2015 :</text:p>
          </table:table-cell>
          <table:covered-table-cell table:style-name="ce74"/>
          <table:table-cell table:style-name="ce195" office:value-type="percentage" office:value="0.023" calcext:value-type="percentage">
            <text:p>2,30 %</text:p>
          </table:table-cell>
          <table:table-cell table:style-name="Default"/>
          <table:table-cell table:style-name="ce227" office:value-type="string" calcext:value-type="string">
            <text:p>Octobre 2018 : </text:p>
          </table:table-cell>
          <table:table-cell table:style-name="ce227"/>
          <table:table-cell table:style-name="ce262" office:value-type="percentage" office:value="0.0162" calcext:value-type="percentage">
            <text:p>1,62 %</text:p>
          </table:table-cell>
          <table:table-cell table:style-name="ce75"/>
          <table:table-cell table:number-columns-repeated="3"/>
          <table:table-cell table:style-name="ce188" office:value-type="string" calcext:value-type="string">
            <text:p>Au 15 octobre 2018</text:p>
          </table:table-cell>
          <table:table-cell table:style-name="ce128"/>
          <table:table-cell table:style-name="Default"/>
          <table:table-cell table:number-columns-repeated="6"/>
        </table:table-row>
        <table:table-row table:style-name="ro1">
          <table:table-cell table:style-name="ce74" office:value-type="string" calcext:value-type="string" table:number-columns-spanned="2" table:number-rows-spanned="1">
            <text:p>Montant :</text:p>
          </table:table-cell>
          <table:covered-table-cell table:style-name="ce74"/>
          <table:table-cell office:value-type="currency" office:currency="EUR" office:value="174327" calcext:value-type="currency">
            <text:p>174 327,00 €</text:p>
          </table:table-cell>
          <table:table-cell table:style-name="Default"/>
          <table:table-cell table:style-name="ce227" office:value-type="string" calcext:value-type="string">
            <text:p>Montant :</text:p>
          </table:table-cell>
          <table:table-cell table:style-name="ce227"/>
          <table:table-cell table:style-name="ce227" office:value-type="currency" office:currency="EUR" office:value="144951.32" calcext:value-type="currency">
            <text:p>144 951,32 €</text:p>
          </table:table-cell>
          <table:table-cell table:style-name="ce75"/>
          <table:table-cell table:number-columns-repeated="3"/>
          <table:table-cell office:value-type="string" calcext:value-type="string">
            <text:p>Montant prêt :</text:p>
          </table:table-cell>
          <table:table-cell/>
          <table:table-cell office:value-type="currency" office:currency="EUR" office:value="174327" calcext:value-type="currency">
            <text:p>174 327,00 €</text:p>
          </table:table-cell>
          <table:table-cell table:number-columns-repeated="6"/>
        </table:table-row>
        <table:table-row table:style-name="ro1">
          <table:table-cell table:style-name="ce74" office:value-type="string" calcext:value-type="string" table:number-columns-spanned="2" table:number-rows-spanned="1">
            <text:p>Durée :</text:p>
          </table:table-cell>
          <table:covered-table-cell table:style-name="ce174"/>
          <table:table-cell table:style-name="Default" office:value-type="string" calcext:value-type="string">
            <text:p>240 mois (20 ans)</text:p>
          </table:table-cell>
          <table:table-cell table:style-name="Default"/>
          <table:table-cell table:style-name="ce128" office:value-type="string" calcext:value-type="string">
            <text:p>Durée :</text:p>
          </table:table-cell>
          <table:table-cell table:style-name="ce128"/>
          <table:table-cell office:value-type="string" calcext:value-type="string">
            <text:p>229 mois (19 ans 1 mois)</text:p>
          </table:table-cell>
          <table:table-cell table:number-columns-repeated="4"/>
          <table:table-cell office:value-type="string" calcext:value-type="string">
            <text:p>Capital restant :</text:p>
          </table:table-cell>
          <table:table-cell/>
          <table:table-cell office:value-type="currency" office:currency="EUR" office:value="144951.32" calcext:value-type="currency">
            <text:p>144 951,32 €</text:p>
          </table:table-cell>
          <table:table-cell table:number-columns-repeated="6"/>
        </table:table-row>
        <table:table-row table:style-name="ro1">
          <table:table-cell table:style-name="ce74" office:value-type="string" calcext:value-type="string" table:number-columns-spanned="2" table:number-rows-spanned="1">
            <text:p>Intérêts :</text:p>
          </table:table-cell>
          <table:covered-table-cell table:style-name="ce174"/>
          <table:table-cell office:value-type="currency" office:currency="EUR" office:value="40453.83" calcext:value-type="currency">
            <text:p>40 453,83 €</text:p>
          </table:table-cell>
          <table:table-cell table:style-name="Default"/>
          <table:table-cell table:style-name="ce128" office:value-type="string" calcext:value-type="string">
            <text:p>Intérêts restants :</text:p>
          </table:table-cell>
          <table:table-cell table:style-name="ce128"/>
          <table:table-cell table:style-name="ce128" office:value-type="currency" office:currency="EUR" office:value="18159.36" calcext:value-type="currency">
            <text:p>18 159,36 €</text:p>
          </table:table-cell>
          <table:table-cell table:number-columns-repeated="4"/>
          <table:table-cell office:value-type="string" calcext:value-type="string">
            <text:p>Différence :</text:p>
          </table:table-cell>
          <table:table-cell/>
          <table:table-cell table:formula="of:=[.N107]-[.N108]" office:value-type="currency" office:currency="EUR" office:value="29375.68" calcext:value-type="currency">
            <text:p>29 375,68 €</text:p>
          </table:table-cell>
          <table:table-cell table:number-columns-repeated="6"/>
        </table:table-row>
        <table:table-row table:style-name="ro1">
          <table:table-cell table:style-name="ce74" office:value-type="string" calcext:value-type="string">
            <text:p>Assurance (9036 €) :</text:p>
          </table:table-cell>
          <table:table-cell table:style-name="ce174"/>
          <table:table-cell office:value-type="currency" office:currency="EUR" office:value="37.65" calcext:value-type="currency">
            <text:p>37,65 €</text:p>
          </table:table-cell>
          <table:table-cell table:style-name="Default"/>
          <table:table-cell table:style-name="ce128" office:value-type="string" calcext:value-type="string">
            <text:p>Assurance (7078,20 €) :</text:p>
          </table:table-cell>
          <table:table-cell table:style-name="ce128"/>
          <table:table-cell table:style-name="ce128" office:value-type="currency" office:currency="EUR" office:value="37.65" calcext:value-type="currency">
            <text:p>37,65 €</text:p>
          </table:table-cell>
          <table:table-cell table:number-columns-repeated="4"/>
          <table:table-cell office:value-type="string" calcext:value-type="string">
            <text:p>Assurance payée : </text:p>
          </table:table-cell>
          <table:table-cell/>
          <table:table-cell table:formula="of:=10*37.65+24*37.65+7*37.65+37.65+28.87" office:value-type="currency" office:currency="EUR" office:value="1610.17" calcext:value-type="currency">
            <text:p>1 610,17 €</text:p>
          </table:table-cell>
          <table:table-cell table:number-columns-repeated="6"/>
        </table:table-row>
        <table:table-row table:style-name="ro1">
          <table:table-cell table:style-name="ce74" office:value-type="string" calcext:value-type="string" table:number-columns-spanned="2" table:number-rows-spanned="1">
            <text:p>Fin du prêt :</text:p>
          </table:table-cell>
          <table:covered-table-cell table:style-name="ce174"/>
          <table:table-cell table:style-name="ce188" office:value-type="date" office:date-value="2035-05-05" calcext:value-type="date">
            <text:p>05/05/35</text:p>
          </table:table-cell>
          <table:table-cell table:style-name="Default"/>
          <table:table-cell table:style-name="ce128" office:value-type="string" calcext:value-type="string">
            <text:p>Fin du prêt : 05/06/2034</text:p>
          </table:table-cell>
          <table:table-cell table:style-name="ce128"/>
          <table:table-cell table:style-name="ce188" office:value-type="date" office:date-value="1934-06-05" calcext:value-type="date">
            <text:p>05/06/34</text:p>
          </table:table-cell>
          <table:table-cell table:number-columns-repeated="4"/>
          <table:table-cell office:value-type="string" calcext:value-type="string">
            <text:p>Total échéances payées : </text:p>
          </table:table-cell>
          <table:table-cell/>
          <table:table-cell table:formula="of:=39579.18" office:value-type="currency" office:currency="EUR" office:value="39579.18" calcext:value-type="currency">
            <text:p>39 579,18 €</text:p>
          </table:table-cell>
          <table:table-cell table:style-name="ce128"/>
          <table:table-cell table:number-columns-repeated="5"/>
        </table:table-row>
        <table:table-row table:style-name="ro1">
          <table:table-cell table:style-name="ce74" office:value-type="string" calcext:value-type="string" table:number-columns-spanned="2" table:number-rows-spanned="1">
            <text:p>Terme remboursé :</text:p>
          </table:table-cell>
          <table:covered-table-cell table:style-name="ce174"/>
          <table:table-cell office:value-type="currency" office:currency="EUR" office:value="223816.83" calcext:value-type="currency">
            <text:p>223 816,83 €</text:p>
          </table:table-cell>
          <table:table-cell table:style-name="Default"/>
          <table:table-cell table:style-name="ce128" office:value-type="string" calcext:value-type="string">
            <text:p>Terme remboursé :</text:p>
          </table:table-cell>
          <table:table-cell table:style-name="ce128"/>
          <table:table-cell table:style-name="ce128" office:value-type="currency" office:currency="EUR" office:value="170188.88" calcext:value-type="currency">
            <text:p>170 188,88 €</text:p>
          </table:table-cell>
          <table:table-cell table:number-columns-repeated="4"/>
          <table:table-cell office:value-type="string" calcext:value-type="string">
            <text:p>Intérêts payés :</text:p>
          </table:table-cell>
          <table:table-cell/>
          <table:table-cell table:formula="of:=[.N111]-[.N110]-[.N109]" office:value-type="currency" office:currency="EUR" office:value="8593.33000000001" calcext:value-type="currency">
            <text:p>8 593,33 €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string" calcext:value-type="string">
            <text:p>Intérêts payés + restants :</text:p>
          </table:table-cell>
          <table:table-cell/>
          <table:table-cell table:formula="of:=[.N112]+[.G109]" office:value-type="currency" office:currency="EUR" office:value="26752.69" calcext:value-type="currency">
            <text:p>26 752,69 €</text:p>
          </table:table-cell>
          <table:table-cell table:number-columns-repeated="6"/>
        </table:table-row>
        <table:table-row table:style-name="ro1">
          <table:table-cell table:style-name="ce74" office:value-type="string" calcext:value-type="string" table:number-columns-spanned="2" table:number-rows-spanned="1">
            <text:p>Au 15 Octobre 2018 :</text:p>
          </table:table-cell>
          <table:covered-table-cell table:style-name="ce174"/>
          <table:table-cell/>
          <table:table-cell office:value-type="string" calcext:value-type="string">
            <text:p>170 188,88 + 39 579,18 = </text:p>
          </table:table-cell>
          <table:table-cell table:number-columns-repeated="2"/>
          <table:table-cell table:style-name="ce128" table:formula="of:=[.G112]+[.N65]" office:value-type="currency" office:currency="EUR" office:value="209768.06" calcext:value-type="currency">
            <text:p>209 768,06 €</text:p>
          </table:table-cell>
          <table:table-cell table:number-columns-repeated="4"/>
          <table:table-cell office:value-type="string" calcext:value-type="string">
            <text:p>Différence avec 2015 :</text:p>
          </table:table-cell>
          <table:table-cell/>
          <table:table-cell table:formula="of:=[.C109]-[.N113]" office:value-type="currency" office:currency="EUR" office:value="13701.14" calcext:value-type="currency">
            <text:p>13 701,14 €</text:p>
          </table:table-cell>
          <table:table-cell table:number-columns-repeated="6"/>
        </table:table-row>
        <table:table-row table:style-name="ro1">
          <table:table-cell table:style-name="ce74" office:value-type="string" calcext:value-type="string" table:number-columns-spanned="2" table:number-rows-spanned="1">
            <text:p>Economie sur le prêt :</text:p>
          </table:table-cell>
          <table:covered-table-cell table:style-name="ce174"/>
          <table:table-cell/>
          <table:table-cell office:value-type="string" calcext:value-type="string">
            <text:p>223 816,83 – 209 768,06 =</text:p>
          </table:table-cell>
          <table:table-cell table:number-columns-repeated="2"/>
          <table:table-cell table:style-name="ce128" table:formula="of:=[.C112]-[.G114]" office:value-type="currency" office:currency="EUR" office:value="14048.77" calcext:value-type="currency">
            <text:p>14 048,77 €</text:p>
          </table:table-cell>
          <table:table-cell table:number-columns-repeated="3"/>
          <table:table-cell table:style-name="ce128"/>
          <table:table-cell table:number-columns-repeated="9"/>
        </table:table-row>
        <table:table-row table:style-name="ro1">
          <table:table-cell table:style-name="ce74" office:value-type="string" calcext:value-type="string" table:number-columns-spanned="3" table:number-rows-spanned="1">
            <text:p>Economie moins frais de dossier :</text:p>
          </table:table-cell>
          <table:covered-table-cell table:style-name="ce174"/>
          <table:covered-table-cell/>
          <table:table-cell office:value-type="string" calcext:value-type="string">
            <text:p>14 048,77 - 1 200 = </text:p>
          </table:table-cell>
          <table:table-cell table:number-columns-repeated="2"/>
          <table:table-cell table:style-name="ce128" table:formula="of:=[.G115]-1200" office:value-type="currency" office:currency="EUR" office:value="12848.77" calcext:value-type="currency">
            <text:p>12 848,77 €</text:p>
          </table:table-cell>
          <table:table-cell/>
          <table:table-cell table:style-name="ce128"/>
          <table:table-cell/>
          <table:table-cell table:style-name="ce128"/>
          <table:table-cell table:number-columns-repeated="9"/>
        </table:table-row>
        <table:table-row table:style-name="ro1" table:number-rows-repeated="1048459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Prêts et épargne" table:style-name="ta1">
        <table:table-column table:style-name="co9" table:default-cell-style-name="Default"/>
        <table:table-column table:style-name="co26" table:default-cell-style-name="Default"/>
        <table:table-column table:style-name="co9" table:default-cell-style-name="Default"/>
        <table:table-column table:style-name="co9" table:default-cell-style-name="ce165"/>
        <table:table-column table:style-name="co9" table:default-cell-style-name="Default"/>
        <table:table-column table:style-name="co27" table:default-cell-style-name="ce128"/>
        <table:table-column table:style-name="co9" table:number-columns-repeated="2" table:default-cell-style-name="Default"/>
        <table:table-column table:style-name="co28" table:default-cell-style-name="Default"/>
        <table:table-column table:style-name="co9" table:default-cell-style-name="Default"/>
        <table:table-column table:style-name="co9" table:default-cell-style-name="ce128"/>
        <table:table-row table:style-name="ro1">
          <table:table-cell table:number-columns-repeated="11"/>
        </table:table-row>
        <table:table-row table:style-name="ro1">
          <table:table-cell/>
          <table:table-cell table:style-name="ce272" office:value-type="string" calcext:value-type="string">
            <text:p>Frais voitures</text:p>
          </table:table-cell>
          <table:table-cell table:style-name="ce135"/>
          <table:table-cell table:style-name="ce166" table:number-columns-repeated="2"/>
          <table:table-cell table:number-columns-repeated="3"/>
          <table:table-cell office:value-type="string" calcext:value-type="string">
            <text:p>Prêt accueil</text:p>
          </table:table-cell>
          <table:table-cell table:style-name="ce188" office:value-type="date" office:date-value="2017-03-03" calcext:value-type="date">
            <text:p>03/03/17</text:p>
          </table:table-cell>
          <table:table-cell office:value-type="currency" office:currency="EUR" office:value="2100" calcext:value-type="currency">
            <text:p>2 100,00 €</text:p>
          </table:table-cell>
        </table:table-row>
        <table:table-row table:style-name="ro1">
          <table:table-cell/>
          <table:table-cell table:style-name="ce117"/>
          <table:table-cell table:style-name="ce135" office:value-type="currency" office:currency="EUR" office:value="454.04" calcext:value-type="currency">
            <text:p>454,04 €</text:p>
          </table:table-cell>
          <table:table-cell table:style-name="ce173" office:value-type="date" office:date-value="2017-08-02" calcext:value-type="date">
            <text:p>02/08/17</text:p>
          </table:table-cell>
          <table:table-cell table:style-name="ce166" office:value-type="string" calcext:value-type="string">
            <text:p>Ch 2332263</text:p>
          </table:table-cell>
          <table:table-cell table:number-columns-repeated="3"/>
          <table:table-cell office:value-type="string" calcext:value-type="string">
            <text:p>Prêt bienvenue</text:p>
          </table:table-cell>
          <table:table-cell table:style-name="ce188" office:value-type="date" office:date-value="2017-05-23" calcext:value-type="date">
            <text:p>23/05/17</text:p>
          </table:table-cell>
          <table:table-cell office:value-type="currency" office:currency="EUR" office:value="2000" calcext:value-type="currency">
            <text:p>2 000,00 €</text:p>
          </table:table-cell>
        </table:table-row>
        <table:table-row table:style-name="ro1">
          <table:table-cell/>
          <table:table-cell table:style-name="ce117"/>
          <table:table-cell table:style-name="ce135" office:value-type="currency" office:currency="EUR" office:value="454.04" calcext:value-type="currency">
            <text:p>454,04 €</text:p>
          </table:table-cell>
          <table:table-cell table:style-name="ce173" office:value-type="date" office:date-value="2017-09-13" calcext:value-type="date">
            <text:p>13/09/17</text:p>
          </table:table-cell>
          <table:table-cell table:style-name="ce166" office:value-type="string" calcext:value-type="string">
            <text:p>Ch 2332264</text:p>
          </table:table-cell>
          <table:table-cell table:number-columns-repeated="3"/>
          <table:table-cell office:value-type="string" calcext:value-type="string">
            <text:p>Prêt bienvenue</text:p>
          </table:table-cell>
          <table:table-cell table:style-name="ce188" office:value-type="date" office:date-value="2017-07-15" calcext:value-type="date">
            <text:p>15/07/17</text:p>
          </table:table-cell>
          <table:table-cell office:value-type="currency" office:currency="EUR" office:value="2000" calcext:value-type="currency">
            <text:p>2 000,00 €</text:p>
          </table:table-cell>
        </table:table-row>
        <table:table-row table:style-name="ro1">
          <table:table-cell/>
          <table:table-cell table:style-name="ce117"/>
          <table:table-cell table:style-name="ce135" office:value-type="currency" office:currency="EUR" office:value="454.04" calcext:value-type="currency">
            <text:p>454,04 €</text:p>
          </table:table-cell>
          <table:table-cell table:style-name="ce173" office:value-type="date" office:date-value="2017-10-02" calcext:value-type="date">
            <text:p>02/10/17</text:p>
          </table:table-cell>
          <table:table-cell table:style-name="ce166" office:value-type="string" calcext:value-type="string">
            <text:p>Ch 2332265</text:p>
          </table:table-cell>
          <table:table-cell table:number-columns-repeated="3"/>
          <table:table-cell office:value-type="string" calcext:value-type="string">
            <text:p>Prêt bienvenue</text:p>
          </table:table-cell>
          <table:table-cell table:style-name="ce188" office:value-type="date" office:date-value="2017-10-18" calcext:value-type="date">
            <text:p>18/10/17</text:p>
          </table:table-cell>
          <table:table-cell office:value-type="currency" office:currency="EUR" office:value="2000" calcext:value-type="currency">
            <text:p>2 000,00 €</text:p>
          </table:table-cell>
        </table:table-row>
        <table:table-row table:style-name="ro1">
          <table:table-cell/>
          <table:table-cell table:style-name="ce117"/>
          <table:table-cell table:style-name="ce135" office:value-type="currency" office:currency="EUR" office:value="463.01" calcext:value-type="currency">
            <text:p>463,01 €</text:p>
          </table:table-cell>
          <table:table-cell table:style-name="ce173" office:value-type="date" office:date-value="2017-11-08" calcext:value-type="date">
            <text:p>08/11/17</text:p>
          </table:table-cell>
          <table:table-cell table:style-name="ce166" office:value-type="string" calcext:value-type="string">
            <text:p>Ch 2332266</text:p>
          </table:table-cell>
          <table:table-cell table:formula="of:=SUM([.$C$3:.C6])" office:value-type="currency" office:currency="EUR" office:value="1825.13" calcext:value-type="currency">
            <text:p>1 825,13 €</text:p>
          </table:table-cell>
          <table:table-cell table:number-columns-repeated="2"/>
          <table:table-cell office:value-type="string" calcext:value-type="string">
            <text:p>Prêt bienvenue</text:p>
          </table:table-cell>
          <table:table-cell table:style-name="ce188" office:value-type="date" office:date-value="2017-12-08" calcext:value-type="date">
            <text:p>08/12/17</text:p>
          </table:table-cell>
          <table:table-cell office:value-type="currency" office:currency="EUR" office:value="1500" calcext:value-type="currency">
            <text:p>1 500,00 €</text:p>
          </table:table-cell>
        </table:table-row>
        <table:table-row table:style-name="ro1">
          <table:table-cell/>
          <table:table-cell table:style-name="ce117"/>
          <table:table-cell table:style-name="ce135"/>
          <table:table-cell table:style-name="ce166" table:number-columns-repeated="2"/>
          <table:table-cell table:number-columns-repeated="3"/>
          <table:table-cell office:value-type="string" calcext:value-type="string">
            <text:p>Prêt bienvenue</text:p>
          </table:table-cell>
          <table:table-cell table:style-name="ce188" office:value-type="date" office:date-value="2018-03-15" calcext:value-type="date">
            <text:p>15/03/18</text:p>
          </table:table-cell>
          <table:table-cell office:value-type="currency" office:currency="EUR" office:value="1000" calcext:value-type="currency">
            <text:p>1 000,00 €</text:p>
          </table:table-cell>
        </table:table-row>
        <table:table-row table:style-name="ro1">
          <table:table-cell/>
          <table:table-cell table:style-name="ce117" office:value-type="string" calcext:value-type="string">
            <text:p>Picasso</text:p>
          </table:table-cell>
          <table:table-cell table:style-name="ce135" office:value-type="currency" office:currency="EUR" office:value="355" calcext:value-type="currency">
            <text:p>355,00 €</text:p>
          </table:table-cell>
          <table:table-cell table:style-name="ce173" office:value-type="date" office:date-value="2018-01-24" calcext:value-type="date">
            <text:p>24/01/18</text:p>
          </table:table-cell>
          <table:table-cell table:style-name="ce166" office:value-type="string" calcext:value-type="string">
            <text:p>Ch 2482253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17" office:value-type="string" calcext:value-type="string">
            <text:p>Chgt moteur</text:p>
          </table:table-cell>
          <table:table-cell table:style-name="ce135" office:value-type="currency" office:currency="EUR" office:value="355" calcext:value-type="currency">
            <text:p>355,00 €</text:p>
          </table:table-cell>
          <table:table-cell table:style-name="ce173" office:value-type="date" office:date-value="2018-03-02" calcext:value-type="date">
            <text:p>02/03/18</text:p>
          </table:table-cell>
          <table:table-cell table:style-name="ce166" office:value-type="string" calcext:value-type="string">
            <text:p>Ch 2482254</text:p>
          </table:table-cell>
          <table:table-cell table:style-name="ce273"/>
          <table:table-cell table:number-columns-repeated="5"/>
        </table:table-row>
        <table:table-row table:style-name="ro1">
          <table:table-cell/>
          <table:table-cell table:style-name="ce117"/>
          <table:table-cell table:style-name="ce135" office:value-type="currency" office:currency="EUR" office:value="355" calcext:value-type="currency">
            <text:p>355,00 €</text:p>
          </table:table-cell>
          <table:table-cell table:style-name="ce173" office:value-type="date" office:date-value="2018-03-14" calcext:value-type="date">
            <text:p>14/03/18</text:p>
          </table:table-cell>
          <table:table-cell table:style-name="ce166" office:value-type="string" calcext:value-type="string">
            <text:p>Ch 2482255</text:p>
          </table:table-cell>
          <table:table-cell table:number-columns-repeated="4"/>
          <table:table-cell office:value-type="string" calcext:value-type="string">
            <text:p>Total</text:p>
          </table:table-cell>
          <table:table-cell table:style-name="ce126" table:formula="of:=SUM([.K2:.K6])" office:value-type="currency" office:currency="EUR" office:value="9600" calcext:value-type="currency">
            <text:p>9 600,00 €</text:p>
          </table:table-cell>
        </table:table-row>
        <table:table-row table:style-name="ro1">
          <table:table-cell/>
          <table:table-cell table:style-name="ce117"/>
          <table:table-cell table:style-name="ce135" office:value-type="currency" office:currency="EUR" office:value="351.92" calcext:value-type="currency">
            <text:p>351,92 €</text:p>
          </table:table-cell>
          <table:table-cell table:style-name="ce173" office:value-type="date" office:date-value="2018-04-12" calcext:value-type="date">
            <text:p>12/04/18</text:p>
          </table:table-cell>
          <table:table-cell table:style-name="ce166" office:value-type="string" calcext:value-type="string">
            <text:p>Ch 2482256</text:p>
          </table:table-cell>
          <table:table-cell table:formula="of:=SUM([.C8:.C11])" office:value-type="currency" office:currency="EUR" office:value="1416.92" calcext:value-type="currency">
            <text:p>1 416,92 €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28"/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Depuis mars 2017</text:p>
          </table:table-cell>
          <table:table-cell/>
          <table:table-cell table:style-name="ce128" office:value-type="currency" office:currency="EUR" office:value="3358.22" calcext:value-type="currency">
            <text:p>3 358,22 €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épenses sur fonds propres maison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Voitures</text:p>
          </table:table-cell>
          <table:table-cell/>
          <table:table-cell table:style-name="ce128" table:formula="of:=[.F6]+[.F11]" office:value-type="currency" office:currency="EUR" office:value="3242.05" calcext:value-type="currency">
            <text:p>3 242,05 €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ce128" table:formula="of:=[.C15]+[.C18]" office:value-type="currency" office:currency="EUR" office:value="6600.27" calcext:value-type="currency">
            <text:p>6 600,27 €</text:p>
          </table:table-cell>
          <table:table-cell table:number-columns-repeated="8"/>
        </table:table-row>
        <table:table-row table:style-name="ro1" table:number-rows-repeated="104855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errain" table:style-name="ta1">
        <table:table-column table:style-name="co9" table:default-cell-style-name="ce115"/>
        <table:table-column table:style-name="co29" table:default-cell-style-name="ce117"/>
        <table:table-column table:style-name="co30" table:default-cell-style-name="ce117"/>
        <table:table-column table:style-name="co9" table:number-columns-repeated="2" table:default-cell-style-name="ce125"/>
        <table:table-column table:style-name="co9" table:default-cell-style-name="Default"/>
        <table:table-row table:style-name="ro1">
          <table:table-cell table:style-name="ce114" office:value-type="string" calcext:value-type="string" table:number-columns-spanned="5" table:number-rows-spanned="1">
            <text:p>Terrain</text:p>
          </table:table-cell>
          <table:covered-table-cell table:number-columns-repeated="4" table:style-name="Default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date" office:date-value="2014-10-08" calcext:value-type="date">
            <text:p>08/10/14</text:p>
          </table:table-cell>
          <table:table-cell office:value-type="string" calcext:value-type="string">
            <text:p>Frais de notaire (avance)</text:p>
          </table:table-cell>
          <table:table-cell office:value-type="string" calcext:value-type="string">
            <text:p>M.Mulot-Vergne</text:p>
          </table:table-cell>
          <table:table-cell/>
          <table:table-cell office:value-type="currency" office:currency="EUR" office:value="2525" calcext:value-type="currency">
            <text:p>2 525,00 €</text:p>
          </table:table-cell>
          <table:table-cell/>
        </table:table-row>
        <table:table-row table:style-name="ro1">
          <table:table-cell table:style-name="ce116" office:value-type="date" office:date-value="2015-05-06" calcext:value-type="date">
            <text:p>06/05/15</text:p>
          </table:table-cell>
          <table:table-cell office:value-type="string" calcext:value-type="string">
            <text:p>Achat terrain</text:p>
          </table:table-cell>
          <table:table-cell office:value-type="string" calcext:value-type="string">
            <text:p>M.Mulot-Vergne</text:p>
          </table:table-cell>
          <table:table-cell/>
          <table:table-cell office:value-type="currency" office:currency="EUR" office:value="49500" calcext:value-type="currency">
            <text:p>49 500,00 €</text:p>
          </table:table-cell>
          <table:table-cell/>
        </table:table-row>
        <table:table-row table:style-name="ro1">
          <table:table-cell office:value-type="date" office:date-value="2015-05-06" calcext:value-type="date">
            <text:p>06/05/15</text:p>
          </table:table-cell>
          <table:table-cell office:value-type="string" calcext:value-type="string">
            <text:p>Frais d'agence</text:p>
          </table:table-cell>
          <table:table-cell office:value-type="string" calcext:value-type="string">
            <text:p>MC.Joubert</text:p>
          </table:table-cell>
          <table:table-cell/>
          <table:table-cell office:value-type="currency" office:currency="EUR" office:value="4500" calcext:value-type="currency">
            <text:p>4 500,00 €</text:p>
          </table:table-cell>
          <table:table-cell/>
        </table:table-row>
        <table:table-row table:style-name="ro1">
          <table:table-cell office:value-type="date" office:date-value="2015-05-06" calcext:value-type="date">
            <text:p>06/05/15</text:p>
          </table:table-cell>
          <table:table-cell office:value-type="string" calcext:value-type="string">
            <text:p>Frais notaire (reste)</text:p>
          </table:table-cell>
          <table:table-cell office:value-type="string" calcext:value-type="string">
            <text:p>M.Mulot-Vergne</text:p>
          </table:table-cell>
          <table:table-cell/>
          <table:table-cell table:formula="of:=5000-[.E3]" office:value-type="currency" office:currency="EUR" office:value="2475" calcext:value-type="currency">
            <text:p>2 475,00 €</text:p>
          </table:table-cell>
          <table:table-cell/>
        </table:table-row>
        <table:table-row table:style-name="ro1">
          <table:table-cell office:value-type="date" office:date-value="2015-07-16" calcext:value-type="date">
            <text:p>16/07/15</text:p>
          </table:table-cell>
          <table:table-cell office:value-type="string" calcext:value-type="string">
            <text:p>Frais de notaire (remboursement)</text:p>
          </table:table-cell>
          <table:table-cell office:value-type="string" calcext:value-type="string">
            <text:p>A.Mulot-Vergne</text:p>
          </table:table-cell>
          <table:table-cell/>
          <table:table-cell office:value-type="currency" office:currency="EUR" office:value="-247.04" calcext:value-type="currency">
            <text:p>-247,04 €</text:p>
          </table:table-cell>
          <table:table-cell table:style-name="ce196"/>
        </table:table-row>
        <table:table-row table:style-name="ro1">
          <table:table-cell table:style-name="Default" table:number-columns-repeated="4"/>
          <table:table-cell table:style-name="ce128" table:formula="of:=SUM([.E3:.E7])" office:value-type="currency" office:currency="EUR" office:value="58752.96" calcext:value-type="currency">
            <text:p>58 752,96 €</text:p>
          </table:table-cell>
          <table:table-cell/>
        </table:table-row>
      </table:table>
      <table:table table:name="Accompagnement" table:style-name="ta1">
        <table:table-column table:style-name="co9" table:default-cell-style-name="ce115"/>
        <table:table-column table:style-name="co29" table:default-cell-style-name="ce117"/>
        <table:table-column table:style-name="co30" table:default-cell-style-name="ce117"/>
        <table:table-column table:style-name="co9" table:default-cell-style-name="ce117"/>
        <table:table-column table:style-name="co9" table:default-cell-style-name="ce125"/>
        <table:table-column table:style-name="co9" table:number-columns-repeated="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Accompagnement</text:p>
          </table:table-cell>
          <table:covered-table-cell table:number-columns-repeated="4" table:style-name="Default"/>
          <table:table-cell table:number-columns-repeated="5"/>
        </table:table-row>
        <table:table-row table:style-name="ro1">
          <table:table-cell table:style-name="Default" table:number-columns-repeated="5"/>
          <table:table-cell table:style-name="ce165"/>
          <table:table-cell table:number-columns-repeated="4"/>
        </table:table-row>
        <table:table-row table:style-name="ro1">
          <table:table-cell office:value-type="date" office:date-value="2014-12-20" calcext:value-type="date">
            <text:p>20/12/14</text:p>
          </table:table-cell>
          <table:table-cell office:value-type="string" calcext:value-type="string">
            <text:p>Architecte (permis de construire)</text:p>
          </table:table-cell>
          <table:table-cell office:value-type="string" calcext:value-type="string">
            <text:p>D.Vignaux / M.Godard</text:p>
          </table:table-cell>
          <table:table-cell/>
          <table:table-cell office:value-type="currency" office:currency="EUR" office:value="0" calcext:value-type="currency">
            <text:p>0,00 €</text:p>
          </table:table-cell>
          <table:table-cell table:number-columns-repeated="5"/>
        </table:table-row>
        <table:table-row table:style-name="ro1">
          <table:table-cell office:value-type="date" office:date-value="2015-01-04" calcext:value-type="date">
            <text:p>04/01/15</text:p>
          </table:table-cell>
          <table:table-cell table:style-name="ce274" office:value-type="string" calcext:value-type="string">
            <text:p>Accompagnement auto-construction (chiffrage)</text:p>
          </table:table-cell>
          <table:table-cell table:style-name="ce274" office:value-type="string" calcext:value-type="string">
            <text:p>C.Hamani</text:p>
          </table:table-cell>
          <table:table-cell table:style-name="ce274"/>
          <table:table-cell table:style-name="ce275" office:value-type="currency" office:currency="EUR" office:value="500" calcext:value-type="currency">
            <text:p>500,00 €</text:p>
          </table:table-cell>
          <table:table-cell table:style-name="ce138" table:formula="of:=SUM([.E4:.E11])" office:value-type="currency" office:currency="EUR" office:value="2775.8" calcext:value-type="currency" table:number-columns-spanned="1" table:number-rows-spanned="8">
            <text:p>2 775,80 €</text:p>
          </table:table-cell>
          <table:table-cell table:number-columns-repeated="4"/>
        </table:table-row>
        <table:table-row table:style-name="ro1">
          <table:table-cell office:value-type="date" office:date-value="2015-02-14" calcext:value-type="date">
            <text:p>14/02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385" calcext:value-type="currency">
            <text:p>385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3-21" calcext:value-type="date">
            <text:p>21/03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304" calcext:value-type="currency">
            <text:p>304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4-06" calcext:value-type="date">
            <text:p>06/04/15</text:p>
          </table:table-cell>
          <table:table-cell office:value-type="string" calcext:value-type="string">
            <text:p>Accompagnement auto-construction (Mathieu seul)</text:p>
          </table:table-cell>
          <table:table-cell table:number-columns-repeated="3"/>
          <table:covered-table-cell/>
          <table:table-cell table:number-columns-repeated="4"/>
        </table:table-row>
        <table:table-row table:style-name="ro1">
          <table:table-cell office:value-type="date" office:date-value="2015-04-17" calcext:value-type="date">
            <text:p>17/04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266" calcext:value-type="currency">
            <text:p>266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6-12" calcext:value-type="date">
            <text:p>12/06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665" calcext:value-type="currency">
            <text:p>665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6-15" calcext:value-type="date">
            <text:p>15/06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570" calcext:value-type="currency">
            <text:p>570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6-19" calcext:value-type="date">
            <text:p>19/06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85.8" calcext:value-type="currency">
            <text:p>85,80 €</text:p>
          </table:table-cell>
          <table:covered-table-cell table:style-name="ce196"/>
          <table:table-cell table:number-columns-repeated="4"/>
        </table:table-row>
        <table:table-row table:style-name="ro1">
          <table:table-cell table:number-columns-repeated="5"/>
          <table:table-cell table:style-name="ce196"/>
          <table:table-cell table:number-columns-repeated="4"/>
        </table:table-row>
        <table:table-row table:style-name="ro1">
          <table:table-cell office:value-type="date" office:date-value="2015-08-13" calcext:value-type="date">
            <text:p>13/08/15</text:p>
          </table:table-cell>
          <table:table-cell office:value-type="string" calcext:value-type="string">
            <text:p>Accompagnement</text:p>
          </table:table-cell>
          <table:table-cell office:value-type="string" calcext:value-type="string">
            <text:p>M.Godard</text:p>
          </table:table-cell>
          <table:table-cell table:style-name="ce125"/>
          <table:table-cell office:value-type="currency" office:currency="EUR" office:value="1299.75" calcext:value-type="currency">
            <text:p>1 299,75 €</text:p>
          </table:table-cell>
          <table:table-cell table:style-name="ce196"/>
          <table:table-cell table:style-name="ce276"/>
          <table:table-cell table:style-name="ce204" table:number-columns-repeated="3"/>
        </table:table-row>
        <table:table-row table:style-name="ro1">
          <table:table-cell table:style-name="Default" table:number-columns-repeated="4"/>
          <table:table-cell table:style-name="ce128"/>
          <table:table-cell table:number-columns-repeated="5"/>
        </table:table-row>
        <table:table-row table:style-name="ro1">
          <table:table-cell table:style-name="Default" table:number-columns-repeated="4"/>
          <table:table-cell table:style-name="ce128" table:formula="of:=SUM([.E3:.E13])" office:value-type="currency" office:currency="EUR" office:value="4075.55" calcext:value-type="currency">
            <text:p>4 075,55 €</text:p>
          </table:table-cell>
          <table:table-cell table:number-columns-repeated="5"/>
        </table:table-row>
      </table:table>
      <table:table table:name="Terrassement" table:style-name="ta1">
        <table:table-column table:style-name="co9" table:default-cell-style-name="ce115"/>
        <table:table-column table:style-name="co29" table:default-cell-style-name="ce117"/>
        <table:table-column table:style-name="co30" table:default-cell-style-name="ce117"/>
        <table:table-column table:style-name="co9" table:number-columns-repeated="2" table:default-cell-style-name="ce125"/>
        <table:table-row table:style-name="ro1">
          <table:table-cell table:style-name="ce1" office:value-type="string" calcext:value-type="string" table:number-columns-spanned="5" table:number-rows-spanned="1">
            <text:p>Terrassement</text:p>
          </table:table-cell>
          <table:covered-table-cell table:number-columns-repeated="4" table:style-name="Default"/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date" office:date-value="2015-06-08" calcext:value-type="date">
            <text:p>08/06/15</text:p>
          </table:table-cell>
          <table:table-cell office:value-type="string" calcext:value-type="string">
            <text:p>Outillage (télémètre)</text:p>
          </table:table-cell>
          <table:table-cell office:value-type="string" calcext:value-type="string">
            <text:p>Leroy Merlin</text:p>
          </table:table-cell>
          <table:table-cell/>
          <table:table-cell office:value-type="currency" office:currency="EUR" office:value="149.99" calcext:value-type="currency">
            <text:p>149,99 €</text:p>
          </table:table-cell>
        </table:table-row>
        <table:table-row table:style-name="ro1">
          <table:table-cell office:value-type="date" office:date-value="2015-06-20" calcext:value-type="date">
            <text:p>20/06/15</text:p>
          </table:table-cell>
          <table:table-cell office:value-type="string" calcext:value-type="string">
            <text:p>Gaines viabilisation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180.6" calcext:value-type="currency">
            <text:p>180,60 €</text:p>
          </table:table-cell>
        </table:table-row>
        <table:table-row table:style-name="ro1">
          <table:table-cell office:value-type="date" office:date-value="2015-06-20" calcext:value-type="date">
            <text:p>20/06/15</text:p>
          </table:table-cell>
          <table:table-cell office:value-type="string" calcext:value-type="string">
            <text:p>Cordeau, pince à décoffrer, traceur de chantier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47.1" calcext:value-type="currency">
            <text:p>47,10 €</text:p>
          </table:table-cell>
        </table:table-row>
        <table:table-row table:style-name="ro1">
          <table:table-cell office:value-type="date" office:date-value="2015-06-22" calcext:value-type="date">
            <text:p>22/06/15</text:p>
          </table:table-cell>
          <table:table-cell office:value-type="string" calcext:value-type="string">
            <text:p>Acompte terrassement</text:p>
          </table:table-cell>
          <table:table-cell office:value-type="string" calcext:value-type="string">
            <text:p>D.Fouquet</text:p>
          </table:table-cell>
          <table:table-cell/>
          <table:table-cell office:value-type="currency" office:currency="EUR" office:value="1100" calcext:value-type="currency">
            <text:p>1 100,00 €</text:p>
          </table:table-cell>
        </table:table-row>
        <table:table-row table:style-name="ro1">
          <table:table-cell office:value-type="date" office:date-value="2015-06-22" calcext:value-type="date">
            <text:p>22/06/15</text:p>
          </table:table-cell>
          <table:table-cell office:value-type="string" calcext:value-type="string">
            <text:p>Ciment, treillis dalle, rond béton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77.52" calcext:value-type="currency">
            <text:p>77,52 €</text:p>
          </table:table-cell>
        </table:table-row>
        <table:table-row table:style-name="ro1">
          <table:table-cell office:value-type="date" office:date-value="2015-06-22" calcext:value-type="date">
            <text:p>22/06/15</text:p>
          </table:table-cell>
          <table:table-cell office:value-type="string" calcext:value-type="string">
            <text:p>Seau, pelle, coupe-boulon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32.85" calcext:value-type="currency">
            <text:p>32,85 €</text:p>
          </table:table-cell>
        </table:table-row>
        <table:table-row table:style-name="ro1">
          <table:table-cell office:value-type="date" office:date-value="2015-06-25" calcext:value-type="date">
            <text:p>25/06/15</text:p>
          </table:table-cell>
          <table:table-cell office:value-type="string" calcext:value-type="string">
            <text:p>Remboursement ciment</text:p>
          </table:table-cell>
          <table:table-cell office:value-type="string" calcext:value-type="string">
            <text:p>Bricoman</text:p>
          </table:table-cell>
          <table:table-cell/>
          <table:table-cell table:formula="of:=-46.8" office:value-type="currency" office:currency="EUR" office:value="-46.8" calcext:value-type="currency">
            <text:p>-46,80 €</text:p>
          </table:table-cell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office:value-type="string" calcext:value-type="string">
            <text:p>Remboursement gaines bleues</text:p>
          </table:table-cell>
          <table:table-cell office:value-type="string" calcext:value-type="string">
            <text:p>Bricoman</text:p>
          </table:table-cell>
          <table:table-cell/>
          <table:table-cell table:style-name="ce131" table:formula="of:=-2*14.55" office:value-type="currency" office:currency="EUR" office:value="-29.1" calcext:value-type="currency">
            <text:p>-29,10 €</text:p>
          </table:table-cell>
        </table:table-row>
        <table:table-row table:style-name="ro1">
          <table:table-cell office:value-type="date" office:date-value="2015-07-04" calcext:value-type="date">
            <text:p>04/07/15</text:p>
          </table:table-cell>
          <table:table-cell office:value-type="string" calcext:value-type="string">
            <text:p>Gaines, coudes, manchons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161.85" calcext:value-type="currency">
            <text:p>161,85 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Terrassement</text:p>
          </table:table-cell>
          <table:table-cell office:value-type="string" calcext:value-type="string">
            <text:p>Fouquet</text:p>
          </table:table-cell>
          <table:table-cell table:number-columns-repeated="2"/>
        </table:table-row>
        <table:table-row table:style-name="ro1">
          <table:table-cell table:style-name="ce117"/>
          <table:table-cell table:number-columns-repeated="4"/>
        </table:table-row>
        <table:table-row table:style-name="ro1">
          <table:table-cell table:style-name="Default" table:number-columns-repeated="4"/>
          <table:table-cell table:style-name="ce128" table:formula="of:=SUM([.E3:.E14])" office:value-type="currency" office:currency="EUR" office:value="1674.01" calcext:value-type="currency">
            <text:p>1 674,01 €</text:p>
          </table:table-cell>
        </table:table-row>
      </table:table>
      <table:table table:name="Drainage" table:style-name="ta1">
        <table:table-column table:style-name="co9" table:default-cell-style-name="ce115"/>
        <table:table-column table:style-name="co29" table:default-cell-style-name="ce117"/>
        <table:table-column table:style-name="co30" table:default-cell-style-name="ce117"/>
        <table:table-column table:style-name="co9" table:number-columns-repeated="2" table:default-cell-style-name="ce125"/>
        <table:table-column table:style-name="co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Drainage</text:p>
          </table:table-cell>
          <table:covered-table-cell table:number-columns-repeated="4" table:style-name="Default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date" office:date-value="2015-06-25" calcext:value-type="date">
            <text:p>25/06/15</text:p>
          </table:table-cell>
          <table:table-cell office:value-type="string" calcext:value-type="string">
            <text:p>Drainage</text:p>
          </table:table-cell>
          <table:table-cell office:value-type="string" calcext:value-type="string">
            <text:p>PUM Plastiques</text:p>
          </table:table-cell>
          <table:table-cell/>
          <table:table-cell office:value-type="currency" office:currency="EUR" office:value="433.2" calcext:value-type="currency">
            <text:p>433,20 €</text:p>
          </table:table-cell>
          <table:table-cell/>
        </table:table-row>
        <table:table-row table:style-name="ro1">
          <table:table-cell office:value-type="date" office:date-value="2015-06-25" calcext:value-type="date">
            <text:p>25/06/15</text:p>
          </table:table-cell>
          <table:table-cell office:value-type="string" calcext:value-type="string">
            <text:p>Géotextile (drainage), brouette</text:p>
          </table:table-cell>
          <table:table-cell office:value-type="string" calcext:value-type="string">
            <text:p>Bricoman</text:p>
          </table:table-cell>
          <table:table-cell/>
          <table:table-cell table:formula="of:=168.75+99" office:value-type="currency" office:currency="EUR" office:value="267.75" calcext:value-type="currency">
            <text:p>267,75 €</text:p>
          </table:table-cell>
          <table:table-cell/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table:style-name="ce118" office:value-type="string" calcext:value-type="string">
            <text:p><text:span text:style-name="T1">Géotextile (fondations), </text:span>réhausses regards drainage</text:p>
          </table:table-cell>
          <table:table-cell office:value-type="string" calcext:value-type="string">
            <text:p>PUM Plastiques</text:p>
          </table:table-cell>
          <table:table-cell/>
          <table:table-cell table:formula="of:=(233.13+23.01)*1.2+6" office:value-type="currency" office:currency="EUR" office:value="313.368" calcext:value-type="currency">
            <text:p>313,37 €</text:p>
          </table:table-cell>
          <table:table-cell table:style-name="ce128"/>
        </table:table-row>
        <table:table-row table:style-name="ro1">
          <table:table-cell table:number-columns-repeated="6"/>
        </table:table-row>
        <table:table-row table:style-name="ro1">
          <table:table-cell table:style-name="ce117"/>
          <table:table-cell table:number-columns-repeated="5"/>
        </table:table-row>
        <table:table-row table:style-name="ro1">
          <table:table-cell table:style-name="Default" table:number-columns-repeated="4"/>
          <table:table-cell table:style-name="ce128" table:formula="of:=SUM([.E3:.E7])" office:value-type="currency" office:currency="EUR" office:value="1014.318" calcext:value-type="currency">
            <text:p>1 014,32 €</text:p>
          </table:table-cell>
          <table:table-cell/>
        </table:table-row>
      </table:table>
      <table:table table:name="Fondations" table:style-name="ta1">
        <table:table-column table:style-name="co9" table:default-cell-style-name="ce115"/>
        <table:table-column table:style-name="co29" table:default-cell-style-name="ce117"/>
        <table:table-column table:style-name="co30" table:default-cell-style-name="ce117"/>
        <table:table-column table:style-name="co9" table:number-columns-repeated="2" table:default-cell-style-name="ce125"/>
        <table:table-column table:style-name="co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Fondations</text:p>
          </table:table-cell>
          <table:covered-table-cell table:number-columns-repeated="4" table:style-name="Default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date" office:date-value="2015-06-24" calcext:value-type="date">
            <text:p>24/06/15</text:p>
          </table:table-cell>
          <table:table-cell office:value-type="string" calcext:value-type="string">
            <text:p>Pouzzolane (fondations)</text:p>
          </table:table-cell>
          <table:table-cell office:value-type="string" calcext:value-type="string">
            <text:p>Pouzzolanes des dômes</text:p>
          </table:table-cell>
          <table:table-cell/>
          <table:table-cell office:value-type="currency" office:currency="EUR" office:value="4323.6" calcext:value-type="currency">
            <text:p>4 323,60 €</text:p>
          </table:table-cell>
          <table:table-cell/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office:value-type="string" calcext:value-type="string">
            <text:p>Géotextile (fondations), <text:span text:style-name="T1">réhausses regards drainage</text:span></text:p>
          </table:table-cell>
          <table:table-cell office:value-type="string" calcext:value-type="string">
            <text:p>PUM Plastiques</text:p>
          </table:table-cell>
          <table:table-cell/>
          <table:table-cell table:formula="of:=297*1.2" office:value-type="currency" office:currency="EUR" office:value="356.4" calcext:value-type="currency">
            <text:p>356,40 €</text:p>
          </table:table-cell>
          <table:table-cell table:style-name="ce128"/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office:value-type="string" calcext:value-type="string">
            <text:p>Masse, râteaux, pioche, bêche, balayette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72" calcext:value-type="currency">
            <text:p>72,00 €</text:p>
          </table:table-cell>
          <table:table-cell office:value-type="string" calcext:value-type="string">
            <text:p><text:s text:c="5"/></text:p>
          </table:table-cell>
        </table:table-row>
        <table:table-row table:style-name="ro1">
          <table:table-cell office:value-type="date" office:date-value="2015-07-02" calcext:value-type="date">
            <text:p>02/07/15</text:p>
          </table:table-cell>
          <table:table-cell office:value-type="string" calcext:value-type="string">
            <text:p>Pouzzolane (fondations)</text:p>
          </table:table-cell>
          <table:table-cell office:value-type="string" calcext:value-type="string">
            <text:p>Pouzzolanes des dômes</text:p>
          </table:table-cell>
          <table:table-cell/>
          <table:table-cell office:value-type="currency" office:currency="EUR" office:value="1494.84" calcext:value-type="currency">
            <text:p>1 494,84 €</text:p>
          </table:table-cell>
          <table:table-cell/>
        </table:table-row>
        <table:table-row table:style-name="ro1">
          <table:table-cell office:value-type="date" office:date-value="2015-07-02" calcext:value-type="date">
            <text:p>02/07/15</text:p>
          </table:table-cell>
          <table:table-cell office:value-type="string" calcext:value-type="string">
            <text:p>Location plaque vibrante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30" calcext:value-type="currency">
            <text:p>30,00 €</text:p>
          </table:table-cell>
          <table:table-cell/>
        </table:table-row>
        <table:table-row table:style-name="ro1">
          <table:table-cell office:value-type="date" office:date-value="2015-07-03" calcext:value-type="date">
            <text:p>03/07/15</text:p>
          </table:table-cell>
          <table:table-cell office:value-type="string" calcext:value-type="string">
            <text:p>Rbst masse, pioche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-37.25" calcext:value-type="currency">
            <text:p>-37,25 €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Default" table:number-columns-repeated="4"/>
          <table:table-cell table:style-name="ce128" table:formula="of:=SUM([.E3:.E8])" office:value-type="currency" office:currency="EUR" office:value="6239.59" calcext:value-type="currency">
            <text:p>6 239,59 €</text:p>
          </table:table-cell>
          <table:table-cell/>
        </table:table-row>
      </table:table>
      <table:table table:name="Bois" table:style-name="ta1">
        <table:table-column table:style-name="co9" table:default-cell-style-name="ce115"/>
        <table:table-column table:style-name="co31" table:default-cell-style-name="ce117"/>
        <table:table-column table:style-name="co32" table:default-cell-style-name="ce117"/>
        <table:table-column table:style-name="co9" table:default-cell-style-name="ce117"/>
        <table:table-column table:style-name="co9" table:default-cell-style-name="ce125"/>
        <table:table-row table:style-name="ro1">
          <table:table-cell table:style-name="ce1" office:value-type="string" calcext:value-type="string" table:number-columns-spanned="5" table:number-rows-spanned="1">
            <text:p>Bois</text:p>
          </table:table-cell>
          <table:covered-table-cell table:number-columns-repeated="4" table:style-name="Default"/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date" office:date-value="2015-06-23" calcext:value-type="date">
            <text:p>23/06/15</text:p>
          </table:table-cell>
          <table:table-cell office:value-type="string" calcext:value-type="string">
            <text:p>Acompte bois</text:p>
          </table:table-cell>
          <table:table-cell office:value-type="string" calcext:value-type="string">
            <text:p>Scierie de la Couarde</text:p>
          </table:table-cell>
          <table:table-cell/>
          <table:table-cell office:value-type="currency" office:currency="EUR" office:value="1880" calcext:value-type="currency">
            <text:p>1 880,00 €</text:p>
          </table:table-cell>
        </table:table-row>
        <table:table-row table:style-name="ro1">
          <table:table-cell office:value-type="date" office:date-value="2015-07-03" calcext:value-type="date">
            <text:p>03/07/15</text:p>
          </table:table-cell>
          <table:table-cell office:value-type="string" calcext:value-type="string">
            <text:p>Quincaillerie</text:p>
          </table:table-cell>
          <table:table-cell office:value-type="string" calcext:value-type="string">
            <text:p>Foussier</text:p>
          </table:table-cell>
          <table:table-cell/>
          <table:table-cell office:value-type="currency" office:currency="EUR" office:value="348.32" calcext:value-type="currency">
            <text:p>348,32 €</text:p>
          </table:table-cell>
        </table:table-row>
        <table:table-row table:style-name="ro1">
          <table:table-cell office:value-type="date" office:date-value="2015-07-06" calcext:value-type="date">
            <text:p>06/07/15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Scierie de la Couarde</text:p>
          </table:table-cell>
          <table:table-cell/>
          <table:table-cell office:value-type="currency" office:currency="EUR" office:value="4427.44" calcext:value-type="currency">
            <text:p>4 427,44 €</text:p>
          </table:table-cell>
        </table:table-row>
        <table:table-row table:style-name="ro1">
          <table:table-cell office:value-type="date" office:date-value="2015-07-08" calcext:value-type="date">
            <text:p>08/07/15</text:p>
          </table:table-cell>
          <table:table-cell office:value-type="string" calcext:value-type="string">
            <text:p>Panneaux OSB 4</text:p>
          </table:table-cell>
          <table:table-cell office:value-type="string" calcext:value-type="string">
            <text:p>Panofrance</text:p>
          </table:table-cell>
          <table:table-cell/>
          <table:table-cell table:formula="of:=['Frais engagés'.D52]" office:value-type="currency" office:currency="EUR" office:value="434.59" calcext:value-type="currency">
            <text:p>434,59 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Default" table:number-columns-repeated="4"/>
          <table:table-cell table:style-name="ce128" table:formula="of:=SUM([.E3:.E7])" office:value-type="currency" office:currency="EUR" office:value="7090.35" calcext:value-type="currency">
            <text:p>7 090,35 €</text:p>
          </table:table-cell>
        </table:table-row>
      </table:table>
      <table:table table:name="Divers" table:style-name="ta1">
        <table:table-column table:style-name="co9" table:default-cell-style-name="ce115"/>
        <table:table-column table:style-name="co33" table:default-cell-style-name="ce117"/>
        <table:table-column table:style-name="co30" table:default-cell-style-name="ce117"/>
        <table:table-column table:style-name="co9" table:number-columns-repeated="2" table:default-cell-style-name="ce125"/>
        <table:table-row table:style-name="ro1">
          <table:table-cell table:style-name="ce1" office:value-type="string" calcext:value-type="string" table:number-columns-spanned="5" table:number-rows-spanned="1">
            <text:p>Divers</text:p>
          </table:table-cell>
          <table:covered-table-cell table:number-columns-repeated="4" table:style-name="Default"/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date" office:date-value="2015-01-03" calcext:value-type="date">
            <text:p>03/01/15</text:p>
          </table:table-cell>
          <table:table-cell office:value-type="string" calcext:value-type="string">
            <text:p>Repas (4 personnes) </text:p>
          </table:table-cell>
          <table:table-cell table:number-columns-repeated="2"/>
          <table:table-cell office:value-type="currency" office:currency="EUR" office:value="70.9" calcext:value-type="currency">
            <text:p>70,90 €</text:p>
          </table:table-cell>
        </table:table-row>
        <table:table-row table:style-name="ro1">
          <table:table-cell office:value-type="date" office:date-value="2015-01-04" calcext:value-type="date">
            <text:p>04/01/15</text:p>
          </table:table-cell>
          <table:table-cell office:value-type="string" calcext:value-type="string">
            <text:p>Repas (4 personnes)</text:p>
          </table:table-cell>
          <table:table-cell table:number-columns-repeated="2"/>
          <table:table-cell office:value-type="currency" office:currency="EUR" office:value="102" calcext:value-type="currency">
            <text:p>102,00 €</text:p>
          </table:table-cell>
        </table:table-row>
        <table:table-row table:style-name="ro1">
          <table:table-cell office:value-type="date" office:date-value="2015-01-20" calcext:value-type="date">
            <text:p>20/01/15</text:p>
          </table:table-cell>
          <table:table-cell office:value-type="string" calcext:value-type="string">
            <text:p>Etude thermique (Bbio)</text:p>
          </table:table-cell>
          <table:table-cell office:value-type="string" calcext:value-type="string">
            <text:p>Delta T°C Conseils</text:p>
          </table:table-cell>
          <table:table-cell/>
          <table:table-cell office:value-type="currency" office:currency="EUR" office:value="300" calcext:value-type="currency">
            <text:p>300,00 €</text:p>
          </table:table-cell>
        </table:table-row>
        <table:table-row table:style-name="ro1">
          <table:table-cell office:value-type="date" office:date-value="2015-05-15" calcext:value-type="date">
            <text:p>15/05/15</text:p>
          </table:table-cell>
          <table:table-cell office:value-type="string" calcext:value-type="string">
            <text:p>Clôture étang</text:p>
          </table:table-cell>
          <table:table-cell office:value-type="string" calcext:value-type="string">
            <text:p>Bricoman</text:p>
          </table:table-cell>
          <table:table-cell/>
          <table:table-cell table:formula="of:=110+137.5+25.9" office:value-type="currency" office:currency="EUR" office:value="273.4" calcext:value-type="currency">
            <text:p>273,40 €</text:p>
          </table:table-cell>
        </table:table-row>
        <table:table-row table:style-name="ro1">
          <table:table-cell office:value-type="date" office:date-value="2015-06-06" calcext:value-type="date">
            <text:p>06/06/15</text:p>
          </table:table-cell>
          <table:table-cell office:value-type="string" calcext:value-type="string">
            <text:p>Plancher abri provisoire (OSB)</text:p>
          </table:table-cell>
          <table:table-cell office:value-type="string" calcext:value-type="string">
            <text:p>Le bon coin</text:p>
          </table:table-cell>
          <table:table-cell/>
          <table:table-cell office:value-type="currency" office:currency="EUR" office:value="130" calcext:value-type="currency">
            <text:p>130,00 €</text:p>
          </table:table-cell>
        </table:table-row>
        <table:table-row table:style-name="ro1">
          <table:table-cell office:value-type="date" office:date-value="2015-06-13" calcext:value-type="date">
            <text:p>13/06/15</text:p>
          </table:table-cell>
          <table:table-cell office:value-type="string" calcext:value-type="string">
            <text:p>Repas (3 personnes)</text:p>
          </table:table-cell>
          <table:table-cell table:number-columns-repeated="2"/>
          <table:table-cell office:value-type="currency" office:currency="EUR" office:value="65.8" calcext:value-type="currency">
            <text:p>65,80 €</text:p>
          </table:table-cell>
        </table:table-row>
        <table:table-row table:style-name="ro1">
          <table:table-cell office:value-type="date" office:date-value="2015-07-01" calcext:value-type="date">
            <text:p>01/07/15</text:p>
          </table:table-cell>
          <table:table-cell office:value-type="string" calcext:value-type="string">
            <text:p>Règle de maçon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18.45" calcext:value-type="currency">
            <text:p>18,45 €</text:p>
          </table:table-cell>
        </table:table-row>
        <table:table-row table:style-name="ro1">
          <table:table-cell office:value-type="date" office:date-value="2015-07-02" calcext:value-type="date">
            <text:p>02/07/15</text:p>
          </table:table-cell>
          <table:table-cell office:value-type="string" calcext:value-type="string">
            <text:p>masse, pioche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54.4" calcext:value-type="currency">
            <text:p>54,40 €</text:p>
          </table:table-cell>
        </table:table-row>
        <table:table-row table:style-name="ro1">
          <table:table-cell office:value-type="date" office:date-value="2015-07-04" calcext:value-type="date">
            <text:p>04/07/15</text:p>
          </table:table-cell>
          <table:table-cell office:value-type="string" calcext:value-type="string">
            <text:p>Accompagnement </text:p>
          </table:table-cell>
          <table:table-cell office:value-type="string" calcext:value-type="string">
            <text:p>M.Godard (D.Vignaux)</text:p>
          </table:table-cell>
          <table:table-cell/>
          <table:table-cell office:value-type="currency" office:currency="EUR" office:value="1499.72" calcext:value-type="currency">
            <text:p>1 499,72 €</text:p>
          </table:table-cell>
        </table:table-row>
        <table:table-row table:style-name="ro1">
          <table:table-cell office:value-type="date" office:date-value="2015-07-06" calcext:value-type="date">
            <text:p>06/07/15</text:p>
          </table:table-cell>
          <table:table-cell office:value-type="string" calcext:value-type="string">
            <text:p>Outillage bois (d'occasion) – Rbst JY</text:p>
          </table:table-cell>
          <table:table-cell office:value-type="string" calcext:value-type="string">
            <text:p>Roux Jean-Yves</text:p>
          </table:table-cell>
          <table:table-cell/>
          <table:table-cell office:value-type="currency" office:currency="EUR" office:value="620" calcext:value-type="currency">
            <text:p>620,00 €</text:p>
          </table:table-cell>
        </table:table-row>
        <table:table-row table:style-name="ro1">
          <table:table-cell office:value-type="date" office:date-value="2015-07-07" calcext:value-type="date">
            <text:p>07/07/15</text:p>
          </table:table-cell>
          <table:table-cell office:value-type="string" calcext:value-type="string">
            <text:p>Tréteaux, équerres, forets, gants…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66.96" calcext:value-type="currency">
            <text:p>66,96 €</text:p>
          </table:table-cell>
        </table:table-row>
        <table:table-row table:style-name="ro1">
          <table:table-cell office:value-type="date" office:date-value="2015-07-08" calcext:value-type="date">
            <text:p>08/07/15</text:p>
          </table:table-cell>
          <table:table-cell office:value-type="string" calcext:value-type="string">
            <text:p>Seaux, gants…</text:p>
          </table:table-cell>
          <table:table-cell office:value-type="string" calcext:value-type="string">
            <text:p>Maison Point Vert</text:p>
          </table:table-cell>
          <table:table-cell/>
          <table:table-cell office:value-type="currency" office:currency="EUR" office:value="73.51" calcext:value-type="currency">
            <text:p>73,51 €</text:p>
          </table:table-cell>
        </table:table-row>
        <table:table-row table:style-name="ro1">
          <table:table-cell office:value-type="date" office:date-value="2015-07-09" calcext:value-type="date">
            <text:p>09/07/15</text:p>
          </table:table-cell>
          <table:table-cell office:value-type="string" calcext:value-type="string">
            <text:p>Décamètre, mèche, lame, traceur de chantier, adhésif</text:p>
          </table:table-cell>
          <table:table-cell office:value-type="string" calcext:value-type="string">
            <text:p>Bricoman</text:p>
          </table:table-cell>
          <table:table-cell table:style-name="ce117"/>
          <table:table-cell table:formula="of:=['Frais engagés'.D54]" office:value-type="currency" office:currency="EUR" office:value="59.3" calcext:value-type="currency">
            <text:p>59,30 €</text:p>
          </table:table-cell>
        </table:table-row>
        <table:table-row table:style-name="ro1">
          <table:table-cell table:style-name="ce117"/>
          <table:table-cell table:number-columns-repeated="2"/>
          <table:table-cell table:style-name="ce117" table:number-columns-repeated="2"/>
        </table:table-row>
        <table:table-row table:style-name="ro1">
          <table:table-cell table:style-name="Default" table:number-columns-repeated="4"/>
          <table:table-cell table:style-name="ce128" table:formula="of:=SUM([.E3:.E16])" office:value-type="currency" office:currency="EUR" office:value="3334.44" calcext:value-type="currency">
            <text:p>3 334,44 €</text:p>
          </table:table-cell>
        </table:table-row>
      </table:table>
      <table:table table:name="Electricité" table:style-name="ta1">
        <table:table-column table:style-name="co9" table:number-columns-repeated="3" table:default-cell-style-name="ce117"/>
        <table:table-row table:style-name="ro1">
          <table:table-cell office:value-type="string" calcext:value-type="string">
            <text:p>Electricité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15" office:value-type="date" office:date-value="2017-05-06" calcext:value-type="date">
            <text:p>06/05/17</text:p>
          </table:table-cell>
          <table:table-cell office:value-type="string" calcext:value-type="string">
            <text:p>N°100707</text:p>
          </table:table-cell>
          <table:table-cell/>
        </table:table-row>
        <table:table-row table:style-name="ro1" table:number-rows-repeated="2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'Frais engagés'.A4:'Frais engagés'.I323" table:contains-header="false" table:orientation="column"/>
        <table:database-range table:name="__Anonymous_Sheet_DB__5" table:target-range-address="Accompagnement.A3:Accompagnement.E13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Terrassement.A3:Terrassement.E11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Fondations.A3:Fondations.E8" table:contains-header="false">
          <table:sort>
            <table:sort-by table:field-number="0" table:data-type="automatic"/>
          </table:sort>
        </table:database-range>
        <table:database-range table:name="__Anonymous_Sheet_DB__9" table:target-range-address="Bois.A3:Bois.E6" table:contains-header="false">
          <table:sort>
            <table:sort-by table:field-number="0" table:data-type="automatic"/>
          </table:sort>
        </table:database-range>
        <table:database-range table:name="__Anonymous_Sheet_DB__10" table:target-range-address="Divers.A3:Divers.E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108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cale-to="6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8">00/00/0000</text:date>, <text:time style:data-style-name="N2" text:time-value="18:22:49.9081953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5-01-23T17:26:31.858103627</meta:creation-date>
    <meta:generator>LibreOffice/6.3.2.1$Linux_X86_64 LibreOffice_project/30$Build-1</meta:generator>
    <dc:date>2019-12-28T18:37:08.157046596</dc:date>
    <meta:editing-duration>P4DT5H41M45S</meta:editing-duration>
    <meta:editing-cycles>1268</meta:editing-cycles>
    <meta:document-statistic meta:table-count="12" meta:cell-count="3819" meta:object-count="0"/>
  </office:meta>
</office:document-meta>
</file>